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ntarell" svg:font-family="Cantarell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 loext:decorative="false"/>
    </style:style>
    <style:style style:name="gr2" style:family="graphic" style:parent-style-name="standard">
      <style:graphic-properties svg:stroke-width="0.18cm" svg:stroke-color="#ffcc99" draw:marker-start-width="0.57cm" draw:marker-end-width="0.57cm" svg:stroke-opacity="75%" draw:textarea-horizontal-align="center" draw:textarea-vertical-align="middle" fo:padding-top="0.215cm" fo:padding-bottom="0.215cm" fo:padding-left="0.34cm" fo:padding-right="0.34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9cm" fo:min-width="0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488cm" fo:min-width="10.814cm" loext:decorative="false"/>
      <style:paragraph-properties style:writing-mode="lr-tb"/>
    </style:style>
    <style:style style:name="gr5" style:family="graphic" style:parent-style-name="objectwithoutfill">
      <style:graphic-properties svg:stroke-width="0.5cm" svg:stroke-color="#ff6600" draw:marker-start-width="1.815cm" draw:marker-end-width="1.815cm" draw:fill="none" draw:textarea-horizontal-align="center" draw:textarea-vertical-align="middle" fo:padding-top="0.375cm" fo:padding-bottom="0.375cm" fo:padding-left="0.5cm" fo:padding-right="0.5cm" loext:decorative="false"/>
    </style:style>
    <style:style style:name="gr6" style:family="graphic" style:parent-style-name="Default_5f_1">
      <style:graphic-properties draw:stroke="none" draw:fill="none" draw:textarea-horizontal-align="left" draw:textarea-vertical-align="middle" fo:min-height="0.357cm" fo:padding-top="0cm" fo:padding-bottom="0cm" fo:padding-left="0cm" fo:padding-right="0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width="0.03cm" svg:stroke-color="#666666" draw:marker-start-width="0.395cm" draw:marker-end-width="0.395cm" draw:fill="none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9" style:family="graphic" style:parent-style-name="standard">
      <style:graphic-properties draw:stroke="none" svg:stroke-width="0.03cm" svg:stroke-color="#666666" draw:marker-start-width="0.395cm" draw:marker-end-width="0.395cm" draw:fill="solid" draw:fill-color="#666666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0" style:family="graphic" style:parent-style-name="objectwithoutfill">
      <style:graphic-properties svg:stroke-width="0.03cm" svg:stroke-color="#666666" draw:marker-start-width="0.395cm" draw:marker-end-width="0.395cm" draw:fill="solid" draw:fill-color="#666666" draw:textarea-horizontal-align="center" draw:textarea-vertical-align="middle" fo:padding-top="0cm" fo:padding-bottom="0.2cm" fo:padding-left="0cm" fo:padding-right="0cm" loext:decorative="false"/>
      <style:paragraph-properties style:writing-mode="lr-tb"/>
    </style:style>
    <style:style style:name="gr11" style:family="graphic" style:parent-style-name="objectwithoutfill">
      <style:graphic-properties svg:stroke-width="0.07cm" svg:stroke-color="#ff6600" draw:marker-start-width="0.53cm" draw:marker-end-width="0.53cm" draw:fill="none" draw:textarea-horizontal-align="center" draw:textarea-vertical-align="middle" fo:padding-top="0.16cm" fo:padding-bottom="0.16cm" fo:padding-left="0.285cm" fo:padding-right="0.285cm" loext:decorative="false"/>
    </style:style>
    <style:style style:name="gr12" style:family="graphic" style:parent-style-name="objectwithoutfill">
      <style:graphic-properties svg:stroke-width="0.03cm" svg:stroke-color="#cc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 loext:decorative="false"/>
    </style:style>
    <style:style style:name="gr13" style:family="graphic" style:parent-style-name="objectwithoutfill">
      <style:graphic-properties svg:stroke-width="0.03cm" svg:stroke-color="#666666" draw:marker-start="" draw:marker-start-width="0.08cm" draw:marker-end="Circle" draw:marker-end-width="0.08cm" draw:fill="solid" draw:fill-color="#666666" draw:textarea-horizontal-align="center" draw:textarea-vertical-align="middle" fo:padding-top="0cm" fo:padding-bottom="0.2cm" fo:padding-left="0cm" fo:padding-right="0cm" loext:decorative="false"/>
      <style:paragraph-properties style:writing-mode="lr-tb"/>
    </style:style>
    <style:style style:name="gr14" style:family="graphic" style:parent-style-name="objectwithoutfill">
      <style:graphic-properties svg:stroke-width="0.03cm" svg:stroke-color="#00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 loext:decorative="false"/>
    </style:style>
    <style:style style:name="gr15" style:family="graphic" style:parent-style-name="Default_5f_1">
      <style:graphic-properties draw:stroke="none" draw:fill="none" draw:textarea-horizontal-align="left" draw:textarea-vertical-align="middle" fo:min-height="0.17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Default_5f_1">
      <style:graphic-properties draw:stroke="none" draw:fill="none" draw:textarea-horizontal-align="left" draw:textarea-vertical-align="middle" fo:min-height="0.245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Default_5f_1">
      <style:graphic-properties draw:fill-color="#999999" draw:opacity="50%" draw:textarea-horizontal-align="justify" draw:textarea-vertical-align="middle" draw:auto-grow-height="false" fo:min-height="0.743cm" fo:min-width="0cm" draw:shadow-opacity="50%" loext:decorative="false"/>
    </style:style>
    <style:style style:name="gr18" style:family="graphic" style:parent-style-name="Default_5f_1">
      <style:graphic-properties draw:fill-color="#808080" draw:textarea-horizontal-align="justify" draw:textarea-vertical-align="middle" draw:auto-grow-height="false" fo:min-height="0cm" fo:min-width="0cm" loext:decorative="false"/>
    </style:style>
    <style:style style:name="gr19" style:family="graphic" style:parent-style-name="Default_5f_1">
      <style:graphic-properties draw:fill-color="#999999" draw:opacity="50%" draw:textarea-horizontal-align="justify" draw:textarea-vertical-align="middle" draw:auto-grow-height="false" fo:min-height="0.496cm" fo:min-width="0cm" draw:shadow-opacity="50%" loext:decorative="false"/>
    </style:style>
    <style:style style:name="gr20" style:family="graphic" style:parent-style-name="Default_5f_1">
      <style:graphic-properties draw:stroke="none" draw:fill="none" draw:textarea-horizontal-align="center" draw:textarea-vertical-align="middle" draw:auto-grow-width="true" fo:min-height="0.212cm" fo:min-width="0.171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1.987cm" draw:shadow-opacity="50%" loext:decorative="false"/>
    </style:style>
    <style:style style:name="gr22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0.966cm" draw:shadow-opacity="50%" loext:decorative="false"/>
    </style:style>
    <style:style style:name="gr23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9.686cm" draw:shadow-opacity="50%" loext:decorative="false"/>
    </style:style>
    <style:style style:name="gr24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9.674cm" draw:shadow-opacity="50%" loext:decorative="false"/>
    </style:style>
    <style:style style:name="gr25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9.681cm" draw:shadow-opacity="50%" loext:decorative="false"/>
    </style:style>
    <style:style style:name="gr26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0.955cm" draw:shadow-opacity="50%" loext:decorative="false"/>
    </style:style>
    <style:style style:name="gr27" style:family="graphic" style:parent-style-name="standard">
      <style:graphic-properties draw:fill-color="#00ff66" draw:opacity="67%" draw:textarea-horizontal-align="justify" draw:textarea-vertical-align="middle" draw:auto-grow-height="false" fo:min-height="0.58cm" fo:min-width="0.52cm" draw:shadow-opacity="67%" loext:decorative="false"/>
    </style:style>
    <style:style style:name="gr28" style:family="graphic" style:parent-style-name="standard">
      <style:graphic-properties draw:fill-color="#00cc33" draw:opacity="75%" draw:textarea-horizontal-align="justify" draw:textarea-vertical-align="middle" draw:auto-grow-height="false" fo:min-height="0cm" fo:min-width="0cm" draw:shadow-opacity="75%" loext:decorative="false"/>
    </style:style>
    <style:style style:name="gr29" style:family="graphic" style:parent-style-name="objectwithoutfill">
      <style:graphic-properties svg:stroke-width="0.05cm" svg:stroke-color="#009933" draw:marker-start-width="0.455cm" draw:marker-end-width="0.455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0" style:family="graphic" style:parent-style-name="objectwithoutfill">
      <style:graphic-properties draw:stroke="dash" draw:stroke-dash="_32__20_Dots_20_1_20_Dash" draw:fill="none" draw:textarea-horizontal-align="center" draw:textarea-vertical-align="middle" loext:decorative="false"/>
    </style:style>
    <style:style style:name="gr31" style:family="graphic" style:parent-style-name="standard">
      <style:graphic-properties draw:stroke="dash" draw:stroke-dash="Fine_20_Dashed" svg:stroke-width="0.05cm" svg:stroke-color="#808080" draw:marker-start-width="0.455cm" draw:marker-end-width="0.455cm" draw:fill="none" draw:textarea-horizontal-align="justify" draw:textarea-vertical-align="middle" draw:auto-grow-height="false" fo:min-height="0.98cm" fo:min-width="4.45cm" fo:padding-top="0.15cm" fo:padding-bottom="0.15cm" fo:padding-left="0.275cm" fo:padding-right="0.275cm" loext:decorative="false"/>
    </style:style>
    <style:style style:name="gr32" style:family="graphic" style:parent-style-name="standard">
      <style:graphic-properties draw:stroke="dash" draw:stroke-dash="Fine_20_Dashed" draw:fill-color="#999999" draw:opacity="50%" draw:textarea-horizontal-align="justify" draw:textarea-vertical-align="middle" draw:auto-grow-height="false" fo:min-height="0.049cm" fo:min-width="0cm" draw:shadow-opacity="50%" loext:decorative="false"/>
    </style:style>
    <style:style style:name="gr33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3.97cm" fo:min-width="9.576cm" loext:decorative="false"/>
    </style:style>
    <style:style style:name="gr34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3.55cm" fo:min-width="9.041cm" loext:decorative="false"/>
    </style:style>
    <style:style style:name="gr35" style:family="graphic" style:parent-style-name="Default_5f_1">
      <style:graphic-properties draw:stroke="none" draw:fill="none" draw:textarea-horizontal-align="center" draw:textarea-vertical-align="middle" fo:min-height="0.17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Default_5f_1">
      <style:graphic-properties draw:stroke="none" draw:fill="none" draw:textarea-horizontal-align="center" draw:textarea-vertical-align="middle" fo:min-height="0.15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fill-color="#00cc33" draw:opacity="75%" draw:textarea-horizontal-align="justify" draw:textarea-vertical-align="middle" draw:auto-grow-height="false" fo:min-height="0.098cm" fo:min-width="0cm" draw:shadow-opacity="75%" loext:decorative="false"/>
    </style:style>
    <style:style style:name="gr38" style:family="graphic" style:parent-style-name="objectwithoutfill">
      <style:graphic-properties svg:stroke-width="0.03cm" svg:stroke-color="#009999" draw:marker-start="Circle" draw:marker-start-width="0.08cm" draw:marker-end="Arrow" draw:marker-end-width="0.1cm" draw:fill="solid" draw:fill-color="#00cc00" draw:textarea-horizontal-align="center" draw:textarea-vertical-align="middle" fo:padding-top="0.14cm" fo:padding-bottom="0.14cm" fo:padding-left="0.265cm" fo:padding-right="0.265cm" loext:decorative="false"/>
    </style:style>
    <style:style style:name="gr39" style:family="graphic" style:parent-style-name="objectwithoutfill">
      <style:graphic-properties svg:stroke-width="0.03cm" svg:stroke-color="#009999" draw:marker-start="Arrow" draw:marker-start-width="0.1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 loext:decorative="false"/>
    </style:style>
    <style:style style:name="gr40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9.691cm" draw:shadow-opacity="50%" loext:decorative="false"/>
    </style:style>
    <style:style style:name="gr41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1.997cm" draw:shadow-opacity="50%" loext:decorative="false"/>
    </style:style>
    <style:style style:name="gr42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2.439cm" draw:shadow-opacity="50%" loext:decorative="false"/>
    </style:style>
    <style:style style:name="gr43" style:family="graphic" style:parent-style-name="standard">
      <style:graphic-properties draw:opacity="50%" draw:textarea-horizontal-align="justify" draw:textarea-vertical-align="middle" draw:auto-grow-height="false" fo:min-height="4.07cm" fo:min-width="1.35cm" draw:shadow-opacity="50%" loext:decorative="false"/>
    </style:style>
    <style:style style:name="gr44" style:family="graphic" style:parent-style-name="standard">
      <style:graphic-properties draw:fill-color="#6699cc" draw:textarea-horizontal-align="justify" draw:textarea-vertical-align="middle" draw:auto-grow-height="false" fo:min-height="0cm" fo:min-width="0cm" loext:decorative="false"/>
    </style:style>
    <style:style style:name="gr45" style:family="graphic" style:parent-style-name="standard">
      <style:graphic-properties draw:textarea-horizontal-align="justify" draw:textarea-vertical-align="middle" draw:auto-grow-height="false" fo:min-height="0.296cm" fo:min-width="0.007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315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1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6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85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97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07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23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9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4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88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84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97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fill-color="#666666" draw:textarea-horizontal-align="justify" draw:textarea-vertical-align="middle" draw:auto-grow-height="false" fo:min-height="0cm" fo:min-width="0cm" loext:decorative="false"/>
    </style:style>
    <style:style style:name="gr59" style:family="graphic" style:parent-style-name="standard">
      <style:graphic-properties draw:fill-color="#999999" draw:textarea-horizontal-align="justify" draw:textarea-vertical-align="middle" draw:auto-grow-height="false" fo:min-height="0cm" fo:min-width="0cm" loext:decorative="false"/>
    </style:style>
    <style:style style:name="gr6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79cm" fo:min-width="0.857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Default_5f_1">
      <style:graphic-properties draw:stroke="none" draw:fill="none" draw:textarea-horizontal-align="left" draw:textarea-vertical-align="middle" draw:auto-grow-width="true" fo:min-height="0.158cm" fo:min-width="0.552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objectwithoutfill">
      <style:graphic-properties svg:stroke-width="0.03cm" svg:stroke-color="#00cc00" draw:marker-start="Circle" draw:marker-start-width="0.08cm" draw:marker-end="Double_20_Arrow" draw:marker-end-width="0.08cm" draw:fill="solid" draw:fill-color="#00cc00" draw:textarea-horizontal-align="center" draw:textarea-vertical-align="middle" fo:padding-top="0.14cm" fo:padding-bottom="0.14cm" fo:padding-left="0.265cm" fo:padding-right="0.265cm" loext:decorative="false"/>
    </style:style>
    <style:style style:name="gr63" style:family="graphic" style:parent-style-name="Default_5f_1">
      <style:graphic-properties draw:stroke="none" draw:fill="none" draw:textarea-horizontal-align="center" draw:textarea-vertical-align="middle" draw:auto-grow-width="true" fo:min-height="0.212cm" fo:min-width="0.167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objectwithoutfill">
      <style:graphic-properties svg:stroke-width="0.03cm" svg:stroke-color="#00cc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 loext:decorative="false"/>
    </style:style>
    <style:style style:name="gr65" style:family="graphic" style:parent-style-name="Default_5f_1">
      <style:graphic-properties draw:fill-color="#999999" draw:opacity="50%" draw:textarea-horizontal-align="justify" draw:textarea-vertical-align="middle" draw:auto-grow-height="false" fo:min-height="1.258cm" fo:min-width="0cm" draw:shadow-opacity="50%" loext:decorative="false"/>
    </style:style>
    <style:style style:name="gr66" style:family="graphic" style:parent-style-name="standard">
      <style:graphic-properties svg:stroke-width="0.05cm" svg:stroke-color="#333333" draw:marker-start-width="0.455cm" draw:marker-end-width="0.455cm" draw:fill="none" draw:textarea-horizontal-align="justify" draw:textarea-vertical-align="middle" draw:auto-grow-height="false" fo:min-height="8.34cm" fo:min-width="9.65cm" fo:padding-top="0.15cm" fo:padding-bottom="0.15cm" fo:padding-left="0.275cm" fo:padding-right="0.275cm" loext:decorative="false"/>
    </style:style>
    <style:style style:name="gr67" style:family="graphic" style:parent-style-name="objectwithoutfill">
      <style:graphic-properties svg:stroke-width="0.2cm" svg:stroke-color="#333333" draw:marker-start-width="0.915cm" draw:marker-end-width="0.915cm" draw:fill="none" draw:textarea-horizontal-align="center" draw:textarea-vertical-align="middle" fo:padding-top="0.225cm" fo:padding-bottom="0.225cm" fo:padding-left="0.35cm" fo:padding-right="0.35cm" loext:decorative="false"/>
    </style:style>
    <style:style style:name="gr68" style:family="graphic" style:parent-style-name="objectwithoutfill">
      <style:graphic-properties svg:stroke-width="0.1cm" svg:stroke-color="#333333" draw:marker-start-width="0.62cm" draw:marker-end-width="0.62cm" draw:fill="none" draw:textarea-horizontal-align="center" draw:textarea-vertical-align="middle" fo:padding-top="0.175cm" fo:padding-bottom="0.175cm" fo:padding-left="0.3cm" fo:padding-right="0.3cm" loext:decorative="false"/>
    </style:style>
    <style:style style:name="gr69" style:family="graphic" style:parent-style-name="Default_5f_1">
      <style:graphic-properties draw:fill-color="#999999" draw:opacity="50%" draw:textarea-horizontal-align="justify" draw:textarea-vertical-align="middle" draw:auto-grow-height="false" fo:min-height="0.237cm" fo:min-width="0cm" draw:shadow-opacity="50%" loext:decorative="false"/>
    </style:style>
    <style:style style:name="gr70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1.106cm" draw:shadow-opacity="50%" loext:decorative="false"/>
    </style:style>
    <style:style style:name="gr71" style:family="graphic" style:parent-style-name="Default_5f_1">
      <style:graphic-properties draw:opacity="50%" draw:textarea-horizontal-align="justify" draw:textarea-vertical-align="bottom" draw:auto-grow-height="false" fo:min-height="2.75cm" fo:min-width="1cm" draw:shadow-opacity="50%" style:writing-mode="lr-tb" loext:decorative="false"/>
      <style:paragraph-properties style:writing-mode="lr-tb"/>
    </style:style>
    <style:style style:name="gr72" style:family="graphic" style:parent-style-name="Default_5f_1">
      <style:graphic-properties draw:fill-color="#6699cc" draw:textarea-horizontal-align="justify" draw:textarea-vertical-align="middle" draw:auto-grow-height="false" fo:min-height="0cm" fo:min-width="0cm" loext:decorative="false"/>
    </style:style>
    <style:style style:name="gr73" style:family="graphic" style:parent-style-name="Default_5f_1">
      <style:graphic-properties draw:stroke="none" draw:fill="none" fo:min-height="0.159cm" loext:decorative="false"/>
      <style:paragraph-properties style:writing-mode="lr-tb"/>
    </style:style>
    <style:style style:name="gr74" style:family="graphic" style:parent-style-name="Default_5f_1">
      <style:graphic-properties draw:stroke="none" draw:fill="none" fo:min-height="0.158cm" loext:decorative="false"/>
      <style:paragraph-properties style:writing-mode="lr-tb"/>
    </style:style>
    <style:style style:name="gr75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2.948cm" draw:shadow-opacity="50%" loext:decorative="false"/>
    </style:style>
    <style:style style:name="gr76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0.415cm" draw:shadow-opacity="50%" loext:decorative="false"/>
    </style:style>
    <style:style style:name="gr77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2.358cm" draw:shadow-opacity="50%" loext:decorative="false"/>
    </style:style>
    <style:style style:name="gr78" style:family="graphic" style:parent-style-name="objectwithoutfill">
      <style:graphic-properties svg:stroke-width="0.15cm" svg:stroke-color="#ff6600" draw:marker-start-width="0.78cm" draw:marker-end-width="0.78cm" draw:fill="none" draw:textarea-horizontal-align="center" draw:textarea-vertical-align="middle" fo:padding-top="0.2cm" fo:padding-bottom="0.2cm" fo:padding-left="0.325cm" fo:padding-right="0.325cm" loext:decorative="false"/>
    </style:style>
    <style:style style:name="gr79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8.949cm" draw:shadow-opacity="50%" loext:decorative="false"/>
    </style:style>
    <style:style style:name="gr80" style:family="graphic" style:parent-style-name="Default_5f_1">
      <style:graphic-properties draw:stroke="none" draw:fill="none" draw:textarea-horizontal-align="center" draw:textarea-vertical-align="middle" draw:auto-grow-width="true" fo:min-height="0.212cm" fo:min-width="0.18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Default_5f_1">
      <style:graphic-properties draw:stroke="none" draw:fill="none" draw:textarea-horizontal-align="center" draw:textarea-vertical-align="middle" draw:auto-grow-width="true" fo:min-height="0.194cm" fo:min-width="0.18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Default_5f_1">
      <style:graphic-properties draw:stroke="none" draw:fill="none" draw:textarea-horizontal-align="left" draw:textarea-vertical-align="middle" draw:auto-grow-width="true" fo:min-height="0.158cm" fo:min-width="0.548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Default_5f_1">
      <style:graphic-properties draw:stroke="none" draw:fill="none" draw:textarea-horizontal-align="left" draw:textarea-vertical-align="middle" draw:auto-grow-width="true" fo:min-height="0.158cm" fo:min-width="0.184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antarell" fo:font-size="4pt" style:font-size-asian="18pt" style:font-size-complex="18pt"/>
    </style:style>
    <style:style style:name="P4" style:family="paragraph">
      <style:paragraph-properties fo:margin-top="0cm" fo:margin-bottom="0.2cm"/>
    </style:style>
    <style:style style:name="P5" style:family="paragraph">
      <loext:graphic-properties draw:fill="none" draw:fill-color="#ffffff"/>
      <style:paragraph-properties fo:margin-top="0cm" fo:margin-bottom="0.2cm"/>
      <style:text-properties style:font-name="Cantarell"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fo:color="#0000ff" loext:opacity="100%" style:font-name="Cantarell" fo:font-size="4pt" style:font-size-asian="18pt" style:font-size-complex="18pt"/>
    </style:style>
    <style:style style:name="P8" style:family="paragraph">
      <loext:graphic-properties draw:fill="solid" draw:fill-color="#666666"/>
      <style:paragraph-properties fo:text-align="center"/>
    </style:style>
    <style:style style:name="P9" style:family="paragraph">
      <loext:graphic-properties draw:fill="solid" draw:fill-color="#00cc00"/>
      <style:paragraph-properties fo:text-align="center"/>
    </style:style>
    <style:style style:name="P10" style:family="paragraph">
      <loext:graphic-properties draw:fill-color="#999999" draw:opacity="50%"/>
      <style:paragraph-properties fo:text-align="center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loext:graphic-properties draw:fill="none"/>
      <style:paragraph-properties fo:text-align="start"/>
      <style:text-properties fo:color="#00cc00" loext:opacity="100%" style:font-name="Cantarell" fo:font-size="4pt" fo:font-weight="normal" style:font-size-asian="18pt" style:font-size-complex="18pt"/>
    </style:style>
    <style:style style:name="P13" style:family="paragraph">
      <loext:graphic-properties draw:fill-color="#ff3333" draw:opacity="50%"/>
      <style:paragraph-properties fo:text-align="center"/>
    </style:style>
    <style:style style:name="P14" style:family="paragraph">
      <loext:graphic-properties draw:fill-color="#333333" draw:opacity="50%"/>
      <style:paragraph-properties fo:text-align="center"/>
    </style:style>
    <style:style style:name="P15" style:family="paragraph">
      <loext:graphic-properties draw:fill-color="#00ff66" draw:opacity="67%"/>
      <style:paragraph-properties fo:text-align="center"/>
    </style:style>
    <style:style style:name="P16" style:family="paragraph">
      <loext:graphic-properties draw:fill-color="#00cc33" draw:opacity="75%"/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end"/>
      <style:text-properties fo:color="#0000ff" loext:opacity="100%" style:font-name="Cantarell" fo:font-size="4pt" style:font-size-asian="18pt" style:font-size-complex="18pt"/>
    </style:style>
    <style:style style:name="P19" style:family="paragraph">
      <loext:graphic-properties draw:fill="none"/>
      <style:paragraph-properties fo:text-align="center"/>
      <style:text-properties fo:color="#c5000b" loext:opacity="100%"/>
    </style:style>
    <style:style style:name="P20" style:family="paragraph">
      <loext:graphic-properties draw:opacity="50%"/>
      <style:paragraph-properties fo:text-align="center"/>
      <style:text-properties fo:color="#004586" loext:opacity="100%" fo:font-size="4pt" style:font-size-asian="4pt" style:font-size-complex="4pt"/>
    </style:style>
    <style:style style:name="P21" style:family="paragraph">
      <loext:graphic-properties draw:fill-color="#6699cc"/>
      <style:paragraph-properties fo:text-align="center"/>
      <style:text-properties fo:color="#004586" loext:opacity="100%" fo:font-size="4pt" style:font-size-asian="4pt" style:font-size-complex="4pt"/>
    </style:style>
    <style:style style:name="P22" style:family="paragraph">
      <style:paragraph-properties fo:text-align="center"/>
      <style:text-properties fo:color="#004586" loext:opacity="100%" style:font-name="Cantarell" fo:font-size="4pt" style:font-size-asian="4.40000009536743pt" style:font-size-complex="4.40000009536743pt"/>
    </style:style>
    <style:style style:name="P23" style:family="paragraph">
      <style:paragraph-properties fo:text-align="center" style:writing-mode="lr-tb"/>
      <style:text-properties fo:color="#004586" loext:opacity="100%" style:font-name="Cantarell" fo:font-size="4pt" style:font-size-asian="4.40000009536743pt" style:font-size-complex="4.40000009536743pt"/>
    </style:style>
    <style:style style:name="P24" style:family="paragraph">
      <style:paragraph-properties fo:text-align="end" loext:tab-stop-distance="0cm">
        <style:tab-stops/>
      </style:paragraph-properties>
    </style:style>
    <style:style style:name="P25" style:family="paragraph">
      <loext:graphic-properties draw:fill="none" draw:fill-color="#ffffff"/>
      <style:paragraph-properties fo:text-align="end" loext:tab-stop-distance="0cm">
        <style:tab-stops/>
      </style:paragraph-properties>
      <style:text-properties fo:color="#004586" loext:opacity="100%" style:font-name="Cantarell" fo:font-size="3pt" style:font-size-asian="4pt" style:font-size-complex="4pt"/>
    </style:style>
    <style:style style:name="P26" style:family="paragraph">
      <loext:graphic-properties draw:fill="none" draw:fill-color="#ffffff"/>
      <style:text-properties fo:color="#004586" loext:opacity="100%" style:font-name="Cantarell" fo:font-size="3pt" style:font-size-asian="4pt" style:font-size-complex="4pt"/>
    </style:style>
    <style:style style:name="P27" style:family="paragraph">
      <loext:graphic-properties draw:fill-color="#666666"/>
      <style:paragraph-properties fo:text-align="center"/>
    </style:style>
    <style:style style:name="P28" style:family="paragraph">
      <loext:graphic-properties draw:fill-color="#999999"/>
      <style:paragraph-properties fo:text-align="center"/>
      <style:text-properties fo:color="#004586" loext:opacity="100%" fo:font-size="4pt" style:font-size-asian="4pt" style:font-size-complex="4pt"/>
    </style:style>
    <style:style style:name="P29" style:family="paragraph">
      <loext:graphic-properties draw:fill="none" draw:fill-color="#ffffff"/>
      <style:paragraph-properties fo:text-align="end" loext:tab-stop-distance="0cm">
        <style:tab-stops/>
      </style:paragraph-properties>
      <style:text-properties fo:color="#004586" loext:opacity="100%" style:font-name="Cantarell" fo:font-size="4pt" style:font-size-asian="4pt" style:font-size-complex="4pt"/>
    </style:style>
    <style:style style:name="P30" style:family="paragraph">
      <style:paragraph-properties fo:text-align="center"/>
      <style:text-properties fo:color="#004586" loext:opacity="100%" style:font-name="Cantarell" fo:font-size="5pt" style:font-size-asian="18pt" style:font-size-complex="18pt"/>
    </style:style>
    <style:style style:name="P31" style:family="paragraph">
      <loext:graphic-properties draw:opacity="50%"/>
      <style:paragraph-properties fo:text-align="center" style:writing-mode="lr-tb"/>
      <style:text-properties fo:color="#004586" loext:opacity="100%" style:font-name="Cantarell" fo:font-size="5pt" style:font-size-asian="18pt" style:font-size-complex="18pt"/>
    </style:style>
    <style:style style:name="P32" style:family="paragraph">
      <loext:graphic-properties draw:fill-color="#6699cc"/>
      <style:paragraph-properties fo:text-align="center"/>
    </style:style>
    <style:style style:name="P33" style:family="paragraph">
      <loext:graphic-properties draw:fill="none"/>
      <style:paragraph-properties fo:text-align="end"/>
    </style:style>
    <style:style style:name="T1" style:family="text">
      <style:text-properties style:font-name="Cantarell" fo:font-size="4pt" style:font-size-asian="18pt" style:font-size-complex="18pt"/>
    </style:style>
    <style:style style:name="T2" style:family="text">
      <style:text-properties style:font-name="Cantarell" fo:font-size="11pt" fo:font-weight="bold" style:font-size-asian="12pt" style:font-weight-asian="bold" style:font-size-complex="12pt" style:font-weight-complex="bold"/>
    </style:style>
    <style:style style:name="T3" style:family="text">
      <style:text-properties style:font-name="Cantarell" fo:font-size="10pt" style:font-size-asian="12pt" style:font-size-complex="12pt"/>
    </style:style>
    <style:style style:name="T4" style:family="text">
      <style:text-properties style:font-name="Cantarell" fo:font-size="10pt" fo:font-style="italic" style:font-size-asian="12pt" style:font-style-asian="italic" style:font-size-complex="12pt" style:font-style-complex="italic"/>
    </style:style>
    <style:style style:name="T5" style:family="text">
      <style:text-properties fo:color="#0000ff" loext:opacity="100%" style:font-name="Cantarell" fo:font-size="4pt" style:font-size-asian="18pt" style:font-size-complex="18pt"/>
    </style:style>
    <style:style style:name="T6" style:family="text">
      <style:text-properties fo:color="#333333" loext:opacity="100%" style:font-name="Cantarell" fo:font-size="4pt" style:font-size-asian="18pt" style:font-size-complex="18pt"/>
    </style:style>
    <style:style style:name="T7" style:family="text">
      <style:text-properties fo:color="#00cc00" loext:opacity="100%" style:font-name="Cantarell" fo:font-size="4pt" fo:font-weight="normal" style:font-size-asian="18pt" style:font-size-complex="18pt"/>
    </style:style>
    <style:style style:name="T8" style:family="text">
      <style:text-properties fo:color="#c5000b" loext:opacity="100%" fo:font-size="4pt" style:font-size-asian="4pt" style:font-size-complex="4pt"/>
    </style:style>
    <style:style style:name="T9" style:family="text">
      <style:text-properties fo:color="#004586" loext:opacity="100%" style:font-name="Cantarell" fo:font-size="4pt" style:font-size-asian="4.40000009536743pt" style:font-size-complex="4.40000009536743pt"/>
    </style:style>
    <style:style style:name="T10" style:family="text">
      <style:text-properties fo:color="#004586" loext:opacity="100%" style:font-name="Cantarell" fo:font-size="3pt" style:font-size-asian="4pt" style:font-size-complex="4pt"/>
    </style:style>
    <style:style style:name="T11" style:family="text">
      <style:text-properties fo:color="#004586" loext:opacity="100%" style:font-name="Cantarell" fo:font-size="4pt" style:font-size-asian="4pt" style:font-size-complex="4pt"/>
    </style:style>
    <style:style style:name="T12" style:family="text">
      <style:text-properties fo:color="#004586" loext:opacity="100%" style:font-name="Cantarell" fo:font-size="5pt" style:font-size-asian="18pt" style:font-size-complex="18pt"/>
    </style:style>
    <style:style style:name="T13" style:family="text">
      <style:text-properties fo:color="#004586" loext:opacity="100%" fo:font-size="4pt" style:font-size-asian="4pt" style:font-size-complex="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ircle draw:style-name="gr1" draw:text-style-name="P1" draw:layer="layout" svg:width="0.08cm" svg:height="0.08cm" svg:x="17.511cm" svg:y="5.597cm">
          <text:p/>
        </draw:circle>
        <draw:circle draw:style-name="gr1" draw:text-style-name="P1" draw:layer="layout" svg:width="0.08cm" svg:height="0.08cm" svg:x="17.765cm" svg:y="5.597cm">
          <text:p/>
        </draw:circle>
        <draw:circle draw:style-name="gr1" draw:text-style-name="P1" draw:layer="layout" svg:width="0.08cm" svg:height="0.08cm" svg:x="18.019cm" svg:y="5.597cm">
          <text:p/>
        </draw:circle>
        <draw:circle draw:style-name="gr1" draw:text-style-name="P1" draw:layer="layout" svg:width="0.08cm" svg:height="0.08cm" svg:x="18.273cm" svg:y="5.597cm">
          <text:p/>
        </draw:circle>
        <draw:circle draw:style-name="gr1" draw:text-style-name="P1" draw:layer="layout" svg:width="0.08cm" svg:height="0.08cm" svg:x="18.527cm" svg:y="5.597cm">
          <text:p/>
        </draw:circle>
        <draw:circle draw:style-name="gr1" draw:text-style-name="P1" draw:layer="layout" svg:width="0.08cm" svg:height="0.08cm" svg:x="18.781cm" svg:y="5.597cm">
          <text:p/>
        </draw:circle>
        <draw:circle draw:style-name="gr1" draw:text-style-name="P1" draw:layer="layout" svg:width="0.08cm" svg:height="0.08cm" svg:x="19.035cm" svg:y="5.597cm">
          <text:p/>
        </draw:circle>
        <draw:circle draw:style-name="gr1" draw:text-style-name="P1" draw:layer="layout" svg:width="0.08cm" svg:height="0.08cm" svg:x="19.289cm" svg:y="5.597cm">
          <text:p/>
        </draw:circle>
        <draw:circle draw:style-name="gr1" draw:text-style-name="P1" draw:layer="layout" svg:width="0.08cm" svg:height="0.08cm" svg:x="19.543cm" svg:y="5.597cm">
          <text:p/>
        </draw:circle>
        <draw:circle draw:style-name="gr1" draw:text-style-name="P1" draw:layer="layout" svg:width="0.08cm" svg:height="0.08cm" svg:x="19.797cm" svg:y="5.597cm">
          <text:p/>
        </draw:circle>
        <draw:circle draw:style-name="gr1" draw:text-style-name="P1" draw:layer="layout" svg:width="0.08cm" svg:height="0.08cm" svg:x="20.051cm" svg:y="5.597cm">
          <text:p/>
        </draw:circle>
        <draw:circle draw:style-name="gr1" draw:text-style-name="P1" draw:layer="layout" svg:width="0.08cm" svg:height="0.08cm" svg:x="20.305cm" svg:y="5.597cm">
          <text:p/>
        </draw:circle>
        <draw:circle draw:style-name="gr1" draw:text-style-name="P1" draw:layer="layout" svg:width="0.08cm" svg:height="0.08cm" svg:x="20.559cm" svg:y="5.597cm">
          <text:p/>
        </draw:circle>
        <draw:circle draw:style-name="gr1" draw:text-style-name="P1" draw:layer="layout" svg:width="0.08cm" svg:height="0.08cm" svg:x="20.813cm" svg:y="5.597cm">
          <text:p/>
        </draw:circle>
        <draw:circle draw:style-name="gr1" draw:text-style-name="P1" draw:layer="layout" svg:width="0.08cm" svg:height="0.08cm" svg:x="21.067cm" svg:y="5.597cm">
          <text:p/>
        </draw:circle>
        <draw:circle draw:style-name="gr1" draw:text-style-name="P1" draw:layer="layout" svg:width="0.08cm" svg:height="0.08cm" svg:x="21.321cm" svg:y="5.597cm">
          <text:p/>
        </draw:circle>
        <draw:circle draw:style-name="gr1" draw:text-style-name="P1" draw:layer="layout" svg:width="0.08cm" svg:height="0.08cm" svg:x="21.575cm" svg:y="5.597cm">
          <text:p/>
        </draw:circle>
        <draw:circle draw:style-name="gr1" draw:text-style-name="P1" draw:layer="layout" svg:width="0.08cm" svg:height="0.08cm" svg:x="21.829cm" svg:y="5.597cm">
          <text:p/>
        </draw:circle>
        <draw:circle draw:style-name="gr1" draw:text-style-name="P1" draw:layer="layout" svg:width="0.08cm" svg:height="0.08cm" svg:x="22.083cm" svg:y="5.597cm">
          <text:p/>
        </draw:circle>
        <draw:circle draw:style-name="gr1" draw:text-style-name="P1" draw:layer="layout" svg:width="0.08cm" svg:height="0.08cm" svg:x="22.337cm" svg:y="5.597cm">
          <text:p/>
        </draw:circle>
        <draw:circle draw:style-name="gr1" draw:text-style-name="P1" draw:layer="layout" svg:width="0.08cm" svg:height="0.08cm" svg:x="22.591cm" svg:y="5.597cm">
          <text:p/>
        </draw:circle>
        <draw:circle draw:style-name="gr1" draw:text-style-name="P1" draw:layer="layout" svg:width="0.08cm" svg:height="0.08cm" svg:x="22.845cm" svg:y="5.597cm">
          <text:p/>
        </draw:circle>
        <draw:circle draw:style-name="gr1" draw:text-style-name="P1" draw:layer="layout" svg:width="0.08cm" svg:height="0.08cm" svg:x="17.511cm" svg:y="5.851cm">
          <text:p/>
        </draw:circle>
        <draw:circle draw:style-name="gr1" draw:text-style-name="P1" draw:layer="layout" svg:width="0.08cm" svg:height="0.08cm" svg:x="17.765cm" svg:y="5.851cm">
          <text:p/>
        </draw:circle>
        <draw:circle draw:style-name="gr1" draw:text-style-name="P1" draw:layer="layout" svg:width="0.08cm" svg:height="0.08cm" svg:x="18.019cm" svg:y="5.851cm">
          <text:p/>
        </draw:circle>
        <draw:circle draw:style-name="gr1" draw:text-style-name="P1" draw:layer="layout" svg:width="0.08cm" svg:height="0.08cm" svg:x="18.273cm" svg:y="5.851cm">
          <text:p/>
        </draw:circle>
        <draw:circle draw:style-name="gr1" draw:text-style-name="P1" draw:layer="layout" svg:width="0.08cm" svg:height="0.08cm" svg:x="18.527cm" svg:y="5.851cm">
          <text:p/>
        </draw:circle>
        <draw:circle draw:style-name="gr1" draw:text-style-name="P1" draw:layer="layout" svg:width="0.08cm" svg:height="0.08cm" svg:x="18.781cm" svg:y="5.851cm">
          <text:p/>
        </draw:circle>
        <draw:circle draw:style-name="gr1" draw:text-style-name="P1" draw:layer="layout" svg:width="0.08cm" svg:height="0.08cm" svg:x="19.035cm" svg:y="5.851cm">
          <text:p/>
        </draw:circle>
        <draw:circle draw:style-name="gr1" draw:text-style-name="P1" draw:layer="layout" svg:width="0.08cm" svg:height="0.08cm" svg:x="19.289cm" svg:y="5.851cm">
          <text:p/>
        </draw:circle>
        <draw:circle draw:style-name="gr1" draw:text-style-name="P1" draw:layer="layout" svg:width="0.08cm" svg:height="0.08cm" svg:x="19.543cm" svg:y="5.851cm">
          <text:p/>
        </draw:circle>
        <draw:circle draw:style-name="gr1" draw:text-style-name="P1" draw:layer="layout" svg:width="0.08cm" svg:height="0.08cm" svg:x="19.797cm" svg:y="5.851cm">
          <text:p/>
        </draw:circle>
        <draw:circle draw:style-name="gr1" draw:text-style-name="P1" draw:layer="layout" svg:width="0.08cm" svg:height="0.08cm" svg:x="20.051cm" svg:y="5.851cm">
          <text:p/>
        </draw:circle>
        <draw:circle draw:style-name="gr1" draw:text-style-name="P1" draw:layer="layout" svg:width="0.08cm" svg:height="0.08cm" svg:x="20.305cm" svg:y="5.851cm">
          <text:p/>
        </draw:circle>
        <draw:circle draw:style-name="gr1" draw:text-style-name="P1" draw:layer="layout" svg:width="0.08cm" svg:height="0.08cm" svg:x="20.559cm" svg:y="5.851cm">
          <text:p/>
        </draw:circle>
        <draw:circle draw:style-name="gr1" draw:text-style-name="P1" draw:layer="layout" svg:width="0.08cm" svg:height="0.08cm" svg:x="20.813cm" svg:y="5.851cm">
          <text:p/>
        </draw:circle>
        <draw:circle draw:style-name="gr1" draw:text-style-name="P1" draw:layer="layout" svg:width="0.08cm" svg:height="0.08cm" svg:x="21.067cm" svg:y="5.851cm">
          <text:p/>
        </draw:circle>
        <draw:circle draw:style-name="gr1" draw:text-style-name="P1" draw:layer="layout" svg:width="0.08cm" svg:height="0.08cm" svg:x="21.321cm" svg:y="5.851cm">
          <text:p/>
        </draw:circle>
        <draw:circle draw:style-name="gr1" draw:text-style-name="P1" draw:layer="layout" svg:width="0.08cm" svg:height="0.08cm" svg:x="21.575cm" svg:y="5.851cm">
          <text:p/>
        </draw:circle>
        <draw:circle draw:style-name="gr1" draw:text-style-name="P1" draw:layer="layout" svg:width="0.08cm" svg:height="0.08cm" svg:x="21.829cm" svg:y="5.851cm">
          <text:p/>
        </draw:circle>
        <draw:circle draw:style-name="gr1" draw:text-style-name="P1" draw:layer="layout" svg:width="0.08cm" svg:height="0.08cm" svg:x="22.083cm" svg:y="5.851cm">
          <text:p/>
        </draw:circle>
        <draw:circle draw:style-name="gr1" draw:text-style-name="P1" draw:layer="layout" svg:width="0.08cm" svg:height="0.08cm" svg:x="22.337cm" svg:y="5.851cm">
          <text:p/>
        </draw:circle>
        <draw:circle draw:style-name="gr1" draw:text-style-name="P1" draw:layer="layout" svg:width="0.08cm" svg:height="0.08cm" svg:x="22.591cm" svg:y="5.851cm">
          <text:p/>
        </draw:circle>
        <draw:circle draw:style-name="gr1" draw:text-style-name="P1" draw:layer="layout" svg:width="0.08cm" svg:height="0.08cm" svg:x="22.845cm" svg:y="5.851cm">
          <text:p/>
        </draw:circle>
        <draw:circle draw:style-name="gr1" draw:text-style-name="P1" draw:layer="layout" svg:width="0.08cm" svg:height="0.08cm" svg:x="17.511cm" svg:y="6.105cm">
          <text:p/>
        </draw:circle>
        <draw:circle draw:style-name="gr1" draw:text-style-name="P1" draw:layer="layout" svg:width="0.08cm" svg:height="0.08cm" svg:x="17.765cm" svg:y="6.105cm">
          <text:p/>
        </draw:circle>
        <draw:circle draw:style-name="gr1" draw:text-style-name="P1" draw:layer="layout" svg:width="0.08cm" svg:height="0.08cm" svg:x="18.019cm" svg:y="6.105cm">
          <text:p/>
        </draw:circle>
        <draw:circle draw:style-name="gr1" draw:text-style-name="P1" draw:layer="layout" svg:width="0.08cm" svg:height="0.08cm" svg:x="18.273cm" svg:y="6.105cm">
          <text:p/>
        </draw:circle>
        <draw:circle draw:style-name="gr1" draw:text-style-name="P1" draw:layer="layout" svg:width="0.08cm" svg:height="0.08cm" svg:x="18.527cm" svg:y="6.105cm">
          <text:p/>
        </draw:circle>
        <draw:circle draw:style-name="gr1" draw:text-style-name="P1" draw:layer="layout" svg:width="0.08cm" svg:height="0.08cm" svg:x="18.781cm" svg:y="6.105cm">
          <text:p/>
        </draw:circle>
        <draw:circle draw:style-name="gr1" draw:text-style-name="P1" draw:layer="layout" svg:width="0.08cm" svg:height="0.08cm" svg:x="19.035cm" svg:y="6.105cm">
          <text:p/>
        </draw:circle>
        <draw:circle draw:style-name="gr1" draw:text-style-name="P1" draw:layer="layout" svg:width="0.08cm" svg:height="0.08cm" svg:x="19.289cm" svg:y="6.105cm">
          <text:p/>
        </draw:circle>
        <draw:circle draw:style-name="gr1" draw:text-style-name="P1" draw:layer="layout" svg:width="0.08cm" svg:height="0.08cm" svg:x="19.543cm" svg:y="6.105cm">
          <text:p/>
        </draw:circle>
        <draw:circle draw:style-name="gr1" draw:text-style-name="P1" draw:layer="layout" svg:width="0.08cm" svg:height="0.08cm" svg:x="19.797cm" svg:y="6.105cm">
          <text:p/>
        </draw:circle>
        <draw:circle draw:style-name="gr1" draw:text-style-name="P1" draw:layer="layout" svg:width="0.08cm" svg:height="0.08cm" svg:x="20.051cm" svg:y="6.105cm">
          <text:p/>
        </draw:circle>
        <draw:circle draw:style-name="gr1" draw:text-style-name="P1" draw:layer="layout" svg:width="0.08cm" svg:height="0.08cm" svg:x="20.305cm" svg:y="6.105cm">
          <text:p/>
        </draw:circle>
        <draw:circle draw:style-name="gr1" draw:text-style-name="P1" draw:layer="layout" svg:width="0.08cm" svg:height="0.08cm" svg:x="20.559cm" svg:y="6.105cm">
          <text:p/>
        </draw:circle>
        <draw:circle draw:style-name="gr1" draw:text-style-name="P1" draw:layer="layout" svg:width="0.08cm" svg:height="0.08cm" svg:x="20.813cm" svg:y="6.105cm">
          <text:p/>
        </draw:circle>
        <draw:circle draw:style-name="gr1" draw:text-style-name="P1" draw:layer="layout" svg:width="0.08cm" svg:height="0.08cm" svg:x="21.067cm" svg:y="6.105cm">
          <text:p/>
        </draw:circle>
        <draw:circle draw:style-name="gr1" draw:text-style-name="P1" draw:layer="layout" svg:width="0.08cm" svg:height="0.08cm" svg:x="21.321cm" svg:y="6.105cm">
          <text:p/>
        </draw:circle>
        <draw:circle draw:style-name="gr1" draw:text-style-name="P1" draw:layer="layout" svg:width="0.08cm" svg:height="0.08cm" svg:x="21.575cm" svg:y="6.105cm">
          <text:p/>
        </draw:circle>
        <draw:circle draw:style-name="gr1" draw:text-style-name="P1" draw:layer="layout" svg:width="0.08cm" svg:height="0.08cm" svg:x="21.829cm" svg:y="6.105cm">
          <text:p/>
        </draw:circle>
        <draw:circle draw:style-name="gr1" draw:text-style-name="P1" draw:layer="layout" svg:width="0.08cm" svg:height="0.08cm" svg:x="22.083cm" svg:y="6.105cm">
          <text:p/>
        </draw:circle>
        <draw:circle draw:style-name="gr1" draw:text-style-name="P1" draw:layer="layout" svg:width="0.08cm" svg:height="0.08cm" svg:x="22.337cm" svg:y="6.105cm">
          <text:p/>
        </draw:circle>
        <draw:circle draw:style-name="gr1" draw:text-style-name="P1" draw:layer="layout" svg:width="0.08cm" svg:height="0.08cm" svg:x="22.591cm" svg:y="6.105cm">
          <text:p/>
        </draw:circle>
        <draw:circle draw:style-name="gr1" draw:text-style-name="P1" draw:layer="layout" svg:width="0.08cm" svg:height="0.08cm" svg:x="22.845cm" svg:y="6.105cm">
          <text:p/>
        </draw:circle>
        <draw:circle draw:style-name="gr1" draw:text-style-name="P1" draw:layer="layout" svg:width="0.08cm" svg:height="0.08cm" svg:x="17.511cm" svg:y="6.359cm">
          <text:p/>
        </draw:circle>
        <draw:circle draw:style-name="gr1" draw:text-style-name="P1" draw:layer="layout" svg:width="0.08cm" svg:height="0.08cm" svg:x="17.765cm" svg:y="6.359cm">
          <text:p/>
        </draw:circle>
        <draw:circle draw:style-name="gr1" draw:text-style-name="P1" draw:layer="layout" svg:width="0.08cm" svg:height="0.08cm" svg:x="18.019cm" svg:y="6.359cm">
          <text:p/>
        </draw:circle>
        <draw:circle draw:style-name="gr1" draw:text-style-name="P1" draw:layer="layout" svg:width="0.08cm" svg:height="0.08cm" svg:x="18.273cm" svg:y="6.359cm">
          <text:p/>
        </draw:circle>
        <draw:circle draw:style-name="gr1" draw:text-style-name="P1" draw:layer="layout" svg:width="0.08cm" svg:height="0.08cm" svg:x="18.527cm" svg:y="6.359cm">
          <text:p/>
        </draw:circle>
        <draw:circle draw:style-name="gr1" draw:text-style-name="P1" draw:layer="layout" svg:width="0.08cm" svg:height="0.08cm" svg:x="18.781cm" svg:y="6.359cm">
          <text:p/>
        </draw:circle>
        <draw:circle draw:style-name="gr1" draw:text-style-name="P1" draw:layer="layout" svg:width="0.08cm" svg:height="0.08cm" svg:x="19.035cm" svg:y="6.359cm">
          <text:p/>
        </draw:circle>
        <draw:circle draw:style-name="gr1" draw:text-style-name="P1" draw:layer="layout" svg:width="0.08cm" svg:height="0.08cm" svg:x="19.289cm" svg:y="6.359cm">
          <text:p/>
        </draw:circle>
        <draw:circle draw:style-name="gr1" draw:text-style-name="P1" draw:layer="layout" svg:width="0.08cm" svg:height="0.08cm" svg:x="19.543cm" svg:y="6.359cm">
          <text:p/>
        </draw:circle>
        <draw:circle draw:style-name="gr1" draw:text-style-name="P1" draw:layer="layout" svg:width="0.08cm" svg:height="0.08cm" svg:x="19.797cm" svg:y="6.359cm">
          <text:p/>
        </draw:circle>
        <draw:circle draw:style-name="gr1" draw:text-style-name="P1" draw:layer="layout" svg:width="0.08cm" svg:height="0.08cm" svg:x="20.051cm" svg:y="6.359cm">
          <text:p/>
        </draw:circle>
        <draw:circle draw:style-name="gr1" draw:text-style-name="P1" draw:layer="layout" svg:width="0.08cm" svg:height="0.08cm" svg:x="20.305cm" svg:y="6.359cm">
          <text:p/>
        </draw:circle>
        <draw:circle draw:style-name="gr1" draw:text-style-name="P1" draw:layer="layout" svg:width="0.08cm" svg:height="0.08cm" svg:x="20.559cm" svg:y="6.359cm">
          <text:p/>
        </draw:circle>
        <draw:circle draw:style-name="gr1" draw:text-style-name="P1" draw:layer="layout" svg:width="0.08cm" svg:height="0.08cm" svg:x="20.813cm" svg:y="6.359cm">
          <text:p/>
        </draw:circle>
        <draw:circle draw:style-name="gr1" draw:text-style-name="P1" draw:layer="layout" svg:width="0.08cm" svg:height="0.08cm" svg:x="21.067cm" svg:y="6.359cm">
          <text:p/>
        </draw:circle>
        <draw:circle draw:style-name="gr1" draw:text-style-name="P1" draw:layer="layout" svg:width="0.08cm" svg:height="0.08cm" svg:x="21.321cm" svg:y="6.359cm">
          <text:p/>
        </draw:circle>
        <draw:circle draw:style-name="gr1" draw:text-style-name="P1" draw:layer="layout" svg:width="0.08cm" svg:height="0.08cm" svg:x="21.575cm" svg:y="6.359cm">
          <text:p/>
        </draw:circle>
        <draw:circle draw:style-name="gr1" draw:text-style-name="P1" draw:layer="layout" svg:width="0.08cm" svg:height="0.08cm" svg:x="21.829cm" svg:y="6.359cm">
          <text:p/>
        </draw:circle>
        <draw:circle draw:style-name="gr1" draw:text-style-name="P1" draw:layer="layout" svg:width="0.08cm" svg:height="0.08cm" svg:x="22.083cm" svg:y="6.359cm">
          <text:p/>
        </draw:circle>
        <draw:circle draw:style-name="gr1" draw:text-style-name="P1" draw:layer="layout" svg:width="0.08cm" svg:height="0.08cm" svg:x="22.337cm" svg:y="6.359cm">
          <text:p/>
        </draw:circle>
        <draw:circle draw:style-name="gr1" draw:text-style-name="P1" draw:layer="layout" svg:width="0.08cm" svg:height="0.08cm" svg:x="22.591cm" svg:y="6.359cm">
          <text:p/>
        </draw:circle>
        <draw:circle draw:style-name="gr1" draw:text-style-name="P1" draw:layer="layout" svg:width="0.08cm" svg:height="0.08cm" svg:x="22.845cm" svg:y="6.359cm">
          <text:p/>
        </draw:circle>
        <draw:circle draw:style-name="gr1" draw:text-style-name="P1" draw:layer="layout" svg:width="0.08cm" svg:height="0.08cm" svg:x="17.511cm" svg:y="6.613cm">
          <text:p/>
        </draw:circle>
        <draw:circle draw:style-name="gr1" draw:text-style-name="P1" draw:layer="layout" svg:width="0.08cm" svg:height="0.08cm" svg:x="17.765cm" svg:y="6.613cm">
          <text:p/>
        </draw:circle>
        <draw:circle draw:style-name="gr1" draw:text-style-name="P1" draw:layer="layout" svg:width="0.08cm" svg:height="0.08cm" svg:x="18.019cm" svg:y="6.613cm">
          <text:p/>
        </draw:circle>
        <draw:circle draw:style-name="gr1" draw:text-style-name="P1" draw:layer="layout" svg:width="0.08cm" svg:height="0.08cm" svg:x="18.273cm" svg:y="6.613cm">
          <text:p/>
        </draw:circle>
        <draw:circle draw:style-name="gr1" draw:text-style-name="P1" draw:layer="layout" svg:width="0.08cm" svg:height="0.08cm" svg:x="18.527cm" svg:y="6.613cm">
          <text:p/>
        </draw:circle>
        <draw:circle draw:style-name="gr1" draw:text-style-name="P1" draw:layer="layout" svg:width="0.08cm" svg:height="0.08cm" svg:x="18.781cm" svg:y="6.613cm">
          <text:p/>
        </draw:circle>
        <draw:circle draw:style-name="gr1" draw:text-style-name="P1" draw:layer="layout" svg:width="0.08cm" svg:height="0.08cm" svg:x="19.035cm" svg:y="6.613cm">
          <text:p/>
        </draw:circle>
        <draw:circle draw:style-name="gr1" draw:text-style-name="P1" draw:layer="layout" svg:width="0.08cm" svg:height="0.08cm" svg:x="19.289cm" svg:y="6.613cm">
          <text:p/>
        </draw:circle>
        <draw:circle draw:style-name="gr1" draw:text-style-name="P1" draw:layer="layout" svg:width="0.08cm" svg:height="0.08cm" svg:x="19.543cm" svg:y="6.613cm">
          <text:p/>
        </draw:circle>
        <draw:circle draw:style-name="gr1" draw:text-style-name="P1" draw:layer="layout" svg:width="0.08cm" svg:height="0.08cm" svg:x="19.797cm" svg:y="6.613cm">
          <text:p/>
        </draw:circle>
        <draw:circle draw:style-name="gr1" draw:text-style-name="P1" draw:layer="layout" svg:width="0.08cm" svg:height="0.08cm" svg:x="20.051cm" svg:y="6.613cm">
          <text:p/>
        </draw:circle>
        <draw:circle draw:style-name="gr1" draw:text-style-name="P1" draw:layer="layout" svg:width="0.08cm" svg:height="0.08cm" svg:x="20.305cm" svg:y="6.613cm">
          <text:p/>
        </draw:circle>
        <draw:circle draw:style-name="gr1" draw:text-style-name="P1" draw:layer="layout" svg:width="0.08cm" svg:height="0.08cm" svg:x="20.559cm" svg:y="6.613cm">
          <text:p/>
        </draw:circle>
        <draw:circle draw:style-name="gr1" draw:text-style-name="P1" draw:layer="layout" svg:width="0.08cm" svg:height="0.08cm" svg:x="20.813cm" svg:y="6.613cm">
          <text:p/>
        </draw:circle>
        <draw:circle draw:style-name="gr1" draw:text-style-name="P1" draw:layer="layout" svg:width="0.08cm" svg:height="0.08cm" svg:x="21.067cm" svg:y="6.613cm">
          <text:p/>
        </draw:circle>
        <draw:circle draw:style-name="gr1" draw:text-style-name="P1" draw:layer="layout" svg:width="0.08cm" svg:height="0.08cm" svg:x="21.321cm" svg:y="6.613cm">
          <text:p/>
        </draw:circle>
        <draw:circle draw:style-name="gr1" draw:text-style-name="P1" draw:layer="layout" svg:width="0.08cm" svg:height="0.08cm" svg:x="21.575cm" svg:y="6.613cm">
          <text:p/>
        </draw:circle>
        <draw:circle draw:style-name="gr1" draw:text-style-name="P1" draw:layer="layout" svg:width="0.08cm" svg:height="0.08cm" svg:x="21.829cm" svg:y="6.613cm">
          <text:p/>
        </draw:circle>
        <draw:circle draw:style-name="gr1" draw:text-style-name="P1" draw:layer="layout" svg:width="0.08cm" svg:height="0.08cm" svg:x="22.083cm" svg:y="6.613cm">
          <text:p/>
        </draw:circle>
        <draw:circle draw:style-name="gr1" draw:text-style-name="P1" draw:layer="layout" svg:width="0.08cm" svg:height="0.08cm" svg:x="22.337cm" svg:y="6.613cm">
          <text:p/>
        </draw:circle>
        <draw:circle draw:style-name="gr1" draw:text-style-name="P1" draw:layer="layout" svg:width="0.08cm" svg:height="0.08cm" svg:x="22.591cm" svg:y="6.613cm">
          <text:p/>
        </draw:circle>
        <draw:circle draw:style-name="gr1" draw:text-style-name="P1" draw:layer="layout" svg:width="0.08cm" svg:height="0.08cm" svg:x="22.845cm" svg:y="6.613cm">
          <text:p/>
        </draw:circle>
        <draw:circle draw:style-name="gr1" draw:text-style-name="P1" draw:layer="layout" svg:width="0.08cm" svg:height="0.08cm" svg:x="17.511cm" svg:y="6.613cm">
          <text:p/>
        </draw:circle>
        <draw:circle draw:style-name="gr1" draw:text-style-name="P1" draw:layer="layout" svg:width="0.08cm" svg:height="0.08cm" svg:x="17.765cm" svg:y="6.613cm">
          <text:p/>
        </draw:circle>
        <draw:circle draw:style-name="gr1" draw:text-style-name="P1" draw:layer="layout" svg:width="0.08cm" svg:height="0.08cm" svg:x="18.019cm" svg:y="6.613cm">
          <text:p/>
        </draw:circle>
        <draw:circle draw:style-name="gr1" draw:text-style-name="P1" draw:layer="layout" svg:width="0.08cm" svg:height="0.08cm" svg:x="18.273cm" svg:y="6.613cm">
          <text:p/>
        </draw:circle>
        <draw:circle draw:style-name="gr1" draw:text-style-name="P1" draw:layer="layout" svg:width="0.08cm" svg:height="0.08cm" svg:x="18.527cm" svg:y="6.613cm">
          <text:p/>
        </draw:circle>
        <draw:circle draw:style-name="gr1" draw:text-style-name="P1" draw:layer="layout" svg:width="0.08cm" svg:height="0.08cm" svg:x="18.781cm" svg:y="6.613cm">
          <text:p/>
        </draw:circle>
        <draw:circle draw:style-name="gr1" draw:text-style-name="P1" draw:layer="layout" svg:width="0.08cm" svg:height="0.08cm" svg:x="19.035cm" svg:y="6.613cm">
          <text:p/>
        </draw:circle>
        <draw:circle draw:style-name="gr1" draw:text-style-name="P1" draw:layer="layout" svg:width="0.08cm" svg:height="0.08cm" svg:x="19.289cm" svg:y="6.613cm">
          <text:p/>
        </draw:circle>
        <draw:circle draw:style-name="gr1" draw:text-style-name="P1" draw:layer="layout" svg:width="0.08cm" svg:height="0.08cm" svg:x="19.543cm" svg:y="6.613cm">
          <text:p/>
        </draw:circle>
        <draw:circle draw:style-name="gr1" draw:text-style-name="P1" draw:layer="layout" svg:width="0.08cm" svg:height="0.08cm" svg:x="19.797cm" svg:y="6.613cm">
          <text:p/>
        </draw:circle>
        <draw:circle draw:style-name="gr1" draw:text-style-name="P1" draw:layer="layout" svg:width="0.08cm" svg:height="0.08cm" svg:x="20.051cm" svg:y="6.613cm">
          <text:p/>
        </draw:circle>
        <draw:circle draw:style-name="gr1" draw:text-style-name="P1" draw:layer="layout" svg:width="0.08cm" svg:height="0.08cm" svg:x="20.305cm" svg:y="6.613cm">
          <text:p/>
        </draw:circle>
        <draw:circle draw:style-name="gr1" draw:text-style-name="P1" draw:layer="layout" svg:width="0.08cm" svg:height="0.08cm" svg:x="20.559cm" svg:y="6.613cm">
          <text:p/>
        </draw:circle>
        <draw:circle draw:style-name="gr1" draw:text-style-name="P1" draw:layer="layout" svg:width="0.08cm" svg:height="0.08cm" svg:x="20.813cm" svg:y="6.613cm">
          <text:p/>
        </draw:circle>
        <draw:circle draw:style-name="gr1" draw:text-style-name="P1" draw:layer="layout" svg:width="0.08cm" svg:height="0.08cm" svg:x="21.067cm" svg:y="6.613cm">
          <text:p/>
        </draw:circle>
        <draw:circle draw:style-name="gr1" draw:text-style-name="P1" draw:layer="layout" svg:width="0.08cm" svg:height="0.08cm" svg:x="21.321cm" svg:y="6.613cm">
          <text:p/>
        </draw:circle>
        <draw:circle draw:style-name="gr1" draw:text-style-name="P1" draw:layer="layout" svg:width="0.08cm" svg:height="0.08cm" svg:x="21.575cm" svg:y="6.613cm">
          <text:p/>
        </draw:circle>
        <draw:circle draw:style-name="gr1" draw:text-style-name="P1" draw:layer="layout" svg:width="0.08cm" svg:height="0.08cm" svg:x="21.829cm" svg:y="6.613cm">
          <text:p/>
        </draw:circle>
        <draw:circle draw:style-name="gr1" draw:text-style-name="P1" draw:layer="layout" svg:width="0.08cm" svg:height="0.08cm" svg:x="22.083cm" svg:y="6.613cm">
          <text:p/>
        </draw:circle>
        <draw:circle draw:style-name="gr1" draw:text-style-name="P1" draw:layer="layout" svg:width="0.08cm" svg:height="0.08cm" svg:x="22.337cm" svg:y="6.613cm">
          <text:p/>
        </draw:circle>
        <draw:circle draw:style-name="gr1" draw:text-style-name="P1" draw:layer="layout" svg:width="0.08cm" svg:height="0.08cm" svg:x="22.591cm" svg:y="6.613cm">
          <text:p/>
        </draw:circle>
        <draw:circle draw:style-name="gr1" draw:text-style-name="P1" draw:layer="layout" svg:width="0.08cm" svg:height="0.08cm" svg:x="22.845cm" svg:y="6.613cm">
          <text:p/>
        </draw:circle>
        <draw:circle draw:style-name="gr1" draw:text-style-name="P1" draw:layer="layout" svg:width="0.08cm" svg:height="0.08cm" svg:x="17.511cm" svg:y="6.867cm">
          <text:p/>
        </draw:circle>
        <draw:circle draw:style-name="gr1" draw:text-style-name="P1" draw:layer="layout" svg:width="0.08cm" svg:height="0.08cm" svg:x="17.765cm" svg:y="6.867cm">
          <text:p/>
        </draw:circle>
        <draw:circle draw:style-name="gr1" draw:text-style-name="P1" draw:layer="layout" svg:width="0.08cm" svg:height="0.08cm" svg:x="18.019cm" svg:y="6.867cm">
          <text:p/>
        </draw:circle>
        <draw:circle draw:style-name="gr1" draw:text-style-name="P1" draw:layer="layout" svg:width="0.08cm" svg:height="0.08cm" svg:x="18.273cm" svg:y="6.867cm">
          <text:p/>
        </draw:circle>
        <draw:circle draw:style-name="gr1" draw:text-style-name="P1" draw:layer="layout" svg:width="0.08cm" svg:height="0.08cm" svg:x="18.527cm" svg:y="6.867cm">
          <text:p/>
        </draw:circle>
        <draw:circle draw:style-name="gr1" draw:text-style-name="P1" draw:layer="layout" svg:width="0.08cm" svg:height="0.08cm" svg:x="18.781cm" svg:y="6.867cm">
          <text:p/>
        </draw:circle>
        <draw:circle draw:style-name="gr1" draw:text-style-name="P1" draw:layer="layout" svg:width="0.08cm" svg:height="0.08cm" svg:x="19.035cm" svg:y="6.867cm">
          <text:p/>
        </draw:circle>
        <draw:circle draw:style-name="gr1" draw:text-style-name="P1" draw:layer="layout" svg:width="0.08cm" svg:height="0.08cm" svg:x="19.289cm" svg:y="6.867cm">
          <text:p/>
        </draw:circle>
        <draw:circle draw:style-name="gr1" draw:text-style-name="P1" draw:layer="layout" svg:width="0.08cm" svg:height="0.08cm" svg:x="19.543cm" svg:y="6.867cm">
          <text:p/>
        </draw:circle>
        <draw:circle draw:style-name="gr1" draw:text-style-name="P1" draw:layer="layout" svg:width="0.08cm" svg:height="0.08cm" svg:x="19.797cm" svg:y="6.867cm">
          <text:p/>
        </draw:circle>
        <draw:circle draw:style-name="gr1" draw:text-style-name="P1" draw:layer="layout" svg:width="0.08cm" svg:height="0.08cm" svg:x="20.051cm" svg:y="6.867cm">
          <text:p/>
        </draw:circle>
        <draw:circle draw:style-name="gr1" draw:text-style-name="P1" draw:layer="layout" svg:width="0.08cm" svg:height="0.08cm" svg:x="20.305cm" svg:y="6.867cm">
          <text:p/>
        </draw:circle>
        <draw:circle draw:style-name="gr1" draw:text-style-name="P1" draw:layer="layout" svg:width="0.08cm" svg:height="0.08cm" svg:x="20.559cm" svg:y="6.867cm">
          <text:p/>
        </draw:circle>
        <draw:circle draw:style-name="gr1" draw:text-style-name="P1" draw:layer="layout" svg:width="0.08cm" svg:height="0.08cm" svg:x="20.813cm" svg:y="6.867cm">
          <text:p/>
        </draw:circle>
        <draw:circle draw:style-name="gr1" draw:text-style-name="P1" draw:layer="layout" svg:width="0.08cm" svg:height="0.08cm" svg:x="21.067cm" svg:y="6.867cm">
          <text:p/>
        </draw:circle>
        <draw:circle draw:style-name="gr1" draw:text-style-name="P1" draw:layer="layout" svg:width="0.08cm" svg:height="0.08cm" svg:x="21.321cm" svg:y="6.867cm">
          <text:p/>
        </draw:circle>
        <draw:circle draw:style-name="gr1" draw:text-style-name="P1" draw:layer="layout" svg:width="0.08cm" svg:height="0.08cm" svg:x="21.575cm" svg:y="6.867cm">
          <text:p/>
        </draw:circle>
        <draw:circle draw:style-name="gr1" draw:text-style-name="P1" draw:layer="layout" svg:width="0.08cm" svg:height="0.08cm" svg:x="21.829cm" svg:y="6.867cm">
          <text:p/>
        </draw:circle>
        <draw:circle draw:style-name="gr1" draw:text-style-name="P1" draw:layer="layout" svg:width="0.08cm" svg:height="0.08cm" svg:x="22.083cm" svg:y="6.867cm">
          <text:p/>
        </draw:circle>
        <draw:circle draw:style-name="gr1" draw:text-style-name="P1" draw:layer="layout" svg:width="0.08cm" svg:height="0.08cm" svg:x="22.337cm" svg:y="6.867cm">
          <text:p/>
        </draw:circle>
        <draw:circle draw:style-name="gr1" draw:text-style-name="P1" draw:layer="layout" svg:width="0.08cm" svg:height="0.08cm" svg:x="22.591cm" svg:y="6.867cm">
          <text:p/>
        </draw:circle>
        <draw:circle draw:style-name="gr1" draw:text-style-name="P1" draw:layer="layout" svg:width="0.08cm" svg:height="0.08cm" svg:x="22.845cm" svg:y="6.867cm">
          <text:p/>
        </draw:circle>
        <draw:circle draw:style-name="gr1" draw:text-style-name="P1" draw:layer="layout" svg:width="0.08cm" svg:height="0.08cm" svg:x="17.511cm" svg:y="7.121cm">
          <text:p/>
        </draw:circle>
        <draw:circle draw:style-name="gr1" draw:text-style-name="P1" draw:layer="layout" svg:width="0.08cm" svg:height="0.08cm" svg:x="17.765cm" svg:y="7.121cm">
          <text:p/>
        </draw:circle>
        <draw:circle draw:style-name="gr1" draw:text-style-name="P1" draw:layer="layout" svg:width="0.08cm" svg:height="0.08cm" svg:x="18.019cm" svg:y="7.121cm">
          <text:p/>
        </draw:circle>
        <draw:circle draw:style-name="gr1" draw:text-style-name="P1" draw:layer="layout" svg:width="0.08cm" svg:height="0.08cm" svg:x="18.273cm" svg:y="7.121cm">
          <text:p/>
        </draw:circle>
        <draw:circle draw:style-name="gr1" draw:text-style-name="P1" draw:layer="layout" svg:width="0.08cm" svg:height="0.08cm" svg:x="18.527cm" svg:y="7.121cm">
          <text:p/>
        </draw:circle>
        <draw:circle draw:style-name="gr1" draw:text-style-name="P1" draw:layer="layout" svg:width="0.08cm" svg:height="0.08cm" svg:x="18.781cm" svg:y="7.121cm">
          <text:p/>
        </draw:circle>
        <draw:circle draw:style-name="gr1" draw:text-style-name="P1" draw:layer="layout" svg:width="0.08cm" svg:height="0.08cm" svg:x="19.035cm" svg:y="7.121cm">
          <text:p/>
        </draw:circle>
        <draw:circle draw:style-name="gr1" draw:text-style-name="P1" draw:layer="layout" svg:width="0.08cm" svg:height="0.08cm" svg:x="19.289cm" svg:y="7.121cm">
          <text:p/>
        </draw:circle>
        <draw:circle draw:style-name="gr1" draw:text-style-name="P1" draw:layer="layout" svg:width="0.08cm" svg:height="0.08cm" svg:x="19.543cm" svg:y="7.121cm">
          <text:p/>
        </draw:circle>
        <draw:circle draw:style-name="gr1" draw:text-style-name="P1" draw:layer="layout" svg:width="0.08cm" svg:height="0.08cm" svg:x="19.797cm" svg:y="7.121cm">
          <text:p/>
        </draw:circle>
        <draw:circle draw:style-name="gr1" draw:text-style-name="P1" draw:layer="layout" svg:width="0.08cm" svg:height="0.08cm" svg:x="20.051cm" svg:y="7.121cm">
          <text:p/>
        </draw:circle>
        <draw:circle draw:style-name="gr1" draw:text-style-name="P1" draw:layer="layout" svg:width="0.08cm" svg:height="0.08cm" svg:x="20.305cm" svg:y="7.121cm">
          <text:p/>
        </draw:circle>
        <draw:circle draw:style-name="gr1" draw:text-style-name="P1" draw:layer="layout" svg:width="0.08cm" svg:height="0.08cm" svg:x="20.559cm" svg:y="7.121cm">
          <text:p/>
        </draw:circle>
        <draw:circle draw:style-name="gr1" draw:text-style-name="P1" draw:layer="layout" svg:width="0.08cm" svg:height="0.08cm" svg:x="20.813cm" svg:y="7.121cm">
          <text:p/>
        </draw:circle>
        <draw:circle draw:style-name="gr1" draw:text-style-name="P1" draw:layer="layout" svg:width="0.08cm" svg:height="0.08cm" svg:x="21.067cm" svg:y="7.121cm">
          <text:p/>
        </draw:circle>
        <draw:circle draw:style-name="gr1" draw:text-style-name="P1" draw:layer="layout" svg:width="0.08cm" svg:height="0.08cm" svg:x="21.321cm" svg:y="7.121cm">
          <text:p/>
        </draw:circle>
        <draw:circle draw:style-name="gr1" draw:text-style-name="P1" draw:layer="layout" svg:width="0.08cm" svg:height="0.08cm" svg:x="21.575cm" svg:y="7.121cm">
          <text:p/>
        </draw:circle>
        <draw:circle draw:style-name="gr1" draw:text-style-name="P1" draw:layer="layout" svg:width="0.08cm" svg:height="0.08cm" svg:x="21.829cm" svg:y="7.121cm">
          <text:p/>
        </draw:circle>
        <draw:circle draw:style-name="gr1" draw:text-style-name="P1" draw:layer="layout" svg:width="0.08cm" svg:height="0.08cm" svg:x="22.083cm" svg:y="7.121cm">
          <text:p/>
        </draw:circle>
        <draw:circle draw:style-name="gr1" draw:text-style-name="P1" draw:layer="layout" svg:width="0.08cm" svg:height="0.08cm" svg:x="22.337cm" svg:y="7.121cm">
          <text:p/>
        </draw:circle>
        <draw:circle draw:style-name="gr1" draw:text-style-name="P1" draw:layer="layout" svg:width="0.08cm" svg:height="0.08cm" svg:x="22.591cm" svg:y="7.121cm">
          <text:p/>
        </draw:circle>
        <draw:circle draw:style-name="gr1" draw:text-style-name="P1" draw:layer="layout" svg:width="0.08cm" svg:height="0.08cm" svg:x="22.845cm" svg:y="7.121cm">
          <text:p/>
        </draw:circle>
        <draw:circle draw:style-name="gr1" draw:text-style-name="P1" draw:layer="layout" svg:width="0.08cm" svg:height="0.08cm" svg:x="17.511cm" svg:y="7.375cm">
          <text:p/>
        </draw:circle>
        <draw:circle draw:style-name="gr1" draw:text-style-name="P1" draw:layer="layout" svg:width="0.08cm" svg:height="0.08cm" svg:x="17.765cm" svg:y="7.375cm">
          <text:p/>
        </draw:circle>
        <draw:circle draw:style-name="gr1" draw:text-style-name="P1" draw:layer="layout" svg:width="0.08cm" svg:height="0.08cm" svg:x="18.019cm" svg:y="7.375cm">
          <text:p/>
        </draw:circle>
        <draw:circle draw:style-name="gr1" draw:text-style-name="P1" draw:layer="layout" svg:width="0.08cm" svg:height="0.08cm" svg:x="18.273cm" svg:y="7.375cm">
          <text:p/>
        </draw:circle>
        <draw:circle draw:style-name="gr1" draw:text-style-name="P1" draw:layer="layout" svg:width="0.08cm" svg:height="0.08cm" svg:x="18.527cm" svg:y="7.375cm">
          <text:p/>
        </draw:circle>
        <draw:circle draw:style-name="gr1" draw:text-style-name="P1" draw:layer="layout" svg:width="0.08cm" svg:height="0.08cm" svg:x="18.781cm" svg:y="7.375cm">
          <text:p/>
        </draw:circle>
        <draw:circle draw:style-name="gr1" draw:text-style-name="P1" draw:layer="layout" svg:width="0.08cm" svg:height="0.08cm" svg:x="19.035cm" svg:y="7.375cm">
          <text:p/>
        </draw:circle>
        <draw:circle draw:style-name="gr1" draw:text-style-name="P1" draw:layer="layout" svg:width="0.08cm" svg:height="0.08cm" svg:x="19.289cm" svg:y="7.375cm">
          <text:p/>
        </draw:circle>
        <draw:circle draw:style-name="gr1" draw:text-style-name="P1" draw:layer="layout" svg:width="0.08cm" svg:height="0.08cm" svg:x="19.543cm" svg:y="7.375cm">
          <text:p/>
        </draw:circle>
        <draw:circle draw:style-name="gr1" draw:text-style-name="P1" draw:layer="layout" svg:width="0.08cm" svg:height="0.08cm" svg:x="19.797cm" svg:y="7.375cm">
          <text:p/>
        </draw:circle>
        <draw:circle draw:style-name="gr1" draw:text-style-name="P1" draw:layer="layout" svg:width="0.08cm" svg:height="0.08cm" svg:x="20.051cm" svg:y="7.375cm">
          <text:p/>
        </draw:circle>
        <draw:circle draw:style-name="gr1" draw:text-style-name="P1" draw:layer="layout" svg:width="0.08cm" svg:height="0.08cm" svg:x="20.305cm" svg:y="7.375cm">
          <text:p/>
        </draw:circle>
        <draw:circle draw:style-name="gr1" draw:text-style-name="P1" draw:layer="layout" svg:width="0.08cm" svg:height="0.08cm" svg:x="20.559cm" svg:y="7.375cm">
          <text:p/>
        </draw:circle>
        <draw:circle draw:style-name="gr1" draw:text-style-name="P1" draw:layer="layout" svg:width="0.08cm" svg:height="0.08cm" svg:x="20.813cm" svg:y="7.375cm">
          <text:p/>
        </draw:circle>
        <draw:circle draw:style-name="gr1" draw:text-style-name="P1" draw:layer="layout" svg:width="0.08cm" svg:height="0.08cm" svg:x="21.067cm" svg:y="7.375cm">
          <text:p/>
        </draw:circle>
        <draw:circle draw:style-name="gr1" draw:text-style-name="P1" draw:layer="layout" svg:width="0.08cm" svg:height="0.08cm" svg:x="21.321cm" svg:y="7.375cm">
          <text:p/>
        </draw:circle>
        <draw:circle draw:style-name="gr1" draw:text-style-name="P1" draw:layer="layout" svg:width="0.08cm" svg:height="0.08cm" svg:x="21.575cm" svg:y="7.375cm">
          <text:p/>
        </draw:circle>
        <draw:circle draw:style-name="gr1" draw:text-style-name="P1" draw:layer="layout" svg:width="0.08cm" svg:height="0.08cm" svg:x="21.829cm" svg:y="7.375cm">
          <text:p/>
        </draw:circle>
        <draw:circle draw:style-name="gr1" draw:text-style-name="P1" draw:layer="layout" svg:width="0.08cm" svg:height="0.08cm" svg:x="22.083cm" svg:y="7.375cm">
          <text:p/>
        </draw:circle>
        <draw:circle draw:style-name="gr1" draw:text-style-name="P1" draw:layer="layout" svg:width="0.08cm" svg:height="0.08cm" svg:x="22.337cm" svg:y="7.375cm">
          <text:p/>
        </draw:circle>
        <draw:circle draw:style-name="gr1" draw:text-style-name="P1" draw:layer="layout" svg:width="0.08cm" svg:height="0.08cm" svg:x="22.591cm" svg:y="7.375cm">
          <text:p/>
        </draw:circle>
        <draw:circle draw:style-name="gr1" draw:text-style-name="P1" draw:layer="layout" svg:width="0.08cm" svg:height="0.08cm" svg:x="22.845cm" svg:y="7.375cm">
          <text:p/>
        </draw:circle>
        <draw:circle draw:style-name="gr1" draw:text-style-name="P1" draw:layer="layout" svg:width="0.08cm" svg:height="0.08cm" svg:x="17.511cm" svg:y="7.629cm">
          <text:p/>
        </draw:circle>
        <draw:circle draw:style-name="gr1" draw:text-style-name="P1" draw:layer="layout" svg:width="0.08cm" svg:height="0.08cm" svg:x="17.765cm" svg:y="7.629cm">
          <text:p/>
        </draw:circle>
        <draw:circle draw:style-name="gr1" draw:text-style-name="P1" draw:layer="layout" svg:width="0.08cm" svg:height="0.08cm" svg:x="18.019cm" svg:y="7.629cm">
          <text:p/>
        </draw:circle>
        <draw:circle draw:style-name="gr1" draw:text-style-name="P1" draw:layer="layout" svg:width="0.08cm" svg:height="0.08cm" svg:x="18.273cm" svg:y="7.629cm">
          <text:p/>
        </draw:circle>
        <draw:circle draw:style-name="gr1" draw:text-style-name="P1" draw:layer="layout" svg:width="0.08cm" svg:height="0.08cm" svg:x="18.527cm" svg:y="7.629cm">
          <text:p/>
        </draw:circle>
        <draw:circle draw:style-name="gr1" draw:text-style-name="P1" draw:layer="layout" svg:width="0.08cm" svg:height="0.08cm" svg:x="18.781cm" svg:y="7.629cm">
          <text:p/>
        </draw:circle>
        <draw:circle draw:style-name="gr1" draw:text-style-name="P1" draw:layer="layout" svg:width="0.08cm" svg:height="0.08cm" svg:x="19.035cm" svg:y="7.629cm">
          <text:p/>
        </draw:circle>
        <draw:circle draw:style-name="gr1" draw:text-style-name="P1" draw:layer="layout" svg:width="0.08cm" svg:height="0.08cm" svg:x="19.289cm" svg:y="7.629cm">
          <text:p/>
        </draw:circle>
        <draw:circle draw:style-name="gr1" draw:text-style-name="P1" draw:layer="layout" svg:width="0.08cm" svg:height="0.08cm" svg:x="19.543cm" svg:y="7.629cm">
          <text:p/>
        </draw:circle>
        <draw:circle draw:style-name="gr1" draw:text-style-name="P1" draw:layer="layout" svg:width="0.08cm" svg:height="0.08cm" svg:x="19.797cm" svg:y="7.629cm">
          <text:p/>
        </draw:circle>
        <draw:circle draw:style-name="gr1" draw:text-style-name="P1" draw:layer="layout" svg:width="0.08cm" svg:height="0.08cm" svg:x="20.051cm" svg:y="7.629cm">
          <text:p/>
        </draw:circle>
        <draw:circle draw:style-name="gr1" draw:text-style-name="P1" draw:layer="layout" svg:width="0.08cm" svg:height="0.08cm" svg:x="20.305cm" svg:y="7.629cm">
          <text:p/>
        </draw:circle>
        <draw:circle draw:style-name="gr1" draw:text-style-name="P1" draw:layer="layout" svg:width="0.08cm" svg:height="0.08cm" svg:x="20.559cm" svg:y="7.629cm">
          <text:p/>
        </draw:circle>
        <draw:circle draw:style-name="gr1" draw:text-style-name="P1" draw:layer="layout" svg:width="0.08cm" svg:height="0.08cm" svg:x="20.813cm" svg:y="7.629cm">
          <text:p/>
        </draw:circle>
        <draw:circle draw:style-name="gr1" draw:text-style-name="P1" draw:layer="layout" svg:width="0.08cm" svg:height="0.08cm" svg:x="21.067cm" svg:y="7.629cm">
          <text:p/>
        </draw:circle>
        <draw:circle draw:style-name="gr1" draw:text-style-name="P1" draw:layer="layout" svg:width="0.08cm" svg:height="0.08cm" svg:x="21.321cm" svg:y="7.629cm">
          <text:p/>
        </draw:circle>
        <draw:circle draw:style-name="gr1" draw:text-style-name="P1" draw:layer="layout" svg:width="0.08cm" svg:height="0.08cm" svg:x="21.575cm" svg:y="7.629cm">
          <text:p/>
        </draw:circle>
        <draw:circle draw:style-name="gr1" draw:text-style-name="P1" draw:layer="layout" svg:width="0.08cm" svg:height="0.08cm" svg:x="21.829cm" svg:y="7.629cm">
          <text:p/>
        </draw:circle>
        <draw:circle draw:style-name="gr1" draw:text-style-name="P1" draw:layer="layout" svg:width="0.08cm" svg:height="0.08cm" svg:x="22.083cm" svg:y="7.629cm">
          <text:p/>
        </draw:circle>
        <draw:circle draw:style-name="gr1" draw:text-style-name="P1" draw:layer="layout" svg:width="0.08cm" svg:height="0.08cm" svg:x="22.337cm" svg:y="7.629cm">
          <text:p/>
        </draw:circle>
        <draw:circle draw:style-name="gr1" draw:text-style-name="P1" draw:layer="layout" svg:width="0.08cm" svg:height="0.08cm" svg:x="22.591cm" svg:y="7.629cm">
          <text:p/>
        </draw:circle>
        <draw:circle draw:style-name="gr1" draw:text-style-name="P1" draw:layer="layout" svg:width="0.08cm" svg:height="0.08cm" svg:x="22.845cm" svg:y="7.629cm">
          <text:p/>
        </draw:circle>
        <draw:circle draw:style-name="gr1" draw:text-style-name="P1" draw:layer="layout" svg:width="0.08cm" svg:height="0.08cm" svg:x="17.511cm" svg:y="7.883cm">
          <text:p/>
        </draw:circle>
        <draw:circle draw:style-name="gr1" draw:text-style-name="P1" draw:layer="layout" svg:width="0.08cm" svg:height="0.08cm" svg:x="17.765cm" svg:y="7.883cm">
          <text:p/>
        </draw:circle>
        <draw:circle draw:style-name="gr1" draw:text-style-name="P1" draw:layer="layout" svg:width="0.08cm" svg:height="0.08cm" svg:x="18.019cm" svg:y="7.883cm">
          <text:p/>
        </draw:circle>
        <draw:circle draw:style-name="gr1" draw:text-style-name="P1" draw:layer="layout" svg:width="0.08cm" svg:height="0.08cm" svg:x="18.273cm" svg:y="7.883cm">
          <text:p/>
        </draw:circle>
        <draw:circle draw:style-name="gr1" draw:text-style-name="P1" draw:layer="layout" svg:width="0.08cm" svg:height="0.08cm" svg:x="18.527cm" svg:y="7.883cm">
          <text:p/>
        </draw:circle>
        <draw:circle draw:style-name="gr1" draw:text-style-name="P1" draw:layer="layout" svg:width="0.08cm" svg:height="0.08cm" svg:x="18.781cm" svg:y="7.883cm">
          <text:p/>
        </draw:circle>
        <draw:circle draw:style-name="gr1" draw:text-style-name="P1" draw:layer="layout" svg:width="0.08cm" svg:height="0.08cm" svg:x="19.035cm" svg:y="7.883cm">
          <text:p/>
        </draw:circle>
        <draw:circle draw:style-name="gr1" draw:text-style-name="P1" draw:layer="layout" svg:width="0.08cm" svg:height="0.08cm" svg:x="19.289cm" svg:y="7.883cm">
          <text:p/>
        </draw:circle>
        <draw:circle draw:style-name="gr1" draw:text-style-name="P1" draw:layer="layout" svg:width="0.08cm" svg:height="0.08cm" svg:x="19.543cm" svg:y="7.883cm">
          <text:p/>
        </draw:circle>
        <draw:circle draw:style-name="gr1" draw:text-style-name="P1" draw:layer="layout" svg:width="0.08cm" svg:height="0.08cm" svg:x="19.797cm" svg:y="7.883cm">
          <text:p/>
        </draw:circle>
        <draw:circle draw:style-name="gr1" draw:text-style-name="P1" draw:layer="layout" svg:width="0.08cm" svg:height="0.08cm" svg:x="20.051cm" svg:y="7.883cm">
          <text:p/>
        </draw:circle>
        <draw:circle draw:style-name="gr1" draw:text-style-name="P1" draw:layer="layout" svg:width="0.08cm" svg:height="0.08cm" svg:x="20.305cm" svg:y="7.883cm">
          <text:p/>
        </draw:circle>
        <draw:circle draw:style-name="gr1" draw:text-style-name="P1" draw:layer="layout" svg:width="0.08cm" svg:height="0.08cm" svg:x="20.559cm" svg:y="7.883cm">
          <text:p/>
        </draw:circle>
        <draw:circle draw:style-name="gr1" draw:text-style-name="P1" draw:layer="layout" svg:width="0.08cm" svg:height="0.08cm" svg:x="20.813cm" svg:y="7.883cm">
          <text:p/>
        </draw:circle>
        <draw:circle draw:style-name="gr1" draw:text-style-name="P1" draw:layer="layout" svg:width="0.08cm" svg:height="0.08cm" svg:x="21.067cm" svg:y="7.883cm">
          <text:p/>
        </draw:circle>
        <draw:circle draw:style-name="gr1" draw:text-style-name="P1" draw:layer="layout" svg:width="0.08cm" svg:height="0.08cm" svg:x="21.321cm" svg:y="7.883cm">
          <text:p/>
        </draw:circle>
        <draw:circle draw:style-name="gr1" draw:text-style-name="P1" draw:layer="layout" svg:width="0.08cm" svg:height="0.08cm" svg:x="21.575cm" svg:y="7.883cm">
          <text:p/>
        </draw:circle>
        <draw:circle draw:style-name="gr1" draw:text-style-name="P1" draw:layer="layout" svg:width="0.08cm" svg:height="0.08cm" svg:x="21.829cm" svg:y="7.883cm">
          <text:p/>
        </draw:circle>
        <draw:circle draw:style-name="gr1" draw:text-style-name="P1" draw:layer="layout" svg:width="0.08cm" svg:height="0.08cm" svg:x="22.083cm" svg:y="7.883cm">
          <text:p/>
        </draw:circle>
        <draw:circle draw:style-name="gr1" draw:text-style-name="P1" draw:layer="layout" svg:width="0.08cm" svg:height="0.08cm" svg:x="22.337cm" svg:y="7.883cm">
          <text:p/>
        </draw:circle>
        <draw:circle draw:style-name="gr1" draw:text-style-name="P1" draw:layer="layout" svg:width="0.08cm" svg:height="0.08cm" svg:x="22.591cm" svg:y="7.883cm">
          <text:p/>
        </draw:circle>
        <draw:circle draw:style-name="gr1" draw:text-style-name="P1" draw:layer="layout" svg:width="0.08cm" svg:height="0.08cm" svg:x="22.845cm" svg:y="7.883cm">
          <text:p/>
        </draw:circle>
        <draw:circle draw:style-name="gr1" draw:text-style-name="P1" draw:layer="layout" svg:width="0.08cm" svg:height="0.08cm" svg:x="17.511cm" svg:y="7.883cm">
          <text:p/>
        </draw:circle>
        <draw:circle draw:style-name="gr1" draw:text-style-name="P1" draw:layer="layout" svg:width="0.08cm" svg:height="0.08cm" svg:x="17.765cm" svg:y="7.883cm">
          <text:p/>
        </draw:circle>
        <draw:circle draw:style-name="gr1" draw:text-style-name="P1" draw:layer="layout" svg:width="0.08cm" svg:height="0.08cm" svg:x="18.019cm" svg:y="7.883cm">
          <text:p/>
        </draw:circle>
        <draw:circle draw:style-name="gr1" draw:text-style-name="P1" draw:layer="layout" svg:width="0.08cm" svg:height="0.08cm" svg:x="18.273cm" svg:y="7.883cm">
          <text:p/>
        </draw:circle>
        <draw:circle draw:style-name="gr1" draw:text-style-name="P1" draw:layer="layout" svg:width="0.08cm" svg:height="0.08cm" svg:x="18.527cm" svg:y="7.883cm">
          <text:p/>
        </draw:circle>
        <draw:circle draw:style-name="gr1" draw:text-style-name="P1" draw:layer="layout" svg:width="0.08cm" svg:height="0.08cm" svg:x="18.781cm" svg:y="7.883cm">
          <text:p/>
        </draw:circle>
        <draw:circle draw:style-name="gr1" draw:text-style-name="P1" draw:layer="layout" svg:width="0.08cm" svg:height="0.08cm" svg:x="19.035cm" svg:y="7.883cm">
          <text:p/>
        </draw:circle>
        <draw:circle draw:style-name="gr1" draw:text-style-name="P1" draw:layer="layout" svg:width="0.08cm" svg:height="0.08cm" svg:x="19.289cm" svg:y="7.883cm">
          <text:p/>
        </draw:circle>
        <draw:circle draw:style-name="gr1" draw:text-style-name="P1" draw:layer="layout" svg:width="0.08cm" svg:height="0.08cm" svg:x="19.543cm" svg:y="7.883cm">
          <text:p/>
        </draw:circle>
        <draw:circle draw:style-name="gr1" draw:text-style-name="P1" draw:layer="layout" svg:width="0.08cm" svg:height="0.08cm" svg:x="19.797cm" svg:y="7.883cm">
          <text:p/>
        </draw:circle>
        <draw:circle draw:style-name="gr1" draw:text-style-name="P1" draw:layer="layout" svg:width="0.08cm" svg:height="0.08cm" svg:x="20.051cm" svg:y="7.883cm">
          <text:p/>
        </draw:circle>
        <draw:circle draw:style-name="gr1" draw:text-style-name="P1" draw:layer="layout" svg:width="0.08cm" svg:height="0.08cm" svg:x="20.305cm" svg:y="7.883cm">
          <text:p/>
        </draw:circle>
        <draw:circle draw:style-name="gr1" draw:text-style-name="P1" draw:layer="layout" svg:width="0.08cm" svg:height="0.08cm" svg:x="20.559cm" svg:y="7.883cm">
          <text:p/>
        </draw:circle>
        <draw:circle draw:style-name="gr1" draw:text-style-name="P1" draw:layer="layout" svg:width="0.08cm" svg:height="0.08cm" svg:x="20.813cm" svg:y="7.883cm">
          <text:p/>
        </draw:circle>
        <draw:circle draw:style-name="gr1" draw:text-style-name="P1" draw:layer="layout" svg:width="0.08cm" svg:height="0.08cm" svg:x="21.067cm" svg:y="7.883cm">
          <text:p/>
        </draw:circle>
        <draw:circle draw:style-name="gr1" draw:text-style-name="P1" draw:layer="layout" svg:width="0.08cm" svg:height="0.08cm" svg:x="21.321cm" svg:y="7.883cm">
          <text:p/>
        </draw:circle>
        <draw:circle draw:style-name="gr1" draw:text-style-name="P1" draw:layer="layout" svg:width="0.08cm" svg:height="0.08cm" svg:x="21.575cm" svg:y="7.883cm">
          <text:p/>
        </draw:circle>
        <draw:circle draw:style-name="gr1" draw:text-style-name="P1" draw:layer="layout" svg:width="0.08cm" svg:height="0.08cm" svg:x="21.829cm" svg:y="7.883cm">
          <text:p/>
        </draw:circle>
        <draw:circle draw:style-name="gr1" draw:text-style-name="P1" draw:layer="layout" svg:width="0.08cm" svg:height="0.08cm" svg:x="22.083cm" svg:y="7.883cm">
          <text:p/>
        </draw:circle>
        <draw:circle draw:style-name="gr1" draw:text-style-name="P1" draw:layer="layout" svg:width="0.08cm" svg:height="0.08cm" svg:x="22.337cm" svg:y="7.883cm">
          <text:p/>
        </draw:circle>
        <draw:circle draw:style-name="gr1" draw:text-style-name="P1" draw:layer="layout" svg:width="0.08cm" svg:height="0.08cm" svg:x="22.591cm" svg:y="7.883cm">
          <text:p/>
        </draw:circle>
        <draw:circle draw:style-name="gr1" draw:text-style-name="P1" draw:layer="layout" svg:width="0.08cm" svg:height="0.08cm" svg:x="22.845cm" svg:y="7.883cm">
          <text:p/>
        </draw:circle>
        <draw:circle draw:style-name="gr1" draw:text-style-name="P1" draw:layer="layout" svg:width="0.08cm" svg:height="0.08cm" svg:x="17.511cm" svg:y="8.137cm">
          <text:p/>
        </draw:circle>
        <draw:circle draw:style-name="gr1" draw:text-style-name="P1" draw:layer="layout" svg:width="0.08cm" svg:height="0.08cm" svg:x="17.765cm" svg:y="8.137cm">
          <text:p/>
        </draw:circle>
        <draw:circle draw:style-name="gr1" draw:text-style-name="P1" draw:layer="layout" svg:width="0.08cm" svg:height="0.08cm" svg:x="18.019cm" svg:y="8.137cm">
          <text:p/>
        </draw:circle>
        <draw:circle draw:style-name="gr1" draw:text-style-name="P1" draw:layer="layout" svg:width="0.08cm" svg:height="0.08cm" svg:x="18.273cm" svg:y="8.137cm">
          <text:p/>
        </draw:circle>
        <draw:circle draw:style-name="gr1" draw:text-style-name="P1" draw:layer="layout" svg:width="0.08cm" svg:height="0.08cm" svg:x="18.527cm" svg:y="8.137cm">
          <text:p/>
        </draw:circle>
        <draw:circle draw:style-name="gr1" draw:text-style-name="P1" draw:layer="layout" svg:width="0.08cm" svg:height="0.08cm" svg:x="18.781cm" svg:y="8.137cm">
          <text:p/>
        </draw:circle>
        <draw:circle draw:style-name="gr1" draw:text-style-name="P1" draw:layer="layout" svg:width="0.08cm" svg:height="0.08cm" svg:x="19.035cm" svg:y="8.137cm">
          <text:p/>
        </draw:circle>
        <draw:circle draw:style-name="gr1" draw:text-style-name="P1" draw:layer="layout" svg:width="0.08cm" svg:height="0.08cm" svg:x="19.289cm" svg:y="8.137cm">
          <text:p/>
        </draw:circle>
        <draw:circle draw:style-name="gr1" draw:text-style-name="P1" draw:layer="layout" svg:width="0.08cm" svg:height="0.08cm" svg:x="19.543cm" svg:y="8.137cm">
          <text:p/>
        </draw:circle>
        <draw:circle draw:style-name="gr1" draw:text-style-name="P1" draw:layer="layout" svg:width="0.08cm" svg:height="0.08cm" svg:x="19.797cm" svg:y="8.137cm">
          <text:p/>
        </draw:circle>
        <draw:circle draw:style-name="gr1" draw:text-style-name="P1" draw:layer="layout" svg:width="0.08cm" svg:height="0.08cm" svg:x="20.051cm" svg:y="8.137cm">
          <text:p/>
        </draw:circle>
        <draw:circle draw:style-name="gr1" draw:text-style-name="P1" draw:layer="layout" svg:width="0.08cm" svg:height="0.08cm" svg:x="20.305cm" svg:y="8.137cm">
          <text:p/>
        </draw:circle>
        <draw:circle draw:style-name="gr1" draw:text-style-name="P1" draw:layer="layout" svg:width="0.08cm" svg:height="0.08cm" svg:x="20.559cm" svg:y="8.137cm">
          <text:p/>
        </draw:circle>
        <draw:circle draw:style-name="gr1" draw:text-style-name="P1" draw:layer="layout" svg:width="0.08cm" svg:height="0.08cm" svg:x="20.813cm" svg:y="8.137cm">
          <text:p/>
        </draw:circle>
        <draw:circle draw:style-name="gr1" draw:text-style-name="P1" draw:layer="layout" svg:width="0.08cm" svg:height="0.08cm" svg:x="21.067cm" svg:y="8.137cm">
          <text:p/>
        </draw:circle>
        <draw:circle draw:style-name="gr1" draw:text-style-name="P1" draw:layer="layout" svg:width="0.08cm" svg:height="0.08cm" svg:x="21.321cm" svg:y="8.137cm">
          <text:p/>
        </draw:circle>
        <draw:circle draw:style-name="gr1" draw:text-style-name="P1" draw:layer="layout" svg:width="0.08cm" svg:height="0.08cm" svg:x="21.575cm" svg:y="8.137cm">
          <text:p/>
        </draw:circle>
        <draw:circle draw:style-name="gr1" draw:text-style-name="P1" draw:layer="layout" svg:width="0.08cm" svg:height="0.08cm" svg:x="21.829cm" svg:y="8.137cm">
          <text:p/>
        </draw:circle>
        <draw:circle draw:style-name="gr1" draw:text-style-name="P1" draw:layer="layout" svg:width="0.08cm" svg:height="0.08cm" svg:x="22.083cm" svg:y="8.137cm">
          <text:p/>
        </draw:circle>
        <draw:circle draw:style-name="gr1" draw:text-style-name="P1" draw:layer="layout" svg:width="0.08cm" svg:height="0.08cm" svg:x="22.337cm" svg:y="8.137cm">
          <text:p/>
        </draw:circle>
        <draw:circle draw:style-name="gr1" draw:text-style-name="P1" draw:layer="layout" svg:width="0.08cm" svg:height="0.08cm" svg:x="22.591cm" svg:y="8.137cm">
          <text:p/>
        </draw:circle>
        <draw:circle draw:style-name="gr1" draw:text-style-name="P1" draw:layer="layout" svg:width="0.08cm" svg:height="0.08cm" svg:x="22.845cm" svg:y="8.137cm">
          <text:p/>
        </draw:circle>
        <draw:circle draw:style-name="gr1" draw:text-style-name="P1" draw:layer="layout" svg:width="0.08cm" svg:height="0.08cm" svg:x="17.511cm" svg:y="8.391cm">
          <text:p/>
        </draw:circle>
        <draw:circle draw:style-name="gr1" draw:text-style-name="P1" draw:layer="layout" svg:width="0.08cm" svg:height="0.08cm" svg:x="17.765cm" svg:y="8.391cm">
          <text:p/>
        </draw:circle>
        <draw:circle draw:style-name="gr1" draw:text-style-name="P1" draw:layer="layout" svg:width="0.08cm" svg:height="0.08cm" svg:x="18.019cm" svg:y="8.391cm">
          <text:p/>
        </draw:circle>
        <draw:circle draw:style-name="gr1" draw:text-style-name="P1" draw:layer="layout" svg:width="0.08cm" svg:height="0.08cm" svg:x="18.273cm" svg:y="8.391cm">
          <text:p/>
        </draw:circle>
        <draw:circle draw:style-name="gr1" draw:text-style-name="P1" draw:layer="layout" svg:width="0.08cm" svg:height="0.08cm" svg:x="18.527cm" svg:y="8.391cm">
          <text:p/>
        </draw:circle>
        <draw:circle draw:style-name="gr1" draw:text-style-name="P1" draw:layer="layout" svg:width="0.08cm" svg:height="0.08cm" svg:x="18.781cm" svg:y="8.391cm">
          <text:p/>
        </draw:circle>
        <draw:circle draw:style-name="gr1" draw:text-style-name="P1" draw:layer="layout" svg:width="0.08cm" svg:height="0.08cm" svg:x="19.035cm" svg:y="8.391cm">
          <text:p/>
        </draw:circle>
        <draw:circle draw:style-name="gr1" draw:text-style-name="P1" draw:layer="layout" svg:width="0.08cm" svg:height="0.08cm" svg:x="19.289cm" svg:y="8.391cm">
          <text:p/>
        </draw:circle>
        <draw:circle draw:style-name="gr1" draw:text-style-name="P1" draw:layer="layout" svg:width="0.08cm" svg:height="0.08cm" svg:x="19.543cm" svg:y="8.391cm">
          <text:p/>
        </draw:circle>
        <draw:circle draw:style-name="gr1" draw:text-style-name="P1" draw:layer="layout" svg:width="0.08cm" svg:height="0.08cm" svg:x="19.797cm" svg:y="8.391cm">
          <text:p/>
        </draw:circle>
        <draw:circle draw:style-name="gr1" draw:text-style-name="P1" draw:layer="layout" svg:width="0.08cm" svg:height="0.08cm" svg:x="20.051cm" svg:y="8.391cm">
          <text:p/>
        </draw:circle>
        <draw:circle draw:style-name="gr1" draw:text-style-name="P1" draw:layer="layout" svg:width="0.08cm" svg:height="0.08cm" svg:x="20.305cm" svg:y="8.391cm">
          <text:p/>
        </draw:circle>
        <draw:circle draw:style-name="gr1" draw:text-style-name="P1" draw:layer="layout" svg:width="0.08cm" svg:height="0.08cm" svg:x="20.559cm" svg:y="8.391cm">
          <text:p/>
        </draw:circle>
        <draw:circle draw:style-name="gr1" draw:text-style-name="P1" draw:layer="layout" svg:width="0.08cm" svg:height="0.08cm" svg:x="20.813cm" svg:y="8.391cm">
          <text:p/>
        </draw:circle>
        <draw:circle draw:style-name="gr1" draw:text-style-name="P1" draw:layer="layout" svg:width="0.08cm" svg:height="0.08cm" svg:x="21.067cm" svg:y="8.391cm">
          <text:p/>
        </draw:circle>
        <draw:circle draw:style-name="gr1" draw:text-style-name="P1" draw:layer="layout" svg:width="0.08cm" svg:height="0.08cm" svg:x="21.321cm" svg:y="8.391cm">
          <text:p/>
        </draw:circle>
        <draw:circle draw:style-name="gr1" draw:text-style-name="P1" draw:layer="layout" svg:width="0.08cm" svg:height="0.08cm" svg:x="21.575cm" svg:y="8.391cm">
          <text:p/>
        </draw:circle>
        <draw:circle draw:style-name="gr1" draw:text-style-name="P1" draw:layer="layout" svg:width="0.08cm" svg:height="0.08cm" svg:x="21.829cm" svg:y="8.391cm">
          <text:p/>
        </draw:circle>
        <draw:circle draw:style-name="gr1" draw:text-style-name="P1" draw:layer="layout" svg:width="0.08cm" svg:height="0.08cm" svg:x="22.083cm" svg:y="8.391cm">
          <text:p/>
        </draw:circle>
        <draw:circle draw:style-name="gr1" draw:text-style-name="P1" draw:layer="layout" svg:width="0.08cm" svg:height="0.08cm" svg:x="22.337cm" svg:y="8.391cm">
          <text:p/>
        </draw:circle>
        <draw:circle draw:style-name="gr1" draw:text-style-name="P1" draw:layer="layout" svg:width="0.08cm" svg:height="0.08cm" svg:x="22.591cm" svg:y="8.391cm">
          <text:p/>
        </draw:circle>
        <draw:circle draw:style-name="gr1" draw:text-style-name="P1" draw:layer="layout" svg:width="0.08cm" svg:height="0.08cm" svg:x="22.845cm" svg:y="8.391cm">
          <text:p/>
        </draw:circle>
        <draw:circle draw:style-name="gr1" draw:text-style-name="P1" draw:layer="layout" svg:width="0.08cm" svg:height="0.08cm" svg:x="17.511cm" svg:y="8.645cm">
          <text:p/>
        </draw:circle>
        <draw:circle draw:style-name="gr1" draw:text-style-name="P1" draw:layer="layout" svg:width="0.08cm" svg:height="0.08cm" svg:x="17.765cm" svg:y="8.645cm">
          <text:p/>
        </draw:circle>
        <draw:circle draw:style-name="gr1" draw:text-style-name="P1" draw:layer="layout" svg:width="0.08cm" svg:height="0.08cm" svg:x="18.019cm" svg:y="8.645cm">
          <text:p/>
        </draw:circle>
        <draw:circle draw:style-name="gr1" draw:text-style-name="P1" draw:layer="layout" svg:width="0.08cm" svg:height="0.08cm" svg:x="18.273cm" svg:y="8.645cm">
          <text:p/>
        </draw:circle>
        <draw:circle draw:style-name="gr1" draw:text-style-name="P1" draw:layer="layout" svg:width="0.08cm" svg:height="0.08cm" svg:x="18.527cm" svg:y="8.645cm">
          <text:p/>
        </draw:circle>
        <draw:circle draw:style-name="gr1" draw:text-style-name="P1" draw:layer="layout" svg:width="0.08cm" svg:height="0.08cm" svg:x="18.781cm" svg:y="8.645cm">
          <text:p/>
        </draw:circle>
        <draw:circle draw:style-name="gr1" draw:text-style-name="P1" draw:layer="layout" svg:width="0.08cm" svg:height="0.08cm" svg:x="19.035cm" svg:y="8.645cm">
          <text:p/>
        </draw:circle>
        <draw:circle draw:style-name="gr1" draw:text-style-name="P1" draw:layer="layout" svg:width="0.08cm" svg:height="0.08cm" svg:x="19.289cm" svg:y="8.645cm">
          <text:p/>
        </draw:circle>
        <draw:circle draw:style-name="gr1" draw:text-style-name="P1" draw:layer="layout" svg:width="0.08cm" svg:height="0.08cm" svg:x="19.543cm" svg:y="8.645cm">
          <text:p/>
        </draw:circle>
        <draw:circle draw:style-name="gr1" draw:text-style-name="P1" draw:layer="layout" svg:width="0.08cm" svg:height="0.08cm" svg:x="19.797cm" svg:y="8.645cm">
          <text:p/>
        </draw:circle>
        <draw:circle draw:style-name="gr1" draw:text-style-name="P1" draw:layer="layout" svg:width="0.08cm" svg:height="0.08cm" svg:x="20.051cm" svg:y="8.645cm">
          <text:p/>
        </draw:circle>
        <draw:circle draw:style-name="gr1" draw:text-style-name="P1" draw:layer="layout" svg:width="0.08cm" svg:height="0.08cm" svg:x="20.305cm" svg:y="8.645cm">
          <text:p/>
        </draw:circle>
        <draw:circle draw:style-name="gr1" draw:text-style-name="P1" draw:layer="layout" svg:width="0.08cm" svg:height="0.08cm" svg:x="20.559cm" svg:y="8.645cm">
          <text:p/>
        </draw:circle>
        <draw:circle draw:style-name="gr1" draw:text-style-name="P1" draw:layer="layout" svg:width="0.08cm" svg:height="0.08cm" svg:x="20.813cm" svg:y="8.645cm">
          <text:p/>
        </draw:circle>
        <draw:circle draw:style-name="gr1" draw:text-style-name="P1" draw:layer="layout" svg:width="0.08cm" svg:height="0.08cm" svg:x="21.067cm" svg:y="8.645cm">
          <text:p/>
        </draw:circle>
        <draw:circle draw:style-name="gr1" draw:text-style-name="P1" draw:layer="layout" svg:width="0.08cm" svg:height="0.08cm" svg:x="21.321cm" svg:y="8.645cm">
          <text:p/>
        </draw:circle>
        <draw:circle draw:style-name="gr1" draw:text-style-name="P1" draw:layer="layout" svg:width="0.08cm" svg:height="0.08cm" svg:x="21.575cm" svg:y="8.645cm">
          <text:p/>
        </draw:circle>
        <draw:circle draw:style-name="gr1" draw:text-style-name="P1" draw:layer="layout" svg:width="0.08cm" svg:height="0.08cm" svg:x="21.829cm" svg:y="8.645cm">
          <text:p/>
        </draw:circle>
        <draw:circle draw:style-name="gr1" draw:text-style-name="P1" draw:layer="layout" svg:width="0.08cm" svg:height="0.08cm" svg:x="22.083cm" svg:y="8.645cm">
          <text:p/>
        </draw:circle>
        <draw:circle draw:style-name="gr1" draw:text-style-name="P1" draw:layer="layout" svg:width="0.08cm" svg:height="0.08cm" svg:x="22.337cm" svg:y="8.645cm">
          <text:p/>
        </draw:circle>
        <draw:circle draw:style-name="gr1" draw:text-style-name="P1" draw:layer="layout" svg:width="0.08cm" svg:height="0.08cm" svg:x="22.591cm" svg:y="8.645cm">
          <text:p/>
        </draw:circle>
        <draw:circle draw:style-name="gr1" draw:text-style-name="P1" draw:layer="layout" svg:width="0.08cm" svg:height="0.08cm" svg:x="22.845cm" svg:y="8.645cm">
          <text:p/>
        </draw:circle>
        <draw:circle draw:style-name="gr1" draw:text-style-name="P1" draw:layer="layout" svg:width="0.08cm" svg:height="0.08cm" svg:x="17.511cm" svg:y="8.899cm">
          <text:p/>
        </draw:circle>
        <draw:circle draw:style-name="gr1" draw:text-style-name="P1" draw:layer="layout" svg:width="0.08cm" svg:height="0.08cm" svg:x="17.765cm" svg:y="8.899cm">
          <text:p/>
        </draw:circle>
        <draw:circle draw:style-name="gr1" draw:text-style-name="P1" draw:layer="layout" svg:width="0.08cm" svg:height="0.08cm" svg:x="18.019cm" svg:y="8.899cm">
          <text:p/>
        </draw:circle>
        <draw:circle draw:style-name="gr1" draw:text-style-name="P1" draw:layer="layout" svg:width="0.08cm" svg:height="0.08cm" svg:x="18.273cm" svg:y="8.899cm">
          <text:p/>
        </draw:circle>
        <draw:circle draw:style-name="gr1" draw:text-style-name="P1" draw:layer="layout" svg:width="0.08cm" svg:height="0.08cm" svg:x="18.527cm" svg:y="8.899cm">
          <text:p/>
        </draw:circle>
        <draw:circle draw:style-name="gr1" draw:text-style-name="P1" draw:layer="layout" svg:width="0.08cm" svg:height="0.08cm" svg:x="18.781cm" svg:y="8.899cm">
          <text:p/>
        </draw:circle>
        <draw:circle draw:style-name="gr1" draw:text-style-name="P1" draw:layer="layout" svg:width="0.08cm" svg:height="0.08cm" svg:x="19.035cm" svg:y="8.899cm">
          <text:p/>
        </draw:circle>
        <draw:circle draw:style-name="gr1" draw:text-style-name="P1" draw:layer="layout" svg:width="0.08cm" svg:height="0.08cm" svg:x="19.289cm" svg:y="8.899cm">
          <text:p/>
        </draw:circle>
        <draw:circle draw:style-name="gr1" draw:text-style-name="P1" draw:layer="layout" svg:width="0.08cm" svg:height="0.08cm" svg:x="19.543cm" svg:y="8.899cm">
          <text:p/>
        </draw:circle>
        <draw:circle draw:style-name="gr1" draw:text-style-name="P1" draw:layer="layout" svg:width="0.08cm" svg:height="0.08cm" svg:x="19.797cm" svg:y="8.899cm">
          <text:p/>
        </draw:circle>
        <draw:circle draw:style-name="gr1" draw:text-style-name="P1" draw:layer="layout" svg:width="0.08cm" svg:height="0.08cm" svg:x="20.051cm" svg:y="8.899cm">
          <text:p/>
        </draw:circle>
        <draw:circle draw:style-name="gr1" draw:text-style-name="P1" draw:layer="layout" svg:width="0.08cm" svg:height="0.08cm" svg:x="20.305cm" svg:y="8.899cm">
          <text:p/>
        </draw:circle>
        <draw:circle draw:style-name="gr1" draw:text-style-name="P1" draw:layer="layout" svg:width="0.08cm" svg:height="0.08cm" svg:x="20.559cm" svg:y="8.899cm">
          <text:p/>
        </draw:circle>
        <draw:circle draw:style-name="gr1" draw:text-style-name="P1" draw:layer="layout" svg:width="0.08cm" svg:height="0.08cm" svg:x="20.813cm" svg:y="8.899cm">
          <text:p/>
        </draw:circle>
        <draw:circle draw:style-name="gr1" draw:text-style-name="P1" draw:layer="layout" svg:width="0.08cm" svg:height="0.08cm" svg:x="21.067cm" svg:y="8.899cm">
          <text:p/>
        </draw:circle>
        <draw:circle draw:style-name="gr1" draw:text-style-name="P1" draw:layer="layout" svg:width="0.08cm" svg:height="0.08cm" svg:x="21.321cm" svg:y="8.899cm">
          <text:p/>
        </draw:circle>
        <draw:circle draw:style-name="gr1" draw:text-style-name="P1" draw:layer="layout" svg:width="0.08cm" svg:height="0.08cm" svg:x="21.575cm" svg:y="8.899cm">
          <text:p/>
        </draw:circle>
        <draw:circle draw:style-name="gr1" draw:text-style-name="P1" draw:layer="layout" svg:width="0.08cm" svg:height="0.08cm" svg:x="21.829cm" svg:y="8.899cm">
          <text:p/>
        </draw:circle>
        <draw:circle draw:style-name="gr1" draw:text-style-name="P1" draw:layer="layout" svg:width="0.08cm" svg:height="0.08cm" svg:x="22.083cm" svg:y="8.899cm">
          <text:p/>
        </draw:circle>
        <draw:circle draw:style-name="gr1" draw:text-style-name="P1" draw:layer="layout" svg:width="0.08cm" svg:height="0.08cm" svg:x="22.337cm" svg:y="8.899cm">
          <text:p/>
        </draw:circle>
        <draw:circle draw:style-name="gr1" draw:text-style-name="P1" draw:layer="layout" svg:width="0.08cm" svg:height="0.08cm" svg:x="22.591cm" svg:y="8.899cm">
          <text:p/>
        </draw:circle>
        <draw:circle draw:style-name="gr1" draw:text-style-name="P1" draw:layer="layout" svg:width="0.08cm" svg:height="0.08cm" svg:x="22.845cm" svg:y="8.899cm">
          <text:p/>
        </draw:circle>
        <draw:circle draw:style-name="gr1" draw:text-style-name="P1" draw:layer="layout" svg:width="0.08cm" svg:height="0.08cm" svg:x="17.511cm" svg:y="9.153cm">
          <text:p/>
        </draw:circle>
        <draw:circle draw:style-name="gr1" draw:text-style-name="P1" draw:layer="layout" svg:width="0.08cm" svg:height="0.08cm" svg:x="17.765cm" svg:y="9.153cm">
          <text:p/>
        </draw:circle>
        <draw:circle draw:style-name="gr1" draw:text-style-name="P1" draw:layer="layout" svg:width="0.08cm" svg:height="0.08cm" svg:x="18.019cm" svg:y="9.153cm">
          <text:p/>
        </draw:circle>
        <draw:circle draw:style-name="gr1" draw:text-style-name="P1" draw:layer="layout" svg:width="0.08cm" svg:height="0.08cm" svg:x="18.273cm" svg:y="9.153cm">
          <text:p/>
        </draw:circle>
        <draw:circle draw:style-name="gr1" draw:text-style-name="P1" draw:layer="layout" svg:width="0.08cm" svg:height="0.08cm" svg:x="18.527cm" svg:y="9.153cm">
          <text:p/>
        </draw:circle>
        <draw:circle draw:style-name="gr1" draw:text-style-name="P1" draw:layer="layout" svg:width="0.08cm" svg:height="0.08cm" svg:x="18.781cm" svg:y="9.153cm">
          <text:p/>
        </draw:circle>
        <draw:circle draw:style-name="gr1" draw:text-style-name="P1" draw:layer="layout" svg:width="0.08cm" svg:height="0.08cm" svg:x="19.035cm" svg:y="9.153cm">
          <text:p/>
        </draw:circle>
        <draw:circle draw:style-name="gr1" draw:text-style-name="P1" draw:layer="layout" svg:width="0.08cm" svg:height="0.08cm" svg:x="19.289cm" svg:y="9.153cm">
          <text:p/>
        </draw:circle>
        <draw:circle draw:style-name="gr1" draw:text-style-name="P1" draw:layer="layout" svg:width="0.08cm" svg:height="0.08cm" svg:x="19.543cm" svg:y="9.153cm">
          <text:p/>
        </draw:circle>
        <draw:circle draw:style-name="gr1" draw:text-style-name="P1" draw:layer="layout" svg:width="0.08cm" svg:height="0.08cm" svg:x="19.797cm" svg:y="9.153cm">
          <text:p/>
        </draw:circle>
        <draw:circle draw:style-name="gr1" draw:text-style-name="P1" draw:layer="layout" svg:width="0.08cm" svg:height="0.08cm" svg:x="20.051cm" svg:y="9.153cm">
          <text:p/>
        </draw:circle>
        <draw:circle draw:style-name="gr1" draw:text-style-name="P1" draw:layer="layout" svg:width="0.08cm" svg:height="0.08cm" svg:x="20.305cm" svg:y="9.153cm">
          <text:p/>
        </draw:circle>
        <draw:circle draw:style-name="gr1" draw:text-style-name="P1" draw:layer="layout" svg:width="0.08cm" svg:height="0.08cm" svg:x="20.559cm" svg:y="9.153cm">
          <text:p/>
        </draw:circle>
        <draw:circle draw:style-name="gr1" draw:text-style-name="P1" draw:layer="layout" svg:width="0.08cm" svg:height="0.08cm" svg:x="20.813cm" svg:y="9.153cm">
          <text:p/>
        </draw:circle>
        <draw:circle draw:style-name="gr1" draw:text-style-name="P1" draw:layer="layout" svg:width="0.08cm" svg:height="0.08cm" svg:x="21.067cm" svg:y="9.153cm">
          <text:p/>
        </draw:circle>
        <draw:circle draw:style-name="gr1" draw:text-style-name="P1" draw:layer="layout" svg:width="0.08cm" svg:height="0.08cm" svg:x="21.321cm" svg:y="9.153cm">
          <text:p/>
        </draw:circle>
        <draw:circle draw:style-name="gr1" draw:text-style-name="P1" draw:layer="layout" svg:width="0.08cm" svg:height="0.08cm" svg:x="21.575cm" svg:y="9.153cm">
          <text:p/>
        </draw:circle>
        <draw:circle draw:style-name="gr1" draw:text-style-name="P1" draw:layer="layout" svg:width="0.08cm" svg:height="0.08cm" svg:x="21.829cm" svg:y="9.153cm">
          <text:p/>
        </draw:circle>
        <draw:circle draw:style-name="gr1" draw:text-style-name="P1" draw:layer="layout" svg:width="0.08cm" svg:height="0.08cm" svg:x="22.083cm" svg:y="9.153cm">
          <text:p/>
        </draw:circle>
        <draw:circle draw:style-name="gr1" draw:text-style-name="P1" draw:layer="layout" svg:width="0.08cm" svg:height="0.08cm" svg:x="22.337cm" svg:y="9.153cm">
          <text:p/>
        </draw:circle>
        <draw:circle draw:style-name="gr1" draw:text-style-name="P1" draw:layer="layout" svg:width="0.08cm" svg:height="0.08cm" svg:x="22.591cm" svg:y="9.153cm">
          <text:p/>
        </draw:circle>
        <draw:circle draw:style-name="gr1" draw:text-style-name="P1" draw:layer="layout" svg:width="0.08cm" svg:height="0.08cm" svg:x="22.845cm" svg:y="9.153cm">
          <text:p/>
        </draw:circle>
        <draw:circle draw:style-name="gr1" draw:text-style-name="P1" draw:layer="layout" svg:width="0.08cm" svg:height="0.08cm" svg:x="17.511cm" svg:y="9.153cm">
          <text:p/>
        </draw:circle>
        <draw:circle draw:style-name="gr1" draw:text-style-name="P1" draw:layer="layout" svg:width="0.08cm" svg:height="0.08cm" svg:x="17.765cm" svg:y="9.153cm">
          <text:p/>
        </draw:circle>
        <draw:circle draw:style-name="gr1" draw:text-style-name="P1" draw:layer="layout" svg:width="0.08cm" svg:height="0.08cm" svg:x="18.019cm" svg:y="9.153cm">
          <text:p/>
        </draw:circle>
        <draw:circle draw:style-name="gr1" draw:text-style-name="P1" draw:layer="layout" svg:width="0.08cm" svg:height="0.08cm" svg:x="18.273cm" svg:y="9.153cm">
          <text:p/>
        </draw:circle>
        <draw:circle draw:style-name="gr1" draw:text-style-name="P1" draw:layer="layout" svg:width="0.08cm" svg:height="0.08cm" svg:x="18.527cm" svg:y="9.153cm">
          <text:p/>
        </draw:circle>
        <draw:circle draw:style-name="gr1" draw:text-style-name="P1" draw:layer="layout" svg:width="0.08cm" svg:height="0.08cm" svg:x="18.781cm" svg:y="9.153cm">
          <text:p/>
        </draw:circle>
        <draw:circle draw:style-name="gr1" draw:text-style-name="P1" draw:layer="layout" svg:width="0.08cm" svg:height="0.08cm" svg:x="19.035cm" svg:y="9.153cm">
          <text:p/>
        </draw:circle>
        <draw:circle draw:style-name="gr1" draw:text-style-name="P1" draw:layer="layout" svg:width="0.08cm" svg:height="0.08cm" svg:x="19.289cm" svg:y="9.153cm">
          <text:p/>
        </draw:circle>
        <draw:circle draw:style-name="gr1" draw:text-style-name="P1" draw:layer="layout" svg:width="0.08cm" svg:height="0.08cm" svg:x="19.543cm" svg:y="9.153cm">
          <text:p/>
        </draw:circle>
        <draw:circle draw:style-name="gr1" draw:text-style-name="P1" draw:layer="layout" svg:width="0.08cm" svg:height="0.08cm" svg:x="19.797cm" svg:y="9.153cm">
          <text:p/>
        </draw:circle>
        <draw:circle draw:style-name="gr1" draw:text-style-name="P1" draw:layer="layout" svg:width="0.08cm" svg:height="0.08cm" svg:x="20.051cm" svg:y="9.153cm">
          <text:p/>
        </draw:circle>
        <draw:circle draw:style-name="gr1" draw:text-style-name="P1" draw:layer="layout" svg:width="0.08cm" svg:height="0.08cm" svg:x="20.305cm" svg:y="9.153cm">
          <text:p/>
        </draw:circle>
        <draw:circle draw:style-name="gr1" draw:text-style-name="P1" draw:layer="layout" svg:width="0.08cm" svg:height="0.08cm" svg:x="20.559cm" svg:y="9.153cm">
          <text:p/>
        </draw:circle>
        <draw:circle draw:style-name="gr1" draw:text-style-name="P1" draw:layer="layout" svg:width="0.08cm" svg:height="0.08cm" svg:x="20.813cm" svg:y="9.153cm">
          <text:p/>
        </draw:circle>
        <draw:circle draw:style-name="gr1" draw:text-style-name="P1" draw:layer="layout" svg:width="0.08cm" svg:height="0.08cm" svg:x="21.067cm" svg:y="9.153cm">
          <text:p/>
        </draw:circle>
        <draw:circle draw:style-name="gr1" draw:text-style-name="P1" draw:layer="layout" svg:width="0.08cm" svg:height="0.08cm" svg:x="21.321cm" svg:y="9.153cm">
          <text:p/>
        </draw:circle>
        <draw:circle draw:style-name="gr1" draw:text-style-name="P1" draw:layer="layout" svg:width="0.08cm" svg:height="0.08cm" svg:x="21.575cm" svg:y="9.153cm">
          <text:p/>
        </draw:circle>
        <draw:circle draw:style-name="gr1" draw:text-style-name="P1" draw:layer="layout" svg:width="0.08cm" svg:height="0.08cm" svg:x="21.829cm" svg:y="9.153cm">
          <text:p/>
        </draw:circle>
        <draw:circle draw:style-name="gr1" draw:text-style-name="P1" draw:layer="layout" svg:width="0.08cm" svg:height="0.08cm" svg:x="22.083cm" svg:y="9.153cm">
          <text:p/>
        </draw:circle>
        <draw:circle draw:style-name="gr1" draw:text-style-name="P1" draw:layer="layout" svg:width="0.08cm" svg:height="0.08cm" svg:x="22.337cm" svg:y="9.153cm">
          <text:p/>
        </draw:circle>
        <draw:circle draw:style-name="gr1" draw:text-style-name="P1" draw:layer="layout" svg:width="0.08cm" svg:height="0.08cm" svg:x="22.591cm" svg:y="9.153cm">
          <text:p/>
        </draw:circle>
        <draw:circle draw:style-name="gr1" draw:text-style-name="P1" draw:layer="layout" svg:width="0.08cm" svg:height="0.08cm" svg:x="22.845cm" svg:y="9.153cm">
          <text:p/>
        </draw:circle>
        <draw:circle draw:style-name="gr1" draw:text-style-name="P1" draw:layer="layout" svg:width="0.08cm" svg:height="0.08cm" svg:x="17.511cm" svg:y="9.407cm">
          <text:p/>
        </draw:circle>
        <draw:circle draw:style-name="gr1" draw:text-style-name="P1" draw:layer="layout" svg:width="0.08cm" svg:height="0.08cm" svg:x="17.765cm" svg:y="9.407cm">
          <text:p/>
        </draw:circle>
        <draw:circle draw:style-name="gr1" draw:text-style-name="P1" draw:layer="layout" svg:width="0.08cm" svg:height="0.08cm" svg:x="18.019cm" svg:y="9.407cm">
          <text:p/>
        </draw:circle>
        <draw:circle draw:style-name="gr1" draw:text-style-name="P1" draw:layer="layout" svg:width="0.08cm" svg:height="0.08cm" svg:x="18.273cm" svg:y="9.407cm">
          <text:p/>
        </draw:circle>
        <draw:circle draw:style-name="gr1" draw:text-style-name="P1" draw:layer="layout" svg:width="0.08cm" svg:height="0.08cm" svg:x="18.527cm" svg:y="9.407cm">
          <text:p/>
        </draw:circle>
        <draw:circle draw:style-name="gr1" draw:text-style-name="P1" draw:layer="layout" svg:width="0.08cm" svg:height="0.08cm" svg:x="18.781cm" svg:y="9.407cm">
          <text:p/>
        </draw:circle>
        <draw:circle draw:style-name="gr1" draw:text-style-name="P1" draw:layer="layout" svg:width="0.08cm" svg:height="0.08cm" svg:x="19.035cm" svg:y="9.407cm">
          <text:p/>
        </draw:circle>
        <draw:circle draw:style-name="gr1" draw:text-style-name="P1" draw:layer="layout" svg:width="0.08cm" svg:height="0.08cm" svg:x="19.289cm" svg:y="9.407cm">
          <text:p/>
        </draw:circle>
        <draw:circle draw:style-name="gr1" draw:text-style-name="P1" draw:layer="layout" svg:width="0.08cm" svg:height="0.08cm" svg:x="19.543cm" svg:y="9.407cm">
          <text:p/>
        </draw:circle>
        <draw:circle draw:style-name="gr1" draw:text-style-name="P1" draw:layer="layout" svg:width="0.08cm" svg:height="0.08cm" svg:x="19.797cm" svg:y="9.407cm">
          <text:p/>
        </draw:circle>
        <draw:circle draw:style-name="gr1" draw:text-style-name="P1" draw:layer="layout" svg:width="0.08cm" svg:height="0.08cm" svg:x="20.051cm" svg:y="9.407cm">
          <text:p/>
        </draw:circle>
        <draw:circle draw:style-name="gr1" draw:text-style-name="P1" draw:layer="layout" svg:width="0.08cm" svg:height="0.08cm" svg:x="20.305cm" svg:y="9.407cm">
          <text:p/>
        </draw:circle>
        <draw:circle draw:style-name="gr1" draw:text-style-name="P1" draw:layer="layout" svg:width="0.08cm" svg:height="0.08cm" svg:x="20.559cm" svg:y="9.407cm">
          <text:p/>
        </draw:circle>
        <draw:circle draw:style-name="gr1" draw:text-style-name="P1" draw:layer="layout" svg:width="0.08cm" svg:height="0.08cm" svg:x="20.813cm" svg:y="9.407cm">
          <text:p/>
        </draw:circle>
        <draw:circle draw:style-name="gr1" draw:text-style-name="P1" draw:layer="layout" svg:width="0.08cm" svg:height="0.08cm" svg:x="21.067cm" svg:y="9.407cm">
          <text:p/>
        </draw:circle>
        <draw:circle draw:style-name="gr1" draw:text-style-name="P1" draw:layer="layout" svg:width="0.08cm" svg:height="0.08cm" svg:x="21.321cm" svg:y="9.407cm">
          <text:p/>
        </draw:circle>
        <draw:circle draw:style-name="gr1" draw:text-style-name="P1" draw:layer="layout" svg:width="0.08cm" svg:height="0.08cm" svg:x="21.575cm" svg:y="9.407cm">
          <text:p/>
        </draw:circle>
        <draw:circle draw:style-name="gr1" draw:text-style-name="P1" draw:layer="layout" svg:width="0.08cm" svg:height="0.08cm" svg:x="21.829cm" svg:y="9.407cm">
          <text:p/>
        </draw:circle>
        <draw:circle draw:style-name="gr1" draw:text-style-name="P1" draw:layer="layout" svg:width="0.08cm" svg:height="0.08cm" svg:x="22.083cm" svg:y="9.407cm">
          <text:p/>
        </draw:circle>
        <draw:circle draw:style-name="gr1" draw:text-style-name="P1" draw:layer="layout" svg:width="0.08cm" svg:height="0.08cm" svg:x="22.337cm" svg:y="9.407cm">
          <text:p/>
        </draw:circle>
        <draw:circle draw:style-name="gr1" draw:text-style-name="P1" draw:layer="layout" svg:width="0.08cm" svg:height="0.08cm" svg:x="22.591cm" svg:y="9.407cm">
          <text:p/>
        </draw:circle>
        <draw:circle draw:style-name="gr1" draw:text-style-name="P1" draw:layer="layout" svg:width="0.08cm" svg:height="0.08cm" svg:x="22.845cm" svg:y="9.407cm">
          <text:p/>
        </draw:circle>
        <draw:circle draw:style-name="gr1" draw:text-style-name="P1" draw:layer="layout" svg:width="0.08cm" svg:height="0.08cm" svg:x="17.511cm" svg:y="9.661cm">
          <text:p/>
        </draw:circle>
        <draw:circle draw:style-name="gr1" draw:text-style-name="P1" draw:layer="layout" svg:width="0.08cm" svg:height="0.08cm" svg:x="17.765cm" svg:y="9.661cm">
          <text:p/>
        </draw:circle>
        <draw:circle draw:style-name="gr1" draw:text-style-name="P1" draw:layer="layout" svg:width="0.08cm" svg:height="0.08cm" svg:x="18.019cm" svg:y="9.661cm">
          <text:p/>
        </draw:circle>
        <draw:circle draw:style-name="gr1" draw:text-style-name="P1" draw:layer="layout" svg:width="0.08cm" svg:height="0.08cm" svg:x="18.273cm" svg:y="9.661cm">
          <text:p/>
        </draw:circle>
        <draw:circle draw:style-name="gr1" draw:text-style-name="P1" draw:layer="layout" svg:width="0.08cm" svg:height="0.08cm" svg:x="18.527cm" svg:y="9.661cm">
          <text:p/>
        </draw:circle>
        <draw:circle draw:style-name="gr1" draw:text-style-name="P1" draw:layer="layout" svg:width="0.08cm" svg:height="0.08cm" svg:x="18.781cm" svg:y="9.661cm">
          <text:p/>
        </draw:circle>
        <draw:circle draw:style-name="gr1" draw:text-style-name="P1" draw:layer="layout" svg:width="0.08cm" svg:height="0.08cm" svg:x="19.035cm" svg:y="9.661cm">
          <text:p/>
        </draw:circle>
        <draw:circle draw:style-name="gr1" draw:text-style-name="P1" draw:layer="layout" svg:width="0.08cm" svg:height="0.08cm" svg:x="19.289cm" svg:y="9.661cm">
          <text:p/>
        </draw:circle>
        <draw:circle draw:style-name="gr1" draw:text-style-name="P1" draw:layer="layout" svg:width="0.08cm" svg:height="0.08cm" svg:x="19.543cm" svg:y="9.661cm">
          <text:p/>
        </draw:circle>
        <draw:circle draw:style-name="gr1" draw:text-style-name="P1" draw:layer="layout" svg:width="0.08cm" svg:height="0.08cm" svg:x="19.797cm" svg:y="9.661cm">
          <text:p/>
        </draw:circle>
        <draw:circle draw:style-name="gr1" draw:text-style-name="P1" draw:layer="layout" svg:width="0.08cm" svg:height="0.08cm" svg:x="20.051cm" svg:y="9.661cm">
          <text:p/>
        </draw:circle>
        <draw:circle draw:style-name="gr1" draw:text-style-name="P1" draw:layer="layout" svg:width="0.08cm" svg:height="0.08cm" svg:x="20.305cm" svg:y="9.661cm">
          <text:p/>
        </draw:circle>
        <draw:circle draw:style-name="gr1" draw:text-style-name="P1" draw:layer="layout" svg:width="0.08cm" svg:height="0.08cm" svg:x="20.559cm" svg:y="9.661cm">
          <text:p/>
        </draw:circle>
        <draw:circle draw:style-name="gr1" draw:text-style-name="P1" draw:layer="layout" svg:width="0.08cm" svg:height="0.08cm" svg:x="20.813cm" svg:y="9.661cm">
          <text:p/>
        </draw:circle>
        <draw:circle draw:style-name="gr1" draw:text-style-name="P1" draw:layer="layout" svg:width="0.08cm" svg:height="0.08cm" svg:x="21.067cm" svg:y="9.661cm">
          <text:p/>
        </draw:circle>
        <draw:circle draw:style-name="gr1" draw:text-style-name="P1" draw:layer="layout" svg:width="0.08cm" svg:height="0.08cm" svg:x="21.321cm" svg:y="9.661cm">
          <text:p/>
        </draw:circle>
        <draw:circle draw:style-name="gr1" draw:text-style-name="P1" draw:layer="layout" svg:width="0.08cm" svg:height="0.08cm" svg:x="21.575cm" svg:y="9.661cm">
          <text:p/>
        </draw:circle>
        <draw:circle draw:style-name="gr1" draw:text-style-name="P1" draw:layer="layout" svg:width="0.08cm" svg:height="0.08cm" svg:x="21.829cm" svg:y="9.661cm">
          <text:p/>
        </draw:circle>
        <draw:circle draw:style-name="gr1" draw:text-style-name="P1" draw:layer="layout" svg:width="0.08cm" svg:height="0.08cm" svg:x="22.083cm" svg:y="9.661cm">
          <text:p/>
        </draw:circle>
        <draw:circle draw:style-name="gr1" draw:text-style-name="P1" draw:layer="layout" svg:width="0.08cm" svg:height="0.08cm" svg:x="22.337cm" svg:y="9.661cm">
          <text:p/>
        </draw:circle>
        <draw:circle draw:style-name="gr1" draw:text-style-name="P1" draw:layer="layout" svg:width="0.08cm" svg:height="0.08cm" svg:x="22.591cm" svg:y="9.661cm">
          <text:p/>
        </draw:circle>
        <draw:circle draw:style-name="gr1" draw:text-style-name="P1" draw:layer="layout" svg:width="0.08cm" svg:height="0.08cm" svg:x="22.845cm" svg:y="9.661cm">
          <text:p/>
        </draw:circle>
        <draw:circle draw:style-name="gr1" draw:text-style-name="P1" draw:layer="layout" svg:width="0.08cm" svg:height="0.08cm" svg:x="17.511cm" svg:y="9.915cm">
          <text:p/>
        </draw:circle>
        <draw:circle draw:style-name="gr1" draw:text-style-name="P1" draw:layer="layout" svg:width="0.08cm" svg:height="0.08cm" svg:x="17.765cm" svg:y="9.915cm">
          <text:p/>
        </draw:circle>
        <draw:circle draw:style-name="gr1" draw:text-style-name="P1" draw:layer="layout" svg:width="0.08cm" svg:height="0.08cm" svg:x="18.019cm" svg:y="9.915cm">
          <text:p/>
        </draw:circle>
        <draw:circle draw:style-name="gr1" draw:text-style-name="P1" draw:layer="layout" svg:width="0.08cm" svg:height="0.08cm" svg:x="18.273cm" svg:y="9.915cm">
          <text:p/>
        </draw:circle>
        <draw:circle draw:style-name="gr1" draw:text-style-name="P1" draw:layer="layout" svg:width="0.08cm" svg:height="0.08cm" svg:x="18.527cm" svg:y="9.915cm">
          <text:p/>
        </draw:circle>
        <draw:circle draw:style-name="gr1" draw:text-style-name="P1" draw:layer="layout" svg:width="0.08cm" svg:height="0.08cm" svg:x="18.781cm" svg:y="9.915cm">
          <text:p/>
        </draw:circle>
        <draw:circle draw:style-name="gr1" draw:text-style-name="P1" draw:layer="layout" svg:width="0.08cm" svg:height="0.08cm" svg:x="19.035cm" svg:y="9.915cm">
          <text:p/>
        </draw:circle>
        <draw:circle draw:style-name="gr1" draw:text-style-name="P1" draw:layer="layout" svg:width="0.08cm" svg:height="0.08cm" svg:x="19.289cm" svg:y="9.915cm">
          <text:p/>
        </draw:circle>
        <draw:circle draw:style-name="gr1" draw:text-style-name="P1" draw:layer="layout" svg:width="0.08cm" svg:height="0.08cm" svg:x="19.543cm" svg:y="9.915cm">
          <text:p/>
        </draw:circle>
        <draw:circle draw:style-name="gr1" draw:text-style-name="P1" draw:layer="layout" svg:width="0.08cm" svg:height="0.08cm" svg:x="19.797cm" svg:y="9.915cm">
          <text:p/>
        </draw:circle>
        <draw:circle draw:style-name="gr1" draw:text-style-name="P1" draw:layer="layout" svg:width="0.08cm" svg:height="0.08cm" svg:x="20.051cm" svg:y="9.915cm">
          <text:p/>
        </draw:circle>
        <draw:circle draw:style-name="gr1" draw:text-style-name="P1" draw:layer="layout" svg:width="0.08cm" svg:height="0.08cm" svg:x="20.305cm" svg:y="9.915cm">
          <text:p/>
        </draw:circle>
        <draw:circle draw:style-name="gr1" draw:text-style-name="P1" draw:layer="layout" svg:width="0.08cm" svg:height="0.08cm" svg:x="20.559cm" svg:y="9.915cm">
          <text:p/>
        </draw:circle>
        <draw:circle draw:style-name="gr1" draw:text-style-name="P1" draw:layer="layout" svg:width="0.08cm" svg:height="0.08cm" svg:x="20.813cm" svg:y="9.915cm">
          <text:p/>
        </draw:circle>
        <draw:circle draw:style-name="gr1" draw:text-style-name="P1" draw:layer="layout" svg:width="0.08cm" svg:height="0.08cm" svg:x="21.067cm" svg:y="9.915cm">
          <text:p/>
        </draw:circle>
        <draw:circle draw:style-name="gr1" draw:text-style-name="P1" draw:layer="layout" svg:width="0.08cm" svg:height="0.08cm" svg:x="21.321cm" svg:y="9.915cm">
          <text:p/>
        </draw:circle>
        <draw:circle draw:style-name="gr1" draw:text-style-name="P1" draw:layer="layout" svg:width="0.08cm" svg:height="0.08cm" svg:x="21.575cm" svg:y="9.915cm">
          <text:p/>
        </draw:circle>
        <draw:circle draw:style-name="gr1" draw:text-style-name="P1" draw:layer="layout" svg:width="0.08cm" svg:height="0.08cm" svg:x="21.829cm" svg:y="9.915cm">
          <text:p/>
        </draw:circle>
        <draw:circle draw:style-name="gr1" draw:text-style-name="P1" draw:layer="layout" svg:width="0.08cm" svg:height="0.08cm" svg:x="22.083cm" svg:y="9.915cm">
          <text:p/>
        </draw:circle>
        <draw:circle draw:style-name="gr1" draw:text-style-name="P1" draw:layer="layout" svg:width="0.08cm" svg:height="0.08cm" svg:x="22.337cm" svg:y="9.915cm">
          <text:p/>
        </draw:circle>
        <draw:circle draw:style-name="gr1" draw:text-style-name="P1" draw:layer="layout" svg:width="0.08cm" svg:height="0.08cm" svg:x="22.591cm" svg:y="9.915cm">
          <text:p/>
        </draw:circle>
        <draw:circle draw:style-name="gr1" draw:text-style-name="P1" draw:layer="layout" svg:width="0.08cm" svg:height="0.08cm" svg:x="22.845cm" svg:y="9.915cm">
          <text:p/>
        </draw:circle>
        <draw:circle draw:style-name="gr1" draw:text-style-name="P1" draw:layer="layout" svg:width="0.08cm" svg:height="0.08cm" svg:x="17.511cm" svg:y="10.169cm">
          <text:p/>
        </draw:circle>
        <draw:circle draw:style-name="gr1" draw:text-style-name="P1" draw:layer="layout" svg:width="0.08cm" svg:height="0.08cm" svg:x="17.765cm" svg:y="10.169cm">
          <text:p/>
        </draw:circle>
        <draw:circle draw:style-name="gr1" draw:text-style-name="P1" draw:layer="layout" svg:width="0.08cm" svg:height="0.08cm" svg:x="18.019cm" svg:y="10.169cm">
          <text:p/>
        </draw:circle>
        <draw:circle draw:style-name="gr1" draw:text-style-name="P1" draw:layer="layout" svg:width="0.08cm" svg:height="0.08cm" svg:x="18.273cm" svg:y="10.169cm">
          <text:p/>
        </draw:circle>
        <draw:circle draw:style-name="gr1" draw:text-style-name="P1" draw:layer="layout" svg:width="0.08cm" svg:height="0.08cm" svg:x="18.527cm" svg:y="10.169cm">
          <text:p/>
        </draw:circle>
        <draw:circle draw:style-name="gr1" draw:text-style-name="P1" draw:layer="layout" svg:width="0.08cm" svg:height="0.08cm" svg:x="18.781cm" svg:y="10.169cm">
          <text:p/>
        </draw:circle>
        <draw:circle draw:style-name="gr1" draw:text-style-name="P1" draw:layer="layout" svg:width="0.08cm" svg:height="0.08cm" svg:x="19.035cm" svg:y="10.169cm">
          <text:p/>
        </draw:circle>
        <draw:circle draw:style-name="gr1" draw:text-style-name="P1" draw:layer="layout" svg:width="0.08cm" svg:height="0.08cm" svg:x="19.289cm" svg:y="10.169cm">
          <text:p/>
        </draw:circle>
        <draw:circle draw:style-name="gr1" draw:text-style-name="P1" draw:layer="layout" svg:width="0.08cm" svg:height="0.08cm" svg:x="19.543cm" svg:y="10.169cm">
          <text:p/>
        </draw:circle>
        <draw:circle draw:style-name="gr1" draw:text-style-name="P1" draw:layer="layout" svg:width="0.08cm" svg:height="0.08cm" svg:x="19.797cm" svg:y="10.169cm">
          <text:p/>
        </draw:circle>
        <draw:circle draw:style-name="gr1" draw:text-style-name="P1" draw:layer="layout" svg:width="0.08cm" svg:height="0.08cm" svg:x="20.051cm" svg:y="10.169cm">
          <text:p/>
        </draw:circle>
        <draw:circle draw:style-name="gr1" draw:text-style-name="P1" draw:layer="layout" svg:width="0.08cm" svg:height="0.08cm" svg:x="20.305cm" svg:y="10.169cm">
          <text:p/>
        </draw:circle>
        <draw:circle draw:style-name="gr1" draw:text-style-name="P1" draw:layer="layout" svg:width="0.08cm" svg:height="0.08cm" svg:x="20.559cm" svg:y="10.169cm">
          <text:p/>
        </draw:circle>
        <draw:circle draw:style-name="gr1" draw:text-style-name="P1" draw:layer="layout" svg:width="0.08cm" svg:height="0.08cm" svg:x="20.813cm" svg:y="10.169cm">
          <text:p/>
        </draw:circle>
        <draw:circle draw:style-name="gr1" draw:text-style-name="P1" draw:layer="layout" svg:width="0.08cm" svg:height="0.08cm" svg:x="21.067cm" svg:y="10.169cm">
          <text:p/>
        </draw:circle>
        <draw:circle draw:style-name="gr1" draw:text-style-name="P1" draw:layer="layout" svg:width="0.08cm" svg:height="0.08cm" svg:x="21.321cm" svg:y="10.169cm">
          <text:p/>
        </draw:circle>
        <draw:circle draw:style-name="gr1" draw:text-style-name="P1" draw:layer="layout" svg:width="0.08cm" svg:height="0.08cm" svg:x="21.575cm" svg:y="10.169cm">
          <text:p/>
        </draw:circle>
        <draw:circle draw:style-name="gr1" draw:text-style-name="P1" draw:layer="layout" svg:width="0.08cm" svg:height="0.08cm" svg:x="21.829cm" svg:y="10.169cm">
          <text:p/>
        </draw:circle>
        <draw:circle draw:style-name="gr1" draw:text-style-name="P1" draw:layer="layout" svg:width="0.08cm" svg:height="0.08cm" svg:x="22.083cm" svg:y="10.169cm">
          <text:p/>
        </draw:circle>
        <draw:circle draw:style-name="gr1" draw:text-style-name="P1" draw:layer="layout" svg:width="0.08cm" svg:height="0.08cm" svg:x="22.337cm" svg:y="10.169cm">
          <text:p/>
        </draw:circle>
        <draw:circle draw:style-name="gr1" draw:text-style-name="P1" draw:layer="layout" svg:width="0.08cm" svg:height="0.08cm" svg:x="22.591cm" svg:y="10.169cm">
          <text:p/>
        </draw:circle>
        <draw:circle draw:style-name="gr1" draw:text-style-name="P1" draw:layer="layout" svg:width="0.08cm" svg:height="0.08cm" svg:x="22.845cm" svg:y="10.169cm">
          <text:p/>
        </draw:circle>
        <draw:circle draw:style-name="gr1" draw:text-style-name="P1" draw:layer="layout" svg:width="0.08cm" svg:height="0.08cm" svg:x="17.511cm" svg:y="10.423cm">
          <text:p/>
        </draw:circle>
        <draw:circle draw:style-name="gr1" draw:text-style-name="P1" draw:layer="layout" svg:width="0.08cm" svg:height="0.08cm" svg:x="17.765cm" svg:y="10.423cm">
          <text:p/>
        </draw:circle>
        <draw:circle draw:style-name="gr1" draw:text-style-name="P1" draw:layer="layout" svg:width="0.08cm" svg:height="0.08cm" svg:x="18.019cm" svg:y="10.423cm">
          <text:p/>
        </draw:circle>
        <draw:circle draw:style-name="gr1" draw:text-style-name="P1" draw:layer="layout" svg:width="0.08cm" svg:height="0.08cm" svg:x="18.273cm" svg:y="10.423cm">
          <text:p/>
        </draw:circle>
        <draw:circle draw:style-name="gr1" draw:text-style-name="P1" draw:layer="layout" svg:width="0.08cm" svg:height="0.08cm" svg:x="18.527cm" svg:y="10.423cm">
          <text:p/>
        </draw:circle>
        <draw:circle draw:style-name="gr1" draw:text-style-name="P1" draw:layer="layout" svg:width="0.08cm" svg:height="0.08cm" svg:x="18.781cm" svg:y="10.423cm">
          <text:p/>
        </draw:circle>
        <draw:circle draw:style-name="gr1" draw:text-style-name="P1" draw:layer="layout" svg:width="0.08cm" svg:height="0.08cm" svg:x="19.035cm" svg:y="10.423cm">
          <text:p/>
        </draw:circle>
        <draw:circle draw:style-name="gr1" draw:text-style-name="P1" draw:layer="layout" svg:width="0.08cm" svg:height="0.08cm" svg:x="19.289cm" svg:y="10.423cm">
          <text:p/>
        </draw:circle>
        <draw:circle draw:style-name="gr1" draw:text-style-name="P1" draw:layer="layout" svg:width="0.08cm" svg:height="0.08cm" svg:x="19.543cm" svg:y="10.423cm">
          <text:p/>
        </draw:circle>
        <draw:circle draw:style-name="gr1" draw:text-style-name="P1" draw:layer="layout" svg:width="0.08cm" svg:height="0.08cm" svg:x="19.797cm" svg:y="10.423cm">
          <text:p/>
        </draw:circle>
        <draw:circle draw:style-name="gr1" draw:text-style-name="P1" draw:layer="layout" svg:width="0.08cm" svg:height="0.08cm" svg:x="20.051cm" svg:y="10.423cm">
          <text:p/>
        </draw:circle>
        <draw:circle draw:style-name="gr1" draw:text-style-name="P1" draw:layer="layout" svg:width="0.08cm" svg:height="0.08cm" svg:x="20.305cm" svg:y="10.423cm">
          <text:p/>
        </draw:circle>
        <draw:circle draw:style-name="gr1" draw:text-style-name="P1" draw:layer="layout" svg:width="0.08cm" svg:height="0.08cm" svg:x="20.559cm" svg:y="10.423cm">
          <text:p/>
        </draw:circle>
        <draw:circle draw:style-name="gr1" draw:text-style-name="P1" draw:layer="layout" svg:width="0.08cm" svg:height="0.08cm" svg:x="20.813cm" svg:y="10.423cm">
          <text:p/>
        </draw:circle>
        <draw:circle draw:style-name="gr1" draw:text-style-name="P1" draw:layer="layout" svg:width="0.08cm" svg:height="0.08cm" svg:x="21.067cm" svg:y="10.423cm">
          <text:p/>
        </draw:circle>
        <draw:circle draw:style-name="gr1" draw:text-style-name="P1" draw:layer="layout" svg:width="0.08cm" svg:height="0.08cm" svg:x="21.321cm" svg:y="10.423cm">
          <text:p/>
        </draw:circle>
        <draw:circle draw:style-name="gr1" draw:text-style-name="P1" draw:layer="layout" svg:width="0.08cm" svg:height="0.08cm" svg:x="21.575cm" svg:y="10.423cm">
          <text:p/>
        </draw:circle>
        <draw:circle draw:style-name="gr1" draw:text-style-name="P1" draw:layer="layout" svg:width="0.08cm" svg:height="0.08cm" svg:x="21.829cm" svg:y="10.423cm">
          <text:p/>
        </draw:circle>
        <draw:circle draw:style-name="gr1" draw:text-style-name="P1" draw:layer="layout" svg:width="0.08cm" svg:height="0.08cm" svg:x="22.083cm" svg:y="10.423cm">
          <text:p/>
        </draw:circle>
        <draw:circle draw:style-name="gr1" draw:text-style-name="P1" draw:layer="layout" svg:width="0.08cm" svg:height="0.08cm" svg:x="22.337cm" svg:y="10.423cm">
          <text:p/>
        </draw:circle>
        <draw:circle draw:style-name="gr1" draw:text-style-name="P1" draw:layer="layout" svg:width="0.08cm" svg:height="0.08cm" svg:x="22.591cm" svg:y="10.423cm">
          <text:p/>
        </draw:circle>
        <draw:circle draw:style-name="gr1" draw:text-style-name="P1" draw:layer="layout" svg:width="0.08cm" svg:height="0.08cm" svg:x="22.845cm" svg:y="10.423cm">
          <text:p/>
        </draw:circle>
        <draw:circle draw:style-name="gr1" draw:text-style-name="P1" draw:layer="layout" svg:width="0.08cm" svg:height="0.08cm" svg:x="17.511cm" svg:y="10.423cm">
          <text:p/>
        </draw:circle>
        <draw:circle draw:style-name="gr1" draw:text-style-name="P1" draw:layer="layout" svg:width="0.08cm" svg:height="0.08cm" svg:x="17.765cm" svg:y="10.423cm">
          <text:p/>
        </draw:circle>
        <draw:circle draw:style-name="gr1" draw:text-style-name="P1" draw:layer="layout" svg:width="0.08cm" svg:height="0.08cm" svg:x="18.019cm" svg:y="10.423cm">
          <text:p/>
        </draw:circle>
        <draw:circle draw:style-name="gr1" draw:text-style-name="P1" draw:layer="layout" svg:width="0.08cm" svg:height="0.08cm" svg:x="18.273cm" svg:y="10.423cm">
          <text:p/>
        </draw:circle>
        <draw:circle draw:style-name="gr1" draw:text-style-name="P1" draw:layer="layout" svg:width="0.08cm" svg:height="0.08cm" svg:x="18.527cm" svg:y="10.423cm">
          <text:p/>
        </draw:circle>
        <draw:circle draw:style-name="gr1" draw:text-style-name="P1" draw:layer="layout" svg:width="0.08cm" svg:height="0.08cm" svg:x="18.781cm" svg:y="10.423cm">
          <text:p/>
        </draw:circle>
        <draw:circle draw:style-name="gr1" draw:text-style-name="P1" draw:layer="layout" svg:width="0.08cm" svg:height="0.08cm" svg:x="19.035cm" svg:y="10.423cm">
          <text:p/>
        </draw:circle>
        <draw:circle draw:style-name="gr1" draw:text-style-name="P1" draw:layer="layout" svg:width="0.08cm" svg:height="0.08cm" svg:x="19.289cm" svg:y="10.423cm">
          <text:p/>
        </draw:circle>
        <draw:circle draw:style-name="gr1" draw:text-style-name="P1" draw:layer="layout" svg:width="0.08cm" svg:height="0.08cm" svg:x="19.543cm" svg:y="10.423cm">
          <text:p/>
        </draw:circle>
        <draw:circle draw:style-name="gr1" draw:text-style-name="P1" draw:layer="layout" svg:width="0.08cm" svg:height="0.08cm" svg:x="19.797cm" svg:y="10.423cm">
          <text:p/>
        </draw:circle>
        <draw:circle draw:style-name="gr1" draw:text-style-name="P1" draw:layer="layout" svg:width="0.08cm" svg:height="0.08cm" svg:x="20.051cm" svg:y="10.423cm">
          <text:p/>
        </draw:circle>
        <draw:circle draw:style-name="gr1" draw:text-style-name="P1" draw:layer="layout" svg:width="0.08cm" svg:height="0.08cm" svg:x="20.305cm" svg:y="10.423cm">
          <text:p/>
        </draw:circle>
        <draw:circle draw:style-name="gr1" draw:text-style-name="P1" draw:layer="layout" svg:width="0.08cm" svg:height="0.08cm" svg:x="20.559cm" svg:y="10.423cm">
          <text:p/>
        </draw:circle>
        <draw:circle draw:style-name="gr1" draw:text-style-name="P1" draw:layer="layout" svg:width="0.08cm" svg:height="0.08cm" svg:x="20.813cm" svg:y="10.423cm">
          <text:p/>
        </draw:circle>
        <draw:circle draw:style-name="gr1" draw:text-style-name="P1" draw:layer="layout" svg:width="0.08cm" svg:height="0.08cm" svg:x="21.067cm" svg:y="10.423cm">
          <text:p/>
        </draw:circle>
        <draw:circle draw:style-name="gr1" draw:text-style-name="P1" draw:layer="layout" svg:width="0.08cm" svg:height="0.08cm" svg:x="21.321cm" svg:y="10.423cm">
          <text:p/>
        </draw:circle>
        <draw:circle draw:style-name="gr1" draw:text-style-name="P1" draw:layer="layout" svg:width="0.08cm" svg:height="0.08cm" svg:x="21.575cm" svg:y="10.423cm">
          <text:p/>
        </draw:circle>
        <draw:circle draw:style-name="gr1" draw:text-style-name="P1" draw:layer="layout" svg:width="0.08cm" svg:height="0.08cm" svg:x="21.829cm" svg:y="10.423cm">
          <text:p/>
        </draw:circle>
        <draw:circle draw:style-name="gr1" draw:text-style-name="P1" draw:layer="layout" svg:width="0.08cm" svg:height="0.08cm" svg:x="22.083cm" svg:y="10.423cm">
          <text:p/>
        </draw:circle>
        <draw:circle draw:style-name="gr1" draw:text-style-name="P1" draw:layer="layout" svg:width="0.08cm" svg:height="0.08cm" svg:x="22.337cm" svg:y="10.423cm">
          <text:p/>
        </draw:circle>
        <draw:circle draw:style-name="gr1" draw:text-style-name="P1" draw:layer="layout" svg:width="0.08cm" svg:height="0.08cm" svg:x="22.591cm" svg:y="10.423cm">
          <text:p/>
        </draw:circle>
        <draw:circle draw:style-name="gr1" draw:text-style-name="P1" draw:layer="layout" svg:width="0.08cm" svg:height="0.08cm" svg:x="22.845cm" svg:y="10.423cm">
          <text:p/>
        </draw:circle>
        <draw:circle draw:style-name="gr1" draw:text-style-name="P1" draw:layer="layout" svg:width="0.08cm" svg:height="0.08cm" svg:x="17.511cm" svg:y="10.677cm">
          <text:p/>
        </draw:circle>
        <draw:circle draw:style-name="gr1" draw:text-style-name="P1" draw:layer="layout" svg:width="0.08cm" svg:height="0.08cm" svg:x="17.765cm" svg:y="10.677cm">
          <text:p/>
        </draw:circle>
        <draw:circle draw:style-name="gr1" draw:text-style-name="P1" draw:layer="layout" svg:width="0.08cm" svg:height="0.08cm" svg:x="18.019cm" svg:y="10.677cm">
          <text:p/>
        </draw:circle>
        <draw:circle draw:style-name="gr1" draw:text-style-name="P1" draw:layer="layout" svg:width="0.08cm" svg:height="0.08cm" svg:x="18.273cm" svg:y="10.677cm">
          <text:p/>
        </draw:circle>
        <draw:circle draw:style-name="gr1" draw:text-style-name="P1" draw:layer="layout" svg:width="0.08cm" svg:height="0.08cm" svg:x="18.527cm" svg:y="10.677cm">
          <text:p/>
        </draw:circle>
        <draw:circle draw:style-name="gr1" draw:text-style-name="P1" draw:layer="layout" svg:width="0.08cm" svg:height="0.08cm" svg:x="18.781cm" svg:y="10.677cm">
          <text:p/>
        </draw:circle>
        <draw:circle draw:style-name="gr1" draw:text-style-name="P1" draw:layer="layout" svg:width="0.08cm" svg:height="0.08cm" svg:x="19.035cm" svg:y="10.677cm">
          <text:p/>
        </draw:circle>
        <draw:circle draw:style-name="gr1" draw:text-style-name="P1" draw:layer="layout" svg:width="0.08cm" svg:height="0.08cm" svg:x="19.289cm" svg:y="10.677cm">
          <text:p/>
        </draw:circle>
        <draw:circle draw:style-name="gr1" draw:text-style-name="P1" draw:layer="layout" svg:width="0.08cm" svg:height="0.08cm" svg:x="19.543cm" svg:y="10.677cm">
          <text:p/>
        </draw:circle>
        <draw:circle draw:style-name="gr1" draw:text-style-name="P1" draw:layer="layout" svg:width="0.08cm" svg:height="0.08cm" svg:x="19.797cm" svg:y="10.677cm">
          <text:p/>
        </draw:circle>
        <draw:circle draw:style-name="gr1" draw:text-style-name="P1" draw:layer="layout" svg:width="0.08cm" svg:height="0.08cm" svg:x="20.051cm" svg:y="10.677cm">
          <text:p/>
        </draw:circle>
        <draw:circle draw:style-name="gr1" draw:text-style-name="P1" draw:layer="layout" svg:width="0.08cm" svg:height="0.08cm" svg:x="20.305cm" svg:y="10.677cm">
          <text:p/>
        </draw:circle>
        <draw:circle draw:style-name="gr1" draw:text-style-name="P1" draw:layer="layout" svg:width="0.08cm" svg:height="0.08cm" svg:x="20.559cm" svg:y="10.677cm">
          <text:p/>
        </draw:circle>
        <draw:circle draw:style-name="gr1" draw:text-style-name="P1" draw:layer="layout" svg:width="0.08cm" svg:height="0.08cm" svg:x="20.813cm" svg:y="10.677cm">
          <text:p/>
        </draw:circle>
        <draw:circle draw:style-name="gr1" draw:text-style-name="P1" draw:layer="layout" svg:width="0.08cm" svg:height="0.08cm" svg:x="21.067cm" svg:y="10.677cm">
          <text:p/>
        </draw:circle>
        <draw:circle draw:style-name="gr1" draw:text-style-name="P1" draw:layer="layout" svg:width="0.08cm" svg:height="0.08cm" svg:x="21.321cm" svg:y="10.677cm">
          <text:p/>
        </draw:circle>
        <draw:circle draw:style-name="gr1" draw:text-style-name="P1" draw:layer="layout" svg:width="0.08cm" svg:height="0.08cm" svg:x="21.575cm" svg:y="10.677cm">
          <text:p/>
        </draw:circle>
        <draw:circle draw:style-name="gr1" draw:text-style-name="P1" draw:layer="layout" svg:width="0.08cm" svg:height="0.08cm" svg:x="21.829cm" svg:y="10.677cm">
          <text:p/>
        </draw:circle>
        <draw:circle draw:style-name="gr1" draw:text-style-name="P1" draw:layer="layout" svg:width="0.08cm" svg:height="0.08cm" svg:x="22.083cm" svg:y="10.677cm">
          <text:p/>
        </draw:circle>
        <draw:circle draw:style-name="gr1" draw:text-style-name="P1" draw:layer="layout" svg:width="0.08cm" svg:height="0.08cm" svg:x="22.337cm" svg:y="10.677cm">
          <text:p/>
        </draw:circle>
        <draw:circle draw:style-name="gr1" draw:text-style-name="P1" draw:layer="layout" svg:width="0.08cm" svg:height="0.08cm" svg:x="22.591cm" svg:y="10.677cm">
          <text:p/>
        </draw:circle>
        <draw:circle draw:style-name="gr1" draw:text-style-name="P1" draw:layer="layout" svg:width="0.08cm" svg:height="0.08cm" svg:x="22.845cm" svg:y="10.677cm">
          <text:p/>
        </draw:circle>
        <draw:circle draw:style-name="gr1" draw:text-style-name="P1" draw:layer="layout" svg:width="0.08cm" svg:height="0.08cm" svg:x="17.511cm" svg:y="10.931cm">
          <text:p/>
        </draw:circle>
        <draw:circle draw:style-name="gr1" draw:text-style-name="P1" draw:layer="layout" svg:width="0.08cm" svg:height="0.08cm" svg:x="17.765cm" svg:y="10.931cm">
          <text:p/>
        </draw:circle>
        <draw:circle draw:style-name="gr1" draw:text-style-name="P1" draw:layer="layout" svg:width="0.08cm" svg:height="0.08cm" svg:x="18.019cm" svg:y="10.931cm">
          <text:p/>
        </draw:circle>
        <draw:circle draw:style-name="gr1" draw:text-style-name="P1" draw:layer="layout" svg:width="0.08cm" svg:height="0.08cm" svg:x="18.273cm" svg:y="10.931cm">
          <text:p/>
        </draw:circle>
        <draw:circle draw:style-name="gr1" draw:text-style-name="P1" draw:layer="layout" svg:width="0.08cm" svg:height="0.08cm" svg:x="18.527cm" svg:y="10.931cm">
          <text:p/>
        </draw:circle>
        <draw:circle draw:style-name="gr1" draw:text-style-name="P1" draw:layer="layout" svg:width="0.08cm" svg:height="0.08cm" svg:x="18.781cm" svg:y="10.931cm">
          <text:p/>
        </draw:circle>
        <draw:circle draw:style-name="gr1" draw:text-style-name="P1" draw:layer="layout" svg:width="0.08cm" svg:height="0.08cm" svg:x="19.035cm" svg:y="10.931cm">
          <text:p/>
        </draw:circle>
        <draw:circle draw:style-name="gr1" draw:text-style-name="P1" draw:layer="layout" svg:width="0.08cm" svg:height="0.08cm" svg:x="19.289cm" svg:y="10.931cm">
          <text:p/>
        </draw:circle>
        <draw:circle draw:style-name="gr1" draw:text-style-name="P1" draw:layer="layout" svg:width="0.08cm" svg:height="0.08cm" svg:x="19.543cm" svg:y="10.931cm">
          <text:p/>
        </draw:circle>
        <draw:circle draw:style-name="gr1" draw:text-style-name="P1" draw:layer="layout" svg:width="0.08cm" svg:height="0.08cm" svg:x="19.797cm" svg:y="10.931cm">
          <text:p/>
        </draw:circle>
        <draw:circle draw:style-name="gr1" draw:text-style-name="P1" draw:layer="layout" svg:width="0.08cm" svg:height="0.08cm" svg:x="20.051cm" svg:y="10.931cm">
          <text:p/>
        </draw:circle>
        <draw:circle draw:style-name="gr1" draw:text-style-name="P1" draw:layer="layout" svg:width="0.08cm" svg:height="0.08cm" svg:x="20.305cm" svg:y="10.931cm">
          <text:p/>
        </draw:circle>
        <draw:circle draw:style-name="gr1" draw:text-style-name="P1" draw:layer="layout" svg:width="0.08cm" svg:height="0.08cm" svg:x="20.559cm" svg:y="10.931cm">
          <text:p/>
        </draw:circle>
        <draw:circle draw:style-name="gr1" draw:text-style-name="P1" draw:layer="layout" svg:width="0.08cm" svg:height="0.08cm" svg:x="20.813cm" svg:y="10.931cm">
          <text:p/>
        </draw:circle>
        <draw:circle draw:style-name="gr1" draw:text-style-name="P1" draw:layer="layout" svg:width="0.08cm" svg:height="0.08cm" svg:x="21.067cm" svg:y="10.931cm">
          <text:p/>
        </draw:circle>
        <draw:circle draw:style-name="gr1" draw:text-style-name="P1" draw:layer="layout" svg:width="0.08cm" svg:height="0.08cm" svg:x="21.321cm" svg:y="10.931cm">
          <text:p/>
        </draw:circle>
        <draw:circle draw:style-name="gr1" draw:text-style-name="P1" draw:layer="layout" svg:width="0.08cm" svg:height="0.08cm" svg:x="21.575cm" svg:y="10.931cm">
          <text:p/>
        </draw:circle>
        <draw:circle draw:style-name="gr1" draw:text-style-name="P1" draw:layer="layout" svg:width="0.08cm" svg:height="0.08cm" svg:x="21.829cm" svg:y="10.931cm">
          <text:p/>
        </draw:circle>
        <draw:circle draw:style-name="gr1" draw:text-style-name="P1" draw:layer="layout" svg:width="0.08cm" svg:height="0.08cm" svg:x="22.083cm" svg:y="10.931cm">
          <text:p/>
        </draw:circle>
        <draw:circle draw:style-name="gr1" draw:text-style-name="P1" draw:layer="layout" svg:width="0.08cm" svg:height="0.08cm" svg:x="22.337cm" svg:y="10.931cm">
          <text:p/>
        </draw:circle>
        <draw:circle draw:style-name="gr1" draw:text-style-name="P1" draw:layer="layout" svg:width="0.08cm" svg:height="0.08cm" svg:x="22.591cm" svg:y="10.931cm">
          <text:p/>
        </draw:circle>
        <draw:circle draw:style-name="gr1" draw:text-style-name="P1" draw:layer="layout" svg:width="0.08cm" svg:height="0.08cm" svg:x="22.845cm" svg:y="10.931cm">
          <text:p/>
        </draw:circle>
        <draw:circle draw:style-name="gr1" draw:text-style-name="P1" draw:layer="layout" svg:width="0.08cm" svg:height="0.08cm" svg:x="17.511cm" svg:y="11.185cm">
          <text:p/>
        </draw:circle>
        <draw:circle draw:style-name="gr1" draw:text-style-name="P1" draw:layer="layout" svg:width="0.08cm" svg:height="0.08cm" svg:x="17.765cm" svg:y="11.185cm">
          <text:p/>
        </draw:circle>
        <draw:circle draw:style-name="gr1" draw:text-style-name="P1" draw:layer="layout" svg:width="0.08cm" svg:height="0.08cm" svg:x="18.019cm" svg:y="11.185cm">
          <text:p/>
        </draw:circle>
        <draw:circle draw:style-name="gr1" draw:text-style-name="P1" draw:layer="layout" svg:width="0.08cm" svg:height="0.08cm" svg:x="18.273cm" svg:y="11.185cm">
          <text:p/>
        </draw:circle>
        <draw:circle draw:style-name="gr1" draw:text-style-name="P1" draw:layer="layout" svg:width="0.08cm" svg:height="0.08cm" svg:x="18.527cm" svg:y="11.185cm">
          <text:p/>
        </draw:circle>
        <draw:circle draw:style-name="gr1" draw:text-style-name="P1" draw:layer="layout" svg:width="0.08cm" svg:height="0.08cm" svg:x="18.781cm" svg:y="11.185cm">
          <text:p/>
        </draw:circle>
        <draw:circle draw:style-name="gr1" draw:text-style-name="P1" draw:layer="layout" svg:width="0.08cm" svg:height="0.08cm" svg:x="19.035cm" svg:y="11.185cm">
          <text:p/>
        </draw:circle>
        <draw:circle draw:style-name="gr1" draw:text-style-name="P1" draw:layer="layout" svg:width="0.08cm" svg:height="0.08cm" svg:x="19.289cm" svg:y="11.185cm">
          <text:p/>
        </draw:circle>
        <draw:circle draw:style-name="gr1" draw:text-style-name="P1" draw:layer="layout" svg:width="0.08cm" svg:height="0.08cm" svg:x="19.543cm" svg:y="11.185cm">
          <text:p/>
        </draw:circle>
        <draw:circle draw:style-name="gr1" draw:text-style-name="P1" draw:layer="layout" svg:width="0.08cm" svg:height="0.08cm" svg:x="19.797cm" svg:y="11.185cm">
          <text:p/>
        </draw:circle>
        <draw:circle draw:style-name="gr1" draw:text-style-name="P1" draw:layer="layout" svg:width="0.08cm" svg:height="0.08cm" svg:x="20.051cm" svg:y="11.185cm">
          <text:p/>
        </draw:circle>
        <draw:circle draw:style-name="gr1" draw:text-style-name="P1" draw:layer="layout" svg:width="0.08cm" svg:height="0.08cm" svg:x="20.305cm" svg:y="11.185cm">
          <text:p/>
        </draw:circle>
        <draw:circle draw:style-name="gr1" draw:text-style-name="P1" draw:layer="layout" svg:width="0.08cm" svg:height="0.08cm" svg:x="20.559cm" svg:y="11.185cm">
          <text:p/>
        </draw:circle>
        <draw:circle draw:style-name="gr1" draw:text-style-name="P1" draw:layer="layout" svg:width="0.08cm" svg:height="0.08cm" svg:x="20.813cm" svg:y="11.185cm">
          <text:p/>
        </draw:circle>
        <draw:circle draw:style-name="gr1" draw:text-style-name="P1" draw:layer="layout" svg:width="0.08cm" svg:height="0.08cm" svg:x="21.067cm" svg:y="11.185cm">
          <text:p/>
        </draw:circle>
        <draw:circle draw:style-name="gr1" draw:text-style-name="P1" draw:layer="layout" svg:width="0.08cm" svg:height="0.08cm" svg:x="21.321cm" svg:y="11.185cm">
          <text:p/>
        </draw:circle>
        <draw:circle draw:style-name="gr1" draw:text-style-name="P1" draw:layer="layout" svg:width="0.08cm" svg:height="0.08cm" svg:x="21.575cm" svg:y="11.185cm">
          <text:p/>
        </draw:circle>
        <draw:circle draw:style-name="gr1" draw:text-style-name="P1" draw:layer="layout" svg:width="0.08cm" svg:height="0.08cm" svg:x="21.829cm" svg:y="11.185cm">
          <text:p/>
        </draw:circle>
        <draw:circle draw:style-name="gr1" draw:text-style-name="P1" draw:layer="layout" svg:width="0.08cm" svg:height="0.08cm" svg:x="22.083cm" svg:y="11.185cm">
          <text:p/>
        </draw:circle>
        <draw:circle draw:style-name="gr1" draw:text-style-name="P1" draw:layer="layout" svg:width="0.08cm" svg:height="0.08cm" svg:x="22.337cm" svg:y="11.185cm">
          <text:p/>
        </draw:circle>
        <draw:circle draw:style-name="gr1" draw:text-style-name="P1" draw:layer="layout" svg:width="0.08cm" svg:height="0.08cm" svg:x="22.591cm" svg:y="11.185cm">
          <text:p/>
        </draw:circle>
        <draw:circle draw:style-name="gr1" draw:text-style-name="P1" draw:layer="layout" svg:width="0.08cm" svg:height="0.08cm" svg:x="22.845cm" svg:y="11.185cm">
          <text:p/>
        </draw:circle>
        <draw:circle draw:style-name="gr1" draw:text-style-name="P1" draw:layer="layout" svg:width="0.08cm" svg:height="0.08cm" svg:x="17.511cm" svg:y="11.439cm">
          <text:p/>
        </draw:circle>
        <draw:circle draw:style-name="gr1" draw:text-style-name="P1" draw:layer="layout" svg:width="0.08cm" svg:height="0.08cm" svg:x="17.765cm" svg:y="11.439cm">
          <text:p/>
        </draw:circle>
        <draw:circle draw:style-name="gr1" draw:text-style-name="P1" draw:layer="layout" svg:width="0.08cm" svg:height="0.08cm" svg:x="18.019cm" svg:y="11.439cm">
          <text:p/>
        </draw:circle>
        <draw:circle draw:style-name="gr1" draw:text-style-name="P1" draw:layer="layout" svg:width="0.08cm" svg:height="0.08cm" svg:x="18.273cm" svg:y="11.439cm">
          <text:p/>
        </draw:circle>
        <draw:circle draw:style-name="gr1" draw:text-style-name="P1" draw:layer="layout" svg:width="0.08cm" svg:height="0.08cm" svg:x="18.527cm" svg:y="11.439cm">
          <text:p/>
        </draw:circle>
        <draw:circle draw:style-name="gr1" draw:text-style-name="P1" draw:layer="layout" svg:width="0.08cm" svg:height="0.08cm" svg:x="18.781cm" svg:y="11.439cm">
          <text:p/>
        </draw:circle>
        <draw:circle draw:style-name="gr1" draw:text-style-name="P1" draw:layer="layout" svg:width="0.08cm" svg:height="0.08cm" svg:x="19.035cm" svg:y="11.439cm">
          <text:p/>
        </draw:circle>
        <draw:circle draw:style-name="gr1" draw:text-style-name="P1" draw:layer="layout" svg:width="0.08cm" svg:height="0.08cm" svg:x="19.289cm" svg:y="11.439cm">
          <text:p/>
        </draw:circle>
        <draw:circle draw:style-name="gr1" draw:text-style-name="P1" draw:layer="layout" svg:width="0.08cm" svg:height="0.08cm" svg:x="19.543cm" svg:y="11.439cm">
          <text:p/>
        </draw:circle>
        <draw:circle draw:style-name="gr1" draw:text-style-name="P1" draw:layer="layout" svg:width="0.08cm" svg:height="0.08cm" svg:x="19.797cm" svg:y="11.439cm">
          <text:p/>
        </draw:circle>
        <draw:circle draw:style-name="gr1" draw:text-style-name="P1" draw:layer="layout" svg:width="0.08cm" svg:height="0.08cm" svg:x="20.051cm" svg:y="11.439cm">
          <text:p/>
        </draw:circle>
        <draw:circle draw:style-name="gr1" draw:text-style-name="P1" draw:layer="layout" svg:width="0.08cm" svg:height="0.08cm" svg:x="20.305cm" svg:y="11.439cm">
          <text:p/>
        </draw:circle>
        <draw:circle draw:style-name="gr1" draw:text-style-name="P1" draw:layer="layout" svg:width="0.08cm" svg:height="0.08cm" svg:x="20.559cm" svg:y="11.439cm">
          <text:p/>
        </draw:circle>
        <draw:circle draw:style-name="gr1" draw:text-style-name="P1" draw:layer="layout" svg:width="0.08cm" svg:height="0.08cm" svg:x="20.813cm" svg:y="11.439cm">
          <text:p/>
        </draw:circle>
        <draw:circle draw:style-name="gr1" draw:text-style-name="P1" draw:layer="layout" svg:width="0.08cm" svg:height="0.08cm" svg:x="21.067cm" svg:y="11.439cm">
          <text:p/>
        </draw:circle>
        <draw:circle draw:style-name="gr1" draw:text-style-name="P1" draw:layer="layout" svg:width="0.08cm" svg:height="0.08cm" svg:x="21.321cm" svg:y="11.439cm">
          <text:p/>
        </draw:circle>
        <draw:circle draw:style-name="gr1" draw:text-style-name="P1" draw:layer="layout" svg:width="0.08cm" svg:height="0.08cm" svg:x="21.575cm" svg:y="11.439cm">
          <text:p/>
        </draw:circle>
        <draw:circle draw:style-name="gr1" draw:text-style-name="P1" draw:layer="layout" svg:width="0.08cm" svg:height="0.08cm" svg:x="21.829cm" svg:y="11.439cm">
          <text:p/>
        </draw:circle>
        <draw:circle draw:style-name="gr1" draw:text-style-name="P1" draw:layer="layout" svg:width="0.08cm" svg:height="0.08cm" svg:x="22.083cm" svg:y="11.439cm">
          <text:p/>
        </draw:circle>
        <draw:circle draw:style-name="gr1" draw:text-style-name="P1" draw:layer="layout" svg:width="0.08cm" svg:height="0.08cm" svg:x="22.337cm" svg:y="11.439cm">
          <text:p/>
        </draw:circle>
        <draw:circle draw:style-name="gr1" draw:text-style-name="P1" draw:layer="layout" svg:width="0.08cm" svg:height="0.08cm" svg:x="22.591cm" svg:y="11.439cm">
          <text:p/>
        </draw:circle>
        <draw:circle draw:style-name="gr1" draw:text-style-name="P1" draw:layer="layout" svg:width="0.08cm" svg:height="0.08cm" svg:x="22.845cm" svg:y="11.439cm">
          <text:p/>
        </draw:circle>
        <draw:circle draw:style-name="gr1" draw:text-style-name="P1" draw:layer="layout" svg:width="0.08cm" svg:height="0.08cm" svg:x="17.511cm" svg:y="11.693cm">
          <text:p/>
        </draw:circle>
        <draw:circle draw:style-name="gr1" draw:text-style-name="P1" draw:layer="layout" svg:width="0.08cm" svg:height="0.08cm" svg:x="17.765cm" svg:y="11.693cm">
          <text:p/>
        </draw:circle>
        <draw:circle draw:style-name="gr1" draw:text-style-name="P1" draw:layer="layout" svg:width="0.08cm" svg:height="0.08cm" svg:x="18.019cm" svg:y="11.693cm">
          <text:p/>
        </draw:circle>
        <draw:circle draw:style-name="gr1" draw:text-style-name="P1" draw:layer="layout" svg:width="0.08cm" svg:height="0.08cm" svg:x="18.273cm" svg:y="11.693cm">
          <text:p/>
        </draw:circle>
        <draw:circle draw:style-name="gr1" draw:text-style-name="P1" draw:layer="layout" svg:width="0.08cm" svg:height="0.08cm" svg:x="18.527cm" svg:y="11.693cm">
          <text:p/>
        </draw:circle>
        <draw:circle draw:style-name="gr1" draw:text-style-name="P1" draw:layer="layout" svg:width="0.08cm" svg:height="0.08cm" svg:x="18.781cm" svg:y="11.693cm">
          <text:p/>
        </draw:circle>
        <draw:circle draw:style-name="gr1" draw:text-style-name="P1" draw:layer="layout" svg:width="0.08cm" svg:height="0.08cm" svg:x="19.035cm" svg:y="11.693cm">
          <text:p/>
        </draw:circle>
        <draw:circle draw:style-name="gr1" draw:text-style-name="P1" draw:layer="layout" svg:width="0.08cm" svg:height="0.08cm" svg:x="19.289cm" svg:y="11.693cm">
          <text:p/>
        </draw:circle>
        <draw:circle draw:style-name="gr1" draw:text-style-name="P1" draw:layer="layout" svg:width="0.08cm" svg:height="0.08cm" svg:x="19.543cm" svg:y="11.693cm">
          <text:p/>
        </draw:circle>
        <draw:circle draw:style-name="gr1" draw:text-style-name="P1" draw:layer="layout" svg:width="0.08cm" svg:height="0.08cm" svg:x="19.797cm" svg:y="11.693cm">
          <text:p/>
        </draw:circle>
        <draw:circle draw:style-name="gr1" draw:text-style-name="P1" draw:layer="layout" svg:width="0.08cm" svg:height="0.08cm" svg:x="20.051cm" svg:y="11.693cm">
          <text:p/>
        </draw:circle>
        <draw:circle draw:style-name="gr1" draw:text-style-name="P1" draw:layer="layout" svg:width="0.08cm" svg:height="0.08cm" svg:x="20.305cm" svg:y="11.693cm">
          <text:p/>
        </draw:circle>
        <draw:circle draw:style-name="gr1" draw:text-style-name="P1" draw:layer="layout" svg:width="0.08cm" svg:height="0.08cm" svg:x="20.559cm" svg:y="11.693cm">
          <text:p/>
        </draw:circle>
        <draw:circle draw:style-name="gr1" draw:text-style-name="P1" draw:layer="layout" svg:width="0.08cm" svg:height="0.08cm" svg:x="20.813cm" svg:y="11.693cm">
          <text:p/>
        </draw:circle>
        <draw:circle draw:style-name="gr1" draw:text-style-name="P1" draw:layer="layout" svg:width="0.08cm" svg:height="0.08cm" svg:x="21.067cm" svg:y="11.693cm">
          <text:p/>
        </draw:circle>
        <draw:circle draw:style-name="gr1" draw:text-style-name="P1" draw:layer="layout" svg:width="0.08cm" svg:height="0.08cm" svg:x="21.321cm" svg:y="11.693cm">
          <text:p/>
        </draw:circle>
        <draw:circle draw:style-name="gr1" draw:text-style-name="P1" draw:layer="layout" svg:width="0.08cm" svg:height="0.08cm" svg:x="21.575cm" svg:y="11.693cm">
          <text:p/>
        </draw:circle>
        <draw:circle draw:style-name="gr1" draw:text-style-name="P1" draw:layer="layout" svg:width="0.08cm" svg:height="0.08cm" svg:x="21.829cm" svg:y="11.693cm">
          <text:p/>
        </draw:circle>
        <draw:circle draw:style-name="gr1" draw:text-style-name="P1" draw:layer="layout" svg:width="0.08cm" svg:height="0.08cm" svg:x="22.083cm" svg:y="11.693cm">
          <text:p/>
        </draw:circle>
        <draw:circle draw:style-name="gr1" draw:text-style-name="P1" draw:layer="layout" svg:width="0.08cm" svg:height="0.08cm" svg:x="22.337cm" svg:y="11.693cm">
          <text:p/>
        </draw:circle>
        <draw:circle draw:style-name="gr1" draw:text-style-name="P1" draw:layer="layout" svg:width="0.08cm" svg:height="0.08cm" svg:x="22.591cm" svg:y="11.693cm">
          <text:p/>
        </draw:circle>
        <draw:circle draw:style-name="gr1" draw:text-style-name="P1" draw:layer="layout" svg:width="0.08cm" svg:height="0.08cm" svg:x="22.845cm" svg:y="11.693cm">
          <text:p/>
        </draw:circle>
        <draw:circle draw:style-name="gr1" draw:text-style-name="P1" draw:layer="layout" svg:width="0.08cm" svg:height="0.08cm" svg:x="17.511cm" svg:y="11.693cm">
          <text:p/>
        </draw:circle>
        <draw:circle draw:style-name="gr1" draw:text-style-name="P1" draw:layer="layout" svg:width="0.08cm" svg:height="0.08cm" svg:x="17.765cm" svg:y="11.693cm">
          <text:p/>
        </draw:circle>
        <draw:circle draw:style-name="gr1" draw:text-style-name="P1" draw:layer="layout" svg:width="0.08cm" svg:height="0.08cm" svg:x="18.019cm" svg:y="11.693cm">
          <text:p/>
        </draw:circle>
        <draw:circle draw:style-name="gr1" draw:text-style-name="P1" draw:layer="layout" svg:width="0.08cm" svg:height="0.08cm" svg:x="18.273cm" svg:y="11.693cm">
          <text:p/>
        </draw:circle>
        <draw:circle draw:style-name="gr1" draw:text-style-name="P1" draw:layer="layout" svg:width="0.08cm" svg:height="0.08cm" svg:x="18.527cm" svg:y="11.693cm">
          <text:p/>
        </draw:circle>
        <draw:circle draw:style-name="gr1" draw:text-style-name="P1" draw:layer="layout" svg:width="0.08cm" svg:height="0.08cm" svg:x="18.781cm" svg:y="11.693cm">
          <text:p/>
        </draw:circle>
        <draw:circle draw:style-name="gr1" draw:text-style-name="P1" draw:layer="layout" svg:width="0.08cm" svg:height="0.08cm" svg:x="19.035cm" svg:y="11.693cm">
          <text:p/>
        </draw:circle>
        <draw:circle draw:style-name="gr1" draw:text-style-name="P1" draw:layer="layout" svg:width="0.08cm" svg:height="0.08cm" svg:x="19.289cm" svg:y="11.693cm">
          <text:p/>
        </draw:circle>
        <draw:circle draw:style-name="gr1" draw:text-style-name="P1" draw:layer="layout" svg:width="0.08cm" svg:height="0.08cm" svg:x="19.543cm" svg:y="11.693cm">
          <text:p/>
        </draw:circle>
        <draw:circle draw:style-name="gr1" draw:text-style-name="P1" draw:layer="layout" svg:width="0.08cm" svg:height="0.08cm" svg:x="19.797cm" svg:y="11.693cm">
          <text:p/>
        </draw:circle>
        <draw:circle draw:style-name="gr1" draw:text-style-name="P1" draw:layer="layout" svg:width="0.08cm" svg:height="0.08cm" svg:x="20.051cm" svg:y="11.693cm">
          <text:p/>
        </draw:circle>
        <draw:circle draw:style-name="gr1" draw:text-style-name="P1" draw:layer="layout" svg:width="0.08cm" svg:height="0.08cm" svg:x="20.305cm" svg:y="11.693cm">
          <text:p/>
        </draw:circle>
        <draw:circle draw:style-name="gr1" draw:text-style-name="P1" draw:layer="layout" svg:width="0.08cm" svg:height="0.08cm" svg:x="20.559cm" svg:y="11.693cm">
          <text:p/>
        </draw:circle>
        <draw:circle draw:style-name="gr1" draw:text-style-name="P1" draw:layer="layout" svg:width="0.08cm" svg:height="0.08cm" svg:x="20.813cm" svg:y="11.693cm">
          <text:p/>
        </draw:circle>
        <draw:circle draw:style-name="gr1" draw:text-style-name="P1" draw:layer="layout" svg:width="0.08cm" svg:height="0.08cm" svg:x="21.067cm" svg:y="11.693cm">
          <text:p/>
        </draw:circle>
        <draw:circle draw:style-name="gr1" draw:text-style-name="P1" draw:layer="layout" svg:width="0.08cm" svg:height="0.08cm" svg:x="21.321cm" svg:y="11.693cm">
          <text:p/>
        </draw:circle>
        <draw:circle draw:style-name="gr1" draw:text-style-name="P1" draw:layer="layout" svg:width="0.08cm" svg:height="0.08cm" svg:x="21.575cm" svg:y="11.693cm">
          <text:p/>
        </draw:circle>
        <draw:circle draw:style-name="gr1" draw:text-style-name="P1" draw:layer="layout" svg:width="0.08cm" svg:height="0.08cm" svg:x="21.829cm" svg:y="11.693cm">
          <text:p/>
        </draw:circle>
        <draw:circle draw:style-name="gr1" draw:text-style-name="P1" draw:layer="layout" svg:width="0.08cm" svg:height="0.08cm" svg:x="22.083cm" svg:y="11.693cm">
          <text:p/>
        </draw:circle>
        <draw:circle draw:style-name="gr1" draw:text-style-name="P1" draw:layer="layout" svg:width="0.08cm" svg:height="0.08cm" svg:x="22.337cm" svg:y="11.693cm">
          <text:p/>
        </draw:circle>
        <draw:circle draw:style-name="gr1" draw:text-style-name="P1" draw:layer="layout" svg:width="0.08cm" svg:height="0.08cm" svg:x="22.591cm" svg:y="11.693cm">
          <text:p/>
        </draw:circle>
        <draw:circle draw:style-name="gr1" draw:text-style-name="P1" draw:layer="layout" svg:width="0.08cm" svg:height="0.08cm" svg:x="22.845cm" svg:y="11.693cm">
          <text:p/>
        </draw:circle>
        <draw:circle draw:style-name="gr1" draw:text-style-name="P1" draw:layer="layout" svg:width="0.08cm" svg:height="0.08cm" svg:x="17.511cm" svg:y="11.947cm">
          <text:p/>
        </draw:circle>
        <draw:circle draw:style-name="gr1" draw:text-style-name="P1" draw:layer="layout" svg:width="0.08cm" svg:height="0.08cm" svg:x="17.765cm" svg:y="11.947cm">
          <text:p/>
        </draw:circle>
        <draw:circle draw:style-name="gr1" draw:text-style-name="P1" draw:layer="layout" svg:width="0.08cm" svg:height="0.08cm" svg:x="18.019cm" svg:y="11.947cm">
          <text:p/>
        </draw:circle>
        <draw:circle draw:style-name="gr1" draw:text-style-name="P1" draw:layer="layout" svg:width="0.08cm" svg:height="0.08cm" svg:x="18.273cm" svg:y="11.947cm">
          <text:p/>
        </draw:circle>
        <draw:circle draw:style-name="gr1" draw:text-style-name="P1" draw:layer="layout" svg:width="0.08cm" svg:height="0.08cm" svg:x="18.527cm" svg:y="11.947cm">
          <text:p/>
        </draw:circle>
        <draw:circle draw:style-name="gr1" draw:text-style-name="P1" draw:layer="layout" svg:width="0.08cm" svg:height="0.08cm" svg:x="18.781cm" svg:y="11.947cm">
          <text:p/>
        </draw:circle>
        <draw:circle draw:style-name="gr1" draw:text-style-name="P1" draw:layer="layout" svg:width="0.08cm" svg:height="0.08cm" svg:x="19.035cm" svg:y="11.947cm">
          <text:p/>
        </draw:circle>
        <draw:circle draw:style-name="gr1" draw:text-style-name="P1" draw:layer="layout" svg:width="0.08cm" svg:height="0.08cm" svg:x="19.289cm" svg:y="11.947cm">
          <text:p/>
        </draw:circle>
        <draw:circle draw:style-name="gr1" draw:text-style-name="P1" draw:layer="layout" svg:width="0.08cm" svg:height="0.08cm" svg:x="19.543cm" svg:y="11.947cm">
          <text:p/>
        </draw:circle>
        <draw:circle draw:style-name="gr1" draw:text-style-name="P1" draw:layer="layout" svg:width="0.08cm" svg:height="0.08cm" svg:x="19.797cm" svg:y="11.947cm">
          <text:p/>
        </draw:circle>
        <draw:circle draw:style-name="gr1" draw:text-style-name="P1" draw:layer="layout" svg:width="0.08cm" svg:height="0.08cm" svg:x="20.051cm" svg:y="11.947cm">
          <text:p/>
        </draw:circle>
        <draw:circle draw:style-name="gr1" draw:text-style-name="P1" draw:layer="layout" svg:width="0.08cm" svg:height="0.08cm" svg:x="20.305cm" svg:y="11.947cm">
          <text:p/>
        </draw:circle>
        <draw:circle draw:style-name="gr1" draw:text-style-name="P1" draw:layer="layout" svg:width="0.08cm" svg:height="0.08cm" svg:x="20.559cm" svg:y="11.947cm">
          <text:p/>
        </draw:circle>
        <draw:circle draw:style-name="gr1" draw:text-style-name="P1" draw:layer="layout" svg:width="0.08cm" svg:height="0.08cm" svg:x="20.813cm" svg:y="11.947cm">
          <text:p/>
        </draw:circle>
        <draw:circle draw:style-name="gr1" draw:text-style-name="P1" draw:layer="layout" svg:width="0.08cm" svg:height="0.08cm" svg:x="21.067cm" svg:y="11.947cm">
          <text:p/>
        </draw:circle>
        <draw:circle draw:style-name="gr1" draw:text-style-name="P1" draw:layer="layout" svg:width="0.08cm" svg:height="0.08cm" svg:x="21.321cm" svg:y="11.947cm">
          <text:p/>
        </draw:circle>
        <draw:circle draw:style-name="gr1" draw:text-style-name="P1" draw:layer="layout" svg:width="0.08cm" svg:height="0.08cm" svg:x="21.575cm" svg:y="11.947cm">
          <text:p/>
        </draw:circle>
        <draw:circle draw:style-name="gr1" draw:text-style-name="P1" draw:layer="layout" svg:width="0.08cm" svg:height="0.08cm" svg:x="21.829cm" svg:y="11.947cm">
          <text:p/>
        </draw:circle>
        <draw:circle draw:style-name="gr1" draw:text-style-name="P1" draw:layer="layout" svg:width="0.08cm" svg:height="0.08cm" svg:x="22.083cm" svg:y="11.947cm">
          <text:p/>
        </draw:circle>
        <draw:circle draw:style-name="gr1" draw:text-style-name="P1" draw:layer="layout" svg:width="0.08cm" svg:height="0.08cm" svg:x="22.337cm" svg:y="11.947cm">
          <text:p/>
        </draw:circle>
        <draw:circle draw:style-name="gr1" draw:text-style-name="P1" draw:layer="layout" svg:width="0.08cm" svg:height="0.08cm" svg:x="22.591cm" svg:y="11.947cm">
          <text:p/>
        </draw:circle>
        <draw:circle draw:style-name="gr1" draw:text-style-name="P1" draw:layer="layout" svg:width="0.08cm" svg:height="0.08cm" svg:x="22.845cm" svg:y="11.947cm">
          <text:p/>
        </draw:circle>
        <draw:circle draw:style-name="gr1" draw:text-style-name="P1" draw:layer="layout" svg:width="0.08cm" svg:height="0.08cm" svg:x="17.511cm" svg:y="12.201cm">
          <text:p/>
        </draw:circle>
        <draw:circle draw:style-name="gr1" draw:text-style-name="P1" draw:layer="layout" svg:width="0.08cm" svg:height="0.08cm" svg:x="17.765cm" svg:y="12.201cm">
          <text:p/>
        </draw:circle>
        <draw:circle draw:style-name="gr1" draw:text-style-name="P1" draw:layer="layout" svg:width="0.08cm" svg:height="0.08cm" svg:x="18.019cm" svg:y="12.201cm">
          <text:p/>
        </draw:circle>
        <draw:circle draw:style-name="gr1" draw:text-style-name="P1" draw:layer="layout" svg:width="0.08cm" svg:height="0.08cm" svg:x="18.273cm" svg:y="12.201cm">
          <text:p/>
        </draw:circle>
        <draw:circle draw:style-name="gr1" draw:text-style-name="P1" draw:layer="layout" svg:width="0.08cm" svg:height="0.08cm" svg:x="18.527cm" svg:y="12.201cm">
          <text:p/>
        </draw:circle>
        <draw:circle draw:style-name="gr1" draw:text-style-name="P1" draw:layer="layout" svg:width="0.08cm" svg:height="0.08cm" svg:x="18.781cm" svg:y="12.201cm">
          <text:p/>
        </draw:circle>
        <draw:circle draw:style-name="gr1" draw:text-style-name="P1" draw:layer="layout" svg:width="0.08cm" svg:height="0.08cm" svg:x="19.035cm" svg:y="12.201cm">
          <text:p/>
        </draw:circle>
        <draw:circle draw:style-name="gr1" draw:text-style-name="P1" draw:layer="layout" svg:width="0.08cm" svg:height="0.08cm" svg:x="19.289cm" svg:y="12.201cm">
          <text:p/>
        </draw:circle>
        <draw:circle draw:style-name="gr1" draw:text-style-name="P1" draw:layer="layout" svg:width="0.08cm" svg:height="0.08cm" svg:x="19.543cm" svg:y="12.201cm">
          <text:p/>
        </draw:circle>
        <draw:circle draw:style-name="gr1" draw:text-style-name="P1" draw:layer="layout" svg:width="0.08cm" svg:height="0.08cm" svg:x="19.797cm" svg:y="12.201cm">
          <text:p/>
        </draw:circle>
        <draw:circle draw:style-name="gr1" draw:text-style-name="P1" draw:layer="layout" svg:width="0.08cm" svg:height="0.08cm" svg:x="20.051cm" svg:y="12.201cm">
          <text:p/>
        </draw:circle>
        <draw:circle draw:style-name="gr1" draw:text-style-name="P1" draw:layer="layout" svg:width="0.08cm" svg:height="0.08cm" svg:x="20.305cm" svg:y="12.201cm">
          <text:p/>
        </draw:circle>
        <draw:circle draw:style-name="gr1" draw:text-style-name="P1" draw:layer="layout" svg:width="0.08cm" svg:height="0.08cm" svg:x="20.559cm" svg:y="12.201cm">
          <text:p/>
        </draw:circle>
        <draw:circle draw:style-name="gr1" draw:text-style-name="P1" draw:layer="layout" svg:width="0.08cm" svg:height="0.08cm" svg:x="20.813cm" svg:y="12.201cm">
          <text:p/>
        </draw:circle>
        <draw:circle draw:style-name="gr1" draw:text-style-name="P1" draw:layer="layout" svg:width="0.08cm" svg:height="0.08cm" svg:x="21.067cm" svg:y="12.201cm">
          <text:p/>
        </draw:circle>
        <draw:circle draw:style-name="gr1" draw:text-style-name="P1" draw:layer="layout" svg:width="0.08cm" svg:height="0.08cm" svg:x="21.321cm" svg:y="12.201cm">
          <text:p/>
        </draw:circle>
        <draw:circle draw:style-name="gr1" draw:text-style-name="P1" draw:layer="layout" svg:width="0.08cm" svg:height="0.08cm" svg:x="21.575cm" svg:y="12.201cm">
          <text:p/>
        </draw:circle>
        <draw:circle draw:style-name="gr1" draw:text-style-name="P1" draw:layer="layout" svg:width="0.08cm" svg:height="0.08cm" svg:x="21.829cm" svg:y="12.201cm">
          <text:p/>
        </draw:circle>
        <draw:circle draw:style-name="gr1" draw:text-style-name="P1" draw:layer="layout" svg:width="0.08cm" svg:height="0.08cm" svg:x="22.083cm" svg:y="12.201cm">
          <text:p/>
        </draw:circle>
        <draw:circle draw:style-name="gr1" draw:text-style-name="P1" draw:layer="layout" svg:width="0.08cm" svg:height="0.08cm" svg:x="22.337cm" svg:y="12.201cm">
          <text:p/>
        </draw:circle>
        <draw:circle draw:style-name="gr1" draw:text-style-name="P1" draw:layer="layout" svg:width="0.08cm" svg:height="0.08cm" svg:x="22.591cm" svg:y="12.201cm">
          <text:p/>
        </draw:circle>
        <draw:circle draw:style-name="gr1" draw:text-style-name="P1" draw:layer="layout" svg:width="0.08cm" svg:height="0.08cm" svg:x="22.845cm" svg:y="12.201cm">
          <text:p/>
        </draw:circle>
        <draw:circle draw:style-name="gr1" draw:text-style-name="P1" draw:layer="layout" svg:width="0.08cm" svg:height="0.08cm" svg:x="17.511cm" svg:y="12.455cm">
          <text:p/>
        </draw:circle>
        <draw:circle draw:style-name="gr1" draw:text-style-name="P1" draw:layer="layout" svg:width="0.08cm" svg:height="0.08cm" svg:x="17.765cm" svg:y="12.455cm">
          <text:p/>
        </draw:circle>
        <draw:circle draw:style-name="gr1" draw:text-style-name="P1" draw:layer="layout" svg:width="0.08cm" svg:height="0.08cm" svg:x="18.019cm" svg:y="12.455cm">
          <text:p/>
        </draw:circle>
        <draw:circle draw:style-name="gr1" draw:text-style-name="P1" draw:layer="layout" svg:width="0.08cm" svg:height="0.08cm" svg:x="18.273cm" svg:y="12.455cm">
          <text:p/>
        </draw:circle>
        <draw:circle draw:style-name="gr1" draw:text-style-name="P1" draw:layer="layout" svg:width="0.08cm" svg:height="0.08cm" svg:x="18.527cm" svg:y="12.455cm">
          <text:p/>
        </draw:circle>
        <draw:circle draw:style-name="gr1" draw:text-style-name="P1" draw:layer="layout" svg:width="0.08cm" svg:height="0.08cm" svg:x="18.781cm" svg:y="12.455cm">
          <text:p/>
        </draw:circle>
        <draw:circle draw:style-name="gr1" draw:text-style-name="P1" draw:layer="layout" svg:width="0.08cm" svg:height="0.08cm" svg:x="19.035cm" svg:y="12.455cm">
          <text:p/>
        </draw:circle>
        <draw:circle draw:style-name="gr1" draw:text-style-name="P1" draw:layer="layout" svg:width="0.08cm" svg:height="0.08cm" svg:x="19.289cm" svg:y="12.455cm">
          <text:p/>
        </draw:circle>
        <draw:circle draw:style-name="gr1" draw:text-style-name="P1" draw:layer="layout" svg:width="0.08cm" svg:height="0.08cm" svg:x="19.543cm" svg:y="12.455cm">
          <text:p/>
        </draw:circle>
        <draw:circle draw:style-name="gr1" draw:text-style-name="P1" draw:layer="layout" svg:width="0.08cm" svg:height="0.08cm" svg:x="19.797cm" svg:y="12.455cm">
          <text:p/>
        </draw:circle>
        <draw:circle draw:style-name="gr1" draw:text-style-name="P1" draw:layer="layout" svg:width="0.08cm" svg:height="0.08cm" svg:x="20.051cm" svg:y="12.455cm">
          <text:p/>
        </draw:circle>
        <draw:circle draw:style-name="gr1" draw:text-style-name="P1" draw:layer="layout" svg:width="0.08cm" svg:height="0.08cm" svg:x="20.305cm" svg:y="12.455cm">
          <text:p/>
        </draw:circle>
        <draw:circle draw:style-name="gr1" draw:text-style-name="P1" draw:layer="layout" svg:width="0.08cm" svg:height="0.08cm" svg:x="20.559cm" svg:y="12.455cm">
          <text:p/>
        </draw:circle>
        <draw:circle draw:style-name="gr1" draw:text-style-name="P1" draw:layer="layout" svg:width="0.08cm" svg:height="0.08cm" svg:x="20.813cm" svg:y="12.455cm">
          <text:p/>
        </draw:circle>
        <draw:circle draw:style-name="gr1" draw:text-style-name="P1" draw:layer="layout" svg:width="0.08cm" svg:height="0.08cm" svg:x="21.067cm" svg:y="12.455cm">
          <text:p/>
        </draw:circle>
        <draw:circle draw:style-name="gr1" draw:text-style-name="P1" draw:layer="layout" svg:width="0.08cm" svg:height="0.08cm" svg:x="21.321cm" svg:y="12.455cm">
          <text:p/>
        </draw:circle>
        <draw:circle draw:style-name="gr1" draw:text-style-name="P1" draw:layer="layout" svg:width="0.08cm" svg:height="0.08cm" svg:x="21.575cm" svg:y="12.455cm">
          <text:p/>
        </draw:circle>
        <draw:circle draw:style-name="gr1" draw:text-style-name="P1" draw:layer="layout" svg:width="0.08cm" svg:height="0.08cm" svg:x="21.829cm" svg:y="12.455cm">
          <text:p/>
        </draw:circle>
        <draw:circle draw:style-name="gr1" draw:text-style-name="P1" draw:layer="layout" svg:width="0.08cm" svg:height="0.08cm" svg:x="22.083cm" svg:y="12.455cm">
          <text:p/>
        </draw:circle>
        <draw:circle draw:style-name="gr1" draw:text-style-name="P1" draw:layer="layout" svg:width="0.08cm" svg:height="0.08cm" svg:x="22.337cm" svg:y="12.455cm">
          <text:p/>
        </draw:circle>
        <draw:circle draw:style-name="gr1" draw:text-style-name="P1" draw:layer="layout" svg:width="0.08cm" svg:height="0.08cm" svg:x="22.591cm" svg:y="12.455cm">
          <text:p/>
        </draw:circle>
        <draw:circle draw:style-name="gr1" draw:text-style-name="P1" draw:layer="layout" svg:width="0.08cm" svg:height="0.08cm" svg:x="22.845cm" svg:y="12.455cm">
          <text:p/>
        </draw:circle>
        <draw:circle draw:style-name="gr1" draw:text-style-name="P1" draw:layer="layout" svg:width="0.08cm" svg:height="0.08cm" svg:x="17.511cm" svg:y="12.709cm">
          <text:p/>
        </draw:circle>
        <draw:circle draw:style-name="gr1" draw:text-style-name="P1" draw:layer="layout" svg:width="0.08cm" svg:height="0.08cm" svg:x="17.765cm" svg:y="12.709cm">
          <text:p/>
        </draw:circle>
        <draw:circle draw:style-name="gr1" draw:text-style-name="P1" draw:layer="layout" svg:width="0.08cm" svg:height="0.08cm" svg:x="18.019cm" svg:y="12.709cm">
          <text:p/>
        </draw:circle>
        <draw:circle draw:style-name="gr1" draw:text-style-name="P1" draw:layer="layout" svg:width="0.08cm" svg:height="0.08cm" svg:x="18.273cm" svg:y="12.709cm">
          <text:p/>
        </draw:circle>
        <draw:circle draw:style-name="gr1" draw:text-style-name="P1" draw:layer="layout" svg:width="0.08cm" svg:height="0.08cm" svg:x="18.527cm" svg:y="12.709cm">
          <text:p/>
        </draw:circle>
        <draw:circle draw:style-name="gr1" draw:text-style-name="P1" draw:layer="layout" svg:width="0.08cm" svg:height="0.08cm" svg:x="18.781cm" svg:y="12.709cm">
          <text:p/>
        </draw:circle>
        <draw:circle draw:style-name="gr1" draw:text-style-name="P1" draw:layer="layout" svg:width="0.08cm" svg:height="0.08cm" svg:x="19.035cm" svg:y="12.709cm">
          <text:p/>
        </draw:circle>
        <draw:circle draw:style-name="gr1" draw:text-style-name="P1" draw:layer="layout" svg:width="0.08cm" svg:height="0.08cm" svg:x="19.289cm" svg:y="12.709cm">
          <text:p/>
        </draw:circle>
        <draw:circle draw:style-name="gr1" draw:text-style-name="P1" draw:layer="layout" svg:width="0.08cm" svg:height="0.08cm" svg:x="19.543cm" svg:y="12.709cm">
          <text:p/>
        </draw:circle>
        <draw:circle draw:style-name="gr1" draw:text-style-name="P1" draw:layer="layout" svg:width="0.08cm" svg:height="0.08cm" svg:x="19.797cm" svg:y="12.709cm">
          <text:p/>
        </draw:circle>
        <draw:circle draw:style-name="gr1" draw:text-style-name="P1" draw:layer="layout" svg:width="0.08cm" svg:height="0.08cm" svg:x="20.051cm" svg:y="12.709cm">
          <text:p/>
        </draw:circle>
        <draw:circle draw:style-name="gr1" draw:text-style-name="P1" draw:layer="layout" svg:width="0.08cm" svg:height="0.08cm" svg:x="20.305cm" svg:y="12.709cm">
          <text:p/>
        </draw:circle>
        <draw:circle draw:style-name="gr1" draw:text-style-name="P1" draw:layer="layout" svg:width="0.08cm" svg:height="0.08cm" svg:x="20.559cm" svg:y="12.709cm">
          <text:p/>
        </draw:circle>
        <draw:circle draw:style-name="gr1" draw:text-style-name="P1" draw:layer="layout" svg:width="0.08cm" svg:height="0.08cm" svg:x="20.813cm" svg:y="12.709cm">
          <text:p/>
        </draw:circle>
        <draw:circle draw:style-name="gr1" draw:text-style-name="P1" draw:layer="layout" svg:width="0.08cm" svg:height="0.08cm" svg:x="21.067cm" svg:y="12.709cm">
          <text:p/>
        </draw:circle>
        <draw:circle draw:style-name="gr1" draw:text-style-name="P1" draw:layer="layout" svg:width="0.08cm" svg:height="0.08cm" svg:x="21.321cm" svg:y="12.709cm">
          <text:p/>
        </draw:circle>
        <draw:circle draw:style-name="gr1" draw:text-style-name="P1" draw:layer="layout" svg:width="0.08cm" svg:height="0.08cm" svg:x="21.575cm" svg:y="12.709cm">
          <text:p/>
        </draw:circle>
        <draw:circle draw:style-name="gr1" draw:text-style-name="P1" draw:layer="layout" svg:width="0.08cm" svg:height="0.08cm" svg:x="21.829cm" svg:y="12.709cm">
          <text:p/>
        </draw:circle>
        <draw:circle draw:style-name="gr1" draw:text-style-name="P1" draw:layer="layout" svg:width="0.08cm" svg:height="0.08cm" svg:x="22.083cm" svg:y="12.709cm">
          <text:p/>
        </draw:circle>
        <draw:circle draw:style-name="gr1" draw:text-style-name="P1" draw:layer="layout" svg:width="0.08cm" svg:height="0.08cm" svg:x="22.337cm" svg:y="12.709cm">
          <text:p/>
        </draw:circle>
        <draw:circle draw:style-name="gr1" draw:text-style-name="P1" draw:layer="layout" svg:width="0.08cm" svg:height="0.08cm" svg:x="22.591cm" svg:y="12.709cm">
          <text:p/>
        </draw:circle>
        <draw:circle draw:style-name="gr1" draw:text-style-name="P1" draw:layer="layout" svg:width="0.08cm" svg:height="0.08cm" svg:x="22.845cm" svg:y="12.709cm">
          <text:p/>
        </draw:circle>
        <draw:circle draw:style-name="gr1" draw:text-style-name="P1" draw:layer="layout" svg:width="0.08cm" svg:height="0.08cm" svg:x="17.511cm" svg:y="12.963cm">
          <text:p/>
        </draw:circle>
        <draw:circle draw:style-name="gr1" draw:text-style-name="P1" draw:layer="layout" svg:width="0.08cm" svg:height="0.08cm" svg:x="17.765cm" svg:y="12.963cm">
          <text:p/>
        </draw:circle>
        <draw:circle draw:style-name="gr1" draw:text-style-name="P1" draw:layer="layout" svg:width="0.08cm" svg:height="0.08cm" svg:x="18.019cm" svg:y="12.963cm">
          <text:p/>
        </draw:circle>
        <draw:circle draw:style-name="gr1" draw:text-style-name="P1" draw:layer="layout" svg:width="0.08cm" svg:height="0.08cm" svg:x="18.273cm" svg:y="12.963cm">
          <text:p/>
        </draw:circle>
        <draw:circle draw:style-name="gr1" draw:text-style-name="P1" draw:layer="layout" svg:width="0.08cm" svg:height="0.08cm" svg:x="18.527cm" svg:y="12.963cm">
          <text:p/>
        </draw:circle>
        <draw:circle draw:style-name="gr1" draw:text-style-name="P1" draw:layer="layout" svg:width="0.08cm" svg:height="0.08cm" svg:x="18.781cm" svg:y="12.963cm">
          <text:p/>
        </draw:circle>
        <draw:circle draw:style-name="gr1" draw:text-style-name="P1" draw:layer="layout" svg:width="0.08cm" svg:height="0.08cm" svg:x="19.035cm" svg:y="12.963cm">
          <text:p/>
        </draw:circle>
        <draw:circle draw:style-name="gr1" draw:text-style-name="P1" draw:layer="layout" svg:width="0.08cm" svg:height="0.08cm" svg:x="19.289cm" svg:y="12.963cm">
          <text:p/>
        </draw:circle>
        <draw:circle draw:style-name="gr1" draw:text-style-name="P1" draw:layer="layout" svg:width="0.08cm" svg:height="0.08cm" svg:x="19.543cm" svg:y="12.963cm">
          <text:p/>
        </draw:circle>
        <draw:circle draw:style-name="gr1" draw:text-style-name="P1" draw:layer="layout" svg:width="0.08cm" svg:height="0.08cm" svg:x="19.797cm" svg:y="12.963cm">
          <text:p/>
        </draw:circle>
        <draw:circle draw:style-name="gr1" draw:text-style-name="P1" draw:layer="layout" svg:width="0.08cm" svg:height="0.08cm" svg:x="20.051cm" svg:y="12.963cm">
          <text:p/>
        </draw:circle>
        <draw:circle draw:style-name="gr1" draw:text-style-name="P1" draw:layer="layout" svg:width="0.08cm" svg:height="0.08cm" svg:x="20.305cm" svg:y="12.963cm">
          <text:p/>
        </draw:circle>
        <draw:circle draw:style-name="gr1" draw:text-style-name="P1" draw:layer="layout" svg:width="0.08cm" svg:height="0.08cm" svg:x="20.559cm" svg:y="12.963cm">
          <text:p/>
        </draw:circle>
        <draw:circle draw:style-name="gr1" draw:text-style-name="P1" draw:layer="layout" svg:width="0.08cm" svg:height="0.08cm" svg:x="20.813cm" svg:y="12.963cm">
          <text:p/>
        </draw:circle>
        <draw:circle draw:style-name="gr1" draw:text-style-name="P1" draw:layer="layout" svg:width="0.08cm" svg:height="0.08cm" svg:x="21.067cm" svg:y="12.963cm">
          <text:p/>
        </draw:circle>
        <draw:circle draw:style-name="gr1" draw:text-style-name="P1" draw:layer="layout" svg:width="0.08cm" svg:height="0.08cm" svg:x="21.321cm" svg:y="12.963cm">
          <text:p/>
        </draw:circle>
        <draw:circle draw:style-name="gr1" draw:text-style-name="P1" draw:layer="layout" svg:width="0.08cm" svg:height="0.08cm" svg:x="21.575cm" svg:y="12.963cm">
          <text:p/>
        </draw:circle>
        <draw:circle draw:style-name="gr1" draw:text-style-name="P1" draw:layer="layout" svg:width="0.08cm" svg:height="0.08cm" svg:x="21.829cm" svg:y="12.963cm">
          <text:p/>
        </draw:circle>
        <draw:circle draw:style-name="gr1" draw:text-style-name="P1" draw:layer="layout" svg:width="0.08cm" svg:height="0.08cm" svg:x="22.083cm" svg:y="12.963cm">
          <text:p/>
        </draw:circle>
        <draw:circle draw:style-name="gr1" draw:text-style-name="P1" draw:layer="layout" svg:width="0.08cm" svg:height="0.08cm" svg:x="22.337cm" svg:y="12.963cm">
          <text:p/>
        </draw:circle>
        <draw:circle draw:style-name="gr1" draw:text-style-name="P1" draw:layer="layout" svg:width="0.08cm" svg:height="0.08cm" svg:x="22.591cm" svg:y="12.963cm">
          <text:p/>
        </draw:circle>
        <draw:circle draw:style-name="gr1" draw:text-style-name="P1" draw:layer="layout" svg:width="0.08cm" svg:height="0.08cm" svg:x="22.845cm" svg:y="12.963cm">
          <text:p/>
        </draw:circle>
        <draw:circle draw:style-name="gr1" draw:text-style-name="P1" draw:layer="layout" svg:width="0.08cm" svg:height="0.08cm" svg:x="17.511cm" svg:y="12.963cm">
          <text:p/>
        </draw:circle>
        <draw:circle draw:style-name="gr1" draw:text-style-name="P1" draw:layer="layout" svg:width="0.08cm" svg:height="0.08cm" svg:x="17.765cm" svg:y="12.963cm">
          <text:p/>
        </draw:circle>
        <draw:circle draw:style-name="gr1" draw:text-style-name="P1" draw:layer="layout" svg:width="0.08cm" svg:height="0.08cm" svg:x="18.019cm" svg:y="12.963cm">
          <text:p/>
        </draw:circle>
        <draw:circle draw:style-name="gr1" draw:text-style-name="P1" draw:layer="layout" svg:width="0.08cm" svg:height="0.08cm" svg:x="18.273cm" svg:y="12.963cm">
          <text:p/>
        </draw:circle>
        <draw:circle draw:style-name="gr1" draw:text-style-name="P1" draw:layer="layout" svg:width="0.08cm" svg:height="0.08cm" svg:x="18.527cm" svg:y="12.963cm">
          <text:p/>
        </draw:circle>
        <draw:circle draw:style-name="gr1" draw:text-style-name="P1" draw:layer="layout" svg:width="0.08cm" svg:height="0.08cm" svg:x="18.781cm" svg:y="12.963cm">
          <text:p/>
        </draw:circle>
        <draw:circle draw:style-name="gr1" draw:text-style-name="P1" draw:layer="layout" svg:width="0.08cm" svg:height="0.08cm" svg:x="19.035cm" svg:y="12.963cm">
          <text:p/>
        </draw:circle>
        <draw:circle draw:style-name="gr1" draw:text-style-name="P1" draw:layer="layout" svg:width="0.08cm" svg:height="0.08cm" svg:x="19.289cm" svg:y="12.963cm">
          <text:p/>
        </draw:circle>
        <draw:circle draw:style-name="gr1" draw:text-style-name="P1" draw:layer="layout" svg:width="0.08cm" svg:height="0.08cm" svg:x="19.543cm" svg:y="12.963cm">
          <text:p/>
        </draw:circle>
        <draw:circle draw:style-name="gr1" draw:text-style-name="P1" draw:layer="layout" svg:width="0.08cm" svg:height="0.08cm" svg:x="19.797cm" svg:y="12.963cm">
          <text:p/>
        </draw:circle>
        <draw:circle draw:style-name="gr1" draw:text-style-name="P1" draw:layer="layout" svg:width="0.08cm" svg:height="0.08cm" svg:x="20.051cm" svg:y="12.963cm">
          <text:p/>
        </draw:circle>
        <draw:circle draw:style-name="gr1" draw:text-style-name="P1" draw:layer="layout" svg:width="0.08cm" svg:height="0.08cm" svg:x="20.305cm" svg:y="12.963cm">
          <text:p/>
        </draw:circle>
        <draw:circle draw:style-name="gr1" draw:text-style-name="P1" draw:layer="layout" svg:width="0.08cm" svg:height="0.08cm" svg:x="20.559cm" svg:y="12.963cm">
          <text:p/>
        </draw:circle>
        <draw:circle draw:style-name="gr1" draw:text-style-name="P1" draw:layer="layout" svg:width="0.08cm" svg:height="0.08cm" svg:x="20.813cm" svg:y="12.963cm">
          <text:p/>
        </draw:circle>
        <draw:circle draw:style-name="gr1" draw:text-style-name="P1" draw:layer="layout" svg:width="0.08cm" svg:height="0.08cm" svg:x="21.067cm" svg:y="12.963cm">
          <text:p/>
        </draw:circle>
        <draw:circle draw:style-name="gr1" draw:text-style-name="P1" draw:layer="layout" svg:width="0.08cm" svg:height="0.08cm" svg:x="21.321cm" svg:y="12.963cm">
          <text:p/>
        </draw:circle>
        <draw:circle draw:style-name="gr1" draw:text-style-name="P1" draw:layer="layout" svg:width="0.08cm" svg:height="0.08cm" svg:x="21.575cm" svg:y="12.963cm">
          <text:p/>
        </draw:circle>
        <draw:circle draw:style-name="gr1" draw:text-style-name="P1" draw:layer="layout" svg:width="0.08cm" svg:height="0.08cm" svg:x="21.829cm" svg:y="12.963cm">
          <text:p/>
        </draw:circle>
        <draw:circle draw:style-name="gr1" draw:text-style-name="P1" draw:layer="layout" svg:width="0.08cm" svg:height="0.08cm" svg:x="22.083cm" svg:y="12.963cm">
          <text:p/>
        </draw:circle>
        <draw:circle draw:style-name="gr1" draw:text-style-name="P1" draw:layer="layout" svg:width="0.08cm" svg:height="0.08cm" svg:x="22.337cm" svg:y="12.963cm">
          <text:p/>
        </draw:circle>
        <draw:circle draw:style-name="gr1" draw:text-style-name="P1" draw:layer="layout" svg:width="0.08cm" svg:height="0.08cm" svg:x="22.591cm" svg:y="12.963cm">
          <text:p/>
        </draw:circle>
        <draw:circle draw:style-name="gr1" draw:text-style-name="P1" draw:layer="layout" svg:width="0.08cm" svg:height="0.08cm" svg:x="22.845cm" svg:y="12.963cm">
          <text:p/>
        </draw:circle>
        <draw:circle draw:style-name="gr1" draw:text-style-name="P1" draw:layer="layout" svg:width="0.08cm" svg:height="0.08cm" svg:x="17.511cm" svg:y="13.217cm">
          <text:p/>
        </draw:circle>
        <draw:circle draw:style-name="gr1" draw:text-style-name="P1" draw:layer="layout" svg:width="0.08cm" svg:height="0.08cm" svg:x="17.765cm" svg:y="13.217cm">
          <text:p/>
        </draw:circle>
        <draw:circle draw:style-name="gr1" draw:text-style-name="P1" draw:layer="layout" svg:width="0.08cm" svg:height="0.08cm" svg:x="18.019cm" svg:y="13.217cm">
          <text:p/>
        </draw:circle>
        <draw:circle draw:style-name="gr1" draw:text-style-name="P1" draw:layer="layout" svg:width="0.08cm" svg:height="0.08cm" svg:x="18.273cm" svg:y="13.217cm">
          <text:p/>
        </draw:circle>
        <draw:circle draw:style-name="gr1" draw:text-style-name="P1" draw:layer="layout" svg:width="0.08cm" svg:height="0.08cm" svg:x="18.527cm" svg:y="13.217cm">
          <text:p/>
        </draw:circle>
        <draw:circle draw:style-name="gr1" draw:text-style-name="P1" draw:layer="layout" svg:width="0.08cm" svg:height="0.08cm" svg:x="18.781cm" svg:y="13.217cm">
          <text:p/>
        </draw:circle>
        <draw:circle draw:style-name="gr1" draw:text-style-name="P1" draw:layer="layout" svg:width="0.08cm" svg:height="0.08cm" svg:x="19.035cm" svg:y="13.217cm">
          <text:p/>
        </draw:circle>
        <draw:circle draw:style-name="gr1" draw:text-style-name="P1" draw:layer="layout" svg:width="0.08cm" svg:height="0.08cm" svg:x="19.289cm" svg:y="13.217cm">
          <text:p/>
        </draw:circle>
        <draw:circle draw:style-name="gr1" draw:text-style-name="P1" draw:layer="layout" svg:width="0.08cm" svg:height="0.08cm" svg:x="19.543cm" svg:y="13.217cm">
          <text:p/>
        </draw:circle>
        <draw:circle draw:style-name="gr1" draw:text-style-name="P1" draw:layer="layout" svg:width="0.08cm" svg:height="0.08cm" svg:x="19.797cm" svg:y="13.217cm">
          <text:p/>
        </draw:circle>
        <draw:circle draw:style-name="gr1" draw:text-style-name="P1" draw:layer="layout" svg:width="0.08cm" svg:height="0.08cm" svg:x="20.051cm" svg:y="13.217cm">
          <text:p/>
        </draw:circle>
        <draw:circle draw:style-name="gr1" draw:text-style-name="P1" draw:layer="layout" svg:width="0.08cm" svg:height="0.08cm" svg:x="20.305cm" svg:y="13.217cm">
          <text:p/>
        </draw:circle>
        <draw:circle draw:style-name="gr1" draw:text-style-name="P1" draw:layer="layout" svg:width="0.08cm" svg:height="0.08cm" svg:x="20.559cm" svg:y="13.217cm">
          <text:p/>
        </draw:circle>
        <draw:circle draw:style-name="gr1" draw:text-style-name="P1" draw:layer="layout" svg:width="0.08cm" svg:height="0.08cm" svg:x="20.813cm" svg:y="13.217cm">
          <text:p/>
        </draw:circle>
        <draw:circle draw:style-name="gr1" draw:text-style-name="P1" draw:layer="layout" svg:width="0.08cm" svg:height="0.08cm" svg:x="21.067cm" svg:y="13.217cm">
          <text:p/>
        </draw:circle>
        <draw:circle draw:style-name="gr1" draw:text-style-name="P1" draw:layer="layout" svg:width="0.08cm" svg:height="0.08cm" svg:x="21.321cm" svg:y="13.217cm">
          <text:p/>
        </draw:circle>
        <draw:circle draw:style-name="gr1" draw:text-style-name="P1" draw:layer="layout" svg:width="0.08cm" svg:height="0.08cm" svg:x="21.575cm" svg:y="13.217cm">
          <text:p/>
        </draw:circle>
        <draw:circle draw:style-name="gr1" draw:text-style-name="P1" draw:layer="layout" svg:width="0.08cm" svg:height="0.08cm" svg:x="21.829cm" svg:y="13.217cm">
          <text:p/>
        </draw:circle>
        <draw:circle draw:style-name="gr1" draw:text-style-name="P1" draw:layer="layout" svg:width="0.08cm" svg:height="0.08cm" svg:x="22.083cm" svg:y="13.217cm">
          <text:p/>
        </draw:circle>
        <draw:circle draw:style-name="gr1" draw:text-style-name="P1" draw:layer="layout" svg:width="0.08cm" svg:height="0.08cm" svg:x="22.337cm" svg:y="13.217cm">
          <text:p/>
        </draw:circle>
        <draw:circle draw:style-name="gr1" draw:text-style-name="P1" draw:layer="layout" svg:width="0.08cm" svg:height="0.08cm" svg:x="22.591cm" svg:y="13.217cm">
          <text:p/>
        </draw:circle>
        <draw:circle draw:style-name="gr1" draw:text-style-name="P1" draw:layer="layout" svg:width="0.08cm" svg:height="0.08cm" svg:x="22.845cm" svg:y="13.217cm">
          <text:p/>
        </draw:circle>
        <draw:circle draw:style-name="gr1" draw:text-style-name="P1" draw:layer="layout" svg:width="0.08cm" svg:height="0.08cm" svg:x="17.511cm" svg:y="13.471cm">
          <text:p/>
        </draw:circle>
        <draw:circle draw:style-name="gr1" draw:text-style-name="P1" draw:layer="layout" svg:width="0.08cm" svg:height="0.08cm" svg:x="17.765cm" svg:y="13.471cm">
          <text:p/>
        </draw:circle>
        <draw:circle draw:style-name="gr1" draw:text-style-name="P1" draw:layer="layout" svg:width="0.08cm" svg:height="0.08cm" svg:x="18.019cm" svg:y="13.471cm">
          <text:p/>
        </draw:circle>
        <draw:circle draw:style-name="gr1" draw:text-style-name="P1" draw:layer="layout" svg:width="0.08cm" svg:height="0.08cm" svg:x="18.273cm" svg:y="13.471cm">
          <text:p/>
        </draw:circle>
        <draw:circle draw:style-name="gr1" draw:text-style-name="P1" draw:layer="layout" svg:width="0.08cm" svg:height="0.08cm" svg:x="18.527cm" svg:y="13.471cm">
          <text:p/>
        </draw:circle>
        <draw:circle draw:style-name="gr1" draw:text-style-name="P1" draw:layer="layout" svg:width="0.08cm" svg:height="0.08cm" svg:x="18.781cm" svg:y="13.471cm">
          <text:p/>
        </draw:circle>
        <draw:circle draw:style-name="gr1" draw:text-style-name="P1" draw:layer="layout" svg:width="0.08cm" svg:height="0.08cm" svg:x="19.035cm" svg:y="13.471cm">
          <text:p/>
        </draw:circle>
        <draw:circle draw:style-name="gr1" draw:text-style-name="P1" draw:layer="layout" svg:width="0.08cm" svg:height="0.08cm" svg:x="19.289cm" svg:y="13.471cm">
          <text:p/>
        </draw:circle>
        <draw:circle draw:style-name="gr1" draw:text-style-name="P1" draw:layer="layout" svg:width="0.08cm" svg:height="0.08cm" svg:x="19.543cm" svg:y="13.471cm">
          <text:p/>
        </draw:circle>
        <draw:circle draw:style-name="gr1" draw:text-style-name="P1" draw:layer="layout" svg:width="0.08cm" svg:height="0.08cm" svg:x="19.797cm" svg:y="13.471cm">
          <text:p/>
        </draw:circle>
        <draw:circle draw:style-name="gr1" draw:text-style-name="P1" draw:layer="layout" svg:width="0.08cm" svg:height="0.08cm" svg:x="20.051cm" svg:y="13.471cm">
          <text:p/>
        </draw:circle>
        <draw:circle draw:style-name="gr1" draw:text-style-name="P1" draw:layer="layout" svg:width="0.08cm" svg:height="0.08cm" svg:x="20.305cm" svg:y="13.471cm">
          <text:p/>
        </draw:circle>
        <draw:circle draw:style-name="gr1" draw:text-style-name="P1" draw:layer="layout" svg:width="0.08cm" svg:height="0.08cm" svg:x="20.559cm" svg:y="13.471cm">
          <text:p/>
        </draw:circle>
        <draw:circle draw:style-name="gr1" draw:text-style-name="P1" draw:layer="layout" svg:width="0.08cm" svg:height="0.08cm" svg:x="20.813cm" svg:y="13.471cm">
          <text:p/>
        </draw:circle>
        <draw:circle draw:style-name="gr1" draw:text-style-name="P1" draw:layer="layout" svg:width="0.08cm" svg:height="0.08cm" svg:x="21.067cm" svg:y="13.471cm">
          <text:p/>
        </draw:circle>
        <draw:circle draw:style-name="gr1" draw:text-style-name="P1" draw:layer="layout" svg:width="0.08cm" svg:height="0.08cm" svg:x="21.321cm" svg:y="13.471cm">
          <text:p/>
        </draw:circle>
        <draw:circle draw:style-name="gr1" draw:text-style-name="P1" draw:layer="layout" svg:width="0.08cm" svg:height="0.08cm" svg:x="21.575cm" svg:y="13.471cm">
          <text:p/>
        </draw:circle>
        <draw:circle draw:style-name="gr1" draw:text-style-name="P1" draw:layer="layout" svg:width="0.08cm" svg:height="0.08cm" svg:x="21.829cm" svg:y="13.471cm">
          <text:p/>
        </draw:circle>
        <draw:circle draw:style-name="gr1" draw:text-style-name="P1" draw:layer="layout" svg:width="0.08cm" svg:height="0.08cm" svg:x="22.083cm" svg:y="13.471cm">
          <text:p/>
        </draw:circle>
        <draw:circle draw:style-name="gr1" draw:text-style-name="P1" draw:layer="layout" svg:width="0.08cm" svg:height="0.08cm" svg:x="22.337cm" svg:y="13.471cm">
          <text:p/>
        </draw:circle>
        <draw:circle draw:style-name="gr1" draw:text-style-name="P1" draw:layer="layout" svg:width="0.08cm" svg:height="0.08cm" svg:x="22.591cm" svg:y="13.471cm">
          <text:p/>
        </draw:circle>
        <draw:circle draw:style-name="gr1" draw:text-style-name="P1" draw:layer="layout" svg:width="0.08cm" svg:height="0.08cm" svg:x="22.845cm" svg:y="13.471cm">
          <text:p/>
        </draw:circle>
        <draw:circle draw:style-name="gr1" draw:text-style-name="P1" draw:layer="layout" svg:width="0.08cm" svg:height="0.08cm" svg:x="17.511cm" svg:y="13.725cm">
          <text:p/>
        </draw:circle>
        <draw:circle draw:style-name="gr1" draw:text-style-name="P1" draw:layer="layout" svg:width="0.08cm" svg:height="0.08cm" svg:x="17.765cm" svg:y="13.725cm">
          <text:p/>
        </draw:circle>
        <draw:circle draw:style-name="gr1" draw:text-style-name="P1" draw:layer="layout" svg:width="0.08cm" svg:height="0.08cm" svg:x="18.019cm" svg:y="13.725cm">
          <text:p/>
        </draw:circle>
        <draw:circle draw:style-name="gr1" draw:text-style-name="P1" draw:layer="layout" svg:width="0.08cm" svg:height="0.08cm" svg:x="18.273cm" svg:y="13.725cm">
          <text:p/>
        </draw:circle>
        <draw:circle draw:style-name="gr1" draw:text-style-name="P1" draw:layer="layout" svg:width="0.08cm" svg:height="0.08cm" svg:x="18.527cm" svg:y="13.725cm">
          <text:p/>
        </draw:circle>
        <draw:circle draw:style-name="gr1" draw:text-style-name="P1" draw:layer="layout" svg:width="0.08cm" svg:height="0.08cm" svg:x="18.781cm" svg:y="13.725cm">
          <text:p/>
        </draw:circle>
        <draw:circle draw:style-name="gr1" draw:text-style-name="P1" draw:layer="layout" svg:width="0.08cm" svg:height="0.08cm" svg:x="19.035cm" svg:y="13.725cm">
          <text:p/>
        </draw:circle>
        <draw:circle draw:style-name="gr1" draw:text-style-name="P1" draw:layer="layout" svg:width="0.08cm" svg:height="0.08cm" svg:x="19.289cm" svg:y="13.725cm">
          <text:p/>
        </draw:circle>
        <draw:circle draw:style-name="gr1" draw:text-style-name="P1" draw:layer="layout" svg:width="0.08cm" svg:height="0.08cm" svg:x="19.543cm" svg:y="13.725cm">
          <text:p/>
        </draw:circle>
        <draw:circle draw:style-name="gr1" draw:text-style-name="P1" draw:layer="layout" svg:width="0.08cm" svg:height="0.08cm" svg:x="19.797cm" svg:y="13.725cm">
          <text:p/>
        </draw:circle>
        <draw:circle draw:style-name="gr1" draw:text-style-name="P1" draw:layer="layout" svg:width="0.08cm" svg:height="0.08cm" svg:x="20.051cm" svg:y="13.725cm">
          <text:p/>
        </draw:circle>
        <draw:circle draw:style-name="gr1" draw:text-style-name="P1" draw:layer="layout" svg:width="0.08cm" svg:height="0.08cm" svg:x="20.305cm" svg:y="13.725cm">
          <text:p/>
        </draw:circle>
        <draw:circle draw:style-name="gr1" draw:text-style-name="P1" draw:layer="layout" svg:width="0.08cm" svg:height="0.08cm" svg:x="20.559cm" svg:y="13.725cm">
          <text:p/>
        </draw:circle>
        <draw:circle draw:style-name="gr1" draw:text-style-name="P1" draw:layer="layout" svg:width="0.08cm" svg:height="0.08cm" svg:x="20.813cm" svg:y="13.725cm">
          <text:p/>
        </draw:circle>
        <draw:circle draw:style-name="gr1" draw:text-style-name="P1" draw:layer="layout" svg:width="0.08cm" svg:height="0.08cm" svg:x="21.067cm" svg:y="13.725cm">
          <text:p/>
        </draw:circle>
        <draw:circle draw:style-name="gr1" draw:text-style-name="P1" draw:layer="layout" svg:width="0.08cm" svg:height="0.08cm" svg:x="21.321cm" svg:y="13.725cm">
          <text:p/>
        </draw:circle>
        <draw:circle draw:style-name="gr1" draw:text-style-name="P1" draw:layer="layout" svg:width="0.08cm" svg:height="0.08cm" svg:x="21.575cm" svg:y="13.725cm">
          <text:p/>
        </draw:circle>
        <draw:circle draw:style-name="gr1" draw:text-style-name="P1" draw:layer="layout" svg:width="0.08cm" svg:height="0.08cm" svg:x="21.829cm" svg:y="13.725cm">
          <text:p/>
        </draw:circle>
        <draw:circle draw:style-name="gr1" draw:text-style-name="P1" draw:layer="layout" svg:width="0.08cm" svg:height="0.08cm" svg:x="22.083cm" svg:y="13.725cm">
          <text:p/>
        </draw:circle>
        <draw:circle draw:style-name="gr1" draw:text-style-name="P1" draw:layer="layout" svg:width="0.08cm" svg:height="0.08cm" svg:x="22.337cm" svg:y="13.725cm">
          <text:p/>
        </draw:circle>
        <draw:circle draw:style-name="gr1" draw:text-style-name="P1" draw:layer="layout" svg:width="0.08cm" svg:height="0.08cm" svg:x="22.591cm" svg:y="13.725cm">
          <text:p/>
        </draw:circle>
        <draw:circle draw:style-name="gr1" draw:text-style-name="P1" draw:layer="layout" svg:width="0.08cm" svg:height="0.08cm" svg:x="22.845cm" svg:y="13.725cm">
          <text:p/>
        </draw:circle>
        <draw:circle draw:style-name="gr1" draw:text-style-name="P1" draw:layer="layout" svg:width="0.08cm" svg:height="0.08cm" svg:x="17.511cm" svg:y="13.979cm">
          <text:p/>
        </draw:circle>
        <draw:circle draw:style-name="gr1" draw:text-style-name="P1" draw:layer="layout" svg:width="0.08cm" svg:height="0.08cm" svg:x="17.765cm" svg:y="13.979cm">
          <text:p/>
        </draw:circle>
        <draw:circle draw:style-name="gr1" draw:text-style-name="P1" draw:layer="layout" svg:width="0.08cm" svg:height="0.08cm" svg:x="18.019cm" svg:y="13.979cm">
          <text:p/>
        </draw:circle>
        <draw:circle draw:style-name="gr1" draw:text-style-name="P1" draw:layer="layout" svg:width="0.08cm" svg:height="0.08cm" svg:x="18.273cm" svg:y="13.979cm">
          <text:p/>
        </draw:circle>
        <draw:circle draw:style-name="gr1" draw:text-style-name="P1" draw:layer="layout" svg:width="0.08cm" svg:height="0.08cm" svg:x="18.527cm" svg:y="13.979cm">
          <text:p/>
        </draw:circle>
        <draw:circle draw:style-name="gr1" draw:text-style-name="P1" draw:layer="layout" svg:width="0.08cm" svg:height="0.08cm" svg:x="18.781cm" svg:y="13.979cm">
          <text:p/>
        </draw:circle>
        <draw:circle draw:style-name="gr1" draw:text-style-name="P1" draw:layer="layout" svg:width="0.08cm" svg:height="0.08cm" svg:x="19.035cm" svg:y="13.979cm">
          <text:p/>
        </draw:circle>
        <draw:circle draw:style-name="gr1" draw:text-style-name="P1" draw:layer="layout" svg:width="0.08cm" svg:height="0.08cm" svg:x="19.289cm" svg:y="13.979cm">
          <text:p/>
        </draw:circle>
        <draw:circle draw:style-name="gr1" draw:text-style-name="P1" draw:layer="layout" svg:width="0.08cm" svg:height="0.08cm" svg:x="19.543cm" svg:y="13.979cm">
          <text:p/>
        </draw:circle>
        <draw:circle draw:style-name="gr1" draw:text-style-name="P1" draw:layer="layout" svg:width="0.08cm" svg:height="0.08cm" svg:x="19.797cm" svg:y="13.979cm">
          <text:p/>
        </draw:circle>
        <draw:circle draw:style-name="gr1" draw:text-style-name="P1" draw:layer="layout" svg:width="0.08cm" svg:height="0.08cm" svg:x="20.051cm" svg:y="13.979cm">
          <text:p/>
        </draw:circle>
        <draw:circle draw:style-name="gr1" draw:text-style-name="P1" draw:layer="layout" svg:width="0.08cm" svg:height="0.08cm" svg:x="20.305cm" svg:y="13.979cm">
          <text:p/>
        </draw:circle>
        <draw:circle draw:style-name="gr1" draw:text-style-name="P1" draw:layer="layout" svg:width="0.08cm" svg:height="0.08cm" svg:x="20.559cm" svg:y="13.979cm">
          <text:p/>
        </draw:circle>
        <draw:circle draw:style-name="gr1" draw:text-style-name="P1" draw:layer="layout" svg:width="0.08cm" svg:height="0.08cm" svg:x="20.813cm" svg:y="13.979cm">
          <text:p/>
        </draw:circle>
        <draw:circle draw:style-name="gr1" draw:text-style-name="P1" draw:layer="layout" svg:width="0.08cm" svg:height="0.08cm" svg:x="21.067cm" svg:y="13.979cm">
          <text:p/>
        </draw:circle>
        <draw:circle draw:style-name="gr1" draw:text-style-name="P1" draw:layer="layout" svg:width="0.08cm" svg:height="0.08cm" svg:x="21.321cm" svg:y="13.979cm">
          <text:p/>
        </draw:circle>
        <draw:circle draw:style-name="gr1" draw:text-style-name="P1" draw:layer="layout" svg:width="0.08cm" svg:height="0.08cm" svg:x="21.575cm" svg:y="13.979cm">
          <text:p/>
        </draw:circle>
        <draw:circle draw:style-name="gr1" draw:text-style-name="P1" draw:layer="layout" svg:width="0.08cm" svg:height="0.08cm" svg:x="21.829cm" svg:y="13.979cm">
          <text:p/>
        </draw:circle>
        <draw:circle draw:style-name="gr1" draw:text-style-name="P1" draw:layer="layout" svg:width="0.08cm" svg:height="0.08cm" svg:x="22.083cm" svg:y="13.979cm">
          <text:p/>
        </draw:circle>
        <draw:circle draw:style-name="gr1" draw:text-style-name="P1" draw:layer="layout" svg:width="0.08cm" svg:height="0.08cm" svg:x="22.337cm" svg:y="13.979cm">
          <text:p/>
        </draw:circle>
        <draw:circle draw:style-name="gr1" draw:text-style-name="P1" draw:layer="layout" svg:width="0.08cm" svg:height="0.08cm" svg:x="22.591cm" svg:y="13.979cm">
          <text:p/>
        </draw:circle>
        <draw:circle draw:style-name="gr1" draw:text-style-name="P1" draw:layer="layout" svg:width="0.08cm" svg:height="0.08cm" svg:x="22.845cm" svg:y="13.979cm">
          <text:p/>
        </draw:circle>
        <draw:circle draw:style-name="gr1" draw:text-style-name="P1" draw:layer="layout" svg:width="0.08cm" svg:height="0.08cm" svg:x="17.511cm" svg:y="14.233cm">
          <text:p/>
        </draw:circle>
        <draw:circle draw:style-name="gr1" draw:text-style-name="P1" draw:layer="layout" svg:width="0.08cm" svg:height="0.08cm" svg:x="17.765cm" svg:y="14.233cm">
          <text:p/>
        </draw:circle>
        <draw:circle draw:style-name="gr1" draw:text-style-name="P1" draw:layer="layout" svg:width="0.08cm" svg:height="0.08cm" svg:x="18.019cm" svg:y="14.233cm">
          <text:p/>
        </draw:circle>
        <draw:circle draw:style-name="gr1" draw:text-style-name="P1" draw:layer="layout" svg:width="0.08cm" svg:height="0.08cm" svg:x="18.273cm" svg:y="14.233cm">
          <text:p/>
        </draw:circle>
        <draw:circle draw:style-name="gr1" draw:text-style-name="P1" draw:layer="layout" svg:width="0.08cm" svg:height="0.08cm" svg:x="18.527cm" svg:y="14.233cm">
          <text:p/>
        </draw:circle>
        <draw:circle draw:style-name="gr1" draw:text-style-name="P1" draw:layer="layout" svg:width="0.08cm" svg:height="0.08cm" svg:x="18.781cm" svg:y="14.233cm">
          <text:p/>
        </draw:circle>
        <draw:circle draw:style-name="gr1" draw:text-style-name="P1" draw:layer="layout" svg:width="0.08cm" svg:height="0.08cm" svg:x="19.035cm" svg:y="14.233cm">
          <text:p/>
        </draw:circle>
        <draw:circle draw:style-name="gr1" draw:text-style-name="P1" draw:layer="layout" svg:width="0.08cm" svg:height="0.08cm" svg:x="19.289cm" svg:y="14.233cm">
          <text:p/>
        </draw:circle>
        <draw:circle draw:style-name="gr1" draw:text-style-name="P1" draw:layer="layout" svg:width="0.08cm" svg:height="0.08cm" svg:x="19.543cm" svg:y="14.233cm">
          <text:p/>
        </draw:circle>
        <draw:circle draw:style-name="gr1" draw:text-style-name="P1" draw:layer="layout" svg:width="0.08cm" svg:height="0.08cm" svg:x="19.797cm" svg:y="14.233cm">
          <text:p/>
        </draw:circle>
        <draw:circle draw:style-name="gr1" draw:text-style-name="P1" draw:layer="layout" svg:width="0.08cm" svg:height="0.08cm" svg:x="20.051cm" svg:y="14.233cm">
          <text:p/>
        </draw:circle>
        <draw:circle draw:style-name="gr1" draw:text-style-name="P1" draw:layer="layout" svg:width="0.08cm" svg:height="0.08cm" svg:x="20.305cm" svg:y="14.233cm">
          <text:p/>
        </draw:circle>
        <draw:circle draw:style-name="gr1" draw:text-style-name="P1" draw:layer="layout" svg:width="0.08cm" svg:height="0.08cm" svg:x="20.559cm" svg:y="14.233cm">
          <text:p/>
        </draw:circle>
        <draw:circle draw:style-name="gr1" draw:text-style-name="P1" draw:layer="layout" svg:width="0.08cm" svg:height="0.08cm" svg:x="20.813cm" svg:y="14.233cm">
          <text:p/>
        </draw:circle>
        <draw:circle draw:style-name="gr1" draw:text-style-name="P1" draw:layer="layout" svg:width="0.08cm" svg:height="0.08cm" svg:x="21.067cm" svg:y="14.233cm">
          <text:p/>
        </draw:circle>
        <draw:circle draw:style-name="gr1" draw:text-style-name="P1" draw:layer="layout" svg:width="0.08cm" svg:height="0.08cm" svg:x="21.321cm" svg:y="14.233cm">
          <text:p/>
        </draw:circle>
        <draw:circle draw:style-name="gr1" draw:text-style-name="P1" draw:layer="layout" svg:width="0.08cm" svg:height="0.08cm" svg:x="21.575cm" svg:y="14.233cm">
          <text:p/>
        </draw:circle>
        <draw:circle draw:style-name="gr1" draw:text-style-name="P1" draw:layer="layout" svg:width="0.08cm" svg:height="0.08cm" svg:x="21.829cm" svg:y="14.233cm">
          <text:p/>
        </draw:circle>
        <draw:circle draw:style-name="gr1" draw:text-style-name="P1" draw:layer="layout" svg:width="0.08cm" svg:height="0.08cm" svg:x="22.083cm" svg:y="14.233cm">
          <text:p/>
        </draw:circle>
        <draw:circle draw:style-name="gr1" draw:text-style-name="P1" draw:layer="layout" svg:width="0.08cm" svg:height="0.08cm" svg:x="22.337cm" svg:y="14.233cm">
          <text:p/>
        </draw:circle>
        <draw:circle draw:style-name="gr1" draw:text-style-name="P1" draw:layer="layout" svg:width="0.08cm" svg:height="0.08cm" svg:x="22.591cm" svg:y="14.233cm">
          <text:p/>
        </draw:circle>
        <draw:circle draw:style-name="gr1" draw:text-style-name="P1" draw:layer="layout" svg:width="0.08cm" svg:height="0.08cm" svg:x="22.845cm" svg:y="14.233cm">
          <text:p/>
        </draw:circle>
        <draw:circle draw:style-name="gr1" draw:text-style-name="P1" draw:layer="layout" svg:width="0.08cm" svg:height="0.08cm" svg:x="17.511cm" svg:y="14.233cm">
          <text:p/>
        </draw:circle>
        <draw:circle draw:style-name="gr1" draw:text-style-name="P1" draw:layer="layout" svg:width="0.08cm" svg:height="0.08cm" svg:x="17.765cm" svg:y="14.233cm">
          <text:p/>
        </draw:circle>
        <draw:circle draw:style-name="gr1" draw:text-style-name="P1" draw:layer="layout" svg:width="0.08cm" svg:height="0.08cm" svg:x="18.019cm" svg:y="14.233cm">
          <text:p/>
        </draw:circle>
        <draw:circle draw:style-name="gr1" draw:text-style-name="P1" draw:layer="layout" svg:width="0.08cm" svg:height="0.08cm" svg:x="18.273cm" svg:y="14.233cm">
          <text:p/>
        </draw:circle>
        <draw:circle draw:style-name="gr1" draw:text-style-name="P1" draw:layer="layout" svg:width="0.08cm" svg:height="0.08cm" svg:x="18.527cm" svg:y="14.233cm">
          <text:p/>
        </draw:circle>
        <draw:circle draw:style-name="gr1" draw:text-style-name="P1" draw:layer="layout" svg:width="0.08cm" svg:height="0.08cm" svg:x="18.781cm" svg:y="14.233cm">
          <text:p/>
        </draw:circle>
        <draw:circle draw:style-name="gr1" draw:text-style-name="P1" draw:layer="layout" svg:width="0.08cm" svg:height="0.08cm" svg:x="19.035cm" svg:y="14.233cm">
          <text:p/>
        </draw:circle>
        <draw:circle draw:style-name="gr1" draw:text-style-name="P1" draw:layer="layout" svg:width="0.08cm" svg:height="0.08cm" svg:x="19.289cm" svg:y="14.233cm">
          <text:p/>
        </draw:circle>
        <draw:circle draw:style-name="gr1" draw:text-style-name="P1" draw:layer="layout" svg:width="0.08cm" svg:height="0.08cm" svg:x="19.543cm" svg:y="14.233cm">
          <text:p/>
        </draw:circle>
        <draw:circle draw:style-name="gr1" draw:text-style-name="P1" draw:layer="layout" svg:width="0.08cm" svg:height="0.08cm" svg:x="19.797cm" svg:y="14.233cm">
          <text:p/>
        </draw:circle>
        <draw:circle draw:style-name="gr1" draw:text-style-name="P1" draw:layer="layout" svg:width="0.08cm" svg:height="0.08cm" svg:x="20.051cm" svg:y="14.233cm">
          <text:p/>
        </draw:circle>
        <draw:circle draw:style-name="gr1" draw:text-style-name="P1" draw:layer="layout" svg:width="0.08cm" svg:height="0.08cm" svg:x="20.305cm" svg:y="14.233cm">
          <text:p/>
        </draw:circle>
        <draw:circle draw:style-name="gr1" draw:text-style-name="P1" draw:layer="layout" svg:width="0.08cm" svg:height="0.08cm" svg:x="20.559cm" svg:y="14.233cm">
          <text:p/>
        </draw:circle>
        <draw:circle draw:style-name="gr1" draw:text-style-name="P1" draw:layer="layout" svg:width="0.08cm" svg:height="0.08cm" svg:x="20.813cm" svg:y="14.233cm">
          <text:p/>
        </draw:circle>
        <draw:circle draw:style-name="gr1" draw:text-style-name="P1" draw:layer="layout" svg:width="0.08cm" svg:height="0.08cm" svg:x="21.067cm" svg:y="14.233cm">
          <text:p/>
        </draw:circle>
        <draw:circle draw:style-name="gr1" draw:text-style-name="P1" draw:layer="layout" svg:width="0.08cm" svg:height="0.08cm" svg:x="21.321cm" svg:y="14.233cm">
          <text:p/>
        </draw:circle>
        <draw:circle draw:style-name="gr1" draw:text-style-name="P1" draw:layer="layout" svg:width="0.08cm" svg:height="0.08cm" svg:x="21.575cm" svg:y="14.233cm">
          <text:p/>
        </draw:circle>
        <draw:circle draw:style-name="gr1" draw:text-style-name="P1" draw:layer="layout" svg:width="0.08cm" svg:height="0.08cm" svg:x="21.829cm" svg:y="14.233cm">
          <text:p/>
        </draw:circle>
        <draw:circle draw:style-name="gr1" draw:text-style-name="P1" draw:layer="layout" svg:width="0.08cm" svg:height="0.08cm" svg:x="22.083cm" svg:y="14.233cm">
          <text:p/>
        </draw:circle>
        <draw:circle draw:style-name="gr1" draw:text-style-name="P1" draw:layer="layout" svg:width="0.08cm" svg:height="0.08cm" svg:x="22.337cm" svg:y="14.233cm">
          <text:p/>
        </draw:circle>
        <draw:circle draw:style-name="gr1" draw:text-style-name="P1" draw:layer="layout" svg:width="0.08cm" svg:height="0.08cm" svg:x="22.591cm" svg:y="14.233cm">
          <text:p/>
        </draw:circle>
        <draw:circle draw:style-name="gr1" draw:text-style-name="P1" draw:layer="layout" svg:width="0.08cm" svg:height="0.08cm" svg:x="22.845cm" svg:y="14.233cm">
          <text:p/>
        </draw:circle>
        <draw:circle draw:style-name="gr1" draw:text-style-name="P1" draw:layer="layout" svg:width="0.08cm" svg:height="0.08cm" svg:x="17.511cm" svg:y="14.487cm">
          <text:p/>
        </draw:circle>
        <draw:circle draw:style-name="gr1" draw:text-style-name="P1" draw:layer="layout" svg:width="0.08cm" svg:height="0.08cm" svg:x="17.765cm" svg:y="14.487cm">
          <text:p/>
        </draw:circle>
        <draw:circle draw:style-name="gr1" draw:text-style-name="P1" draw:layer="layout" svg:width="0.08cm" svg:height="0.08cm" svg:x="18.019cm" svg:y="14.487cm">
          <text:p/>
        </draw:circle>
        <draw:circle draw:style-name="gr1" draw:text-style-name="P1" draw:layer="layout" svg:width="0.08cm" svg:height="0.08cm" svg:x="18.273cm" svg:y="14.487cm">
          <text:p/>
        </draw:circle>
        <draw:circle draw:style-name="gr1" draw:text-style-name="P1" draw:layer="layout" svg:width="0.08cm" svg:height="0.08cm" svg:x="18.527cm" svg:y="14.487cm">
          <text:p/>
        </draw:circle>
        <draw:circle draw:style-name="gr1" draw:text-style-name="P1" draw:layer="layout" svg:width="0.08cm" svg:height="0.08cm" svg:x="18.781cm" svg:y="14.487cm">
          <text:p/>
        </draw:circle>
        <draw:circle draw:style-name="gr1" draw:text-style-name="P1" draw:layer="layout" svg:width="0.08cm" svg:height="0.08cm" svg:x="19.035cm" svg:y="14.487cm">
          <text:p/>
        </draw:circle>
        <draw:circle draw:style-name="gr1" draw:text-style-name="P1" draw:layer="layout" svg:width="0.08cm" svg:height="0.08cm" svg:x="19.289cm" svg:y="14.487cm">
          <text:p/>
        </draw:circle>
        <draw:circle draw:style-name="gr1" draw:text-style-name="P1" draw:layer="layout" svg:width="0.08cm" svg:height="0.08cm" svg:x="19.543cm" svg:y="14.487cm">
          <text:p/>
        </draw:circle>
        <draw:circle draw:style-name="gr1" draw:text-style-name="P1" draw:layer="layout" svg:width="0.08cm" svg:height="0.08cm" svg:x="19.797cm" svg:y="14.487cm">
          <text:p/>
        </draw:circle>
        <draw:circle draw:style-name="gr1" draw:text-style-name="P1" draw:layer="layout" svg:width="0.08cm" svg:height="0.08cm" svg:x="20.051cm" svg:y="14.487cm">
          <text:p/>
        </draw:circle>
        <draw:circle draw:style-name="gr1" draw:text-style-name="P1" draw:layer="layout" svg:width="0.08cm" svg:height="0.08cm" svg:x="20.305cm" svg:y="14.487cm">
          <text:p/>
        </draw:circle>
        <draw:circle draw:style-name="gr1" draw:text-style-name="P1" draw:layer="layout" svg:width="0.08cm" svg:height="0.08cm" svg:x="20.559cm" svg:y="14.487cm">
          <text:p/>
        </draw:circle>
        <draw:circle draw:style-name="gr1" draw:text-style-name="P1" draw:layer="layout" svg:width="0.08cm" svg:height="0.08cm" svg:x="20.813cm" svg:y="14.487cm">
          <text:p/>
        </draw:circle>
        <draw:circle draw:style-name="gr1" draw:text-style-name="P1" draw:layer="layout" svg:width="0.08cm" svg:height="0.08cm" svg:x="21.067cm" svg:y="14.487cm">
          <text:p/>
        </draw:circle>
        <draw:circle draw:style-name="gr1" draw:text-style-name="P1" draw:layer="layout" svg:width="0.08cm" svg:height="0.08cm" svg:x="21.321cm" svg:y="14.487cm">
          <text:p/>
        </draw:circle>
        <draw:circle draw:style-name="gr1" draw:text-style-name="P1" draw:layer="layout" svg:width="0.08cm" svg:height="0.08cm" svg:x="21.575cm" svg:y="14.487cm">
          <text:p/>
        </draw:circle>
        <draw:circle draw:style-name="gr1" draw:text-style-name="P1" draw:layer="layout" svg:width="0.08cm" svg:height="0.08cm" svg:x="21.829cm" svg:y="14.487cm">
          <text:p/>
        </draw:circle>
        <draw:circle draw:style-name="gr1" draw:text-style-name="P1" draw:layer="layout" svg:width="0.08cm" svg:height="0.08cm" svg:x="22.083cm" svg:y="14.487cm">
          <text:p/>
        </draw:circle>
        <draw:circle draw:style-name="gr1" draw:text-style-name="P1" draw:layer="layout" svg:width="0.08cm" svg:height="0.08cm" svg:x="22.337cm" svg:y="14.487cm">
          <text:p/>
        </draw:circle>
        <draw:circle draw:style-name="gr1" draw:text-style-name="P1" draw:layer="layout" svg:width="0.08cm" svg:height="0.08cm" svg:x="22.591cm" svg:y="14.487cm">
          <text:p/>
        </draw:circle>
        <draw:circle draw:style-name="gr1" draw:text-style-name="P1" draw:layer="layout" svg:width="0.08cm" svg:height="0.08cm" svg:x="22.845cm" svg:y="14.487cm">
          <text:p/>
        </draw:circle>
        <draw:circle draw:style-name="gr1" draw:text-style-name="P1" draw:layer="layout" svg:width="0.08cm" svg:height="0.08cm" svg:x="17.511cm" svg:y="14.741cm">
          <text:p/>
        </draw:circle>
        <draw:circle draw:style-name="gr1" draw:text-style-name="P1" draw:layer="layout" svg:width="0.08cm" svg:height="0.08cm" svg:x="17.765cm" svg:y="14.741cm">
          <text:p/>
        </draw:circle>
        <draw:circle draw:style-name="gr1" draw:text-style-name="P1" draw:layer="layout" svg:width="0.08cm" svg:height="0.08cm" svg:x="18.019cm" svg:y="14.741cm">
          <text:p/>
        </draw:circle>
        <draw:circle draw:style-name="gr1" draw:text-style-name="P1" draw:layer="layout" svg:width="0.08cm" svg:height="0.08cm" svg:x="18.273cm" svg:y="14.741cm">
          <text:p/>
        </draw:circle>
        <draw:circle draw:style-name="gr1" draw:text-style-name="P1" draw:layer="layout" svg:width="0.08cm" svg:height="0.08cm" svg:x="18.527cm" svg:y="14.741cm">
          <text:p/>
        </draw:circle>
        <draw:circle draw:style-name="gr1" draw:text-style-name="P1" draw:layer="layout" svg:width="0.08cm" svg:height="0.08cm" svg:x="18.781cm" svg:y="14.741cm">
          <text:p/>
        </draw:circle>
        <draw:circle draw:style-name="gr1" draw:text-style-name="P1" draw:layer="layout" svg:width="0.08cm" svg:height="0.08cm" svg:x="19.035cm" svg:y="14.741cm">
          <text:p/>
        </draw:circle>
        <draw:circle draw:style-name="gr1" draw:text-style-name="P1" draw:layer="layout" svg:width="0.08cm" svg:height="0.08cm" svg:x="19.289cm" svg:y="14.741cm">
          <text:p/>
        </draw:circle>
        <draw:circle draw:style-name="gr1" draw:text-style-name="P1" draw:layer="layout" svg:width="0.08cm" svg:height="0.08cm" svg:x="19.543cm" svg:y="14.741cm">
          <text:p/>
        </draw:circle>
        <draw:circle draw:style-name="gr1" draw:text-style-name="P1" draw:layer="layout" svg:width="0.08cm" svg:height="0.08cm" svg:x="19.797cm" svg:y="14.741cm">
          <text:p/>
        </draw:circle>
        <draw:circle draw:style-name="gr1" draw:text-style-name="P1" draw:layer="layout" svg:width="0.08cm" svg:height="0.08cm" svg:x="20.051cm" svg:y="14.741cm">
          <text:p/>
        </draw:circle>
        <draw:circle draw:style-name="gr1" draw:text-style-name="P1" draw:layer="layout" svg:width="0.08cm" svg:height="0.08cm" svg:x="20.305cm" svg:y="14.741cm">
          <text:p/>
        </draw:circle>
        <draw:circle draw:style-name="gr1" draw:text-style-name="P1" draw:layer="layout" svg:width="0.08cm" svg:height="0.08cm" svg:x="20.559cm" svg:y="14.741cm">
          <text:p/>
        </draw:circle>
        <draw:circle draw:style-name="gr1" draw:text-style-name="P1" draw:layer="layout" svg:width="0.08cm" svg:height="0.08cm" svg:x="20.813cm" svg:y="14.741cm">
          <text:p/>
        </draw:circle>
        <draw:circle draw:style-name="gr1" draw:text-style-name="P1" draw:layer="layout" svg:width="0.08cm" svg:height="0.08cm" svg:x="21.067cm" svg:y="14.741cm">
          <text:p/>
        </draw:circle>
        <draw:circle draw:style-name="gr1" draw:text-style-name="P1" draw:layer="layout" svg:width="0.08cm" svg:height="0.08cm" svg:x="21.321cm" svg:y="14.741cm">
          <text:p/>
        </draw:circle>
        <draw:circle draw:style-name="gr1" draw:text-style-name="P1" draw:layer="layout" svg:width="0.08cm" svg:height="0.08cm" svg:x="21.575cm" svg:y="14.741cm">
          <text:p/>
        </draw:circle>
        <draw:circle draw:style-name="gr1" draw:text-style-name="P1" draw:layer="layout" svg:width="0.08cm" svg:height="0.08cm" svg:x="21.829cm" svg:y="14.741cm">
          <text:p/>
        </draw:circle>
        <draw:circle draw:style-name="gr1" draw:text-style-name="P1" draw:layer="layout" svg:width="0.08cm" svg:height="0.08cm" svg:x="22.083cm" svg:y="14.741cm">
          <text:p/>
        </draw:circle>
        <draw:circle draw:style-name="gr1" draw:text-style-name="P1" draw:layer="layout" svg:width="0.08cm" svg:height="0.08cm" svg:x="22.337cm" svg:y="14.741cm">
          <text:p/>
        </draw:circle>
        <draw:circle draw:style-name="gr1" draw:text-style-name="P1" draw:layer="layout" svg:width="0.08cm" svg:height="0.08cm" svg:x="22.591cm" svg:y="14.741cm">
          <text:p/>
        </draw:circle>
        <draw:circle draw:style-name="gr1" draw:text-style-name="P1" draw:layer="layout" svg:width="0.08cm" svg:height="0.08cm" svg:x="22.845cm" svg:y="14.741cm">
          <text:p/>
        </draw:circle>
        <draw:circle draw:style-name="gr1" draw:text-style-name="P1" draw:layer="layout" svg:width="0.08cm" svg:height="0.08cm" svg:x="17.511cm" svg:y="14.995cm">
          <text:p/>
        </draw:circle>
        <draw:circle draw:style-name="gr1" draw:text-style-name="P1" draw:layer="layout" svg:width="0.08cm" svg:height="0.08cm" svg:x="17.765cm" svg:y="14.995cm">
          <text:p/>
        </draw:circle>
        <draw:circle draw:style-name="gr1" draw:text-style-name="P1" draw:layer="layout" svg:width="0.08cm" svg:height="0.08cm" svg:x="18.019cm" svg:y="14.995cm">
          <text:p/>
        </draw:circle>
        <draw:circle draw:style-name="gr1" draw:text-style-name="P1" draw:layer="layout" svg:width="0.08cm" svg:height="0.08cm" svg:x="18.273cm" svg:y="14.995cm">
          <text:p/>
        </draw:circle>
        <draw:circle draw:style-name="gr1" draw:text-style-name="P1" draw:layer="layout" svg:width="0.08cm" svg:height="0.08cm" svg:x="18.527cm" svg:y="14.995cm">
          <text:p/>
        </draw:circle>
        <draw:circle draw:style-name="gr1" draw:text-style-name="P1" draw:layer="layout" svg:width="0.08cm" svg:height="0.08cm" svg:x="18.781cm" svg:y="14.995cm">
          <text:p/>
        </draw:circle>
        <draw:circle draw:style-name="gr1" draw:text-style-name="P1" draw:layer="layout" svg:width="0.08cm" svg:height="0.08cm" svg:x="19.035cm" svg:y="14.995cm">
          <text:p/>
        </draw:circle>
        <draw:circle draw:style-name="gr1" draw:text-style-name="P1" draw:layer="layout" svg:width="0.08cm" svg:height="0.08cm" svg:x="19.289cm" svg:y="14.995cm">
          <text:p/>
        </draw:circle>
        <draw:circle draw:style-name="gr1" draw:text-style-name="P1" draw:layer="layout" svg:width="0.08cm" svg:height="0.08cm" svg:x="19.543cm" svg:y="14.995cm">
          <text:p/>
        </draw:circle>
        <draw:circle draw:style-name="gr1" draw:text-style-name="P1" draw:layer="layout" svg:width="0.08cm" svg:height="0.08cm" svg:x="19.797cm" svg:y="14.995cm">
          <text:p/>
        </draw:circle>
        <draw:circle draw:style-name="gr1" draw:text-style-name="P1" draw:layer="layout" svg:width="0.08cm" svg:height="0.08cm" svg:x="20.051cm" svg:y="14.995cm">
          <text:p/>
        </draw:circle>
        <draw:circle draw:style-name="gr1" draw:text-style-name="P1" draw:layer="layout" svg:width="0.08cm" svg:height="0.08cm" svg:x="20.305cm" svg:y="14.995cm">
          <text:p/>
        </draw:circle>
        <draw:circle draw:style-name="gr1" draw:text-style-name="P1" draw:layer="layout" svg:width="0.08cm" svg:height="0.08cm" svg:x="20.559cm" svg:y="14.995cm">
          <text:p/>
        </draw:circle>
        <draw:circle draw:style-name="gr1" draw:text-style-name="P1" draw:layer="layout" svg:width="0.08cm" svg:height="0.08cm" svg:x="20.813cm" svg:y="14.995cm">
          <text:p/>
        </draw:circle>
        <draw:circle draw:style-name="gr1" draw:text-style-name="P1" draw:layer="layout" svg:width="0.08cm" svg:height="0.08cm" svg:x="21.067cm" svg:y="14.995cm">
          <text:p/>
        </draw:circle>
        <draw:circle draw:style-name="gr1" draw:text-style-name="P1" draw:layer="layout" svg:width="0.08cm" svg:height="0.08cm" svg:x="21.321cm" svg:y="14.995cm">
          <text:p/>
        </draw:circle>
        <draw:circle draw:style-name="gr1" draw:text-style-name="P1" draw:layer="layout" svg:width="0.08cm" svg:height="0.08cm" svg:x="21.575cm" svg:y="14.995cm">
          <text:p/>
        </draw:circle>
        <draw:circle draw:style-name="gr1" draw:text-style-name="P1" draw:layer="layout" svg:width="0.08cm" svg:height="0.08cm" svg:x="21.829cm" svg:y="14.995cm">
          <text:p/>
        </draw:circle>
        <draw:circle draw:style-name="gr1" draw:text-style-name="P1" draw:layer="layout" svg:width="0.08cm" svg:height="0.08cm" svg:x="22.083cm" svg:y="14.995cm">
          <text:p/>
        </draw:circle>
        <draw:circle draw:style-name="gr1" draw:text-style-name="P1" draw:layer="layout" svg:width="0.08cm" svg:height="0.08cm" svg:x="22.337cm" svg:y="14.995cm">
          <text:p/>
        </draw:circle>
        <draw:circle draw:style-name="gr1" draw:text-style-name="P1" draw:layer="layout" svg:width="0.08cm" svg:height="0.08cm" svg:x="22.591cm" svg:y="14.995cm">
          <text:p/>
        </draw:circle>
        <draw:circle draw:style-name="gr1" draw:text-style-name="P1" draw:layer="layout" svg:width="0.08cm" svg:height="0.08cm" svg:x="22.845cm" svg:y="14.995cm">
          <text:p/>
        </draw:circle>
        <draw:circle draw:style-name="gr1" draw:text-style-name="P1" draw:layer="layout" svg:width="0.08cm" svg:height="0.08cm" svg:x="17.511cm" svg:y="15.249cm">
          <text:p/>
        </draw:circle>
        <draw:circle draw:style-name="gr1" draw:text-style-name="P1" draw:layer="layout" svg:width="0.08cm" svg:height="0.08cm" svg:x="17.765cm" svg:y="15.249cm">
          <text:p/>
        </draw:circle>
        <draw:circle draw:style-name="gr1" draw:text-style-name="P1" draw:layer="layout" svg:width="0.08cm" svg:height="0.08cm" svg:x="18.019cm" svg:y="15.249cm">
          <text:p/>
        </draw:circle>
        <draw:circle draw:style-name="gr1" draw:text-style-name="P1" draw:layer="layout" svg:width="0.08cm" svg:height="0.08cm" svg:x="18.273cm" svg:y="15.249cm">
          <text:p/>
        </draw:circle>
        <draw:circle draw:style-name="gr1" draw:text-style-name="P1" draw:layer="layout" svg:width="0.08cm" svg:height="0.08cm" svg:x="18.527cm" svg:y="15.249cm">
          <text:p/>
        </draw:circle>
        <draw:circle draw:style-name="gr1" draw:text-style-name="P1" draw:layer="layout" svg:width="0.08cm" svg:height="0.08cm" svg:x="18.781cm" svg:y="15.249cm">
          <text:p/>
        </draw:circle>
        <draw:circle draw:style-name="gr1" draw:text-style-name="P1" draw:layer="layout" svg:width="0.08cm" svg:height="0.08cm" svg:x="19.035cm" svg:y="15.249cm">
          <text:p/>
        </draw:circle>
        <draw:circle draw:style-name="gr1" draw:text-style-name="P1" draw:layer="layout" svg:width="0.08cm" svg:height="0.08cm" svg:x="19.289cm" svg:y="15.249cm">
          <text:p/>
        </draw:circle>
        <draw:circle draw:style-name="gr1" draw:text-style-name="P1" draw:layer="layout" svg:width="0.08cm" svg:height="0.08cm" svg:x="19.543cm" svg:y="15.249cm">
          <text:p/>
        </draw:circle>
        <draw:circle draw:style-name="gr1" draw:text-style-name="P1" draw:layer="layout" svg:width="0.08cm" svg:height="0.08cm" svg:x="19.797cm" svg:y="15.249cm">
          <text:p/>
        </draw:circle>
        <draw:circle draw:style-name="gr1" draw:text-style-name="P1" draw:layer="layout" svg:width="0.08cm" svg:height="0.08cm" svg:x="20.051cm" svg:y="15.249cm">
          <text:p/>
        </draw:circle>
        <draw:circle draw:style-name="gr1" draw:text-style-name="P1" draw:layer="layout" svg:width="0.08cm" svg:height="0.08cm" svg:x="20.305cm" svg:y="15.249cm">
          <text:p/>
        </draw:circle>
        <draw:circle draw:style-name="gr1" draw:text-style-name="P1" draw:layer="layout" svg:width="0.08cm" svg:height="0.08cm" svg:x="20.559cm" svg:y="15.249cm">
          <text:p/>
        </draw:circle>
        <draw:circle draw:style-name="gr1" draw:text-style-name="P1" draw:layer="layout" svg:width="0.08cm" svg:height="0.08cm" svg:x="20.813cm" svg:y="15.249cm">
          <text:p/>
        </draw:circle>
        <draw:circle draw:style-name="gr1" draw:text-style-name="P1" draw:layer="layout" svg:width="0.08cm" svg:height="0.08cm" svg:x="21.067cm" svg:y="15.249cm">
          <text:p/>
        </draw:circle>
        <draw:circle draw:style-name="gr1" draw:text-style-name="P1" draw:layer="layout" svg:width="0.08cm" svg:height="0.08cm" svg:x="21.321cm" svg:y="15.249cm">
          <text:p/>
        </draw:circle>
        <draw:circle draw:style-name="gr1" draw:text-style-name="P1" draw:layer="layout" svg:width="0.08cm" svg:height="0.08cm" svg:x="21.575cm" svg:y="15.249cm">
          <text:p/>
        </draw:circle>
        <draw:circle draw:style-name="gr1" draw:text-style-name="P1" draw:layer="layout" svg:width="0.08cm" svg:height="0.08cm" svg:x="21.829cm" svg:y="15.249cm">
          <text:p/>
        </draw:circle>
        <draw:circle draw:style-name="gr1" draw:text-style-name="P1" draw:layer="layout" svg:width="0.08cm" svg:height="0.08cm" svg:x="22.083cm" svg:y="15.249cm">
          <text:p/>
        </draw:circle>
        <draw:circle draw:style-name="gr1" draw:text-style-name="P1" draw:layer="layout" svg:width="0.08cm" svg:height="0.08cm" svg:x="22.337cm" svg:y="15.249cm">
          <text:p/>
        </draw:circle>
        <draw:circle draw:style-name="gr1" draw:text-style-name="P1" draw:layer="layout" svg:width="0.08cm" svg:height="0.08cm" svg:x="22.591cm" svg:y="15.249cm">
          <text:p/>
        </draw:circle>
        <draw:circle draw:style-name="gr1" draw:text-style-name="P1" draw:layer="layout" svg:width="0.08cm" svg:height="0.08cm" svg:x="22.845cm" svg:y="15.249cm">
          <text:p/>
        </draw:circle>
        <draw:circle draw:style-name="gr1" draw:text-style-name="P1" draw:layer="layout" svg:width="0.08cm" svg:height="0.08cm" svg:x="11.161cm" svg:y="5.597cm">
          <text:p/>
        </draw:circle>
        <draw:circle draw:style-name="gr1" draw:text-style-name="P1" draw:layer="layout" svg:width="0.08cm" svg:height="0.08cm" svg:x="11.415cm" svg:y="5.597cm">
          <text:p/>
        </draw:circle>
        <draw:circle draw:style-name="gr1" draw:text-style-name="P1" draw:layer="layout" svg:width="0.08cm" svg:height="0.08cm" svg:x="11.669cm" svg:y="5.597cm">
          <text:p/>
        </draw:circle>
        <draw:circle draw:style-name="gr1" draw:text-style-name="P1" draw:layer="layout" svg:width="0.08cm" svg:height="0.08cm" svg:x="11.923cm" svg:y="5.597cm">
          <text:p/>
        </draw:circle>
        <draw:circle draw:style-name="gr1" draw:text-style-name="P1" draw:layer="layout" svg:width="0.08cm" svg:height="0.08cm" svg:x="12.177cm" svg:y="5.597cm">
          <text:p/>
        </draw:circle>
        <draw:circle draw:style-name="gr1" draw:text-style-name="P1" draw:layer="layout" svg:width="0.08cm" svg:height="0.08cm" svg:x="12.431cm" svg:y="5.597cm">
          <text:p/>
        </draw:circle>
        <draw:circle draw:style-name="gr1" draw:text-style-name="P1" draw:layer="layout" svg:width="0.08cm" svg:height="0.08cm" svg:x="12.685cm" svg:y="5.597cm">
          <text:p/>
        </draw:circle>
        <draw:circle draw:style-name="gr1" draw:text-style-name="P1" draw:layer="layout" svg:width="0.08cm" svg:height="0.08cm" svg:x="12.939cm" svg:y="5.597cm">
          <text:p/>
        </draw:circle>
        <draw:circle draw:style-name="gr1" draw:text-style-name="P1" draw:layer="layout" svg:width="0.08cm" svg:height="0.08cm" svg:x="13.193cm" svg:y="5.597cm">
          <text:p/>
        </draw:circle>
        <draw:circle draw:style-name="gr1" draw:text-style-name="P1" draw:layer="layout" svg:width="0.08cm" svg:height="0.08cm" svg:x="13.447cm" svg:y="5.597cm">
          <text:p/>
        </draw:circle>
        <draw:circle draw:style-name="gr1" draw:text-style-name="P1" draw:layer="layout" svg:width="0.08cm" svg:height="0.08cm" svg:x="13.701cm" svg:y="5.597cm">
          <text:p/>
        </draw:circle>
        <draw:circle draw:style-name="gr1" draw:text-style-name="P1" draw:layer="layout" svg:width="0.08cm" svg:height="0.08cm" svg:x="13.955cm" svg:y="5.597cm">
          <text:p/>
        </draw:circle>
        <draw:circle draw:style-name="gr1" draw:text-style-name="P1" draw:layer="layout" svg:width="0.08cm" svg:height="0.08cm" svg:x="14.209cm" svg:y="5.597cm">
          <text:p/>
        </draw:circle>
        <draw:circle draw:style-name="gr1" draw:text-style-name="P1" draw:layer="layout" svg:width="0.08cm" svg:height="0.08cm" svg:x="14.463cm" svg:y="5.597cm">
          <text:p/>
        </draw:circle>
        <draw:circle draw:style-name="gr1" draw:text-style-name="P1" draw:layer="layout" svg:width="0.08cm" svg:height="0.08cm" svg:x="14.717cm" svg:y="5.597cm">
          <text:p/>
        </draw:circle>
        <draw:circle draw:style-name="gr1" draw:text-style-name="P1" draw:layer="layout" svg:width="0.08cm" svg:height="0.08cm" svg:x="14.971cm" svg:y="5.597cm">
          <text:p/>
        </draw:circle>
        <draw:circle draw:style-name="gr1" draw:text-style-name="P1" draw:layer="layout" svg:width="0.08cm" svg:height="0.08cm" svg:x="15.225cm" svg:y="5.597cm">
          <text:p/>
        </draw:circle>
        <draw:circle draw:style-name="gr1" draw:text-style-name="P1" draw:layer="layout" svg:width="0.08cm" svg:height="0.08cm" svg:x="15.479cm" svg:y="5.597cm">
          <text:p/>
        </draw:circle>
        <draw:circle draw:style-name="gr1" draw:text-style-name="P1" draw:layer="layout" svg:width="0.08cm" svg:height="0.08cm" svg:x="15.733cm" svg:y="5.597cm">
          <text:p/>
        </draw:circle>
        <draw:circle draw:style-name="gr1" draw:text-style-name="P1" draw:layer="layout" svg:width="0.08cm" svg:height="0.08cm" svg:x="15.987cm" svg:y="5.597cm">
          <text:p/>
        </draw:circle>
        <draw:circle draw:style-name="gr1" draw:text-style-name="P1" draw:layer="layout" svg:width="0.08cm" svg:height="0.08cm" svg:x="16.241cm" svg:y="5.597cm">
          <text:p/>
        </draw:circle>
        <draw:circle draw:style-name="gr1" draw:text-style-name="P1" draw:layer="layout" svg:width="0.08cm" svg:height="0.08cm" svg:x="16.495cm" svg:y="5.597cm">
          <text:p/>
        </draw:circle>
        <draw:circle draw:style-name="gr1" draw:text-style-name="P1" draw:layer="layout" svg:width="0.08cm" svg:height="0.08cm" svg:x="16.749cm" svg:y="5.597cm">
          <text:p/>
        </draw:circle>
        <draw:circle draw:style-name="gr1" draw:text-style-name="P1" draw:layer="layout" svg:width="0.08cm" svg:height="0.08cm" svg:x="17.003cm" svg:y="5.597cm">
          <text:p/>
        </draw:circle>
        <draw:circle draw:style-name="gr1" draw:text-style-name="P1" draw:layer="layout" svg:width="0.08cm" svg:height="0.08cm" svg:x="17.257cm" svg:y="5.597cm">
          <text:p/>
        </draw:circle>
        <draw:circle draw:style-name="gr1" draw:text-style-name="P1" draw:layer="layout" svg:width="0.08cm" svg:height="0.08cm" svg:x="11.161cm" svg:y="5.851cm">
          <text:p/>
        </draw:circle>
        <draw:circle draw:style-name="gr1" draw:text-style-name="P1" draw:layer="layout" svg:width="0.08cm" svg:height="0.08cm" svg:x="11.415cm" svg:y="5.851cm">
          <text:p/>
        </draw:circle>
        <draw:circle draw:style-name="gr1" draw:text-style-name="P1" draw:layer="layout" svg:width="0.08cm" svg:height="0.08cm" svg:x="11.669cm" svg:y="5.851cm">
          <text:p/>
        </draw:circle>
        <draw:circle draw:style-name="gr1" draw:text-style-name="P1" draw:layer="layout" svg:width="0.08cm" svg:height="0.08cm" svg:x="11.923cm" svg:y="5.851cm">
          <text:p/>
        </draw:circle>
        <draw:circle draw:style-name="gr1" draw:text-style-name="P1" draw:layer="layout" svg:width="0.08cm" svg:height="0.08cm" svg:x="12.177cm" svg:y="5.851cm">
          <text:p/>
        </draw:circle>
        <draw:circle draw:style-name="gr1" draw:text-style-name="P1" draw:layer="layout" svg:width="0.08cm" svg:height="0.08cm" svg:x="12.431cm" svg:y="5.851cm">
          <text:p/>
        </draw:circle>
        <draw:circle draw:style-name="gr1" draw:text-style-name="P1" draw:layer="layout" svg:width="0.08cm" svg:height="0.08cm" svg:x="12.685cm" svg:y="5.851cm">
          <text:p/>
        </draw:circle>
        <draw:circle draw:style-name="gr1" draw:text-style-name="P1" draw:layer="layout" svg:width="0.08cm" svg:height="0.08cm" svg:x="12.939cm" svg:y="5.851cm">
          <text:p/>
        </draw:circle>
        <draw:circle draw:style-name="gr1" draw:text-style-name="P1" draw:layer="layout" svg:width="0.08cm" svg:height="0.08cm" svg:x="13.193cm" svg:y="5.851cm">
          <text:p/>
        </draw:circle>
        <draw:circle draw:style-name="gr1" draw:text-style-name="P1" draw:layer="layout" svg:width="0.08cm" svg:height="0.08cm" svg:x="13.447cm" svg:y="5.851cm">
          <text:p/>
        </draw:circle>
        <draw:circle draw:style-name="gr1" draw:text-style-name="P1" draw:layer="layout" svg:width="0.08cm" svg:height="0.08cm" svg:x="13.701cm" svg:y="5.851cm">
          <text:p/>
        </draw:circle>
        <draw:circle draw:style-name="gr1" draw:text-style-name="P1" draw:layer="layout" svg:width="0.08cm" svg:height="0.08cm" svg:x="13.955cm" svg:y="5.851cm">
          <text:p/>
        </draw:circle>
        <draw:circle draw:style-name="gr1" draw:text-style-name="P1" draw:layer="layout" svg:width="0.08cm" svg:height="0.08cm" svg:x="14.209cm" svg:y="5.851cm">
          <text:p/>
        </draw:circle>
        <draw:circle draw:style-name="gr1" draw:text-style-name="P1" draw:layer="layout" svg:width="0.08cm" svg:height="0.08cm" svg:x="14.463cm" svg:y="5.851cm">
          <text:p/>
        </draw:circle>
        <draw:circle draw:style-name="gr1" draw:text-style-name="P1" draw:layer="layout" svg:width="0.08cm" svg:height="0.08cm" svg:x="14.717cm" svg:y="5.851cm">
          <text:p/>
        </draw:circle>
        <draw:circle draw:style-name="gr1" draw:text-style-name="P1" draw:layer="layout" svg:width="0.08cm" svg:height="0.08cm" svg:x="14.971cm" svg:y="5.851cm">
          <text:p/>
        </draw:circle>
        <draw:circle draw:style-name="gr1" draw:text-style-name="P1" draw:layer="layout" svg:width="0.08cm" svg:height="0.08cm" svg:x="15.225cm" svg:y="5.851cm">
          <text:p/>
        </draw:circle>
        <draw:circle draw:style-name="gr1" draw:text-style-name="P1" draw:layer="layout" svg:width="0.08cm" svg:height="0.08cm" svg:x="15.479cm" svg:y="5.851cm">
          <text:p/>
        </draw:circle>
        <draw:circle draw:style-name="gr1" draw:text-style-name="P1" draw:layer="layout" svg:width="0.08cm" svg:height="0.08cm" svg:x="15.733cm" svg:y="5.851cm">
          <text:p/>
        </draw:circle>
        <draw:circle draw:style-name="gr1" draw:text-style-name="P1" draw:layer="layout" svg:width="0.08cm" svg:height="0.08cm" svg:x="15.987cm" svg:y="5.851cm">
          <text:p/>
        </draw:circle>
        <draw:circle draw:style-name="gr1" draw:text-style-name="P1" draw:layer="layout" svg:width="0.08cm" svg:height="0.08cm" svg:x="16.241cm" svg:y="5.851cm">
          <text:p/>
        </draw:circle>
        <draw:circle draw:style-name="gr1" draw:text-style-name="P1" draw:layer="layout" svg:width="0.08cm" svg:height="0.08cm" svg:x="16.495cm" svg:y="5.851cm">
          <text:p/>
        </draw:circle>
        <draw:circle draw:style-name="gr1" draw:text-style-name="P1" draw:layer="layout" svg:width="0.08cm" svg:height="0.08cm" svg:x="16.749cm" svg:y="5.851cm">
          <text:p/>
        </draw:circle>
        <draw:circle draw:style-name="gr1" draw:text-style-name="P1" draw:layer="layout" svg:width="0.08cm" svg:height="0.08cm" svg:x="17.003cm" svg:y="5.851cm">
          <text:p/>
        </draw:circle>
        <draw:circle draw:style-name="gr1" draw:text-style-name="P1" draw:layer="layout" svg:width="0.08cm" svg:height="0.08cm" svg:x="17.257cm" svg:y="5.851cm">
          <text:p/>
        </draw:circle>
        <draw:circle draw:style-name="gr1" draw:text-style-name="P1" draw:layer="layout" svg:width="0.08cm" svg:height="0.08cm" svg:x="11.161cm" svg:y="6.105cm">
          <text:p/>
        </draw:circle>
        <draw:circle draw:style-name="gr1" draw:text-style-name="P1" draw:layer="layout" svg:width="0.08cm" svg:height="0.08cm" svg:x="11.415cm" svg:y="6.105cm">
          <text:p/>
        </draw:circle>
        <draw:circle draw:style-name="gr1" draw:text-style-name="P1" draw:layer="layout" svg:width="0.08cm" svg:height="0.08cm" svg:x="11.669cm" svg:y="6.105cm">
          <text:p/>
        </draw:circle>
        <draw:circle draw:style-name="gr1" draw:text-style-name="P1" draw:layer="layout" svg:width="0.08cm" svg:height="0.08cm" svg:x="11.923cm" svg:y="6.105cm">
          <text:p/>
        </draw:circle>
        <draw:circle draw:style-name="gr1" draw:text-style-name="P1" draw:layer="layout" svg:width="0.08cm" svg:height="0.08cm" svg:x="12.177cm" svg:y="6.105cm">
          <text:p/>
        </draw:circle>
        <draw:circle draw:style-name="gr1" draw:text-style-name="P1" draw:layer="layout" svg:width="0.08cm" svg:height="0.08cm" svg:x="12.431cm" svg:y="6.105cm">
          <text:p/>
        </draw:circle>
        <draw:circle draw:style-name="gr1" draw:text-style-name="P1" draw:layer="layout" svg:width="0.08cm" svg:height="0.08cm" svg:x="12.685cm" svg:y="6.105cm">
          <text:p/>
        </draw:circle>
        <draw:circle draw:style-name="gr1" draw:text-style-name="P1" draw:layer="layout" svg:width="0.08cm" svg:height="0.08cm" svg:x="12.939cm" svg:y="6.105cm">
          <text:p/>
        </draw:circle>
        <draw:circle draw:style-name="gr1" draw:text-style-name="P1" draw:layer="layout" svg:width="0.08cm" svg:height="0.08cm" svg:x="13.193cm" svg:y="6.105cm">
          <text:p/>
        </draw:circle>
        <draw:circle draw:style-name="gr1" draw:text-style-name="P1" draw:layer="layout" svg:width="0.08cm" svg:height="0.08cm" svg:x="13.447cm" svg:y="6.105cm">
          <text:p/>
        </draw:circle>
        <draw:circle draw:style-name="gr1" draw:text-style-name="P1" draw:layer="layout" svg:width="0.08cm" svg:height="0.08cm" svg:x="13.701cm" svg:y="6.105cm">
          <text:p/>
        </draw:circle>
        <draw:circle draw:style-name="gr1" draw:text-style-name="P1" draw:layer="layout" svg:width="0.08cm" svg:height="0.08cm" svg:x="13.955cm" svg:y="6.105cm">
          <text:p/>
        </draw:circle>
        <draw:circle draw:style-name="gr1" draw:text-style-name="P1" draw:layer="layout" svg:width="0.08cm" svg:height="0.08cm" svg:x="14.209cm" svg:y="6.105cm">
          <text:p/>
        </draw:circle>
        <draw:circle draw:style-name="gr1" draw:text-style-name="P1" draw:layer="layout" svg:width="0.08cm" svg:height="0.08cm" svg:x="14.463cm" svg:y="6.105cm">
          <text:p/>
        </draw:circle>
        <draw:circle draw:style-name="gr1" draw:text-style-name="P1" draw:layer="layout" svg:width="0.08cm" svg:height="0.08cm" svg:x="14.717cm" svg:y="6.105cm">
          <text:p/>
        </draw:circle>
        <draw:circle draw:style-name="gr1" draw:text-style-name="P1" draw:layer="layout" svg:width="0.08cm" svg:height="0.08cm" svg:x="14.971cm" svg:y="6.105cm">
          <text:p/>
        </draw:circle>
        <draw:circle draw:style-name="gr1" draw:text-style-name="P1" draw:layer="layout" svg:width="0.08cm" svg:height="0.08cm" svg:x="15.225cm" svg:y="6.105cm">
          <text:p/>
        </draw:circle>
        <draw:circle draw:style-name="gr1" draw:text-style-name="P1" draw:layer="layout" svg:width="0.08cm" svg:height="0.08cm" svg:x="15.479cm" svg:y="6.105cm">
          <text:p/>
        </draw:circle>
        <draw:circle draw:style-name="gr1" draw:text-style-name="P1" draw:layer="layout" svg:width="0.08cm" svg:height="0.08cm" svg:x="15.733cm" svg:y="6.105cm">
          <text:p/>
        </draw:circle>
        <draw:circle draw:style-name="gr1" draw:text-style-name="P1" draw:layer="layout" svg:width="0.08cm" svg:height="0.08cm" svg:x="15.987cm" svg:y="6.105cm">
          <text:p/>
        </draw:circle>
        <draw:circle draw:style-name="gr1" draw:text-style-name="P1" draw:layer="layout" svg:width="0.08cm" svg:height="0.08cm" svg:x="16.241cm" svg:y="6.105cm">
          <text:p/>
        </draw:circle>
        <draw:circle draw:style-name="gr1" draw:text-style-name="P1" draw:layer="layout" svg:width="0.08cm" svg:height="0.08cm" svg:x="16.495cm" svg:y="6.105cm">
          <text:p/>
        </draw:circle>
        <draw:circle draw:style-name="gr1" draw:text-style-name="P1" draw:layer="layout" svg:width="0.08cm" svg:height="0.08cm" svg:x="16.749cm" svg:y="6.105cm">
          <text:p/>
        </draw:circle>
        <draw:circle draw:style-name="gr1" draw:text-style-name="P1" draw:layer="layout" svg:width="0.08cm" svg:height="0.08cm" svg:x="17.003cm" svg:y="6.105cm">
          <text:p/>
        </draw:circle>
        <draw:circle draw:style-name="gr1" draw:text-style-name="P1" draw:layer="layout" svg:width="0.08cm" svg:height="0.08cm" svg:x="17.257cm" svg:y="6.105cm">
          <text:p/>
        </draw:circle>
        <draw:circle draw:style-name="gr1" draw:text-style-name="P1" draw:layer="layout" svg:width="0.08cm" svg:height="0.08cm" svg:x="11.161cm" svg:y="6.359cm">
          <text:p/>
        </draw:circle>
        <draw:circle draw:style-name="gr1" draw:text-style-name="P1" draw:layer="layout" svg:width="0.08cm" svg:height="0.08cm" svg:x="11.415cm" svg:y="6.359cm">
          <text:p/>
        </draw:circle>
        <draw:circle draw:style-name="gr1" draw:text-style-name="P1" draw:layer="layout" svg:width="0.08cm" svg:height="0.08cm" svg:x="11.669cm" svg:y="6.359cm">
          <text:p/>
        </draw:circle>
        <draw:circle draw:style-name="gr1" draw:text-style-name="P1" draw:layer="layout" svg:width="0.08cm" svg:height="0.08cm" svg:x="11.923cm" svg:y="6.359cm">
          <text:p/>
        </draw:circle>
        <draw:circle draw:style-name="gr1" draw:text-style-name="P1" draw:layer="layout" svg:width="0.08cm" svg:height="0.08cm" svg:x="12.177cm" svg:y="6.359cm">
          <text:p/>
        </draw:circle>
        <draw:circle draw:style-name="gr1" draw:text-style-name="P1" draw:layer="layout" svg:width="0.08cm" svg:height="0.08cm" svg:x="12.431cm" svg:y="6.359cm">
          <text:p/>
        </draw:circle>
        <draw:circle draw:style-name="gr1" draw:text-style-name="P1" draw:layer="layout" svg:width="0.08cm" svg:height="0.08cm" svg:x="12.685cm" svg:y="6.359cm">
          <text:p/>
        </draw:circle>
        <draw:circle draw:style-name="gr1" draw:text-style-name="P1" draw:layer="layout" svg:width="0.08cm" svg:height="0.08cm" svg:x="12.939cm" svg:y="6.359cm">
          <text:p/>
        </draw:circle>
        <draw:circle draw:style-name="gr1" draw:text-style-name="P1" draw:layer="layout" svg:width="0.08cm" svg:height="0.08cm" svg:x="13.193cm" svg:y="6.359cm">
          <text:p/>
        </draw:circle>
        <draw:circle draw:style-name="gr1" draw:text-style-name="P1" draw:layer="layout" svg:width="0.08cm" svg:height="0.08cm" svg:x="13.447cm" svg:y="6.359cm">
          <text:p/>
        </draw:circle>
        <draw:circle draw:style-name="gr1" draw:text-style-name="P1" draw:layer="layout" svg:width="0.08cm" svg:height="0.08cm" svg:x="13.701cm" svg:y="6.359cm">
          <text:p/>
        </draw:circle>
        <draw:circle draw:style-name="gr1" draw:text-style-name="P1" draw:layer="layout" svg:width="0.08cm" svg:height="0.08cm" svg:x="13.955cm" svg:y="6.359cm">
          <text:p/>
        </draw:circle>
        <draw:circle draw:style-name="gr1" draw:text-style-name="P1" draw:layer="layout" svg:width="0.08cm" svg:height="0.08cm" svg:x="14.209cm" svg:y="6.359cm">
          <text:p/>
        </draw:circle>
        <draw:circle draw:style-name="gr1" draw:text-style-name="P1" draw:layer="layout" svg:width="0.08cm" svg:height="0.08cm" svg:x="14.463cm" svg:y="6.359cm">
          <text:p/>
        </draw:circle>
        <draw:circle draw:style-name="gr1" draw:text-style-name="P1" draw:layer="layout" svg:width="0.08cm" svg:height="0.08cm" svg:x="14.717cm" svg:y="6.359cm">
          <text:p/>
        </draw:circle>
        <draw:circle draw:style-name="gr1" draw:text-style-name="P1" draw:layer="layout" svg:width="0.08cm" svg:height="0.08cm" svg:x="14.971cm" svg:y="6.359cm">
          <text:p/>
        </draw:circle>
        <draw:circle draw:style-name="gr1" draw:text-style-name="P1" draw:layer="layout" svg:width="0.08cm" svg:height="0.08cm" svg:x="15.225cm" svg:y="6.359cm">
          <text:p/>
        </draw:circle>
        <draw:circle draw:style-name="gr1" draw:text-style-name="P1" draw:layer="layout" svg:width="0.08cm" svg:height="0.08cm" svg:x="15.479cm" svg:y="6.359cm">
          <text:p/>
        </draw:circle>
        <draw:circle draw:style-name="gr1" draw:text-style-name="P1" draw:layer="layout" svg:width="0.08cm" svg:height="0.08cm" svg:x="15.733cm" svg:y="6.359cm">
          <text:p/>
        </draw:circle>
        <draw:circle draw:style-name="gr1" draw:text-style-name="P1" draw:layer="layout" svg:width="0.08cm" svg:height="0.08cm" svg:x="15.987cm" svg:y="6.359cm">
          <text:p/>
        </draw:circle>
        <draw:circle draw:style-name="gr1" draw:text-style-name="P1" draw:layer="layout" svg:width="0.08cm" svg:height="0.08cm" svg:x="16.241cm" svg:y="6.359cm">
          <text:p/>
        </draw:circle>
        <draw:circle draw:style-name="gr1" draw:text-style-name="P1" draw:layer="layout" svg:width="0.08cm" svg:height="0.08cm" svg:x="16.495cm" svg:y="6.359cm">
          <text:p/>
        </draw:circle>
        <draw:circle draw:style-name="gr1" draw:text-style-name="P1" draw:layer="layout" svg:width="0.08cm" svg:height="0.08cm" svg:x="16.749cm" svg:y="6.359cm">
          <text:p/>
        </draw:circle>
        <draw:circle draw:style-name="gr1" draw:text-style-name="P1" draw:layer="layout" svg:width="0.08cm" svg:height="0.08cm" svg:x="17.003cm" svg:y="6.359cm">
          <text:p/>
        </draw:circle>
        <draw:circle draw:style-name="gr1" draw:text-style-name="P1" draw:layer="layout" svg:width="0.08cm" svg:height="0.08cm" svg:x="17.257cm" svg:y="6.359cm">
          <text:p/>
        </draw:circle>
        <draw:circle draw:style-name="gr1" draw:text-style-name="P1" draw:layer="layout" svg:width="0.08cm" svg:height="0.08cm" svg:x="11.161cm" svg:y="6.613cm">
          <text:p/>
        </draw:circle>
        <draw:circle draw:style-name="gr1" draw:text-style-name="P1" draw:layer="layout" svg:width="0.08cm" svg:height="0.08cm" svg:x="11.415cm" svg:y="6.613cm">
          <text:p/>
        </draw:circle>
        <draw:circle draw:style-name="gr1" draw:text-style-name="P1" draw:layer="layout" svg:width="0.08cm" svg:height="0.08cm" svg:x="11.669cm" svg:y="6.613cm">
          <text:p/>
        </draw:circle>
        <draw:circle draw:style-name="gr1" draw:text-style-name="P1" draw:layer="layout" svg:width="0.08cm" svg:height="0.08cm" svg:x="11.923cm" svg:y="6.613cm">
          <text:p/>
        </draw:circle>
        <draw:circle draw:style-name="gr1" draw:text-style-name="P1" draw:layer="layout" svg:width="0.08cm" svg:height="0.08cm" svg:x="12.177cm" svg:y="6.613cm">
          <text:p/>
        </draw:circle>
        <draw:circle draw:style-name="gr1" draw:text-style-name="P1" draw:layer="layout" svg:width="0.08cm" svg:height="0.08cm" svg:x="12.431cm" svg:y="6.613cm">
          <text:p/>
        </draw:circle>
        <draw:circle draw:style-name="gr1" draw:text-style-name="P1" draw:layer="layout" svg:width="0.08cm" svg:height="0.08cm" svg:x="12.685cm" svg:y="6.613cm">
          <text:p/>
        </draw:circle>
        <draw:circle draw:style-name="gr1" draw:text-style-name="P1" draw:layer="layout" svg:width="0.08cm" svg:height="0.08cm" svg:x="12.939cm" svg:y="6.613cm">
          <text:p/>
        </draw:circle>
        <draw:circle draw:style-name="gr1" draw:text-style-name="P1" draw:layer="layout" svg:width="0.08cm" svg:height="0.08cm" svg:x="13.193cm" svg:y="6.613cm">
          <text:p/>
        </draw:circle>
        <draw:circle draw:style-name="gr1" draw:text-style-name="P1" draw:layer="layout" svg:width="0.08cm" svg:height="0.08cm" svg:x="13.447cm" svg:y="6.613cm">
          <text:p/>
        </draw:circle>
        <draw:circle draw:style-name="gr1" draw:text-style-name="P1" draw:layer="layout" svg:width="0.08cm" svg:height="0.08cm" svg:x="13.701cm" svg:y="6.613cm">
          <text:p/>
        </draw:circle>
        <draw:circle draw:style-name="gr1" draw:text-style-name="P1" draw:layer="layout" svg:width="0.08cm" svg:height="0.08cm" svg:x="13.955cm" svg:y="6.613cm">
          <text:p/>
        </draw:circle>
        <draw:circle draw:style-name="gr1" draw:text-style-name="P1" draw:layer="layout" svg:width="0.08cm" svg:height="0.08cm" svg:x="14.209cm" svg:y="6.613cm">
          <text:p/>
        </draw:circle>
        <draw:circle draw:style-name="gr1" draw:text-style-name="P1" draw:layer="layout" svg:width="0.08cm" svg:height="0.08cm" svg:x="14.463cm" svg:y="6.613cm">
          <text:p/>
        </draw:circle>
        <draw:circle draw:style-name="gr1" draw:text-style-name="P1" draw:layer="layout" svg:width="0.08cm" svg:height="0.08cm" svg:x="14.717cm" svg:y="6.613cm">
          <text:p/>
        </draw:circle>
        <draw:circle draw:style-name="gr1" draw:text-style-name="P1" draw:layer="layout" svg:width="0.08cm" svg:height="0.08cm" svg:x="14.971cm" svg:y="6.613cm">
          <text:p/>
        </draw:circle>
        <draw:circle draw:style-name="gr1" draw:text-style-name="P1" draw:layer="layout" svg:width="0.08cm" svg:height="0.08cm" svg:x="15.225cm" svg:y="6.613cm">
          <text:p/>
        </draw:circle>
        <draw:circle draw:style-name="gr1" draw:text-style-name="P1" draw:layer="layout" svg:width="0.08cm" svg:height="0.08cm" svg:x="15.479cm" svg:y="6.613cm">
          <text:p/>
        </draw:circle>
        <draw:circle draw:style-name="gr1" draw:text-style-name="P1" draw:layer="layout" svg:width="0.08cm" svg:height="0.08cm" svg:x="15.733cm" svg:y="6.613cm">
          <text:p/>
        </draw:circle>
        <draw:circle draw:style-name="gr1" draw:text-style-name="P1" draw:layer="layout" svg:width="0.08cm" svg:height="0.08cm" svg:x="15.987cm" svg:y="6.613cm">
          <text:p/>
        </draw:circle>
        <draw:circle draw:style-name="gr1" draw:text-style-name="P1" draw:layer="layout" svg:width="0.08cm" svg:height="0.08cm" svg:x="16.241cm" svg:y="6.613cm">
          <text:p/>
        </draw:circle>
        <draw:circle draw:style-name="gr1" draw:text-style-name="P1" draw:layer="layout" svg:width="0.08cm" svg:height="0.08cm" svg:x="16.495cm" svg:y="6.613cm">
          <text:p/>
        </draw:circle>
        <draw:circle draw:style-name="gr1" draw:text-style-name="P1" draw:layer="layout" svg:width="0.08cm" svg:height="0.08cm" svg:x="16.749cm" svg:y="6.613cm">
          <text:p/>
        </draw:circle>
        <draw:circle draw:style-name="gr1" draw:text-style-name="P1" draw:layer="layout" svg:width="0.08cm" svg:height="0.08cm" svg:x="17.003cm" svg:y="6.613cm">
          <text:p/>
        </draw:circle>
        <draw:circle draw:style-name="gr1" draw:text-style-name="P1" draw:layer="layout" svg:width="0.08cm" svg:height="0.08cm" svg:x="17.257cm" svg:y="6.613cm">
          <text:p/>
        </draw:circle>
        <draw:circle draw:style-name="gr1" draw:text-style-name="P1" draw:layer="layout" svg:width="0.08cm" svg:height="0.08cm" svg:x="11.161cm" svg:y="6.613cm">
          <text:p/>
        </draw:circle>
        <draw:circle draw:style-name="gr1" draw:text-style-name="P1" draw:layer="layout" svg:width="0.08cm" svg:height="0.08cm" svg:x="11.415cm" svg:y="6.613cm">
          <text:p/>
        </draw:circle>
        <draw:circle draw:style-name="gr1" draw:text-style-name="P1" draw:layer="layout" svg:width="0.08cm" svg:height="0.08cm" svg:x="11.669cm" svg:y="6.613cm">
          <text:p/>
        </draw:circle>
        <draw:circle draw:style-name="gr1" draw:text-style-name="P1" draw:layer="layout" svg:width="0.08cm" svg:height="0.08cm" svg:x="11.923cm" svg:y="6.613cm">
          <text:p/>
        </draw:circle>
        <draw:circle draw:style-name="gr1" draw:text-style-name="P1" draw:layer="layout" svg:width="0.08cm" svg:height="0.08cm" svg:x="12.177cm" svg:y="6.613cm">
          <text:p/>
        </draw:circle>
        <draw:circle draw:style-name="gr1" draw:text-style-name="P1" draw:layer="layout" svg:width="0.08cm" svg:height="0.08cm" svg:x="12.431cm" svg:y="6.613cm">
          <text:p/>
        </draw:circle>
        <draw:circle draw:style-name="gr1" draw:text-style-name="P1" draw:layer="layout" svg:width="0.08cm" svg:height="0.08cm" svg:x="12.685cm" svg:y="6.613cm">
          <text:p/>
        </draw:circle>
        <draw:circle draw:style-name="gr1" draw:text-style-name="P1" draw:layer="layout" svg:width="0.08cm" svg:height="0.08cm" svg:x="12.939cm" svg:y="6.613cm">
          <text:p/>
        </draw:circle>
        <draw:circle draw:style-name="gr1" draw:text-style-name="P1" draw:layer="layout" svg:width="0.08cm" svg:height="0.08cm" svg:x="13.193cm" svg:y="6.613cm">
          <text:p/>
        </draw:circle>
        <draw:circle draw:style-name="gr1" draw:text-style-name="P1" draw:layer="layout" svg:width="0.08cm" svg:height="0.08cm" svg:x="13.447cm" svg:y="6.613cm">
          <text:p/>
        </draw:circle>
        <draw:circle draw:style-name="gr1" draw:text-style-name="P1" draw:layer="layout" svg:width="0.08cm" svg:height="0.08cm" svg:x="13.701cm" svg:y="6.613cm">
          <text:p/>
        </draw:circle>
        <draw:circle draw:style-name="gr1" draw:text-style-name="P1" draw:layer="layout" svg:width="0.08cm" svg:height="0.08cm" svg:x="13.955cm" svg:y="6.613cm">
          <text:p/>
        </draw:circle>
        <draw:circle draw:style-name="gr1" draw:text-style-name="P1" draw:layer="layout" svg:width="0.08cm" svg:height="0.08cm" svg:x="14.209cm" svg:y="6.613cm">
          <text:p/>
        </draw:circle>
        <draw:circle draw:style-name="gr1" draw:text-style-name="P1" draw:layer="layout" svg:width="0.08cm" svg:height="0.08cm" svg:x="14.463cm" svg:y="6.613cm">
          <text:p/>
        </draw:circle>
        <draw:circle draw:style-name="gr1" draw:text-style-name="P1" draw:layer="layout" svg:width="0.08cm" svg:height="0.08cm" svg:x="14.717cm" svg:y="6.613cm">
          <text:p/>
        </draw:circle>
        <draw:circle draw:style-name="gr1" draw:text-style-name="P1" draw:layer="layout" svg:width="0.08cm" svg:height="0.08cm" svg:x="14.971cm" svg:y="6.613cm">
          <text:p/>
        </draw:circle>
        <draw:circle draw:style-name="gr1" draw:text-style-name="P1" draw:layer="layout" svg:width="0.08cm" svg:height="0.08cm" svg:x="15.225cm" svg:y="6.613cm">
          <text:p/>
        </draw:circle>
        <draw:circle draw:style-name="gr1" draw:text-style-name="P1" draw:layer="layout" svg:width="0.08cm" svg:height="0.08cm" svg:x="15.479cm" svg:y="6.613cm">
          <text:p/>
        </draw:circle>
        <draw:circle draw:style-name="gr1" draw:text-style-name="P1" draw:layer="layout" svg:width="0.08cm" svg:height="0.08cm" svg:x="15.733cm" svg:y="6.613cm">
          <text:p/>
        </draw:circle>
        <draw:circle draw:style-name="gr1" draw:text-style-name="P1" draw:layer="layout" svg:width="0.08cm" svg:height="0.08cm" svg:x="15.987cm" svg:y="6.613cm">
          <text:p/>
        </draw:circle>
        <draw:circle draw:style-name="gr1" draw:text-style-name="P1" draw:layer="layout" svg:width="0.08cm" svg:height="0.08cm" svg:x="16.241cm" svg:y="6.613cm">
          <text:p/>
        </draw:circle>
        <draw:circle draw:style-name="gr1" draw:text-style-name="P1" draw:layer="layout" svg:width="0.08cm" svg:height="0.08cm" svg:x="16.495cm" svg:y="6.613cm">
          <text:p/>
        </draw:circle>
        <draw:circle draw:style-name="gr1" draw:text-style-name="P1" draw:layer="layout" svg:width="0.08cm" svg:height="0.08cm" svg:x="16.749cm" svg:y="6.613cm">
          <text:p/>
        </draw:circle>
        <draw:circle draw:style-name="gr1" draw:text-style-name="P1" draw:layer="layout" svg:width="0.08cm" svg:height="0.08cm" svg:x="17.003cm" svg:y="6.613cm">
          <text:p/>
        </draw:circle>
        <draw:circle draw:style-name="gr1" draw:text-style-name="P1" draw:layer="layout" svg:width="0.08cm" svg:height="0.08cm" svg:x="17.257cm" svg:y="6.613cm">
          <text:p/>
        </draw:circle>
        <draw:circle draw:style-name="gr1" draw:text-style-name="P1" draw:layer="layout" svg:width="0.08cm" svg:height="0.08cm" svg:x="11.161cm" svg:y="6.867cm">
          <text:p/>
        </draw:circle>
        <draw:circle draw:style-name="gr1" draw:text-style-name="P1" draw:layer="layout" svg:width="0.08cm" svg:height="0.08cm" svg:x="11.415cm" svg:y="6.867cm">
          <text:p/>
        </draw:circle>
        <draw:circle draw:style-name="gr1" draw:text-style-name="P1" draw:layer="layout" svg:width="0.08cm" svg:height="0.08cm" svg:x="11.669cm" svg:y="6.867cm">
          <text:p/>
        </draw:circle>
        <draw:circle draw:style-name="gr1" draw:text-style-name="P1" draw:layer="layout" svg:width="0.08cm" svg:height="0.08cm" svg:x="11.923cm" svg:y="6.867cm">
          <text:p/>
        </draw:circle>
        <draw:circle draw:style-name="gr1" draw:text-style-name="P1" draw:layer="layout" svg:width="0.08cm" svg:height="0.08cm" svg:x="12.177cm" svg:y="6.867cm">
          <text:p/>
        </draw:circle>
        <draw:circle draw:style-name="gr1" draw:text-style-name="P1" draw:layer="layout" svg:width="0.08cm" svg:height="0.08cm" svg:x="12.431cm" svg:y="6.867cm">
          <text:p/>
        </draw:circle>
        <draw:circle draw:style-name="gr1" draw:text-style-name="P1" draw:layer="layout" svg:width="0.08cm" svg:height="0.08cm" svg:x="12.685cm" svg:y="6.867cm">
          <text:p/>
        </draw:circle>
        <draw:circle draw:style-name="gr1" draw:text-style-name="P1" draw:layer="layout" svg:width="0.08cm" svg:height="0.08cm" svg:x="12.939cm" svg:y="6.867cm">
          <text:p/>
        </draw:circle>
        <draw:circle draw:style-name="gr1" draw:text-style-name="P1" draw:layer="layout" svg:width="0.08cm" svg:height="0.08cm" svg:x="13.193cm" svg:y="6.867cm">
          <text:p/>
        </draw:circle>
        <draw:circle draw:style-name="gr1" draw:text-style-name="P1" draw:layer="layout" svg:width="0.08cm" svg:height="0.08cm" svg:x="13.447cm" svg:y="6.867cm">
          <text:p/>
        </draw:circle>
        <draw:circle draw:style-name="gr1" draw:text-style-name="P1" draw:layer="layout" svg:width="0.08cm" svg:height="0.08cm" svg:x="13.701cm" svg:y="6.867cm">
          <text:p/>
        </draw:circle>
        <draw:circle draw:style-name="gr1" draw:text-style-name="P1" draw:layer="layout" svg:width="0.08cm" svg:height="0.08cm" svg:x="13.955cm" svg:y="6.867cm">
          <text:p/>
        </draw:circle>
        <draw:circle draw:style-name="gr1" draw:text-style-name="P1" draw:layer="layout" svg:width="0.08cm" svg:height="0.08cm" svg:x="14.209cm" svg:y="6.867cm">
          <text:p/>
        </draw:circle>
        <draw:circle draw:style-name="gr1" draw:text-style-name="P1" draw:layer="layout" svg:width="0.08cm" svg:height="0.08cm" svg:x="14.463cm" svg:y="6.867cm">
          <text:p/>
        </draw:circle>
        <draw:circle draw:style-name="gr1" draw:text-style-name="P1" draw:layer="layout" svg:width="0.08cm" svg:height="0.08cm" svg:x="14.717cm" svg:y="6.867cm">
          <text:p/>
        </draw:circle>
        <draw:circle draw:style-name="gr1" draw:text-style-name="P1" draw:layer="layout" svg:width="0.08cm" svg:height="0.08cm" svg:x="14.971cm" svg:y="6.867cm">
          <text:p/>
        </draw:circle>
        <draw:circle draw:style-name="gr1" draw:text-style-name="P1" draw:layer="layout" svg:width="0.08cm" svg:height="0.08cm" svg:x="15.225cm" svg:y="6.867cm">
          <text:p/>
        </draw:circle>
        <draw:circle draw:style-name="gr1" draw:text-style-name="P1" draw:layer="layout" svg:width="0.08cm" svg:height="0.08cm" svg:x="15.479cm" svg:y="6.867cm">
          <text:p/>
        </draw:circle>
        <draw:circle draw:style-name="gr1" draw:text-style-name="P1" draw:layer="layout" svg:width="0.08cm" svg:height="0.08cm" svg:x="15.733cm" svg:y="6.867cm">
          <text:p/>
        </draw:circle>
        <draw:circle draw:style-name="gr1" draw:text-style-name="P1" draw:layer="layout" svg:width="0.08cm" svg:height="0.08cm" svg:x="15.987cm" svg:y="6.867cm">
          <text:p/>
        </draw:circle>
        <draw:circle draw:style-name="gr1" draw:text-style-name="P1" draw:layer="layout" svg:width="0.08cm" svg:height="0.08cm" svg:x="16.241cm" svg:y="6.867cm">
          <text:p/>
        </draw:circle>
        <draw:circle draw:style-name="gr1" draw:text-style-name="P1" draw:layer="layout" svg:width="0.08cm" svg:height="0.08cm" svg:x="16.495cm" svg:y="6.867cm">
          <text:p/>
        </draw:circle>
        <draw:circle draw:style-name="gr1" draw:text-style-name="P1" draw:layer="layout" svg:width="0.08cm" svg:height="0.08cm" svg:x="16.749cm" svg:y="6.867cm">
          <text:p/>
        </draw:circle>
        <draw:circle draw:style-name="gr1" draw:text-style-name="P1" draw:layer="layout" svg:width="0.08cm" svg:height="0.08cm" svg:x="17.003cm" svg:y="6.867cm">
          <text:p/>
        </draw:circle>
        <draw:circle draw:style-name="gr1" draw:text-style-name="P1" draw:layer="layout" svg:width="0.08cm" svg:height="0.08cm" svg:x="17.257cm" svg:y="6.867cm">
          <text:p/>
        </draw:circle>
        <draw:circle draw:style-name="gr1" draw:text-style-name="P1" draw:layer="layout" svg:width="0.08cm" svg:height="0.08cm" svg:x="11.161cm" svg:y="7.121cm">
          <text:p/>
        </draw:circle>
        <draw:circle draw:style-name="gr1" draw:text-style-name="P1" draw:layer="layout" svg:width="0.08cm" svg:height="0.08cm" svg:x="11.415cm" svg:y="7.121cm">
          <text:p/>
        </draw:circle>
        <draw:circle draw:style-name="gr1" draw:text-style-name="P1" draw:layer="layout" svg:width="0.08cm" svg:height="0.08cm" svg:x="11.669cm" svg:y="7.121cm">
          <text:p/>
        </draw:circle>
        <draw:circle draw:style-name="gr1" draw:text-style-name="P1" draw:layer="layout" svg:width="0.08cm" svg:height="0.08cm" svg:x="11.923cm" svg:y="7.121cm">
          <text:p/>
        </draw:circle>
        <draw:circle draw:style-name="gr1" draw:text-style-name="P1" draw:layer="layout" svg:width="0.08cm" svg:height="0.08cm" svg:x="12.177cm" svg:y="7.121cm">
          <text:p/>
        </draw:circle>
        <draw:circle draw:style-name="gr1" draw:text-style-name="P1" draw:layer="layout" svg:width="0.08cm" svg:height="0.08cm" svg:x="12.431cm" svg:y="7.121cm">
          <text:p/>
        </draw:circle>
        <draw:circle draw:style-name="gr1" draw:text-style-name="P1" draw:layer="layout" svg:width="0.08cm" svg:height="0.08cm" svg:x="12.685cm" svg:y="7.121cm">
          <text:p/>
        </draw:circle>
        <draw:circle draw:style-name="gr1" draw:text-style-name="P1" draw:layer="layout" svg:width="0.08cm" svg:height="0.08cm" svg:x="12.939cm" svg:y="7.121cm">
          <text:p/>
        </draw:circle>
        <draw:circle draw:style-name="gr1" draw:text-style-name="P1" draw:layer="layout" svg:width="0.08cm" svg:height="0.08cm" svg:x="13.193cm" svg:y="7.121cm">
          <text:p/>
        </draw:circle>
        <draw:circle draw:style-name="gr1" draw:text-style-name="P1" draw:layer="layout" svg:width="0.08cm" svg:height="0.08cm" svg:x="13.447cm" svg:y="7.121cm">
          <text:p/>
        </draw:circle>
        <draw:circle draw:style-name="gr1" draw:text-style-name="P1" draw:layer="layout" svg:width="0.08cm" svg:height="0.08cm" svg:x="13.701cm" svg:y="7.121cm">
          <text:p/>
        </draw:circle>
        <draw:circle draw:style-name="gr1" draw:text-style-name="P1" draw:layer="layout" svg:width="0.08cm" svg:height="0.08cm" svg:x="13.955cm" svg:y="7.121cm">
          <text:p/>
        </draw:circle>
        <draw:circle draw:style-name="gr1" draw:text-style-name="P1" draw:layer="layout" svg:width="0.08cm" svg:height="0.08cm" svg:x="14.209cm" svg:y="7.121cm">
          <text:p/>
        </draw:circle>
        <draw:circle draw:style-name="gr1" draw:text-style-name="P1" draw:layer="layout" svg:width="0.08cm" svg:height="0.08cm" svg:x="14.463cm" svg:y="7.121cm">
          <text:p/>
        </draw:circle>
        <draw:circle draw:style-name="gr1" draw:text-style-name="P1" draw:layer="layout" svg:width="0.08cm" svg:height="0.08cm" svg:x="14.717cm" svg:y="7.121cm">
          <text:p/>
        </draw:circle>
        <draw:circle draw:style-name="gr1" draw:text-style-name="P1" draw:layer="layout" svg:width="0.08cm" svg:height="0.08cm" svg:x="14.971cm" svg:y="7.121cm">
          <text:p/>
        </draw:circle>
        <draw:circle draw:style-name="gr1" draw:text-style-name="P1" draw:layer="layout" svg:width="0.08cm" svg:height="0.08cm" svg:x="15.225cm" svg:y="7.121cm">
          <text:p/>
        </draw:circle>
        <draw:circle draw:style-name="gr1" draw:text-style-name="P1" draw:layer="layout" svg:width="0.08cm" svg:height="0.08cm" svg:x="15.479cm" svg:y="7.121cm">
          <text:p/>
        </draw:circle>
        <draw:circle draw:style-name="gr1" draw:text-style-name="P1" draw:layer="layout" svg:width="0.08cm" svg:height="0.08cm" svg:x="15.733cm" svg:y="7.121cm">
          <text:p/>
        </draw:circle>
        <draw:circle draw:style-name="gr1" draw:text-style-name="P1" draw:layer="layout" svg:width="0.08cm" svg:height="0.08cm" svg:x="15.987cm" svg:y="7.121cm">
          <text:p/>
        </draw:circle>
        <draw:circle draw:style-name="gr1" draw:text-style-name="P1" draw:layer="layout" svg:width="0.08cm" svg:height="0.08cm" svg:x="16.241cm" svg:y="7.121cm">
          <text:p/>
        </draw:circle>
        <draw:circle draw:style-name="gr1" draw:text-style-name="P1" draw:layer="layout" svg:width="0.08cm" svg:height="0.08cm" svg:x="16.495cm" svg:y="7.121cm">
          <text:p/>
        </draw:circle>
        <draw:circle draw:style-name="gr1" draw:text-style-name="P1" draw:layer="layout" svg:width="0.08cm" svg:height="0.08cm" svg:x="16.749cm" svg:y="7.121cm">
          <text:p/>
        </draw:circle>
        <draw:circle draw:style-name="gr1" draw:text-style-name="P1" draw:layer="layout" svg:width="0.08cm" svg:height="0.08cm" svg:x="17.003cm" svg:y="7.121cm">
          <text:p/>
        </draw:circle>
        <draw:circle draw:style-name="gr1" draw:text-style-name="P1" draw:layer="layout" svg:width="0.08cm" svg:height="0.08cm" svg:x="17.257cm" svg:y="7.121cm">
          <text:p/>
        </draw:circle>
        <draw:circle draw:style-name="gr1" draw:text-style-name="P1" draw:layer="layout" svg:width="0.08cm" svg:height="0.08cm" svg:x="11.161cm" svg:y="7.375cm">
          <text:p/>
        </draw:circle>
        <draw:circle draw:style-name="gr1" draw:text-style-name="P1" draw:layer="layout" svg:width="0.08cm" svg:height="0.08cm" svg:x="11.415cm" svg:y="7.375cm">
          <text:p/>
        </draw:circle>
        <draw:circle draw:style-name="gr1" draw:text-style-name="P1" draw:layer="layout" svg:width="0.08cm" svg:height="0.08cm" svg:x="11.669cm" svg:y="7.375cm">
          <text:p/>
        </draw:circle>
        <draw:circle draw:style-name="gr1" draw:text-style-name="P1" draw:layer="layout" svg:width="0.08cm" svg:height="0.08cm" svg:x="11.923cm" svg:y="7.375cm">
          <text:p/>
        </draw:circle>
        <draw:circle draw:style-name="gr1" draw:text-style-name="P1" draw:layer="layout" svg:width="0.08cm" svg:height="0.08cm" svg:x="12.177cm" svg:y="7.375cm">
          <text:p/>
        </draw:circle>
        <draw:circle draw:style-name="gr1" draw:text-style-name="P1" draw:layer="layout" svg:width="0.08cm" svg:height="0.08cm" svg:x="12.431cm" svg:y="7.375cm">
          <text:p/>
        </draw:circle>
        <draw:circle draw:style-name="gr1" draw:text-style-name="P1" draw:layer="layout" svg:width="0.08cm" svg:height="0.08cm" svg:x="12.685cm" svg:y="7.375cm">
          <text:p/>
        </draw:circle>
        <draw:circle draw:style-name="gr1" draw:text-style-name="P1" draw:layer="layout" svg:width="0.08cm" svg:height="0.08cm" svg:x="12.939cm" svg:y="7.375cm">
          <text:p/>
        </draw:circle>
        <draw:circle draw:style-name="gr1" draw:text-style-name="P1" draw:layer="layout" svg:width="0.08cm" svg:height="0.08cm" svg:x="13.193cm" svg:y="7.375cm">
          <text:p/>
        </draw:circle>
        <draw:circle draw:style-name="gr1" draw:text-style-name="P1" draw:layer="layout" svg:width="0.08cm" svg:height="0.08cm" svg:x="13.447cm" svg:y="7.375cm">
          <text:p/>
        </draw:circle>
        <draw:circle draw:style-name="gr1" draw:text-style-name="P1" draw:layer="layout" svg:width="0.08cm" svg:height="0.08cm" svg:x="13.701cm" svg:y="7.375cm">
          <text:p/>
        </draw:circle>
        <draw:circle draw:style-name="gr1" draw:text-style-name="P1" draw:layer="layout" svg:width="0.08cm" svg:height="0.08cm" svg:x="13.955cm" svg:y="7.375cm">
          <text:p/>
        </draw:circle>
        <draw:circle draw:style-name="gr1" draw:text-style-name="P1" draw:layer="layout" svg:width="0.08cm" svg:height="0.08cm" svg:x="14.209cm" svg:y="7.375cm">
          <text:p/>
        </draw:circle>
        <draw:circle draw:style-name="gr1" draw:text-style-name="P1" draw:layer="layout" svg:width="0.08cm" svg:height="0.08cm" svg:x="14.463cm" svg:y="7.375cm">
          <text:p/>
        </draw:circle>
        <draw:circle draw:style-name="gr1" draw:text-style-name="P1" draw:layer="layout" svg:width="0.08cm" svg:height="0.08cm" svg:x="14.717cm" svg:y="7.375cm">
          <text:p/>
        </draw:circle>
        <draw:circle draw:style-name="gr1" draw:text-style-name="P1" draw:layer="layout" svg:width="0.08cm" svg:height="0.08cm" svg:x="14.971cm" svg:y="7.375cm">
          <text:p/>
        </draw:circle>
        <draw:circle draw:style-name="gr1" draw:text-style-name="P1" draw:layer="layout" svg:width="0.08cm" svg:height="0.08cm" svg:x="15.225cm" svg:y="7.375cm">
          <text:p/>
        </draw:circle>
        <draw:circle draw:style-name="gr1" draw:text-style-name="P1" draw:layer="layout" svg:width="0.08cm" svg:height="0.08cm" svg:x="15.479cm" svg:y="7.375cm">
          <text:p/>
        </draw:circle>
        <draw:circle draw:style-name="gr1" draw:text-style-name="P1" draw:layer="layout" svg:width="0.08cm" svg:height="0.08cm" svg:x="15.733cm" svg:y="7.375cm">
          <text:p/>
        </draw:circle>
        <draw:circle draw:style-name="gr1" draw:text-style-name="P1" draw:layer="layout" svg:width="0.08cm" svg:height="0.08cm" svg:x="15.987cm" svg:y="7.375cm">
          <text:p/>
        </draw:circle>
        <draw:circle draw:style-name="gr1" draw:text-style-name="P1" draw:layer="layout" svg:width="0.08cm" svg:height="0.08cm" svg:x="16.241cm" svg:y="7.375cm">
          <text:p/>
        </draw:circle>
        <draw:circle draw:style-name="gr1" draw:text-style-name="P1" draw:layer="layout" svg:width="0.08cm" svg:height="0.08cm" svg:x="16.495cm" svg:y="7.375cm">
          <text:p/>
        </draw:circle>
        <draw:circle draw:style-name="gr1" draw:text-style-name="P1" draw:layer="layout" svg:width="0.08cm" svg:height="0.08cm" svg:x="16.749cm" svg:y="7.375cm">
          <text:p/>
        </draw:circle>
        <draw:circle draw:style-name="gr1" draw:text-style-name="P1" draw:layer="layout" svg:width="0.08cm" svg:height="0.08cm" svg:x="17.003cm" svg:y="7.375cm">
          <text:p/>
        </draw:circle>
        <draw:circle draw:style-name="gr1" draw:text-style-name="P1" draw:layer="layout" svg:width="0.08cm" svg:height="0.08cm" svg:x="17.257cm" svg:y="7.375cm">
          <text:p/>
        </draw:circle>
        <draw:circle draw:style-name="gr1" draw:text-style-name="P1" draw:layer="layout" svg:width="0.08cm" svg:height="0.08cm" svg:x="11.161cm" svg:y="7.629cm">
          <text:p/>
        </draw:circle>
        <draw:circle draw:style-name="gr1" draw:text-style-name="P1" draw:layer="layout" svg:width="0.08cm" svg:height="0.08cm" svg:x="11.415cm" svg:y="7.629cm">
          <text:p/>
        </draw:circle>
        <draw:circle draw:style-name="gr1" draw:text-style-name="P1" draw:layer="layout" svg:width="0.08cm" svg:height="0.08cm" svg:x="11.669cm" svg:y="7.629cm">
          <text:p/>
        </draw:circle>
        <draw:circle draw:style-name="gr1" draw:text-style-name="P1" draw:layer="layout" svg:width="0.08cm" svg:height="0.08cm" svg:x="11.923cm" svg:y="7.629cm">
          <text:p/>
        </draw:circle>
        <draw:circle draw:style-name="gr1" draw:text-style-name="P1" draw:layer="layout" svg:width="0.08cm" svg:height="0.08cm" svg:x="12.177cm" svg:y="7.629cm">
          <text:p/>
        </draw:circle>
        <draw:circle draw:style-name="gr1" draw:text-style-name="P1" draw:layer="layout" svg:width="0.08cm" svg:height="0.08cm" svg:x="12.431cm" svg:y="7.629cm">
          <text:p/>
        </draw:circle>
        <draw:circle draw:style-name="gr1" draw:text-style-name="P1" draw:layer="layout" svg:width="0.08cm" svg:height="0.08cm" svg:x="12.685cm" svg:y="7.629cm">
          <text:p/>
        </draw:circle>
        <draw:circle draw:style-name="gr1" draw:text-style-name="P1" draw:layer="layout" svg:width="0.08cm" svg:height="0.08cm" svg:x="12.939cm" svg:y="7.629cm">
          <text:p/>
        </draw:circle>
        <draw:circle draw:style-name="gr1" draw:text-style-name="P1" draw:layer="layout" svg:width="0.08cm" svg:height="0.08cm" svg:x="13.193cm" svg:y="7.629cm">
          <text:p/>
        </draw:circle>
        <draw:circle draw:style-name="gr1" draw:text-style-name="P1" draw:layer="layout" svg:width="0.08cm" svg:height="0.08cm" svg:x="13.447cm" svg:y="7.629cm">
          <text:p/>
        </draw:circle>
        <draw:circle draw:style-name="gr1" draw:text-style-name="P1" draw:layer="layout" svg:width="0.08cm" svg:height="0.08cm" svg:x="13.701cm" svg:y="7.629cm">
          <text:p/>
        </draw:circle>
        <draw:circle draw:style-name="gr1" draw:text-style-name="P1" draw:layer="layout" svg:width="0.08cm" svg:height="0.08cm" svg:x="13.955cm" svg:y="7.629cm">
          <text:p/>
        </draw:circle>
        <draw:circle draw:style-name="gr1" draw:text-style-name="P1" draw:layer="layout" svg:width="0.08cm" svg:height="0.08cm" svg:x="14.209cm" svg:y="7.629cm">
          <text:p/>
        </draw:circle>
        <draw:circle draw:style-name="gr1" draw:text-style-name="P1" draw:layer="layout" svg:width="0.08cm" svg:height="0.08cm" svg:x="14.463cm" svg:y="7.629cm">
          <text:p/>
        </draw:circle>
        <draw:circle draw:style-name="gr1" draw:text-style-name="P1" draw:layer="layout" svg:width="0.08cm" svg:height="0.08cm" svg:x="14.717cm" svg:y="7.629cm">
          <text:p/>
        </draw:circle>
        <draw:circle draw:style-name="gr1" draw:text-style-name="P1" draw:layer="layout" svg:width="0.08cm" svg:height="0.08cm" svg:x="14.971cm" svg:y="7.629cm">
          <text:p/>
        </draw:circle>
        <draw:circle draw:style-name="gr1" draw:text-style-name="P1" draw:layer="layout" svg:width="0.08cm" svg:height="0.08cm" svg:x="15.225cm" svg:y="7.629cm">
          <text:p/>
        </draw:circle>
        <draw:circle draw:style-name="gr1" draw:text-style-name="P1" draw:layer="layout" svg:width="0.08cm" svg:height="0.08cm" svg:x="15.479cm" svg:y="7.629cm">
          <text:p/>
        </draw:circle>
        <draw:circle draw:style-name="gr1" draw:text-style-name="P1" draw:layer="layout" svg:width="0.08cm" svg:height="0.08cm" svg:x="15.733cm" svg:y="7.629cm">
          <text:p/>
        </draw:circle>
        <draw:circle draw:style-name="gr1" draw:text-style-name="P1" draw:layer="layout" svg:width="0.08cm" svg:height="0.08cm" svg:x="15.987cm" svg:y="7.629cm">
          <text:p/>
        </draw:circle>
        <draw:circle draw:style-name="gr1" draw:text-style-name="P1" draw:layer="layout" svg:width="0.08cm" svg:height="0.08cm" svg:x="16.241cm" svg:y="7.629cm">
          <text:p/>
        </draw:circle>
        <draw:circle draw:style-name="gr1" draw:text-style-name="P1" draw:layer="layout" svg:width="0.08cm" svg:height="0.08cm" svg:x="16.495cm" svg:y="7.629cm">
          <text:p/>
        </draw:circle>
        <draw:circle draw:style-name="gr1" draw:text-style-name="P1" draw:layer="layout" svg:width="0.08cm" svg:height="0.08cm" svg:x="16.749cm" svg:y="7.629cm">
          <text:p/>
        </draw:circle>
        <draw:circle draw:style-name="gr1" draw:text-style-name="P1" draw:layer="layout" svg:width="0.08cm" svg:height="0.08cm" svg:x="17.003cm" svg:y="7.629cm">
          <text:p/>
        </draw:circle>
        <draw:circle draw:style-name="gr1" draw:text-style-name="P1" draw:layer="layout" svg:width="0.08cm" svg:height="0.08cm" svg:x="17.257cm" svg:y="7.629cm">
          <text:p/>
        </draw:circle>
        <draw:circle draw:style-name="gr1" draw:text-style-name="P1" draw:layer="layout" svg:width="0.08cm" svg:height="0.08cm" svg:x="11.161cm" svg:y="7.883cm">
          <text:p/>
        </draw:circle>
        <draw:circle draw:style-name="gr1" draw:text-style-name="P1" draw:layer="layout" svg:width="0.08cm" svg:height="0.08cm" svg:x="11.415cm" svg:y="7.883cm">
          <text:p/>
        </draw:circle>
        <draw:circle draw:style-name="gr1" draw:text-style-name="P1" draw:layer="layout" svg:width="0.08cm" svg:height="0.08cm" svg:x="11.669cm" svg:y="7.883cm">
          <text:p/>
        </draw:circle>
        <draw:circle draw:style-name="gr1" draw:text-style-name="P1" draw:layer="layout" svg:width="0.08cm" svg:height="0.08cm" svg:x="11.923cm" svg:y="7.883cm">
          <text:p/>
        </draw:circle>
        <draw:circle draw:style-name="gr1" draw:text-style-name="P1" draw:layer="layout" svg:width="0.08cm" svg:height="0.08cm" svg:x="12.177cm" svg:y="7.883cm">
          <text:p/>
        </draw:circle>
        <draw:circle draw:style-name="gr1" draw:text-style-name="P1" draw:layer="layout" svg:width="0.08cm" svg:height="0.08cm" svg:x="12.431cm" svg:y="7.883cm">
          <text:p/>
        </draw:circle>
        <draw:circle draw:style-name="gr1" draw:text-style-name="P1" draw:layer="layout" svg:width="0.08cm" svg:height="0.08cm" svg:x="12.685cm" svg:y="7.883cm">
          <text:p/>
        </draw:circle>
        <draw:circle draw:style-name="gr1" draw:text-style-name="P1" draw:layer="layout" svg:width="0.08cm" svg:height="0.08cm" svg:x="12.939cm" svg:y="7.883cm">
          <text:p/>
        </draw:circle>
        <draw:circle draw:style-name="gr1" draw:text-style-name="P1" draw:layer="layout" svg:width="0.08cm" svg:height="0.08cm" svg:x="13.193cm" svg:y="7.883cm">
          <text:p/>
        </draw:circle>
        <draw:circle draw:style-name="gr1" draw:text-style-name="P1" draw:layer="layout" svg:width="0.08cm" svg:height="0.08cm" svg:x="13.447cm" svg:y="7.883cm">
          <text:p/>
        </draw:circle>
        <draw:circle draw:style-name="gr1" draw:text-style-name="P1" draw:layer="layout" svg:width="0.08cm" svg:height="0.08cm" svg:x="13.701cm" svg:y="7.883cm">
          <text:p/>
        </draw:circle>
        <draw:circle draw:style-name="gr1" draw:text-style-name="P1" draw:layer="layout" svg:width="0.08cm" svg:height="0.08cm" svg:x="13.955cm" svg:y="7.883cm">
          <text:p/>
        </draw:circle>
        <draw:circle draw:style-name="gr1" draw:text-style-name="P1" draw:layer="layout" svg:width="0.08cm" svg:height="0.08cm" svg:x="14.209cm" svg:y="7.883cm">
          <text:p/>
        </draw:circle>
        <draw:circle draw:style-name="gr1" draw:text-style-name="P1" draw:layer="layout" svg:width="0.08cm" svg:height="0.08cm" svg:x="14.463cm" svg:y="7.883cm">
          <text:p/>
        </draw:circle>
        <draw:circle draw:style-name="gr1" draw:text-style-name="P1" draw:layer="layout" svg:width="0.08cm" svg:height="0.08cm" svg:x="14.717cm" svg:y="7.883cm">
          <text:p/>
        </draw:circle>
        <draw:circle draw:style-name="gr1" draw:text-style-name="P1" draw:layer="layout" svg:width="0.08cm" svg:height="0.08cm" svg:x="14.971cm" svg:y="7.883cm">
          <text:p/>
        </draw:circle>
        <draw:circle draw:style-name="gr1" draw:text-style-name="P1" draw:layer="layout" svg:width="0.08cm" svg:height="0.08cm" svg:x="15.225cm" svg:y="7.883cm">
          <text:p/>
        </draw:circle>
        <draw:circle draw:style-name="gr1" draw:text-style-name="P1" draw:layer="layout" svg:width="0.08cm" svg:height="0.08cm" svg:x="15.479cm" svg:y="7.883cm">
          <text:p/>
        </draw:circle>
        <draw:circle draw:style-name="gr1" draw:text-style-name="P1" draw:layer="layout" svg:width="0.08cm" svg:height="0.08cm" svg:x="15.733cm" svg:y="7.883cm">
          <text:p/>
        </draw:circle>
        <draw:circle draw:style-name="gr1" draw:text-style-name="P1" draw:layer="layout" svg:width="0.08cm" svg:height="0.08cm" svg:x="15.987cm" svg:y="7.883cm">
          <text:p/>
        </draw:circle>
        <draw:circle draw:style-name="gr1" draw:text-style-name="P1" draw:layer="layout" svg:width="0.08cm" svg:height="0.08cm" svg:x="16.241cm" svg:y="7.883cm">
          <text:p/>
        </draw:circle>
        <draw:circle draw:style-name="gr1" draw:text-style-name="P1" draw:layer="layout" svg:width="0.08cm" svg:height="0.08cm" svg:x="16.495cm" svg:y="7.883cm">
          <text:p/>
        </draw:circle>
        <draw:circle draw:style-name="gr1" draw:text-style-name="P1" draw:layer="layout" svg:width="0.08cm" svg:height="0.08cm" svg:x="16.749cm" svg:y="7.883cm">
          <text:p/>
        </draw:circle>
        <draw:circle draw:style-name="gr1" draw:text-style-name="P1" draw:layer="layout" svg:width="0.08cm" svg:height="0.08cm" svg:x="17.003cm" svg:y="7.883cm">
          <text:p/>
        </draw:circle>
        <draw:circle draw:style-name="gr1" draw:text-style-name="P1" draw:layer="layout" svg:width="0.08cm" svg:height="0.08cm" svg:x="17.257cm" svg:y="7.883cm">
          <text:p/>
        </draw:circle>
        <draw:circle draw:style-name="gr1" draw:text-style-name="P1" draw:layer="layout" svg:width="0.08cm" svg:height="0.08cm" svg:x="11.161cm" svg:y="7.883cm">
          <text:p/>
        </draw:circle>
        <draw:circle draw:style-name="gr1" draw:text-style-name="P1" draw:layer="layout" svg:width="0.08cm" svg:height="0.08cm" svg:x="11.415cm" svg:y="7.883cm">
          <text:p/>
        </draw:circle>
        <draw:circle draw:style-name="gr1" draw:text-style-name="P1" draw:layer="layout" svg:width="0.08cm" svg:height="0.08cm" svg:x="11.669cm" svg:y="7.883cm">
          <text:p/>
        </draw:circle>
        <draw:circle draw:style-name="gr1" draw:text-style-name="P1" draw:layer="layout" svg:width="0.08cm" svg:height="0.08cm" svg:x="11.923cm" svg:y="7.883cm">
          <text:p/>
        </draw:circle>
        <draw:circle draw:style-name="gr1" draw:text-style-name="P1" draw:layer="layout" svg:width="0.08cm" svg:height="0.08cm" svg:x="12.177cm" svg:y="7.883cm">
          <text:p/>
        </draw:circle>
        <draw:circle draw:style-name="gr1" draw:text-style-name="P1" draw:layer="layout" svg:width="0.08cm" svg:height="0.08cm" svg:x="12.431cm" svg:y="7.883cm">
          <text:p/>
        </draw:circle>
        <draw:circle draw:style-name="gr1" draw:text-style-name="P1" draw:layer="layout" svg:width="0.08cm" svg:height="0.08cm" svg:x="12.685cm" svg:y="7.883cm">
          <text:p/>
        </draw:circle>
        <draw:circle draw:style-name="gr1" draw:text-style-name="P1" draw:layer="layout" svg:width="0.08cm" svg:height="0.08cm" svg:x="12.939cm" svg:y="7.883cm">
          <text:p/>
        </draw:circle>
        <draw:circle draw:style-name="gr1" draw:text-style-name="P1" draw:layer="layout" svg:width="0.08cm" svg:height="0.08cm" svg:x="13.193cm" svg:y="7.883cm">
          <text:p/>
        </draw:circle>
        <draw:circle draw:style-name="gr1" draw:text-style-name="P1" draw:layer="layout" svg:width="0.08cm" svg:height="0.08cm" svg:x="13.447cm" svg:y="7.883cm">
          <text:p/>
        </draw:circle>
        <draw:circle draw:style-name="gr1" draw:text-style-name="P1" draw:layer="layout" svg:width="0.08cm" svg:height="0.08cm" svg:x="13.701cm" svg:y="7.883cm">
          <text:p/>
        </draw:circle>
        <draw:circle draw:style-name="gr1" draw:text-style-name="P1" draw:layer="layout" svg:width="0.08cm" svg:height="0.08cm" svg:x="13.955cm" svg:y="7.883cm">
          <text:p/>
        </draw:circle>
        <draw:circle draw:style-name="gr1" draw:text-style-name="P1" draw:layer="layout" svg:width="0.08cm" svg:height="0.08cm" svg:x="14.209cm" svg:y="7.883cm">
          <text:p/>
        </draw:circle>
        <draw:circle draw:style-name="gr1" draw:text-style-name="P1" draw:layer="layout" svg:width="0.08cm" svg:height="0.08cm" svg:x="14.463cm" svg:y="7.883cm">
          <text:p/>
        </draw:circle>
        <draw:circle draw:style-name="gr1" draw:text-style-name="P1" draw:layer="layout" svg:width="0.08cm" svg:height="0.08cm" svg:x="14.717cm" svg:y="7.883cm">
          <text:p/>
        </draw:circle>
        <draw:circle draw:style-name="gr1" draw:text-style-name="P1" draw:layer="layout" svg:width="0.08cm" svg:height="0.08cm" svg:x="14.971cm" svg:y="7.883cm">
          <text:p/>
        </draw:circle>
        <draw:circle draw:style-name="gr1" draw:text-style-name="P1" draw:layer="layout" svg:width="0.08cm" svg:height="0.08cm" svg:x="15.225cm" svg:y="7.883cm">
          <text:p/>
        </draw:circle>
        <draw:circle draw:style-name="gr1" draw:text-style-name="P1" draw:layer="layout" svg:width="0.08cm" svg:height="0.08cm" svg:x="15.479cm" svg:y="7.883cm">
          <text:p/>
        </draw:circle>
        <draw:circle draw:style-name="gr1" draw:text-style-name="P1" draw:layer="layout" svg:width="0.08cm" svg:height="0.08cm" svg:x="15.733cm" svg:y="7.883cm">
          <text:p/>
        </draw:circle>
        <draw:circle draw:style-name="gr1" draw:text-style-name="P1" draw:layer="layout" svg:width="0.08cm" svg:height="0.08cm" svg:x="15.987cm" svg:y="7.883cm">
          <text:p/>
        </draw:circle>
        <draw:circle draw:style-name="gr1" draw:text-style-name="P1" draw:layer="layout" svg:width="0.08cm" svg:height="0.08cm" svg:x="16.241cm" svg:y="7.883cm">
          <text:p/>
        </draw:circle>
        <draw:circle draw:style-name="gr1" draw:text-style-name="P1" draw:layer="layout" svg:width="0.08cm" svg:height="0.08cm" svg:x="16.495cm" svg:y="7.883cm">
          <text:p/>
        </draw:circle>
        <draw:circle draw:style-name="gr1" draw:text-style-name="P1" draw:layer="layout" svg:width="0.08cm" svg:height="0.08cm" svg:x="16.749cm" svg:y="7.883cm">
          <text:p/>
        </draw:circle>
        <draw:circle draw:style-name="gr1" draw:text-style-name="P1" draw:layer="layout" svg:width="0.08cm" svg:height="0.08cm" svg:x="17.003cm" svg:y="7.883cm">
          <text:p/>
        </draw:circle>
        <draw:circle draw:style-name="gr1" draw:text-style-name="P1" draw:layer="layout" svg:width="0.08cm" svg:height="0.08cm" svg:x="17.257cm" svg:y="7.883cm">
          <text:p/>
        </draw:circle>
        <draw:circle draw:style-name="gr1" draw:text-style-name="P1" draw:layer="layout" svg:width="0.08cm" svg:height="0.08cm" svg:x="11.161cm" svg:y="8.137cm">
          <text:p/>
        </draw:circle>
        <draw:circle draw:style-name="gr1" draw:text-style-name="P1" draw:layer="layout" svg:width="0.08cm" svg:height="0.08cm" svg:x="11.415cm" svg:y="8.137cm">
          <text:p/>
        </draw:circle>
        <draw:circle draw:style-name="gr1" draw:text-style-name="P1" draw:layer="layout" svg:width="0.08cm" svg:height="0.08cm" svg:x="11.669cm" svg:y="8.137cm">
          <text:p/>
        </draw:circle>
        <draw:circle draw:style-name="gr1" draw:text-style-name="P1" draw:layer="layout" svg:width="0.08cm" svg:height="0.08cm" svg:x="11.923cm" svg:y="8.137cm">
          <text:p/>
        </draw:circle>
        <draw:circle draw:style-name="gr1" draw:text-style-name="P1" draw:layer="layout" svg:width="0.08cm" svg:height="0.08cm" svg:x="12.177cm" svg:y="8.137cm">
          <text:p/>
        </draw:circle>
        <draw:circle draw:style-name="gr1" draw:text-style-name="P1" draw:layer="layout" svg:width="0.08cm" svg:height="0.08cm" svg:x="12.431cm" svg:y="8.137cm">
          <text:p/>
        </draw:circle>
        <draw:circle draw:style-name="gr1" draw:text-style-name="P1" draw:layer="layout" svg:width="0.08cm" svg:height="0.08cm" svg:x="12.685cm" svg:y="8.137cm">
          <text:p/>
        </draw:circle>
        <draw:circle draw:style-name="gr1" draw:text-style-name="P1" draw:layer="layout" svg:width="0.08cm" svg:height="0.08cm" svg:x="12.939cm" svg:y="8.137cm">
          <text:p/>
        </draw:circle>
        <draw:circle draw:style-name="gr1" draw:text-style-name="P1" draw:layer="layout" svg:width="0.08cm" svg:height="0.08cm" svg:x="13.193cm" svg:y="8.137cm">
          <text:p/>
        </draw:circle>
        <draw:circle draw:style-name="gr1" draw:text-style-name="P1" draw:layer="layout" svg:width="0.08cm" svg:height="0.08cm" svg:x="13.447cm" svg:y="8.137cm">
          <text:p/>
        </draw:circle>
        <draw:circle draw:style-name="gr1" draw:text-style-name="P1" draw:layer="layout" svg:width="0.08cm" svg:height="0.08cm" svg:x="13.701cm" svg:y="8.137cm">
          <text:p/>
        </draw:circle>
        <draw:circle draw:style-name="gr1" draw:text-style-name="P1" draw:layer="layout" svg:width="0.08cm" svg:height="0.08cm" svg:x="13.955cm" svg:y="8.137cm">
          <text:p/>
        </draw:circle>
        <draw:circle draw:style-name="gr1" draw:text-style-name="P1" draw:layer="layout" svg:width="0.08cm" svg:height="0.08cm" svg:x="14.209cm" svg:y="8.137cm">
          <text:p/>
        </draw:circle>
        <draw:circle draw:style-name="gr1" draw:text-style-name="P1" draw:layer="layout" svg:width="0.08cm" svg:height="0.08cm" svg:x="14.463cm" svg:y="8.137cm">
          <text:p/>
        </draw:circle>
        <draw:circle draw:style-name="gr1" draw:text-style-name="P1" draw:layer="layout" svg:width="0.08cm" svg:height="0.08cm" svg:x="14.717cm" svg:y="8.137cm">
          <text:p/>
        </draw:circle>
        <draw:circle draw:style-name="gr1" draw:text-style-name="P1" draw:layer="layout" svg:width="0.08cm" svg:height="0.08cm" svg:x="14.971cm" svg:y="8.137cm">
          <text:p/>
        </draw:circle>
        <draw:circle draw:style-name="gr1" draw:text-style-name="P1" draw:layer="layout" svg:width="0.08cm" svg:height="0.08cm" svg:x="15.225cm" svg:y="8.137cm">
          <text:p/>
        </draw:circle>
        <draw:circle draw:style-name="gr1" draw:text-style-name="P1" draw:layer="layout" svg:width="0.08cm" svg:height="0.08cm" svg:x="15.479cm" svg:y="8.137cm">
          <text:p/>
        </draw:circle>
        <draw:circle draw:style-name="gr1" draw:text-style-name="P1" draw:layer="layout" svg:width="0.08cm" svg:height="0.08cm" svg:x="15.733cm" svg:y="8.137cm">
          <text:p/>
        </draw:circle>
        <draw:circle draw:style-name="gr1" draw:text-style-name="P1" draw:layer="layout" svg:width="0.08cm" svg:height="0.08cm" svg:x="15.987cm" svg:y="8.137cm">
          <text:p/>
        </draw:circle>
        <draw:circle draw:style-name="gr1" draw:text-style-name="P1" draw:layer="layout" svg:width="0.08cm" svg:height="0.08cm" svg:x="16.241cm" svg:y="8.137cm">
          <text:p/>
        </draw:circle>
        <draw:circle draw:style-name="gr1" draw:text-style-name="P1" draw:layer="layout" svg:width="0.08cm" svg:height="0.08cm" svg:x="16.495cm" svg:y="8.137cm">
          <text:p/>
        </draw:circle>
        <draw:circle draw:style-name="gr1" draw:text-style-name="P1" draw:layer="layout" svg:width="0.08cm" svg:height="0.08cm" svg:x="16.749cm" svg:y="8.137cm">
          <text:p/>
        </draw:circle>
        <draw:circle draw:style-name="gr1" draw:text-style-name="P1" draw:layer="layout" svg:width="0.08cm" svg:height="0.08cm" svg:x="17.003cm" svg:y="8.137cm">
          <text:p/>
        </draw:circle>
        <draw:circle draw:style-name="gr1" draw:text-style-name="P1" draw:layer="layout" svg:width="0.08cm" svg:height="0.08cm" svg:x="17.257cm" svg:y="8.137cm">
          <text:p/>
        </draw:circle>
        <draw:circle draw:style-name="gr1" draw:text-style-name="P1" draw:layer="layout" svg:width="0.08cm" svg:height="0.08cm" svg:x="11.161cm" svg:y="8.391cm">
          <text:p/>
        </draw:circle>
        <draw:circle draw:style-name="gr1" draw:text-style-name="P1" draw:layer="layout" svg:width="0.08cm" svg:height="0.08cm" svg:x="11.415cm" svg:y="8.391cm">
          <text:p/>
        </draw:circle>
        <draw:circle draw:style-name="gr1" draw:text-style-name="P1" draw:layer="layout" svg:width="0.08cm" svg:height="0.08cm" svg:x="11.669cm" svg:y="8.391cm">
          <text:p/>
        </draw:circle>
        <draw:circle draw:style-name="gr1" draw:text-style-name="P1" draw:layer="layout" svg:width="0.08cm" svg:height="0.08cm" svg:x="11.923cm" svg:y="8.391cm">
          <text:p/>
        </draw:circle>
        <draw:circle draw:style-name="gr1" draw:text-style-name="P1" draw:layer="layout" svg:width="0.08cm" svg:height="0.08cm" svg:x="12.177cm" svg:y="8.391cm">
          <text:p/>
        </draw:circle>
        <draw:circle draw:style-name="gr1" draw:text-style-name="P1" draw:layer="layout" svg:width="0.08cm" svg:height="0.08cm" svg:x="12.431cm" svg:y="8.391cm">
          <text:p/>
        </draw:circle>
        <draw:circle draw:style-name="gr1" draw:text-style-name="P1" draw:layer="layout" svg:width="0.08cm" svg:height="0.08cm" svg:x="12.685cm" svg:y="8.391cm">
          <text:p/>
        </draw:circle>
        <draw:circle draw:style-name="gr1" draw:text-style-name="P1" draw:layer="layout" svg:width="0.08cm" svg:height="0.08cm" svg:x="12.939cm" svg:y="8.391cm">
          <text:p/>
        </draw:circle>
        <draw:circle draw:style-name="gr1" draw:text-style-name="P1" draw:layer="layout" svg:width="0.08cm" svg:height="0.08cm" svg:x="13.193cm" svg:y="8.391cm">
          <text:p/>
        </draw:circle>
        <draw:circle draw:style-name="gr1" draw:text-style-name="P1" draw:layer="layout" svg:width="0.08cm" svg:height="0.08cm" svg:x="13.447cm" svg:y="8.391cm">
          <text:p/>
        </draw:circle>
        <draw:circle draw:style-name="gr1" draw:text-style-name="P1" draw:layer="layout" svg:width="0.08cm" svg:height="0.08cm" svg:x="13.701cm" svg:y="8.391cm">
          <text:p/>
        </draw:circle>
        <draw:circle draw:style-name="gr1" draw:text-style-name="P1" draw:layer="layout" svg:width="0.08cm" svg:height="0.08cm" svg:x="13.955cm" svg:y="8.391cm">
          <text:p/>
        </draw:circle>
        <draw:circle draw:style-name="gr1" draw:text-style-name="P1" draw:layer="layout" svg:width="0.08cm" svg:height="0.08cm" svg:x="14.209cm" svg:y="8.391cm">
          <text:p/>
        </draw:circle>
        <draw:circle draw:style-name="gr1" draw:text-style-name="P1" draw:layer="layout" svg:width="0.08cm" svg:height="0.08cm" svg:x="14.463cm" svg:y="8.391cm">
          <text:p/>
        </draw:circle>
        <draw:circle draw:style-name="gr1" draw:text-style-name="P1" draw:layer="layout" svg:width="0.08cm" svg:height="0.08cm" svg:x="14.717cm" svg:y="8.391cm">
          <text:p/>
        </draw:circle>
        <draw:circle draw:style-name="gr1" draw:text-style-name="P1" draw:layer="layout" svg:width="0.08cm" svg:height="0.08cm" svg:x="14.971cm" svg:y="8.391cm">
          <text:p/>
        </draw:circle>
        <draw:circle draw:style-name="gr1" draw:text-style-name="P1" draw:layer="layout" svg:width="0.08cm" svg:height="0.08cm" svg:x="15.225cm" svg:y="8.391cm">
          <text:p/>
        </draw:circle>
        <draw:circle draw:style-name="gr1" draw:text-style-name="P1" draw:layer="layout" svg:width="0.08cm" svg:height="0.08cm" svg:x="15.479cm" svg:y="8.391cm">
          <text:p/>
        </draw:circle>
        <draw:circle draw:style-name="gr1" draw:text-style-name="P1" draw:layer="layout" svg:width="0.08cm" svg:height="0.08cm" svg:x="15.733cm" svg:y="8.391cm">
          <text:p/>
        </draw:circle>
        <draw:circle draw:style-name="gr1" draw:text-style-name="P1" draw:layer="layout" svg:width="0.08cm" svg:height="0.08cm" svg:x="15.987cm" svg:y="8.391cm">
          <text:p/>
        </draw:circle>
        <draw:circle draw:style-name="gr1" draw:text-style-name="P1" draw:layer="layout" svg:width="0.08cm" svg:height="0.08cm" svg:x="16.241cm" svg:y="8.391cm">
          <text:p/>
        </draw:circle>
        <draw:circle draw:style-name="gr1" draw:text-style-name="P1" draw:layer="layout" svg:width="0.08cm" svg:height="0.08cm" svg:x="16.495cm" svg:y="8.391cm">
          <text:p/>
        </draw:circle>
        <draw:circle draw:style-name="gr1" draw:text-style-name="P1" draw:layer="layout" svg:width="0.08cm" svg:height="0.08cm" svg:x="16.749cm" svg:y="8.391cm">
          <text:p/>
        </draw:circle>
        <draw:circle draw:style-name="gr1" draw:text-style-name="P1" draw:layer="layout" svg:width="0.08cm" svg:height="0.08cm" svg:x="17.003cm" svg:y="8.391cm">
          <text:p/>
        </draw:circle>
        <draw:circle draw:style-name="gr1" draw:text-style-name="P1" draw:layer="layout" svg:width="0.08cm" svg:height="0.08cm" svg:x="17.257cm" svg:y="8.391cm">
          <text:p/>
        </draw:circle>
        <draw:circle draw:style-name="gr1" draw:text-style-name="P1" draw:layer="layout" svg:width="0.08cm" svg:height="0.08cm" svg:x="11.161cm" svg:y="8.645cm">
          <text:p/>
        </draw:circle>
        <draw:circle draw:style-name="gr1" draw:text-style-name="P1" draw:layer="layout" svg:width="0.08cm" svg:height="0.08cm" svg:x="11.415cm" svg:y="8.645cm">
          <text:p/>
        </draw:circle>
        <draw:circle draw:style-name="gr1" draw:text-style-name="P1" draw:layer="layout" svg:width="0.08cm" svg:height="0.08cm" svg:x="11.669cm" svg:y="8.645cm">
          <text:p/>
        </draw:circle>
        <draw:circle draw:style-name="gr1" draw:text-style-name="P1" draw:layer="layout" svg:width="0.08cm" svg:height="0.08cm" svg:x="11.923cm" svg:y="8.645cm">
          <text:p/>
        </draw:circle>
        <draw:circle draw:style-name="gr1" draw:text-style-name="P1" draw:layer="layout" svg:width="0.08cm" svg:height="0.08cm" svg:x="12.177cm" svg:y="8.645cm">
          <text:p/>
        </draw:circle>
        <draw:circle draw:style-name="gr1" draw:text-style-name="P1" draw:layer="layout" svg:width="0.08cm" svg:height="0.08cm" svg:x="12.431cm" svg:y="8.645cm">
          <text:p/>
        </draw:circle>
        <draw:circle draw:style-name="gr1" draw:text-style-name="P1" draw:layer="layout" svg:width="0.08cm" svg:height="0.08cm" svg:x="12.685cm" svg:y="8.645cm">
          <text:p/>
        </draw:circle>
        <draw:circle draw:style-name="gr1" draw:text-style-name="P1" draw:layer="layout" svg:width="0.08cm" svg:height="0.08cm" svg:x="12.939cm" svg:y="8.645cm">
          <text:p/>
        </draw:circle>
        <draw:circle draw:style-name="gr1" draw:text-style-name="P1" draw:layer="layout" svg:width="0.08cm" svg:height="0.08cm" svg:x="13.193cm" svg:y="8.645cm">
          <text:p/>
        </draw:circle>
        <draw:circle draw:style-name="gr1" draw:text-style-name="P1" draw:layer="layout" svg:width="0.08cm" svg:height="0.08cm" svg:x="13.447cm" svg:y="8.645cm">
          <text:p/>
        </draw:circle>
        <draw:circle draw:style-name="gr1" draw:text-style-name="P1" draw:layer="layout" svg:width="0.08cm" svg:height="0.08cm" svg:x="13.701cm" svg:y="8.645cm">
          <text:p/>
        </draw:circle>
        <draw:circle draw:style-name="gr1" draw:text-style-name="P1" draw:layer="layout" svg:width="0.08cm" svg:height="0.08cm" svg:x="13.955cm" svg:y="8.645cm">
          <text:p/>
        </draw:circle>
        <draw:circle draw:style-name="gr1" draw:text-style-name="P1" draw:layer="layout" svg:width="0.08cm" svg:height="0.08cm" svg:x="14.209cm" svg:y="8.645cm">
          <text:p/>
        </draw:circle>
        <draw:circle draw:style-name="gr1" draw:text-style-name="P1" draw:layer="layout" svg:width="0.08cm" svg:height="0.08cm" svg:x="14.463cm" svg:y="8.645cm">
          <text:p/>
        </draw:circle>
        <draw:circle draw:style-name="gr1" draw:text-style-name="P1" draw:layer="layout" svg:width="0.08cm" svg:height="0.08cm" svg:x="14.717cm" svg:y="8.645cm">
          <text:p/>
        </draw:circle>
        <draw:circle draw:style-name="gr1" draw:text-style-name="P1" draw:layer="layout" svg:width="0.08cm" svg:height="0.08cm" svg:x="14.971cm" svg:y="8.645cm">
          <text:p/>
        </draw:circle>
        <draw:circle draw:style-name="gr1" draw:text-style-name="P1" draw:layer="layout" svg:width="0.08cm" svg:height="0.08cm" svg:x="15.225cm" svg:y="8.645cm">
          <text:p/>
        </draw:circle>
        <draw:circle draw:style-name="gr1" draw:text-style-name="P1" draw:layer="layout" svg:width="0.08cm" svg:height="0.08cm" svg:x="15.479cm" svg:y="8.645cm">
          <text:p/>
        </draw:circle>
        <draw:circle draw:style-name="gr1" draw:text-style-name="P1" draw:layer="layout" svg:width="0.08cm" svg:height="0.08cm" svg:x="15.733cm" svg:y="8.645cm">
          <text:p/>
        </draw:circle>
        <draw:circle draw:style-name="gr1" draw:text-style-name="P1" draw:layer="layout" svg:width="0.08cm" svg:height="0.08cm" svg:x="15.987cm" svg:y="8.645cm">
          <text:p/>
        </draw:circle>
        <draw:circle draw:style-name="gr1" draw:text-style-name="P1" draw:layer="layout" svg:width="0.08cm" svg:height="0.08cm" svg:x="16.241cm" svg:y="8.645cm">
          <text:p/>
        </draw:circle>
        <draw:circle draw:style-name="gr1" draw:text-style-name="P1" draw:layer="layout" svg:width="0.08cm" svg:height="0.08cm" svg:x="16.495cm" svg:y="8.645cm">
          <text:p/>
        </draw:circle>
        <draw:circle draw:style-name="gr1" draw:text-style-name="P1" draw:layer="layout" svg:width="0.08cm" svg:height="0.08cm" svg:x="16.749cm" svg:y="8.645cm">
          <text:p/>
        </draw:circle>
        <draw:circle draw:style-name="gr1" draw:text-style-name="P1" draw:layer="layout" svg:width="0.08cm" svg:height="0.08cm" svg:x="17.003cm" svg:y="8.645cm">
          <text:p/>
        </draw:circle>
        <draw:circle draw:style-name="gr1" draw:text-style-name="P1" draw:layer="layout" svg:width="0.08cm" svg:height="0.08cm" svg:x="17.257cm" svg:y="8.645cm">
          <text:p/>
        </draw:circle>
        <draw:circle draw:style-name="gr1" draw:text-style-name="P1" draw:layer="layout" svg:width="0.08cm" svg:height="0.08cm" svg:x="11.161cm" svg:y="8.899cm">
          <text:p/>
        </draw:circle>
        <draw:circle draw:style-name="gr1" draw:text-style-name="P1" draw:layer="layout" svg:width="0.08cm" svg:height="0.08cm" svg:x="11.415cm" svg:y="8.899cm">
          <text:p/>
        </draw:circle>
        <draw:circle draw:style-name="gr1" draw:text-style-name="P1" draw:layer="layout" svg:width="0.08cm" svg:height="0.08cm" svg:x="11.669cm" svg:y="8.899cm">
          <text:p/>
        </draw:circle>
        <draw:circle draw:style-name="gr1" draw:text-style-name="P1" draw:layer="layout" svg:width="0.08cm" svg:height="0.08cm" svg:x="11.923cm" svg:y="8.899cm">
          <text:p/>
        </draw:circle>
        <draw:circle draw:style-name="gr1" draw:text-style-name="P1" draw:layer="layout" svg:width="0.08cm" svg:height="0.08cm" svg:x="12.177cm" svg:y="8.899cm">
          <text:p/>
        </draw:circle>
        <draw:circle draw:style-name="gr1" draw:text-style-name="P1" draw:layer="layout" svg:width="0.08cm" svg:height="0.08cm" svg:x="12.431cm" svg:y="8.899cm">
          <text:p/>
        </draw:circle>
        <draw:circle draw:style-name="gr1" draw:text-style-name="P1" draw:layer="layout" svg:width="0.08cm" svg:height="0.08cm" svg:x="12.685cm" svg:y="8.899cm">
          <text:p/>
        </draw:circle>
        <draw:circle draw:style-name="gr1" draw:text-style-name="P1" draw:layer="layout" svg:width="0.08cm" svg:height="0.08cm" svg:x="12.939cm" svg:y="8.899cm">
          <text:p/>
        </draw:circle>
        <draw:circle draw:style-name="gr1" draw:text-style-name="P1" draw:layer="layout" svg:width="0.08cm" svg:height="0.08cm" svg:x="13.193cm" svg:y="8.899cm">
          <text:p/>
        </draw:circle>
        <draw:circle draw:style-name="gr1" draw:text-style-name="P1" draw:layer="layout" svg:width="0.08cm" svg:height="0.08cm" svg:x="13.447cm" svg:y="8.899cm">
          <text:p/>
        </draw:circle>
        <draw:circle draw:style-name="gr1" draw:text-style-name="P1" draw:layer="layout" svg:width="0.08cm" svg:height="0.08cm" svg:x="13.701cm" svg:y="8.899cm">
          <text:p/>
        </draw:circle>
        <draw:circle draw:style-name="gr1" draw:text-style-name="P1" draw:layer="layout" svg:width="0.08cm" svg:height="0.08cm" svg:x="13.955cm" svg:y="8.899cm">
          <text:p/>
        </draw:circle>
        <draw:circle draw:style-name="gr1" draw:text-style-name="P1" draw:layer="layout" svg:width="0.08cm" svg:height="0.08cm" svg:x="14.209cm" svg:y="8.899cm">
          <text:p/>
        </draw:circle>
        <draw:circle draw:style-name="gr1" draw:text-style-name="P1" draw:layer="layout" svg:width="0.08cm" svg:height="0.08cm" svg:x="14.463cm" svg:y="8.899cm">
          <text:p/>
        </draw:circle>
        <draw:circle draw:style-name="gr1" draw:text-style-name="P1" draw:layer="layout" svg:width="0.08cm" svg:height="0.08cm" svg:x="14.717cm" svg:y="8.899cm">
          <text:p/>
        </draw:circle>
        <draw:circle draw:style-name="gr1" draw:text-style-name="P1" draw:layer="layout" svg:width="0.08cm" svg:height="0.08cm" svg:x="14.971cm" svg:y="8.899cm">
          <text:p/>
        </draw:circle>
        <draw:circle draw:style-name="gr1" draw:text-style-name="P1" draw:layer="layout" svg:width="0.08cm" svg:height="0.08cm" svg:x="15.225cm" svg:y="8.899cm">
          <text:p/>
        </draw:circle>
        <draw:circle draw:style-name="gr1" draw:text-style-name="P1" draw:layer="layout" svg:width="0.08cm" svg:height="0.08cm" svg:x="15.479cm" svg:y="8.899cm">
          <text:p/>
        </draw:circle>
        <draw:circle draw:style-name="gr1" draw:text-style-name="P1" draw:layer="layout" svg:width="0.08cm" svg:height="0.08cm" svg:x="15.733cm" svg:y="8.899cm">
          <text:p/>
        </draw:circle>
        <draw:circle draw:style-name="gr1" draw:text-style-name="P1" draw:layer="layout" svg:width="0.08cm" svg:height="0.08cm" svg:x="15.987cm" svg:y="8.899cm">
          <text:p/>
        </draw:circle>
        <draw:circle draw:style-name="gr1" draw:text-style-name="P1" draw:layer="layout" svg:width="0.08cm" svg:height="0.08cm" svg:x="16.241cm" svg:y="8.899cm">
          <text:p/>
        </draw:circle>
        <draw:circle draw:style-name="gr1" draw:text-style-name="P1" draw:layer="layout" svg:width="0.08cm" svg:height="0.08cm" svg:x="16.495cm" svg:y="8.899cm">
          <text:p/>
        </draw:circle>
        <draw:circle draw:style-name="gr1" draw:text-style-name="P1" draw:layer="layout" svg:width="0.08cm" svg:height="0.08cm" svg:x="16.749cm" svg:y="8.899cm">
          <text:p/>
        </draw:circle>
        <draw:circle draw:style-name="gr1" draw:text-style-name="P1" draw:layer="layout" svg:width="0.08cm" svg:height="0.08cm" svg:x="17.003cm" svg:y="8.899cm">
          <text:p/>
        </draw:circle>
        <draw:circle draw:style-name="gr1" draw:text-style-name="P1" draw:layer="layout" svg:width="0.08cm" svg:height="0.08cm" svg:x="17.257cm" svg:y="8.899cm">
          <text:p/>
        </draw:circle>
        <draw:circle draw:style-name="gr1" draw:text-style-name="P1" draw:layer="layout" svg:width="0.08cm" svg:height="0.08cm" svg:x="11.161cm" svg:y="9.153cm">
          <text:p/>
        </draw:circle>
        <draw:circle draw:style-name="gr1" draw:text-style-name="P1" draw:layer="layout" svg:width="0.08cm" svg:height="0.08cm" svg:x="11.415cm" svg:y="9.153cm">
          <text:p/>
        </draw:circle>
        <draw:circle draw:style-name="gr1" draw:text-style-name="P1" draw:layer="layout" svg:width="0.08cm" svg:height="0.08cm" svg:x="11.669cm" svg:y="9.153cm">
          <text:p/>
        </draw:circle>
        <draw:circle draw:style-name="gr1" draw:text-style-name="P1" draw:layer="layout" svg:width="0.08cm" svg:height="0.08cm" svg:x="11.923cm" svg:y="9.153cm">
          <text:p/>
        </draw:circle>
        <draw:circle draw:style-name="gr1" draw:text-style-name="P1" draw:layer="layout" svg:width="0.08cm" svg:height="0.08cm" svg:x="12.177cm" svg:y="9.153cm">
          <text:p/>
        </draw:circle>
        <draw:circle draw:style-name="gr1" draw:text-style-name="P1" draw:layer="layout" svg:width="0.08cm" svg:height="0.08cm" svg:x="12.431cm" svg:y="9.153cm">
          <text:p/>
        </draw:circle>
        <draw:circle draw:style-name="gr1" draw:text-style-name="P1" draw:layer="layout" svg:width="0.08cm" svg:height="0.08cm" svg:x="12.685cm" svg:y="9.153cm">
          <text:p/>
        </draw:circle>
        <draw:circle draw:style-name="gr1" draw:text-style-name="P1" draw:layer="layout" svg:width="0.08cm" svg:height="0.08cm" svg:x="12.939cm" svg:y="9.153cm">
          <text:p/>
        </draw:circle>
        <draw:circle draw:style-name="gr1" draw:text-style-name="P1" draw:layer="layout" svg:width="0.08cm" svg:height="0.08cm" svg:x="13.193cm" svg:y="9.153cm">
          <text:p/>
        </draw:circle>
        <draw:circle draw:style-name="gr1" draw:text-style-name="P1" draw:layer="layout" svg:width="0.08cm" svg:height="0.08cm" svg:x="13.447cm" svg:y="9.153cm">
          <text:p/>
        </draw:circle>
        <draw:circle draw:style-name="gr1" draw:text-style-name="P1" draw:layer="layout" svg:width="0.08cm" svg:height="0.08cm" svg:x="13.701cm" svg:y="9.153cm">
          <text:p/>
        </draw:circle>
        <draw:circle draw:style-name="gr1" draw:text-style-name="P1" draw:layer="layout" svg:width="0.08cm" svg:height="0.08cm" svg:x="13.955cm" svg:y="9.153cm">
          <text:p/>
        </draw:circle>
        <draw:circle draw:style-name="gr1" draw:text-style-name="P1" draw:layer="layout" svg:width="0.08cm" svg:height="0.08cm" svg:x="14.209cm" svg:y="9.153cm">
          <text:p/>
        </draw:circle>
        <draw:circle draw:style-name="gr1" draw:text-style-name="P1" draw:layer="layout" svg:width="0.08cm" svg:height="0.08cm" svg:x="14.463cm" svg:y="9.153cm">
          <text:p/>
        </draw:circle>
        <draw:circle draw:style-name="gr1" draw:text-style-name="P1" draw:layer="layout" svg:width="0.08cm" svg:height="0.08cm" svg:x="14.717cm" svg:y="9.153cm">
          <text:p/>
        </draw:circle>
        <draw:circle draw:style-name="gr1" draw:text-style-name="P1" draw:layer="layout" svg:width="0.08cm" svg:height="0.08cm" svg:x="14.971cm" svg:y="9.153cm">
          <text:p/>
        </draw:circle>
        <draw:circle draw:style-name="gr1" draw:text-style-name="P1" draw:layer="layout" svg:width="0.08cm" svg:height="0.08cm" svg:x="15.225cm" svg:y="9.153cm">
          <text:p/>
        </draw:circle>
        <draw:circle draw:style-name="gr1" draw:text-style-name="P1" draw:layer="layout" svg:width="0.08cm" svg:height="0.08cm" svg:x="15.479cm" svg:y="9.153cm">
          <text:p/>
        </draw:circle>
        <draw:circle draw:style-name="gr1" draw:text-style-name="P1" draw:layer="layout" svg:width="0.08cm" svg:height="0.08cm" svg:x="15.733cm" svg:y="9.153cm">
          <text:p/>
        </draw:circle>
        <draw:circle draw:style-name="gr1" draw:text-style-name="P1" draw:layer="layout" svg:width="0.08cm" svg:height="0.08cm" svg:x="15.987cm" svg:y="9.153cm">
          <text:p/>
        </draw:circle>
        <draw:circle draw:style-name="gr1" draw:text-style-name="P1" draw:layer="layout" svg:width="0.08cm" svg:height="0.08cm" svg:x="16.241cm" svg:y="9.153cm">
          <text:p/>
        </draw:circle>
        <draw:circle draw:style-name="gr1" draw:text-style-name="P1" draw:layer="layout" svg:width="0.08cm" svg:height="0.08cm" svg:x="16.495cm" svg:y="9.153cm">
          <text:p/>
        </draw:circle>
        <draw:circle draw:style-name="gr1" draw:text-style-name="P1" draw:layer="layout" svg:width="0.08cm" svg:height="0.08cm" svg:x="16.749cm" svg:y="9.153cm">
          <text:p/>
        </draw:circle>
        <draw:circle draw:style-name="gr1" draw:text-style-name="P1" draw:layer="layout" svg:width="0.08cm" svg:height="0.08cm" svg:x="17.003cm" svg:y="9.153cm">
          <text:p/>
        </draw:circle>
        <draw:circle draw:style-name="gr1" draw:text-style-name="P1" draw:layer="layout" svg:width="0.08cm" svg:height="0.08cm" svg:x="17.257cm" svg:y="9.153cm">
          <text:p/>
        </draw:circle>
        <draw:circle draw:style-name="gr1" draw:text-style-name="P1" draw:layer="layout" svg:width="0.08cm" svg:height="0.08cm" svg:x="11.161cm" svg:y="9.153cm">
          <text:p/>
        </draw:circle>
        <draw:circle draw:style-name="gr1" draw:text-style-name="P1" draw:layer="layout" svg:width="0.08cm" svg:height="0.08cm" svg:x="11.415cm" svg:y="9.153cm">
          <text:p/>
        </draw:circle>
        <draw:circle draw:style-name="gr1" draw:text-style-name="P1" draw:layer="layout" svg:width="0.08cm" svg:height="0.08cm" svg:x="11.669cm" svg:y="9.153cm">
          <text:p/>
        </draw:circle>
        <draw:circle draw:style-name="gr1" draw:text-style-name="P1" draw:layer="layout" svg:width="0.08cm" svg:height="0.08cm" svg:x="11.923cm" svg:y="9.153cm">
          <text:p/>
        </draw:circle>
        <draw:circle draw:style-name="gr1" draw:text-style-name="P1" draw:layer="layout" svg:width="0.08cm" svg:height="0.08cm" svg:x="12.177cm" svg:y="9.153cm">
          <text:p/>
        </draw:circle>
        <draw:circle draw:style-name="gr1" draw:text-style-name="P1" draw:layer="layout" svg:width="0.08cm" svg:height="0.08cm" svg:x="12.431cm" svg:y="9.153cm">
          <text:p/>
        </draw:circle>
        <draw:circle draw:style-name="gr1" draw:text-style-name="P1" draw:layer="layout" svg:width="0.08cm" svg:height="0.08cm" svg:x="12.685cm" svg:y="9.153cm">
          <text:p/>
        </draw:circle>
        <draw:circle draw:style-name="gr1" draw:text-style-name="P1" draw:layer="layout" svg:width="0.08cm" svg:height="0.08cm" svg:x="12.939cm" svg:y="9.153cm">
          <text:p/>
        </draw:circle>
        <draw:circle draw:style-name="gr1" draw:text-style-name="P1" draw:layer="layout" svg:width="0.08cm" svg:height="0.08cm" svg:x="13.193cm" svg:y="9.153cm">
          <text:p/>
        </draw:circle>
        <draw:circle draw:style-name="gr1" draw:text-style-name="P1" draw:layer="layout" svg:width="0.08cm" svg:height="0.08cm" svg:x="13.447cm" svg:y="9.153cm">
          <text:p/>
        </draw:circle>
        <draw:circle draw:style-name="gr1" draw:text-style-name="P1" draw:layer="layout" svg:width="0.08cm" svg:height="0.08cm" svg:x="13.701cm" svg:y="9.153cm">
          <text:p/>
        </draw:circle>
        <draw:circle draw:style-name="gr1" draw:text-style-name="P1" draw:layer="layout" svg:width="0.08cm" svg:height="0.08cm" svg:x="13.955cm" svg:y="9.153cm">
          <text:p/>
        </draw:circle>
        <draw:circle draw:style-name="gr1" draw:text-style-name="P1" draw:layer="layout" svg:width="0.08cm" svg:height="0.08cm" svg:x="14.209cm" svg:y="9.153cm">
          <text:p/>
        </draw:circle>
        <draw:circle draw:style-name="gr1" draw:text-style-name="P1" draw:layer="layout" svg:width="0.08cm" svg:height="0.08cm" svg:x="14.463cm" svg:y="9.153cm">
          <text:p/>
        </draw:circle>
        <draw:circle draw:style-name="gr1" draw:text-style-name="P1" draw:layer="layout" svg:width="0.08cm" svg:height="0.08cm" svg:x="14.717cm" svg:y="9.153cm">
          <text:p/>
        </draw:circle>
        <draw:circle draw:style-name="gr1" draw:text-style-name="P1" draw:layer="layout" svg:width="0.08cm" svg:height="0.08cm" svg:x="14.971cm" svg:y="9.153cm">
          <text:p/>
        </draw:circle>
        <draw:circle draw:style-name="gr1" draw:text-style-name="P1" draw:layer="layout" svg:width="0.08cm" svg:height="0.08cm" svg:x="15.225cm" svg:y="9.153cm">
          <text:p/>
        </draw:circle>
        <draw:circle draw:style-name="gr1" draw:text-style-name="P1" draw:layer="layout" svg:width="0.08cm" svg:height="0.08cm" svg:x="15.479cm" svg:y="9.153cm">
          <text:p/>
        </draw:circle>
        <draw:circle draw:style-name="gr1" draw:text-style-name="P1" draw:layer="layout" svg:width="0.08cm" svg:height="0.08cm" svg:x="15.733cm" svg:y="9.153cm">
          <text:p/>
        </draw:circle>
        <draw:circle draw:style-name="gr1" draw:text-style-name="P1" draw:layer="layout" svg:width="0.08cm" svg:height="0.08cm" svg:x="15.987cm" svg:y="9.153cm">
          <text:p/>
        </draw:circle>
        <draw:circle draw:style-name="gr1" draw:text-style-name="P1" draw:layer="layout" svg:width="0.08cm" svg:height="0.08cm" svg:x="16.241cm" svg:y="9.153cm">
          <text:p/>
        </draw:circle>
        <draw:circle draw:style-name="gr1" draw:text-style-name="P1" draw:layer="layout" svg:width="0.08cm" svg:height="0.08cm" svg:x="16.495cm" svg:y="9.153cm">
          <text:p/>
        </draw:circle>
        <draw:circle draw:style-name="gr1" draw:text-style-name="P1" draw:layer="layout" svg:width="0.08cm" svg:height="0.08cm" svg:x="16.749cm" svg:y="9.153cm">
          <text:p/>
        </draw:circle>
        <draw:circle draw:style-name="gr1" draw:text-style-name="P1" draw:layer="layout" svg:width="0.08cm" svg:height="0.08cm" svg:x="17.003cm" svg:y="9.153cm">
          <text:p/>
        </draw:circle>
        <draw:circle draw:style-name="gr1" draw:text-style-name="P1" draw:layer="layout" svg:width="0.08cm" svg:height="0.08cm" svg:x="17.257cm" svg:y="9.153cm">
          <text:p/>
        </draw:circle>
        <draw:circle draw:style-name="gr1" draw:text-style-name="P1" draw:layer="layout" svg:width="0.08cm" svg:height="0.08cm" svg:x="11.161cm" svg:y="9.407cm">
          <text:p/>
        </draw:circle>
        <draw:circle draw:style-name="gr1" draw:text-style-name="P1" draw:layer="layout" svg:width="0.08cm" svg:height="0.08cm" svg:x="11.415cm" svg:y="9.407cm">
          <text:p/>
        </draw:circle>
        <draw:circle draw:style-name="gr1" draw:text-style-name="P1" draw:layer="layout" svg:width="0.08cm" svg:height="0.08cm" svg:x="11.669cm" svg:y="9.407cm">
          <text:p/>
        </draw:circle>
        <draw:circle draw:style-name="gr1" draw:text-style-name="P1" draw:layer="layout" svg:width="0.08cm" svg:height="0.08cm" svg:x="11.923cm" svg:y="9.407cm">
          <text:p/>
        </draw:circle>
        <draw:circle draw:style-name="gr1" draw:text-style-name="P1" draw:layer="layout" svg:width="0.08cm" svg:height="0.08cm" svg:x="12.177cm" svg:y="9.407cm">
          <text:p/>
        </draw:circle>
        <draw:circle draw:style-name="gr1" draw:text-style-name="P1" draw:layer="layout" svg:width="0.08cm" svg:height="0.08cm" svg:x="12.431cm" svg:y="9.407cm">
          <text:p/>
        </draw:circle>
        <draw:circle draw:style-name="gr1" draw:text-style-name="P1" draw:layer="layout" svg:width="0.08cm" svg:height="0.08cm" svg:x="12.685cm" svg:y="9.407cm">
          <text:p/>
        </draw:circle>
        <draw:circle draw:style-name="gr1" draw:text-style-name="P1" draw:layer="layout" svg:width="0.08cm" svg:height="0.08cm" svg:x="12.939cm" svg:y="9.407cm">
          <text:p/>
        </draw:circle>
        <draw:circle draw:style-name="gr1" draw:text-style-name="P1" draw:layer="layout" svg:width="0.08cm" svg:height="0.08cm" svg:x="13.193cm" svg:y="9.407cm">
          <text:p/>
        </draw:circle>
        <draw:circle draw:style-name="gr1" draw:text-style-name="P1" draw:layer="layout" svg:width="0.08cm" svg:height="0.08cm" svg:x="13.447cm" svg:y="9.407cm">
          <text:p/>
        </draw:circle>
        <draw:circle draw:style-name="gr1" draw:text-style-name="P1" draw:layer="layout" svg:width="0.08cm" svg:height="0.08cm" svg:x="13.701cm" svg:y="9.407cm">
          <text:p/>
        </draw:circle>
        <draw:circle draw:style-name="gr1" draw:text-style-name="P1" draw:layer="layout" svg:width="0.08cm" svg:height="0.08cm" svg:x="13.955cm" svg:y="9.407cm">
          <text:p/>
        </draw:circle>
        <draw:circle draw:style-name="gr1" draw:text-style-name="P1" draw:layer="layout" svg:width="0.08cm" svg:height="0.08cm" svg:x="14.209cm" svg:y="9.407cm">
          <text:p/>
        </draw:circle>
        <draw:circle draw:style-name="gr1" draw:text-style-name="P1" draw:layer="layout" svg:width="0.08cm" svg:height="0.08cm" svg:x="14.463cm" svg:y="9.407cm">
          <text:p/>
        </draw:circle>
        <draw:circle draw:style-name="gr1" draw:text-style-name="P1" draw:layer="layout" svg:width="0.08cm" svg:height="0.08cm" svg:x="14.717cm" svg:y="9.407cm">
          <text:p/>
        </draw:circle>
        <draw:circle draw:style-name="gr1" draw:text-style-name="P1" draw:layer="layout" svg:width="0.08cm" svg:height="0.08cm" svg:x="14.971cm" svg:y="9.407cm">
          <text:p/>
        </draw:circle>
        <draw:circle draw:style-name="gr1" draw:text-style-name="P1" draw:layer="layout" svg:width="0.08cm" svg:height="0.08cm" svg:x="15.225cm" svg:y="9.407cm">
          <text:p/>
        </draw:circle>
        <draw:circle draw:style-name="gr1" draw:text-style-name="P1" draw:layer="layout" svg:width="0.08cm" svg:height="0.08cm" svg:x="15.479cm" svg:y="9.407cm">
          <text:p/>
        </draw:circle>
        <draw:circle draw:style-name="gr1" draw:text-style-name="P1" draw:layer="layout" svg:width="0.08cm" svg:height="0.08cm" svg:x="15.733cm" svg:y="9.407cm">
          <text:p/>
        </draw:circle>
        <draw:circle draw:style-name="gr1" draw:text-style-name="P1" draw:layer="layout" svg:width="0.08cm" svg:height="0.08cm" svg:x="15.987cm" svg:y="9.407cm">
          <text:p/>
        </draw:circle>
        <draw:circle draw:style-name="gr1" draw:text-style-name="P1" draw:layer="layout" svg:width="0.08cm" svg:height="0.08cm" svg:x="16.241cm" svg:y="9.407cm">
          <text:p/>
        </draw:circle>
        <draw:circle draw:style-name="gr1" draw:text-style-name="P1" draw:layer="layout" svg:width="0.08cm" svg:height="0.08cm" svg:x="16.495cm" svg:y="9.407cm">
          <text:p/>
        </draw:circle>
        <draw:circle draw:style-name="gr1" draw:text-style-name="P1" draw:layer="layout" svg:width="0.08cm" svg:height="0.08cm" svg:x="16.749cm" svg:y="9.407cm">
          <text:p/>
        </draw:circle>
        <draw:circle draw:style-name="gr1" draw:text-style-name="P1" draw:layer="layout" svg:width="0.08cm" svg:height="0.08cm" svg:x="17.003cm" svg:y="9.407cm">
          <text:p/>
        </draw:circle>
        <draw:circle draw:style-name="gr1" draw:text-style-name="P1" draw:layer="layout" svg:width="0.08cm" svg:height="0.08cm" svg:x="17.257cm" svg:y="9.407cm">
          <text:p/>
        </draw:circle>
        <draw:circle draw:style-name="gr1" draw:text-style-name="P1" draw:layer="layout" svg:width="0.08cm" svg:height="0.08cm" svg:x="11.161cm" svg:y="9.661cm">
          <text:p/>
        </draw:circle>
        <draw:circle draw:style-name="gr1" draw:text-style-name="P1" draw:layer="layout" svg:width="0.08cm" svg:height="0.08cm" svg:x="11.415cm" svg:y="9.661cm">
          <text:p/>
        </draw:circle>
        <draw:circle draw:style-name="gr1" draw:text-style-name="P1" draw:layer="layout" svg:width="0.08cm" svg:height="0.08cm" svg:x="11.669cm" svg:y="9.661cm">
          <text:p/>
        </draw:circle>
        <draw:circle draw:style-name="gr1" draw:text-style-name="P1" draw:layer="layout" svg:width="0.08cm" svg:height="0.08cm" svg:x="11.923cm" svg:y="9.661cm">
          <text:p/>
        </draw:circle>
        <draw:circle draw:style-name="gr1" draw:text-style-name="P1" draw:layer="layout" svg:width="0.08cm" svg:height="0.08cm" svg:x="12.177cm" svg:y="9.661cm">
          <text:p/>
        </draw:circle>
        <draw:circle draw:style-name="gr1" draw:text-style-name="P1" draw:layer="layout" svg:width="0.08cm" svg:height="0.08cm" svg:x="12.431cm" svg:y="9.661cm">
          <text:p/>
        </draw:circle>
        <draw:circle draw:style-name="gr1" draw:text-style-name="P1" draw:layer="layout" svg:width="0.08cm" svg:height="0.08cm" svg:x="12.685cm" svg:y="9.661cm">
          <text:p/>
        </draw:circle>
        <draw:circle draw:style-name="gr1" draw:text-style-name="P1" draw:layer="layout" svg:width="0.08cm" svg:height="0.08cm" svg:x="12.939cm" svg:y="9.661cm">
          <text:p/>
        </draw:circle>
        <draw:circle draw:style-name="gr1" draw:text-style-name="P1" draw:layer="layout" svg:width="0.08cm" svg:height="0.08cm" svg:x="13.193cm" svg:y="9.661cm">
          <text:p/>
        </draw:circle>
        <draw:circle draw:style-name="gr1" draw:text-style-name="P1" draw:layer="layout" svg:width="0.08cm" svg:height="0.08cm" svg:x="13.447cm" svg:y="9.661cm">
          <text:p/>
        </draw:circle>
        <draw:circle draw:style-name="gr1" draw:text-style-name="P1" draw:layer="layout" svg:width="0.08cm" svg:height="0.08cm" svg:x="13.701cm" svg:y="9.661cm">
          <text:p/>
        </draw:circle>
        <draw:circle draw:style-name="gr1" draw:text-style-name="P1" draw:layer="layout" svg:width="0.08cm" svg:height="0.08cm" svg:x="13.955cm" svg:y="9.661cm">
          <text:p/>
        </draw:circle>
        <draw:circle draw:style-name="gr1" draw:text-style-name="P1" draw:layer="layout" svg:width="0.08cm" svg:height="0.08cm" svg:x="14.209cm" svg:y="9.661cm">
          <text:p/>
        </draw:circle>
        <draw:circle draw:style-name="gr1" draw:text-style-name="P1" draw:layer="layout" svg:width="0.08cm" svg:height="0.08cm" svg:x="14.463cm" svg:y="9.661cm">
          <text:p/>
        </draw:circle>
        <draw:circle draw:style-name="gr1" draw:text-style-name="P1" draw:layer="layout" svg:width="0.08cm" svg:height="0.08cm" svg:x="14.717cm" svg:y="9.661cm">
          <text:p/>
        </draw:circle>
        <draw:circle draw:style-name="gr1" draw:text-style-name="P1" draw:layer="layout" svg:width="0.08cm" svg:height="0.08cm" svg:x="14.971cm" svg:y="9.661cm">
          <text:p/>
        </draw:circle>
        <draw:circle draw:style-name="gr1" draw:text-style-name="P1" draw:layer="layout" svg:width="0.08cm" svg:height="0.08cm" svg:x="15.225cm" svg:y="9.661cm">
          <text:p/>
        </draw:circle>
        <draw:circle draw:style-name="gr1" draw:text-style-name="P1" draw:layer="layout" svg:width="0.08cm" svg:height="0.08cm" svg:x="15.479cm" svg:y="9.661cm">
          <text:p/>
        </draw:circle>
        <draw:circle draw:style-name="gr1" draw:text-style-name="P1" draw:layer="layout" svg:width="0.08cm" svg:height="0.08cm" svg:x="15.733cm" svg:y="9.661cm">
          <text:p/>
        </draw:circle>
        <draw:circle draw:style-name="gr1" draw:text-style-name="P1" draw:layer="layout" svg:width="0.08cm" svg:height="0.08cm" svg:x="15.987cm" svg:y="9.661cm">
          <text:p/>
        </draw:circle>
        <draw:circle draw:style-name="gr1" draw:text-style-name="P1" draw:layer="layout" svg:width="0.08cm" svg:height="0.08cm" svg:x="16.241cm" svg:y="9.661cm">
          <text:p/>
        </draw:circle>
        <draw:circle draw:style-name="gr1" draw:text-style-name="P1" draw:layer="layout" svg:width="0.08cm" svg:height="0.08cm" svg:x="16.495cm" svg:y="9.661cm">
          <text:p/>
        </draw:circle>
        <draw:circle draw:style-name="gr1" draw:text-style-name="P1" draw:layer="layout" svg:width="0.08cm" svg:height="0.08cm" svg:x="16.749cm" svg:y="9.661cm">
          <text:p/>
        </draw:circle>
        <draw:circle draw:style-name="gr1" draw:text-style-name="P1" draw:layer="layout" svg:width="0.08cm" svg:height="0.08cm" svg:x="17.003cm" svg:y="9.661cm">
          <text:p/>
        </draw:circle>
        <draw:circle draw:style-name="gr1" draw:text-style-name="P1" draw:layer="layout" svg:width="0.08cm" svg:height="0.08cm" svg:x="17.257cm" svg:y="9.661cm">
          <text:p/>
        </draw:circle>
        <draw:circle draw:style-name="gr1" draw:text-style-name="P1" draw:layer="layout" svg:width="0.08cm" svg:height="0.08cm" svg:x="11.161cm" svg:y="9.915cm">
          <text:p/>
        </draw:circle>
        <draw:circle draw:style-name="gr1" draw:text-style-name="P1" draw:layer="layout" svg:width="0.08cm" svg:height="0.08cm" svg:x="11.415cm" svg:y="9.915cm">
          <text:p/>
        </draw:circle>
        <draw:circle draw:style-name="gr1" draw:text-style-name="P1" draw:layer="layout" svg:width="0.08cm" svg:height="0.08cm" svg:x="11.669cm" svg:y="9.915cm">
          <text:p/>
        </draw:circle>
        <draw:circle draw:style-name="gr1" draw:text-style-name="P1" draw:layer="layout" svg:width="0.08cm" svg:height="0.08cm" svg:x="11.923cm" svg:y="9.915cm">
          <text:p/>
        </draw:circle>
        <draw:circle draw:style-name="gr1" draw:text-style-name="P1" draw:layer="layout" svg:width="0.08cm" svg:height="0.08cm" svg:x="12.177cm" svg:y="9.915cm">
          <text:p/>
        </draw:circle>
        <draw:circle draw:style-name="gr1" draw:text-style-name="P1" draw:layer="layout" svg:width="0.08cm" svg:height="0.08cm" svg:x="12.431cm" svg:y="9.915cm">
          <text:p/>
        </draw:circle>
        <draw:circle draw:style-name="gr1" draw:text-style-name="P1" draw:layer="layout" svg:width="0.08cm" svg:height="0.08cm" svg:x="12.685cm" svg:y="9.915cm">
          <text:p/>
        </draw:circle>
        <draw:circle draw:style-name="gr1" draw:text-style-name="P1" draw:layer="layout" svg:width="0.08cm" svg:height="0.08cm" svg:x="12.939cm" svg:y="9.915cm">
          <text:p/>
        </draw:circle>
        <draw:circle draw:style-name="gr1" draw:text-style-name="P1" draw:layer="layout" svg:width="0.08cm" svg:height="0.08cm" svg:x="13.193cm" svg:y="9.915cm">
          <text:p/>
        </draw:circle>
        <draw:circle draw:style-name="gr1" draw:text-style-name="P1" draw:layer="layout" svg:width="0.08cm" svg:height="0.08cm" svg:x="13.447cm" svg:y="9.915cm">
          <text:p/>
        </draw:circle>
        <draw:circle draw:style-name="gr1" draw:text-style-name="P1" draw:layer="layout" svg:width="0.08cm" svg:height="0.08cm" svg:x="13.701cm" svg:y="9.915cm">
          <text:p/>
        </draw:circle>
        <draw:circle draw:style-name="gr1" draw:text-style-name="P1" draw:layer="layout" svg:width="0.08cm" svg:height="0.08cm" svg:x="13.955cm" svg:y="9.915cm">
          <text:p/>
        </draw:circle>
        <draw:circle draw:style-name="gr1" draw:text-style-name="P1" draw:layer="layout" svg:width="0.08cm" svg:height="0.08cm" svg:x="14.209cm" svg:y="9.915cm">
          <text:p/>
        </draw:circle>
        <draw:circle draw:style-name="gr1" draw:text-style-name="P1" draw:layer="layout" svg:width="0.08cm" svg:height="0.08cm" svg:x="14.463cm" svg:y="9.915cm">
          <text:p/>
        </draw:circle>
        <draw:circle draw:style-name="gr1" draw:text-style-name="P1" draw:layer="layout" svg:width="0.08cm" svg:height="0.08cm" svg:x="14.717cm" svg:y="9.915cm">
          <text:p/>
        </draw:circle>
        <draw:circle draw:style-name="gr1" draw:text-style-name="P1" draw:layer="layout" svg:width="0.08cm" svg:height="0.08cm" svg:x="14.971cm" svg:y="9.915cm">
          <text:p/>
        </draw:circle>
        <draw:circle draw:style-name="gr1" draw:text-style-name="P1" draw:layer="layout" svg:width="0.08cm" svg:height="0.08cm" svg:x="15.225cm" svg:y="9.915cm">
          <text:p/>
        </draw:circle>
        <draw:circle draw:style-name="gr1" draw:text-style-name="P1" draw:layer="layout" svg:width="0.08cm" svg:height="0.08cm" svg:x="15.479cm" svg:y="9.915cm">
          <text:p/>
        </draw:circle>
        <draw:circle draw:style-name="gr1" draw:text-style-name="P1" draw:layer="layout" svg:width="0.08cm" svg:height="0.08cm" svg:x="15.733cm" svg:y="9.915cm">
          <text:p/>
        </draw:circle>
        <draw:circle draw:style-name="gr1" draw:text-style-name="P1" draw:layer="layout" svg:width="0.08cm" svg:height="0.08cm" svg:x="15.987cm" svg:y="9.915cm">
          <text:p/>
        </draw:circle>
        <draw:circle draw:style-name="gr1" draw:text-style-name="P1" draw:layer="layout" svg:width="0.08cm" svg:height="0.08cm" svg:x="16.241cm" svg:y="9.915cm">
          <text:p/>
        </draw:circle>
        <draw:circle draw:style-name="gr1" draw:text-style-name="P1" draw:layer="layout" svg:width="0.08cm" svg:height="0.08cm" svg:x="16.495cm" svg:y="9.915cm">
          <text:p/>
        </draw:circle>
        <draw:circle draw:style-name="gr1" draw:text-style-name="P1" draw:layer="layout" svg:width="0.08cm" svg:height="0.08cm" svg:x="16.749cm" svg:y="9.915cm">
          <text:p/>
        </draw:circle>
        <draw:circle draw:style-name="gr1" draw:text-style-name="P1" draw:layer="layout" svg:width="0.08cm" svg:height="0.08cm" svg:x="17.003cm" svg:y="9.915cm">
          <text:p/>
        </draw:circle>
        <draw:circle draw:style-name="gr1" draw:text-style-name="P1" draw:layer="layout" svg:width="0.08cm" svg:height="0.08cm" svg:x="17.257cm" svg:y="9.915cm">
          <text:p/>
        </draw:circle>
        <draw:circle draw:style-name="gr1" draw:text-style-name="P1" draw:layer="layout" svg:width="0.08cm" svg:height="0.08cm" svg:x="11.161cm" svg:y="10.169cm">
          <text:p/>
        </draw:circle>
        <draw:circle draw:style-name="gr1" draw:text-style-name="P1" draw:layer="layout" svg:width="0.08cm" svg:height="0.08cm" svg:x="11.415cm" svg:y="10.169cm">
          <text:p/>
        </draw:circle>
        <draw:circle draw:style-name="gr1" draw:text-style-name="P1" draw:layer="layout" svg:width="0.08cm" svg:height="0.08cm" svg:x="11.669cm" svg:y="10.169cm">
          <text:p/>
        </draw:circle>
        <draw:circle draw:style-name="gr1" draw:text-style-name="P1" draw:layer="layout" svg:width="0.08cm" svg:height="0.08cm" svg:x="11.923cm" svg:y="10.169cm">
          <text:p/>
        </draw:circle>
        <draw:circle draw:style-name="gr1" draw:text-style-name="P1" draw:layer="layout" svg:width="0.08cm" svg:height="0.08cm" svg:x="12.177cm" svg:y="10.169cm">
          <text:p/>
        </draw:circle>
        <draw:circle draw:style-name="gr1" draw:text-style-name="P1" draw:layer="layout" svg:width="0.08cm" svg:height="0.08cm" svg:x="12.431cm" svg:y="10.169cm">
          <text:p/>
        </draw:circle>
        <draw:circle draw:style-name="gr1" draw:text-style-name="P1" draw:layer="layout" svg:width="0.08cm" svg:height="0.08cm" svg:x="12.685cm" svg:y="10.169cm">
          <text:p/>
        </draw:circle>
        <draw:circle draw:style-name="gr1" draw:text-style-name="P1" draw:layer="layout" svg:width="0.08cm" svg:height="0.08cm" svg:x="12.939cm" svg:y="10.169cm">
          <text:p/>
        </draw:circle>
        <draw:circle draw:style-name="gr1" draw:text-style-name="P1" draw:layer="layout" svg:width="0.08cm" svg:height="0.08cm" svg:x="13.193cm" svg:y="10.169cm">
          <text:p/>
        </draw:circle>
        <draw:circle draw:style-name="gr1" draw:text-style-name="P1" draw:layer="layout" svg:width="0.08cm" svg:height="0.08cm" svg:x="13.447cm" svg:y="10.169cm">
          <text:p/>
        </draw:circle>
        <draw:circle draw:style-name="gr1" draw:text-style-name="P1" draw:layer="layout" svg:width="0.08cm" svg:height="0.08cm" svg:x="13.701cm" svg:y="10.169cm">
          <text:p/>
        </draw:circle>
        <draw:circle draw:style-name="gr1" draw:text-style-name="P1" draw:layer="layout" svg:width="0.08cm" svg:height="0.08cm" svg:x="13.955cm" svg:y="10.169cm">
          <text:p/>
        </draw:circle>
        <draw:circle draw:style-name="gr1" draw:text-style-name="P1" draw:layer="layout" svg:width="0.08cm" svg:height="0.08cm" svg:x="14.209cm" svg:y="10.169cm">
          <text:p/>
        </draw:circle>
        <draw:circle draw:style-name="gr1" draw:text-style-name="P1" draw:layer="layout" svg:width="0.08cm" svg:height="0.08cm" svg:x="14.463cm" svg:y="10.169cm">
          <text:p/>
        </draw:circle>
        <draw:circle draw:style-name="gr1" draw:text-style-name="P1" draw:layer="layout" svg:width="0.08cm" svg:height="0.08cm" svg:x="14.717cm" svg:y="10.169cm">
          <text:p/>
        </draw:circle>
        <draw:circle draw:style-name="gr1" draw:text-style-name="P1" draw:layer="layout" svg:width="0.08cm" svg:height="0.08cm" svg:x="14.971cm" svg:y="10.169cm">
          <text:p/>
        </draw:circle>
        <draw:circle draw:style-name="gr1" draw:text-style-name="P1" draw:layer="layout" svg:width="0.08cm" svg:height="0.08cm" svg:x="15.225cm" svg:y="10.169cm">
          <text:p/>
        </draw:circle>
        <draw:circle draw:style-name="gr1" draw:text-style-name="P1" draw:layer="layout" svg:width="0.08cm" svg:height="0.08cm" svg:x="15.479cm" svg:y="10.169cm">
          <text:p/>
        </draw:circle>
        <draw:circle draw:style-name="gr1" draw:text-style-name="P1" draw:layer="layout" svg:width="0.08cm" svg:height="0.08cm" svg:x="15.733cm" svg:y="10.169cm">
          <text:p/>
        </draw:circle>
        <draw:circle draw:style-name="gr1" draw:text-style-name="P1" draw:layer="layout" svg:width="0.08cm" svg:height="0.08cm" svg:x="15.987cm" svg:y="10.169cm">
          <text:p/>
        </draw:circle>
        <draw:circle draw:style-name="gr1" draw:text-style-name="P1" draw:layer="layout" svg:width="0.08cm" svg:height="0.08cm" svg:x="16.241cm" svg:y="10.169cm">
          <text:p/>
        </draw:circle>
        <draw:circle draw:style-name="gr1" draw:text-style-name="P1" draw:layer="layout" svg:width="0.08cm" svg:height="0.08cm" svg:x="16.495cm" svg:y="10.169cm">
          <text:p/>
        </draw:circle>
        <draw:circle draw:style-name="gr1" draw:text-style-name="P1" draw:layer="layout" svg:width="0.08cm" svg:height="0.08cm" svg:x="16.749cm" svg:y="10.169cm">
          <text:p/>
        </draw:circle>
        <draw:circle draw:style-name="gr1" draw:text-style-name="P1" draw:layer="layout" svg:width="0.08cm" svg:height="0.08cm" svg:x="17.003cm" svg:y="10.169cm">
          <text:p/>
        </draw:circle>
        <draw:circle draw:style-name="gr1" draw:text-style-name="P1" draw:layer="layout" svg:width="0.08cm" svg:height="0.08cm" svg:x="17.257cm" svg:y="10.169cm">
          <text:p/>
        </draw:circle>
        <draw:circle draw:style-name="gr1" draw:text-style-name="P1" draw:layer="layout" svg:width="0.08cm" svg:height="0.08cm" svg:x="11.161cm" svg:y="10.423cm">
          <text:p/>
        </draw:circle>
        <draw:circle draw:style-name="gr1" draw:text-style-name="P1" draw:layer="layout" svg:width="0.08cm" svg:height="0.08cm" svg:x="11.415cm" svg:y="10.423cm">
          <text:p/>
        </draw:circle>
        <draw:circle draw:style-name="gr1" draw:text-style-name="P1" draw:layer="layout" svg:width="0.08cm" svg:height="0.08cm" svg:x="11.669cm" svg:y="10.423cm">
          <text:p/>
        </draw:circle>
        <draw:circle draw:style-name="gr1" draw:text-style-name="P1" draw:layer="layout" svg:width="0.08cm" svg:height="0.08cm" svg:x="11.923cm" svg:y="10.423cm">
          <text:p/>
        </draw:circle>
        <draw:circle draw:style-name="gr1" draw:text-style-name="P1" draw:layer="layout" svg:width="0.08cm" svg:height="0.08cm" svg:x="12.177cm" svg:y="10.423cm">
          <text:p/>
        </draw:circle>
        <draw:circle draw:style-name="gr1" draw:text-style-name="P1" draw:layer="layout" svg:width="0.08cm" svg:height="0.08cm" svg:x="12.431cm" svg:y="10.423cm">
          <text:p/>
        </draw:circle>
        <draw:circle draw:style-name="gr1" draw:text-style-name="P1" draw:layer="layout" svg:width="0.08cm" svg:height="0.08cm" svg:x="12.685cm" svg:y="10.423cm">
          <text:p/>
        </draw:circle>
        <draw:circle draw:style-name="gr1" draw:text-style-name="P1" draw:layer="layout" svg:width="0.08cm" svg:height="0.08cm" svg:x="12.939cm" svg:y="10.423cm">
          <text:p/>
        </draw:circle>
        <draw:circle draw:style-name="gr1" draw:text-style-name="P1" draw:layer="layout" svg:width="0.08cm" svg:height="0.08cm" svg:x="13.193cm" svg:y="10.423cm">
          <text:p/>
        </draw:circle>
        <draw:circle draw:style-name="gr1" draw:text-style-name="P1" draw:layer="layout" svg:width="0.08cm" svg:height="0.08cm" svg:x="13.447cm" svg:y="10.423cm">
          <text:p/>
        </draw:circle>
        <draw:circle draw:style-name="gr1" draw:text-style-name="P1" draw:layer="layout" svg:width="0.08cm" svg:height="0.08cm" svg:x="13.701cm" svg:y="10.423cm">
          <text:p/>
        </draw:circle>
        <draw:circle draw:style-name="gr1" draw:text-style-name="P1" draw:layer="layout" svg:width="0.08cm" svg:height="0.08cm" svg:x="13.955cm" svg:y="10.423cm">
          <text:p/>
        </draw:circle>
        <draw:circle draw:style-name="gr1" draw:text-style-name="P1" draw:layer="layout" svg:width="0.08cm" svg:height="0.08cm" svg:x="14.209cm" svg:y="10.423cm">
          <text:p/>
        </draw:circle>
        <draw:circle draw:style-name="gr1" draw:text-style-name="P1" draw:layer="layout" svg:width="0.08cm" svg:height="0.08cm" svg:x="14.463cm" svg:y="10.423cm">
          <text:p/>
        </draw:circle>
        <draw:circle draw:style-name="gr1" draw:text-style-name="P1" draw:layer="layout" svg:width="0.08cm" svg:height="0.08cm" svg:x="14.717cm" svg:y="10.423cm">
          <text:p/>
        </draw:circle>
        <draw:circle draw:style-name="gr1" draw:text-style-name="P1" draw:layer="layout" svg:width="0.08cm" svg:height="0.08cm" svg:x="14.971cm" svg:y="10.423cm">
          <text:p/>
        </draw:circle>
        <draw:circle draw:style-name="gr1" draw:text-style-name="P1" draw:layer="layout" svg:width="0.08cm" svg:height="0.08cm" svg:x="15.225cm" svg:y="10.423cm">
          <text:p/>
        </draw:circle>
        <draw:circle draw:style-name="gr1" draw:text-style-name="P1" draw:layer="layout" svg:width="0.08cm" svg:height="0.08cm" svg:x="15.479cm" svg:y="10.423cm">
          <text:p/>
        </draw:circle>
        <draw:circle draw:style-name="gr1" draw:text-style-name="P1" draw:layer="layout" svg:width="0.08cm" svg:height="0.08cm" svg:x="15.733cm" svg:y="10.423cm">
          <text:p/>
        </draw:circle>
        <draw:circle draw:style-name="gr1" draw:text-style-name="P1" draw:layer="layout" svg:width="0.08cm" svg:height="0.08cm" svg:x="15.987cm" svg:y="10.423cm">
          <text:p/>
        </draw:circle>
        <draw:circle draw:style-name="gr1" draw:text-style-name="P1" draw:layer="layout" svg:width="0.08cm" svg:height="0.08cm" svg:x="16.241cm" svg:y="10.423cm">
          <text:p/>
        </draw:circle>
        <draw:circle draw:style-name="gr1" draw:text-style-name="P1" draw:layer="layout" svg:width="0.08cm" svg:height="0.08cm" svg:x="16.495cm" svg:y="10.423cm">
          <text:p/>
        </draw:circle>
        <draw:circle draw:style-name="gr1" draw:text-style-name="P1" draw:layer="layout" svg:width="0.08cm" svg:height="0.08cm" svg:x="16.749cm" svg:y="10.423cm">
          <text:p/>
        </draw:circle>
        <draw:circle draw:style-name="gr1" draw:text-style-name="P1" draw:layer="layout" svg:width="0.08cm" svg:height="0.08cm" svg:x="17.003cm" svg:y="10.423cm">
          <text:p/>
        </draw:circle>
        <draw:circle draw:style-name="gr1" draw:text-style-name="P1" draw:layer="layout" svg:width="0.08cm" svg:height="0.08cm" svg:x="17.257cm" svg:y="10.423cm">
          <text:p/>
        </draw:circle>
        <draw:circle draw:style-name="gr1" draw:text-style-name="P1" draw:layer="layout" svg:width="0.08cm" svg:height="0.08cm" svg:x="11.161cm" svg:y="10.423cm">
          <text:p/>
        </draw:circle>
        <draw:circle draw:style-name="gr1" draw:text-style-name="P1" draw:layer="layout" svg:width="0.08cm" svg:height="0.08cm" svg:x="11.415cm" svg:y="10.423cm">
          <text:p/>
        </draw:circle>
        <draw:circle draw:style-name="gr1" draw:text-style-name="P1" draw:layer="layout" svg:width="0.08cm" svg:height="0.08cm" svg:x="11.669cm" svg:y="10.423cm">
          <text:p/>
        </draw:circle>
        <draw:circle draw:style-name="gr1" draw:text-style-name="P1" draw:layer="layout" svg:width="0.08cm" svg:height="0.08cm" svg:x="11.923cm" svg:y="10.423cm">
          <text:p/>
        </draw:circle>
        <draw:circle draw:style-name="gr1" draw:text-style-name="P1" draw:layer="layout" svg:width="0.08cm" svg:height="0.08cm" svg:x="12.177cm" svg:y="10.423cm">
          <text:p/>
        </draw:circle>
        <draw:circle draw:style-name="gr1" draw:text-style-name="P1" draw:layer="layout" svg:width="0.08cm" svg:height="0.08cm" svg:x="12.431cm" svg:y="10.423cm">
          <text:p/>
        </draw:circle>
        <draw:circle draw:style-name="gr1" draw:text-style-name="P1" draw:layer="layout" svg:width="0.08cm" svg:height="0.08cm" svg:x="12.685cm" svg:y="10.423cm">
          <text:p/>
        </draw:circle>
        <draw:circle draw:style-name="gr1" draw:text-style-name="P1" draw:layer="layout" svg:width="0.08cm" svg:height="0.08cm" svg:x="12.939cm" svg:y="10.423cm">
          <text:p/>
        </draw:circle>
        <draw:circle draw:style-name="gr1" draw:text-style-name="P1" draw:layer="layout" svg:width="0.08cm" svg:height="0.08cm" svg:x="13.193cm" svg:y="10.423cm">
          <text:p/>
        </draw:circle>
        <draw:circle draw:style-name="gr1" draw:text-style-name="P1" draw:layer="layout" svg:width="0.08cm" svg:height="0.08cm" svg:x="13.447cm" svg:y="10.423cm">
          <text:p/>
        </draw:circle>
        <draw:circle draw:style-name="gr1" draw:text-style-name="P1" draw:layer="layout" svg:width="0.08cm" svg:height="0.08cm" svg:x="13.701cm" svg:y="10.423cm">
          <text:p/>
        </draw:circle>
        <draw:circle draw:style-name="gr1" draw:text-style-name="P1" draw:layer="layout" svg:width="0.08cm" svg:height="0.08cm" svg:x="13.955cm" svg:y="10.423cm">
          <text:p/>
        </draw:circle>
        <draw:circle draw:style-name="gr1" draw:text-style-name="P1" draw:layer="layout" svg:width="0.08cm" svg:height="0.08cm" svg:x="14.209cm" svg:y="10.423cm">
          <text:p/>
        </draw:circle>
        <draw:circle draw:style-name="gr1" draw:text-style-name="P1" draw:layer="layout" svg:width="0.08cm" svg:height="0.08cm" svg:x="14.463cm" svg:y="10.423cm">
          <text:p/>
        </draw:circle>
        <draw:circle draw:style-name="gr1" draw:text-style-name="P1" draw:layer="layout" svg:width="0.08cm" svg:height="0.08cm" svg:x="14.717cm" svg:y="10.423cm">
          <text:p/>
        </draw:circle>
        <draw:circle draw:style-name="gr1" draw:text-style-name="P1" draw:layer="layout" svg:width="0.08cm" svg:height="0.08cm" svg:x="14.971cm" svg:y="10.423cm">
          <text:p/>
        </draw:circle>
        <draw:circle draw:style-name="gr1" draw:text-style-name="P1" draw:layer="layout" svg:width="0.08cm" svg:height="0.08cm" svg:x="15.225cm" svg:y="10.423cm">
          <text:p/>
        </draw:circle>
        <draw:circle draw:style-name="gr1" draw:text-style-name="P1" draw:layer="layout" svg:width="0.08cm" svg:height="0.08cm" svg:x="15.479cm" svg:y="10.423cm">
          <text:p/>
        </draw:circle>
        <draw:circle draw:style-name="gr1" draw:text-style-name="P1" draw:layer="layout" svg:width="0.08cm" svg:height="0.08cm" svg:x="15.733cm" svg:y="10.423cm">
          <text:p/>
        </draw:circle>
        <draw:circle draw:style-name="gr1" draw:text-style-name="P1" draw:layer="layout" svg:width="0.08cm" svg:height="0.08cm" svg:x="15.987cm" svg:y="10.423cm">
          <text:p/>
        </draw:circle>
        <draw:circle draw:style-name="gr1" draw:text-style-name="P1" draw:layer="layout" svg:width="0.08cm" svg:height="0.08cm" svg:x="16.241cm" svg:y="10.423cm">
          <text:p/>
        </draw:circle>
        <draw:circle draw:style-name="gr1" draw:text-style-name="P1" draw:layer="layout" svg:width="0.08cm" svg:height="0.08cm" svg:x="16.495cm" svg:y="10.423cm">
          <text:p/>
        </draw:circle>
        <draw:circle draw:style-name="gr1" draw:text-style-name="P1" draw:layer="layout" svg:width="0.08cm" svg:height="0.08cm" svg:x="16.749cm" svg:y="10.423cm">
          <text:p/>
        </draw:circle>
        <draw:circle draw:style-name="gr1" draw:text-style-name="P1" draw:layer="layout" svg:width="0.08cm" svg:height="0.08cm" svg:x="17.003cm" svg:y="10.423cm">
          <text:p/>
        </draw:circle>
        <draw:circle draw:style-name="gr1" draw:text-style-name="P1" draw:layer="layout" svg:width="0.08cm" svg:height="0.08cm" svg:x="17.257cm" svg:y="10.423cm">
          <text:p/>
        </draw:circle>
        <draw:circle draw:style-name="gr1" draw:text-style-name="P1" draw:layer="layout" svg:width="0.08cm" svg:height="0.08cm" svg:x="11.161cm" svg:y="10.677cm">
          <text:p/>
        </draw:circle>
        <draw:circle draw:style-name="gr1" draw:text-style-name="P1" draw:layer="layout" svg:width="0.08cm" svg:height="0.08cm" svg:x="11.415cm" svg:y="10.677cm">
          <text:p/>
        </draw:circle>
        <draw:circle draw:style-name="gr1" draw:text-style-name="P1" draw:layer="layout" svg:width="0.08cm" svg:height="0.08cm" svg:x="11.669cm" svg:y="10.677cm">
          <text:p/>
        </draw:circle>
        <draw:circle draw:style-name="gr1" draw:text-style-name="P1" draw:layer="layout" svg:width="0.08cm" svg:height="0.08cm" svg:x="11.923cm" svg:y="10.677cm">
          <text:p/>
        </draw:circle>
        <draw:circle draw:style-name="gr1" draw:text-style-name="P1" draw:layer="layout" svg:width="0.08cm" svg:height="0.08cm" svg:x="12.177cm" svg:y="10.677cm">
          <text:p/>
        </draw:circle>
        <draw:circle draw:style-name="gr1" draw:text-style-name="P1" draw:layer="layout" svg:width="0.08cm" svg:height="0.08cm" svg:x="12.431cm" svg:y="10.677cm">
          <text:p/>
        </draw:circle>
        <draw:circle draw:style-name="gr1" draw:text-style-name="P1" draw:layer="layout" svg:width="0.08cm" svg:height="0.08cm" svg:x="12.685cm" svg:y="10.677cm">
          <text:p/>
        </draw:circle>
        <draw:circle draw:style-name="gr1" draw:text-style-name="P1" draw:layer="layout" svg:width="0.08cm" svg:height="0.08cm" svg:x="12.939cm" svg:y="10.677cm">
          <text:p/>
        </draw:circle>
        <draw:circle draw:style-name="gr1" draw:text-style-name="P1" draw:layer="layout" svg:width="0.08cm" svg:height="0.08cm" svg:x="13.193cm" svg:y="10.677cm">
          <text:p/>
        </draw:circle>
        <draw:circle draw:style-name="gr1" draw:text-style-name="P1" draw:layer="layout" svg:width="0.08cm" svg:height="0.08cm" svg:x="13.447cm" svg:y="10.677cm">
          <text:p/>
        </draw:circle>
        <draw:circle draw:style-name="gr1" draw:text-style-name="P1" draw:layer="layout" svg:width="0.08cm" svg:height="0.08cm" svg:x="13.701cm" svg:y="10.677cm">
          <text:p/>
        </draw:circle>
        <draw:circle draw:style-name="gr1" draw:text-style-name="P1" draw:layer="layout" svg:width="0.08cm" svg:height="0.08cm" svg:x="13.955cm" svg:y="10.677cm">
          <text:p/>
        </draw:circle>
        <draw:circle draw:style-name="gr1" draw:text-style-name="P1" draw:layer="layout" svg:width="0.08cm" svg:height="0.08cm" svg:x="14.209cm" svg:y="10.677cm">
          <text:p/>
        </draw:circle>
        <draw:circle draw:style-name="gr1" draw:text-style-name="P1" draw:layer="layout" svg:width="0.08cm" svg:height="0.08cm" svg:x="14.463cm" svg:y="10.677cm">
          <text:p/>
        </draw:circle>
        <draw:circle draw:style-name="gr1" draw:text-style-name="P1" draw:layer="layout" svg:width="0.08cm" svg:height="0.08cm" svg:x="14.717cm" svg:y="10.677cm">
          <text:p/>
        </draw:circle>
        <draw:circle draw:style-name="gr1" draw:text-style-name="P1" draw:layer="layout" svg:width="0.08cm" svg:height="0.08cm" svg:x="14.971cm" svg:y="10.677cm">
          <text:p/>
        </draw:circle>
        <draw:circle draw:style-name="gr1" draw:text-style-name="P1" draw:layer="layout" svg:width="0.08cm" svg:height="0.08cm" svg:x="15.225cm" svg:y="10.677cm">
          <text:p/>
        </draw:circle>
        <draw:circle draw:style-name="gr1" draw:text-style-name="P1" draw:layer="layout" svg:width="0.08cm" svg:height="0.08cm" svg:x="15.479cm" svg:y="10.677cm">
          <text:p/>
        </draw:circle>
        <draw:circle draw:style-name="gr1" draw:text-style-name="P1" draw:layer="layout" svg:width="0.08cm" svg:height="0.08cm" svg:x="15.733cm" svg:y="10.677cm">
          <text:p/>
        </draw:circle>
        <draw:circle draw:style-name="gr1" draw:text-style-name="P1" draw:layer="layout" svg:width="0.08cm" svg:height="0.08cm" svg:x="15.987cm" svg:y="10.677cm">
          <text:p/>
        </draw:circle>
        <draw:circle draw:style-name="gr1" draw:text-style-name="P1" draw:layer="layout" svg:width="0.08cm" svg:height="0.08cm" svg:x="16.241cm" svg:y="10.677cm">
          <text:p/>
        </draw:circle>
        <draw:circle draw:style-name="gr1" draw:text-style-name="P1" draw:layer="layout" svg:width="0.08cm" svg:height="0.08cm" svg:x="16.495cm" svg:y="10.677cm">
          <text:p/>
        </draw:circle>
        <draw:circle draw:style-name="gr1" draw:text-style-name="P1" draw:layer="layout" svg:width="0.08cm" svg:height="0.08cm" svg:x="16.749cm" svg:y="10.677cm">
          <text:p/>
        </draw:circle>
        <draw:circle draw:style-name="gr1" draw:text-style-name="P1" draw:layer="layout" svg:width="0.08cm" svg:height="0.08cm" svg:x="17.003cm" svg:y="10.677cm">
          <text:p/>
        </draw:circle>
        <draw:circle draw:style-name="gr1" draw:text-style-name="P1" draw:layer="layout" svg:width="0.08cm" svg:height="0.08cm" svg:x="17.257cm" svg:y="10.677cm">
          <text:p/>
        </draw:circle>
        <draw:circle draw:style-name="gr1" draw:text-style-name="P1" draw:layer="layout" svg:width="0.08cm" svg:height="0.08cm" svg:x="11.161cm" svg:y="10.931cm">
          <text:p/>
        </draw:circle>
        <draw:circle draw:style-name="gr1" draw:text-style-name="P1" draw:layer="layout" svg:width="0.08cm" svg:height="0.08cm" svg:x="11.415cm" svg:y="10.931cm">
          <text:p/>
        </draw:circle>
        <draw:circle draw:style-name="gr1" draw:text-style-name="P1" draw:layer="layout" svg:width="0.08cm" svg:height="0.08cm" svg:x="11.669cm" svg:y="10.931cm">
          <text:p/>
        </draw:circle>
        <draw:circle draw:style-name="gr1" draw:text-style-name="P1" draw:layer="layout" svg:width="0.08cm" svg:height="0.08cm" svg:x="11.923cm" svg:y="10.931cm">
          <text:p/>
        </draw:circle>
        <draw:circle draw:style-name="gr1" draw:text-style-name="P1" draw:layer="layout" svg:width="0.08cm" svg:height="0.08cm" svg:x="12.177cm" svg:y="10.931cm">
          <text:p/>
        </draw:circle>
        <draw:circle draw:style-name="gr1" draw:text-style-name="P1" draw:layer="layout" svg:width="0.08cm" svg:height="0.08cm" svg:x="12.431cm" svg:y="10.931cm">
          <text:p/>
        </draw:circle>
        <draw:circle draw:style-name="gr1" draw:text-style-name="P1" draw:layer="layout" svg:width="0.08cm" svg:height="0.08cm" svg:x="12.685cm" svg:y="10.931cm">
          <text:p/>
        </draw:circle>
        <draw:circle draw:style-name="gr1" draw:text-style-name="P1" draw:layer="layout" svg:width="0.08cm" svg:height="0.08cm" svg:x="12.939cm" svg:y="10.931cm">
          <text:p/>
        </draw:circle>
        <draw:circle draw:style-name="gr1" draw:text-style-name="P1" draw:layer="layout" svg:width="0.08cm" svg:height="0.08cm" svg:x="13.193cm" svg:y="10.931cm">
          <text:p/>
        </draw:circle>
        <draw:circle draw:style-name="gr1" draw:text-style-name="P1" draw:layer="layout" svg:width="0.08cm" svg:height="0.08cm" svg:x="13.447cm" svg:y="10.931cm">
          <text:p/>
        </draw:circle>
        <draw:circle draw:style-name="gr1" draw:text-style-name="P1" draw:layer="layout" svg:width="0.08cm" svg:height="0.08cm" svg:x="13.701cm" svg:y="10.931cm">
          <text:p/>
        </draw:circle>
        <draw:circle draw:style-name="gr1" draw:text-style-name="P1" draw:layer="layout" svg:width="0.08cm" svg:height="0.08cm" svg:x="13.955cm" svg:y="10.931cm">
          <text:p/>
        </draw:circle>
        <draw:circle draw:style-name="gr1" draw:text-style-name="P1" draw:layer="layout" svg:width="0.08cm" svg:height="0.08cm" svg:x="14.209cm" svg:y="10.931cm">
          <text:p/>
        </draw:circle>
        <draw:circle draw:style-name="gr1" draw:text-style-name="P1" draw:layer="layout" svg:width="0.08cm" svg:height="0.08cm" svg:x="14.463cm" svg:y="10.931cm">
          <text:p/>
        </draw:circle>
        <draw:circle draw:style-name="gr1" draw:text-style-name="P1" draw:layer="layout" svg:width="0.08cm" svg:height="0.08cm" svg:x="14.717cm" svg:y="10.931cm">
          <text:p/>
        </draw:circle>
        <draw:circle draw:style-name="gr1" draw:text-style-name="P1" draw:layer="layout" svg:width="0.08cm" svg:height="0.08cm" svg:x="14.971cm" svg:y="10.931cm">
          <text:p/>
        </draw:circle>
        <draw:circle draw:style-name="gr1" draw:text-style-name="P1" draw:layer="layout" svg:width="0.08cm" svg:height="0.08cm" svg:x="15.225cm" svg:y="10.931cm">
          <text:p/>
        </draw:circle>
        <draw:circle draw:style-name="gr1" draw:text-style-name="P1" draw:layer="layout" svg:width="0.08cm" svg:height="0.08cm" svg:x="15.479cm" svg:y="10.931cm">
          <text:p/>
        </draw:circle>
        <draw:circle draw:style-name="gr1" draw:text-style-name="P1" draw:layer="layout" svg:width="0.08cm" svg:height="0.08cm" svg:x="15.733cm" svg:y="10.931cm">
          <text:p/>
        </draw:circle>
        <draw:circle draw:style-name="gr1" draw:text-style-name="P1" draw:layer="layout" svg:width="0.08cm" svg:height="0.08cm" svg:x="15.987cm" svg:y="10.931cm">
          <text:p/>
        </draw:circle>
        <draw:circle draw:style-name="gr1" draw:text-style-name="P1" draw:layer="layout" svg:width="0.08cm" svg:height="0.08cm" svg:x="16.241cm" svg:y="10.931cm">
          <text:p/>
        </draw:circle>
        <draw:circle draw:style-name="gr1" draw:text-style-name="P1" draw:layer="layout" svg:width="0.08cm" svg:height="0.08cm" svg:x="16.495cm" svg:y="10.931cm">
          <text:p/>
        </draw:circle>
        <draw:circle draw:style-name="gr1" draw:text-style-name="P1" draw:layer="layout" svg:width="0.08cm" svg:height="0.08cm" svg:x="16.749cm" svg:y="10.931cm">
          <text:p/>
        </draw:circle>
        <draw:circle draw:style-name="gr1" draw:text-style-name="P1" draw:layer="layout" svg:width="0.08cm" svg:height="0.08cm" svg:x="17.003cm" svg:y="10.931cm">
          <text:p/>
        </draw:circle>
        <draw:circle draw:style-name="gr1" draw:text-style-name="P1" draw:layer="layout" svg:width="0.08cm" svg:height="0.08cm" svg:x="17.257cm" svg:y="10.931cm">
          <text:p/>
        </draw:circle>
        <draw:circle draw:style-name="gr1" draw:text-style-name="P1" draw:layer="layout" svg:width="0.08cm" svg:height="0.08cm" svg:x="11.161cm" svg:y="11.185cm">
          <text:p/>
        </draw:circle>
        <draw:circle draw:style-name="gr1" draw:text-style-name="P1" draw:layer="layout" svg:width="0.08cm" svg:height="0.08cm" svg:x="11.415cm" svg:y="11.185cm">
          <text:p/>
        </draw:circle>
        <draw:circle draw:style-name="gr1" draw:text-style-name="P1" draw:layer="layout" svg:width="0.08cm" svg:height="0.08cm" svg:x="11.669cm" svg:y="11.185cm">
          <text:p/>
        </draw:circle>
        <draw:circle draw:style-name="gr1" draw:text-style-name="P1" draw:layer="layout" svg:width="0.08cm" svg:height="0.08cm" svg:x="11.923cm" svg:y="11.185cm">
          <text:p/>
        </draw:circle>
        <draw:circle draw:style-name="gr1" draw:text-style-name="P1" draw:layer="layout" svg:width="0.08cm" svg:height="0.08cm" svg:x="12.177cm" svg:y="11.185cm">
          <text:p/>
        </draw:circle>
        <draw:circle draw:style-name="gr1" draw:text-style-name="P1" draw:layer="layout" svg:width="0.08cm" svg:height="0.08cm" svg:x="12.431cm" svg:y="11.185cm">
          <text:p/>
        </draw:circle>
        <draw:circle draw:style-name="gr1" draw:text-style-name="P1" draw:layer="layout" svg:width="0.08cm" svg:height="0.08cm" svg:x="12.685cm" svg:y="11.185cm">
          <text:p/>
        </draw:circle>
        <draw:circle draw:style-name="gr1" draw:text-style-name="P1" draw:layer="layout" svg:width="0.08cm" svg:height="0.08cm" svg:x="12.939cm" svg:y="11.185cm">
          <text:p/>
        </draw:circle>
        <draw:circle draw:style-name="gr1" draw:text-style-name="P1" draw:layer="layout" svg:width="0.08cm" svg:height="0.08cm" svg:x="13.193cm" svg:y="11.185cm">
          <text:p/>
        </draw:circle>
        <draw:circle draw:style-name="gr1" draw:text-style-name="P1" draw:layer="layout" svg:width="0.08cm" svg:height="0.08cm" svg:x="13.447cm" svg:y="11.185cm">
          <text:p/>
        </draw:circle>
        <draw:circle draw:style-name="gr1" draw:text-style-name="P1" draw:layer="layout" svg:width="0.08cm" svg:height="0.08cm" svg:x="13.701cm" svg:y="11.185cm">
          <text:p/>
        </draw:circle>
        <draw:circle draw:style-name="gr1" draw:text-style-name="P1" draw:layer="layout" svg:width="0.08cm" svg:height="0.08cm" svg:x="13.955cm" svg:y="11.185cm">
          <text:p/>
        </draw:circle>
        <draw:circle draw:style-name="gr1" draw:text-style-name="P1" draw:layer="layout" svg:width="0.08cm" svg:height="0.08cm" svg:x="14.209cm" svg:y="11.185cm">
          <text:p/>
        </draw:circle>
        <draw:circle draw:style-name="gr1" draw:text-style-name="P1" draw:layer="layout" svg:width="0.08cm" svg:height="0.08cm" svg:x="14.463cm" svg:y="11.185cm">
          <text:p/>
        </draw:circle>
        <draw:circle draw:style-name="gr1" draw:text-style-name="P1" draw:layer="layout" svg:width="0.08cm" svg:height="0.08cm" svg:x="14.717cm" svg:y="11.185cm">
          <text:p/>
        </draw:circle>
        <draw:circle draw:style-name="gr1" draw:text-style-name="P1" draw:layer="layout" svg:width="0.08cm" svg:height="0.08cm" svg:x="14.971cm" svg:y="11.185cm">
          <text:p/>
        </draw:circle>
        <draw:circle draw:style-name="gr1" draw:text-style-name="P1" draw:layer="layout" svg:width="0.08cm" svg:height="0.08cm" svg:x="15.225cm" svg:y="11.185cm">
          <text:p/>
        </draw:circle>
        <draw:circle draw:style-name="gr1" draw:text-style-name="P1" draw:layer="layout" svg:width="0.08cm" svg:height="0.08cm" svg:x="15.479cm" svg:y="11.185cm">
          <text:p/>
        </draw:circle>
        <draw:circle draw:style-name="gr1" draw:text-style-name="P1" draw:layer="layout" svg:width="0.08cm" svg:height="0.08cm" svg:x="15.733cm" svg:y="11.185cm">
          <text:p/>
        </draw:circle>
        <draw:circle draw:style-name="gr1" draw:text-style-name="P1" draw:layer="layout" svg:width="0.08cm" svg:height="0.08cm" svg:x="15.987cm" svg:y="11.185cm">
          <text:p/>
        </draw:circle>
        <draw:circle draw:style-name="gr1" draw:text-style-name="P1" draw:layer="layout" svg:width="0.08cm" svg:height="0.08cm" svg:x="16.241cm" svg:y="11.185cm">
          <text:p/>
        </draw:circle>
        <draw:circle draw:style-name="gr1" draw:text-style-name="P1" draw:layer="layout" svg:width="0.08cm" svg:height="0.08cm" svg:x="16.495cm" svg:y="11.185cm">
          <text:p/>
        </draw:circle>
        <draw:circle draw:style-name="gr1" draw:text-style-name="P1" draw:layer="layout" svg:width="0.08cm" svg:height="0.08cm" svg:x="16.749cm" svg:y="11.185cm">
          <text:p/>
        </draw:circle>
        <draw:circle draw:style-name="gr1" draw:text-style-name="P1" draw:layer="layout" svg:width="0.08cm" svg:height="0.08cm" svg:x="17.003cm" svg:y="11.185cm">
          <text:p/>
        </draw:circle>
        <draw:circle draw:style-name="gr1" draw:text-style-name="P1" draw:layer="layout" svg:width="0.08cm" svg:height="0.08cm" svg:x="17.257cm" svg:y="11.185cm">
          <text:p/>
        </draw:circle>
        <draw:circle draw:style-name="gr1" draw:text-style-name="P1" draw:layer="layout" svg:width="0.08cm" svg:height="0.08cm" svg:x="11.161cm" svg:y="11.439cm">
          <text:p/>
        </draw:circle>
        <draw:circle draw:style-name="gr1" draw:text-style-name="P1" draw:layer="layout" svg:width="0.08cm" svg:height="0.08cm" svg:x="11.415cm" svg:y="11.439cm">
          <text:p/>
        </draw:circle>
        <draw:circle draw:style-name="gr1" draw:text-style-name="P1" draw:layer="layout" svg:width="0.08cm" svg:height="0.08cm" svg:x="11.669cm" svg:y="11.439cm">
          <text:p/>
        </draw:circle>
        <draw:circle draw:style-name="gr1" draw:text-style-name="P1" draw:layer="layout" svg:width="0.08cm" svg:height="0.08cm" svg:x="11.923cm" svg:y="11.439cm">
          <text:p/>
        </draw:circle>
        <draw:circle draw:style-name="gr1" draw:text-style-name="P1" draw:layer="layout" svg:width="0.08cm" svg:height="0.08cm" svg:x="12.177cm" svg:y="11.439cm">
          <text:p/>
        </draw:circle>
        <draw:circle draw:style-name="gr1" draw:text-style-name="P1" draw:layer="layout" svg:width="0.08cm" svg:height="0.08cm" svg:x="12.431cm" svg:y="11.439cm">
          <text:p/>
        </draw:circle>
        <draw:circle draw:style-name="gr1" draw:text-style-name="P1" draw:layer="layout" svg:width="0.08cm" svg:height="0.08cm" svg:x="12.685cm" svg:y="11.439cm">
          <text:p/>
        </draw:circle>
        <draw:circle draw:style-name="gr1" draw:text-style-name="P1" draw:layer="layout" svg:width="0.08cm" svg:height="0.08cm" svg:x="12.939cm" svg:y="11.439cm">
          <text:p/>
        </draw:circle>
        <draw:circle draw:style-name="gr1" draw:text-style-name="P1" draw:layer="layout" svg:width="0.08cm" svg:height="0.08cm" svg:x="13.193cm" svg:y="11.439cm">
          <text:p/>
        </draw:circle>
        <draw:circle draw:style-name="gr1" draw:text-style-name="P1" draw:layer="layout" svg:width="0.08cm" svg:height="0.08cm" svg:x="13.447cm" svg:y="11.439cm">
          <text:p/>
        </draw:circle>
        <draw:circle draw:style-name="gr1" draw:text-style-name="P1" draw:layer="layout" svg:width="0.08cm" svg:height="0.08cm" svg:x="13.701cm" svg:y="11.439cm">
          <text:p/>
        </draw:circle>
        <draw:circle draw:style-name="gr1" draw:text-style-name="P1" draw:layer="layout" svg:width="0.08cm" svg:height="0.08cm" svg:x="13.955cm" svg:y="11.439cm">
          <text:p/>
        </draw:circle>
        <draw:circle draw:style-name="gr1" draw:text-style-name="P1" draw:layer="layout" svg:width="0.08cm" svg:height="0.08cm" svg:x="14.209cm" svg:y="11.439cm">
          <text:p/>
        </draw:circle>
        <draw:circle draw:style-name="gr1" draw:text-style-name="P1" draw:layer="layout" svg:width="0.08cm" svg:height="0.08cm" svg:x="14.463cm" svg:y="11.439cm">
          <text:p/>
        </draw:circle>
        <draw:circle draw:style-name="gr1" draw:text-style-name="P1" draw:layer="layout" svg:width="0.08cm" svg:height="0.08cm" svg:x="14.717cm" svg:y="11.439cm">
          <text:p/>
        </draw:circle>
        <draw:circle draw:style-name="gr1" draw:text-style-name="P1" draw:layer="layout" svg:width="0.08cm" svg:height="0.08cm" svg:x="14.971cm" svg:y="11.439cm">
          <text:p/>
        </draw:circle>
        <draw:circle draw:style-name="gr1" draw:text-style-name="P1" draw:layer="layout" svg:width="0.08cm" svg:height="0.08cm" svg:x="15.225cm" svg:y="11.439cm">
          <text:p/>
        </draw:circle>
        <draw:circle draw:style-name="gr1" draw:text-style-name="P1" draw:layer="layout" svg:width="0.08cm" svg:height="0.08cm" svg:x="15.479cm" svg:y="11.439cm">
          <text:p/>
        </draw:circle>
        <draw:circle draw:style-name="gr1" draw:text-style-name="P1" draw:layer="layout" svg:width="0.08cm" svg:height="0.08cm" svg:x="15.733cm" svg:y="11.439cm">
          <text:p/>
        </draw:circle>
        <draw:circle draw:style-name="gr1" draw:text-style-name="P1" draw:layer="layout" svg:width="0.08cm" svg:height="0.08cm" svg:x="15.987cm" svg:y="11.439cm">
          <text:p/>
        </draw:circle>
        <draw:circle draw:style-name="gr1" draw:text-style-name="P1" draw:layer="layout" svg:width="0.08cm" svg:height="0.08cm" svg:x="16.241cm" svg:y="11.439cm">
          <text:p/>
        </draw:circle>
        <draw:circle draw:style-name="gr1" draw:text-style-name="P1" draw:layer="layout" svg:width="0.08cm" svg:height="0.08cm" svg:x="16.495cm" svg:y="11.439cm">
          <text:p/>
        </draw:circle>
        <draw:circle draw:style-name="gr1" draw:text-style-name="P1" draw:layer="layout" svg:width="0.08cm" svg:height="0.08cm" svg:x="16.749cm" svg:y="11.439cm">
          <text:p/>
        </draw:circle>
        <draw:circle draw:style-name="gr1" draw:text-style-name="P1" draw:layer="layout" svg:width="0.08cm" svg:height="0.08cm" svg:x="17.003cm" svg:y="11.439cm">
          <text:p/>
        </draw:circle>
        <draw:circle draw:style-name="gr1" draw:text-style-name="P1" draw:layer="layout" svg:width="0.08cm" svg:height="0.08cm" svg:x="17.257cm" svg:y="11.439cm">
          <text:p/>
        </draw:circle>
        <draw:circle draw:style-name="gr1" draw:text-style-name="P1" draw:layer="layout" svg:width="0.08cm" svg:height="0.08cm" svg:x="11.161cm" svg:y="11.693cm">
          <text:p/>
        </draw:circle>
        <draw:circle draw:style-name="gr1" draw:text-style-name="P1" draw:layer="layout" svg:width="0.08cm" svg:height="0.08cm" svg:x="11.415cm" svg:y="11.693cm">
          <text:p/>
        </draw:circle>
        <draw:circle draw:style-name="gr1" draw:text-style-name="P1" draw:layer="layout" svg:width="0.08cm" svg:height="0.08cm" svg:x="11.669cm" svg:y="11.693cm">
          <text:p/>
        </draw:circle>
        <draw:circle draw:style-name="gr1" draw:text-style-name="P1" draw:layer="layout" svg:width="0.08cm" svg:height="0.08cm" svg:x="11.923cm" svg:y="11.693cm">
          <text:p/>
        </draw:circle>
        <draw:circle draw:style-name="gr1" draw:text-style-name="P1" draw:layer="layout" svg:width="0.08cm" svg:height="0.08cm" svg:x="12.177cm" svg:y="11.693cm">
          <text:p/>
        </draw:circle>
        <draw:circle draw:style-name="gr1" draw:text-style-name="P1" draw:layer="layout" svg:width="0.08cm" svg:height="0.08cm" svg:x="12.431cm" svg:y="11.693cm">
          <text:p/>
        </draw:circle>
        <draw:circle draw:style-name="gr1" draw:text-style-name="P1" draw:layer="layout" svg:width="0.08cm" svg:height="0.08cm" svg:x="12.685cm" svg:y="11.693cm">
          <text:p/>
        </draw:circle>
        <draw:circle draw:style-name="gr1" draw:text-style-name="P1" draw:layer="layout" svg:width="0.08cm" svg:height="0.08cm" svg:x="12.939cm" svg:y="11.693cm">
          <text:p/>
        </draw:circle>
        <draw:circle draw:style-name="gr1" draw:text-style-name="P1" draw:layer="layout" svg:width="0.08cm" svg:height="0.08cm" svg:x="13.193cm" svg:y="11.693cm">
          <text:p/>
        </draw:circle>
        <draw:circle draw:style-name="gr1" draw:text-style-name="P1" draw:layer="layout" svg:width="0.08cm" svg:height="0.08cm" svg:x="13.447cm" svg:y="11.693cm">
          <text:p/>
        </draw:circle>
        <draw:circle draw:style-name="gr1" draw:text-style-name="P1" draw:layer="layout" svg:width="0.08cm" svg:height="0.08cm" svg:x="13.701cm" svg:y="11.693cm">
          <text:p/>
        </draw:circle>
        <draw:circle draw:style-name="gr1" draw:text-style-name="P1" draw:layer="layout" svg:width="0.08cm" svg:height="0.08cm" svg:x="13.955cm" svg:y="11.693cm">
          <text:p/>
        </draw:circle>
        <draw:circle draw:style-name="gr1" draw:text-style-name="P1" draw:layer="layout" svg:width="0.08cm" svg:height="0.08cm" svg:x="14.209cm" svg:y="11.693cm">
          <text:p/>
        </draw:circle>
        <draw:circle draw:style-name="gr1" draw:text-style-name="P1" draw:layer="layout" svg:width="0.08cm" svg:height="0.08cm" svg:x="14.463cm" svg:y="11.693cm">
          <text:p/>
        </draw:circle>
        <draw:circle draw:style-name="gr1" draw:text-style-name="P1" draw:layer="layout" svg:width="0.08cm" svg:height="0.08cm" svg:x="14.717cm" svg:y="11.693cm">
          <text:p/>
        </draw:circle>
        <draw:circle draw:style-name="gr1" draw:text-style-name="P1" draw:layer="layout" svg:width="0.08cm" svg:height="0.08cm" svg:x="14.971cm" svg:y="11.693cm">
          <text:p/>
        </draw:circle>
        <draw:circle draw:style-name="gr1" draw:text-style-name="P1" draw:layer="layout" svg:width="0.08cm" svg:height="0.08cm" svg:x="15.225cm" svg:y="11.693cm">
          <text:p/>
        </draw:circle>
        <draw:circle draw:style-name="gr1" draw:text-style-name="P1" draw:layer="layout" svg:width="0.08cm" svg:height="0.08cm" svg:x="15.479cm" svg:y="11.693cm">
          <text:p/>
        </draw:circle>
        <draw:circle draw:style-name="gr1" draw:text-style-name="P1" draw:layer="layout" svg:width="0.08cm" svg:height="0.08cm" svg:x="15.733cm" svg:y="11.693cm">
          <text:p/>
        </draw:circle>
        <draw:circle draw:style-name="gr1" draw:text-style-name="P1" draw:layer="layout" svg:width="0.08cm" svg:height="0.08cm" svg:x="15.987cm" svg:y="11.693cm">
          <text:p/>
        </draw:circle>
        <draw:circle draw:style-name="gr1" draw:text-style-name="P1" draw:layer="layout" svg:width="0.08cm" svg:height="0.08cm" svg:x="16.241cm" svg:y="11.693cm">
          <text:p/>
        </draw:circle>
        <draw:circle draw:style-name="gr1" draw:text-style-name="P1" draw:layer="layout" svg:width="0.08cm" svg:height="0.08cm" svg:x="16.495cm" svg:y="11.693cm">
          <text:p/>
        </draw:circle>
        <draw:circle draw:style-name="gr1" draw:text-style-name="P1" draw:layer="layout" svg:width="0.08cm" svg:height="0.08cm" svg:x="16.749cm" svg:y="11.693cm">
          <text:p/>
        </draw:circle>
        <draw:circle draw:style-name="gr1" draw:text-style-name="P1" draw:layer="layout" svg:width="0.08cm" svg:height="0.08cm" svg:x="17.003cm" svg:y="11.693cm">
          <text:p/>
        </draw:circle>
        <draw:circle draw:style-name="gr1" draw:text-style-name="P1" draw:layer="layout" svg:width="0.08cm" svg:height="0.08cm" svg:x="17.257cm" svg:y="11.693cm">
          <text:p/>
        </draw:circle>
        <draw:circle draw:style-name="gr1" draw:text-style-name="P1" draw:layer="layout" svg:width="0.08cm" svg:height="0.08cm" svg:x="11.161cm" svg:y="11.693cm">
          <text:p/>
        </draw:circle>
        <draw:circle draw:style-name="gr1" draw:text-style-name="P1" draw:layer="layout" svg:width="0.08cm" svg:height="0.08cm" svg:x="11.415cm" svg:y="11.693cm">
          <text:p/>
        </draw:circle>
        <draw:circle draw:style-name="gr1" draw:text-style-name="P1" draw:layer="layout" svg:width="0.08cm" svg:height="0.08cm" svg:x="11.669cm" svg:y="11.693cm">
          <text:p/>
        </draw:circle>
        <draw:circle draw:style-name="gr1" draw:text-style-name="P1" draw:layer="layout" svg:width="0.08cm" svg:height="0.08cm" svg:x="11.923cm" svg:y="11.693cm">
          <text:p/>
        </draw:circle>
        <draw:circle draw:style-name="gr1" draw:text-style-name="P1" draw:layer="layout" svg:width="0.08cm" svg:height="0.08cm" svg:x="12.177cm" svg:y="11.693cm">
          <text:p/>
        </draw:circle>
        <draw:circle draw:style-name="gr1" draw:text-style-name="P1" draw:layer="layout" svg:width="0.08cm" svg:height="0.08cm" svg:x="12.431cm" svg:y="11.693cm">
          <text:p/>
        </draw:circle>
        <draw:circle draw:style-name="gr1" draw:text-style-name="P1" draw:layer="layout" svg:width="0.08cm" svg:height="0.08cm" svg:x="12.685cm" svg:y="11.693cm">
          <text:p/>
        </draw:circle>
        <draw:circle draw:style-name="gr1" draw:text-style-name="P1" draw:layer="layout" svg:width="0.08cm" svg:height="0.08cm" svg:x="12.939cm" svg:y="11.693cm">
          <text:p/>
        </draw:circle>
        <draw:circle draw:style-name="gr1" draw:text-style-name="P1" draw:layer="layout" svg:width="0.08cm" svg:height="0.08cm" svg:x="13.193cm" svg:y="11.693cm">
          <text:p/>
        </draw:circle>
        <draw:circle draw:style-name="gr1" draw:text-style-name="P1" draw:layer="layout" svg:width="0.08cm" svg:height="0.08cm" svg:x="13.447cm" svg:y="11.693cm">
          <text:p/>
        </draw:circle>
        <draw:circle draw:style-name="gr1" draw:text-style-name="P1" draw:layer="layout" svg:width="0.08cm" svg:height="0.08cm" svg:x="13.701cm" svg:y="11.693cm">
          <text:p/>
        </draw:circle>
        <draw:circle draw:style-name="gr1" draw:text-style-name="P1" draw:layer="layout" svg:width="0.08cm" svg:height="0.08cm" svg:x="13.955cm" svg:y="11.693cm">
          <text:p/>
        </draw:circle>
        <draw:circle draw:style-name="gr1" draw:text-style-name="P1" draw:layer="layout" svg:width="0.08cm" svg:height="0.08cm" svg:x="14.209cm" svg:y="11.693cm">
          <text:p/>
        </draw:circle>
        <draw:circle draw:style-name="gr1" draw:text-style-name="P1" draw:layer="layout" svg:width="0.08cm" svg:height="0.08cm" svg:x="14.463cm" svg:y="11.693cm">
          <text:p/>
        </draw:circle>
        <draw:circle draw:style-name="gr1" draw:text-style-name="P1" draw:layer="layout" svg:width="0.08cm" svg:height="0.08cm" svg:x="14.717cm" svg:y="11.693cm">
          <text:p/>
        </draw:circle>
        <draw:circle draw:style-name="gr1" draw:text-style-name="P1" draw:layer="layout" svg:width="0.08cm" svg:height="0.08cm" svg:x="14.971cm" svg:y="11.693cm">
          <text:p/>
        </draw:circle>
        <draw:circle draw:style-name="gr1" draw:text-style-name="P1" draw:layer="layout" svg:width="0.08cm" svg:height="0.08cm" svg:x="15.225cm" svg:y="11.693cm">
          <text:p/>
        </draw:circle>
        <draw:circle draw:style-name="gr1" draw:text-style-name="P1" draw:layer="layout" svg:width="0.08cm" svg:height="0.08cm" svg:x="15.479cm" svg:y="11.693cm">
          <text:p/>
        </draw:circle>
        <draw:circle draw:style-name="gr1" draw:text-style-name="P1" draw:layer="layout" svg:width="0.08cm" svg:height="0.08cm" svg:x="15.733cm" svg:y="11.693cm">
          <text:p/>
        </draw:circle>
        <draw:circle draw:style-name="gr1" draw:text-style-name="P1" draw:layer="layout" svg:width="0.08cm" svg:height="0.08cm" svg:x="15.987cm" svg:y="11.693cm">
          <text:p/>
        </draw:circle>
        <draw:circle draw:style-name="gr1" draw:text-style-name="P1" draw:layer="layout" svg:width="0.08cm" svg:height="0.08cm" svg:x="16.241cm" svg:y="11.693cm">
          <text:p/>
        </draw:circle>
        <draw:circle draw:style-name="gr1" draw:text-style-name="P1" draw:layer="layout" svg:width="0.08cm" svg:height="0.08cm" svg:x="16.495cm" svg:y="11.693cm">
          <text:p/>
        </draw:circle>
        <draw:circle draw:style-name="gr1" draw:text-style-name="P1" draw:layer="layout" svg:width="0.08cm" svg:height="0.08cm" svg:x="16.749cm" svg:y="11.693cm">
          <text:p/>
        </draw:circle>
        <draw:circle draw:style-name="gr1" draw:text-style-name="P1" draw:layer="layout" svg:width="0.08cm" svg:height="0.08cm" svg:x="17.003cm" svg:y="11.693cm">
          <text:p/>
        </draw:circle>
        <draw:circle draw:style-name="gr1" draw:text-style-name="P1" draw:layer="layout" svg:width="0.08cm" svg:height="0.08cm" svg:x="17.257cm" svg:y="11.693cm">
          <text:p/>
        </draw:circle>
        <draw:circle draw:style-name="gr1" draw:text-style-name="P1" draw:layer="layout" svg:width="0.08cm" svg:height="0.08cm" svg:x="11.161cm" svg:y="11.947cm">
          <text:p/>
        </draw:circle>
        <draw:circle draw:style-name="gr1" draw:text-style-name="P1" draw:layer="layout" svg:width="0.08cm" svg:height="0.08cm" svg:x="11.415cm" svg:y="11.947cm">
          <text:p/>
        </draw:circle>
        <draw:circle draw:style-name="gr1" draw:text-style-name="P1" draw:layer="layout" svg:width="0.08cm" svg:height="0.08cm" svg:x="11.669cm" svg:y="11.947cm">
          <text:p/>
        </draw:circle>
        <draw:circle draw:style-name="gr1" draw:text-style-name="P1" draw:layer="layout" svg:width="0.08cm" svg:height="0.08cm" svg:x="11.923cm" svg:y="11.947cm">
          <text:p/>
        </draw:circle>
        <draw:circle draw:style-name="gr1" draw:text-style-name="P1" draw:layer="layout" svg:width="0.08cm" svg:height="0.08cm" svg:x="12.177cm" svg:y="11.947cm">
          <text:p/>
        </draw:circle>
        <draw:circle draw:style-name="gr1" draw:text-style-name="P1" draw:layer="layout" svg:width="0.08cm" svg:height="0.08cm" svg:x="12.431cm" svg:y="11.947cm">
          <text:p/>
        </draw:circle>
        <draw:circle draw:style-name="gr1" draw:text-style-name="P1" draw:layer="layout" svg:width="0.08cm" svg:height="0.08cm" svg:x="12.685cm" svg:y="11.947cm">
          <text:p/>
        </draw:circle>
        <draw:circle draw:style-name="gr1" draw:text-style-name="P1" draw:layer="layout" svg:width="0.08cm" svg:height="0.08cm" svg:x="12.939cm" svg:y="11.947cm">
          <text:p/>
        </draw:circle>
        <draw:circle draw:style-name="gr1" draw:text-style-name="P1" draw:layer="layout" svg:width="0.08cm" svg:height="0.08cm" svg:x="13.193cm" svg:y="11.947cm">
          <text:p/>
        </draw:circle>
        <draw:circle draw:style-name="gr1" draw:text-style-name="P1" draw:layer="layout" svg:width="0.08cm" svg:height="0.08cm" svg:x="13.447cm" svg:y="11.947cm">
          <text:p/>
        </draw:circle>
        <draw:circle draw:style-name="gr1" draw:text-style-name="P1" draw:layer="layout" svg:width="0.08cm" svg:height="0.08cm" svg:x="13.701cm" svg:y="11.947cm">
          <text:p/>
        </draw:circle>
        <draw:circle draw:style-name="gr1" draw:text-style-name="P1" draw:layer="layout" svg:width="0.08cm" svg:height="0.08cm" svg:x="13.955cm" svg:y="11.947cm">
          <text:p/>
        </draw:circle>
        <draw:circle draw:style-name="gr1" draw:text-style-name="P1" draw:layer="layout" svg:width="0.08cm" svg:height="0.08cm" svg:x="14.209cm" svg:y="11.947cm">
          <text:p/>
        </draw:circle>
        <draw:circle draw:style-name="gr1" draw:text-style-name="P1" draw:layer="layout" svg:width="0.08cm" svg:height="0.08cm" svg:x="14.463cm" svg:y="11.947cm">
          <text:p/>
        </draw:circle>
        <draw:circle draw:style-name="gr1" draw:text-style-name="P1" draw:layer="layout" svg:width="0.08cm" svg:height="0.08cm" svg:x="14.717cm" svg:y="11.947cm">
          <text:p/>
        </draw:circle>
        <draw:circle draw:style-name="gr1" draw:text-style-name="P1" draw:layer="layout" svg:width="0.08cm" svg:height="0.08cm" svg:x="14.971cm" svg:y="11.947cm">
          <text:p/>
        </draw:circle>
        <draw:circle draw:style-name="gr1" draw:text-style-name="P1" draw:layer="layout" svg:width="0.08cm" svg:height="0.08cm" svg:x="15.225cm" svg:y="11.947cm">
          <text:p/>
        </draw:circle>
        <draw:circle draw:style-name="gr1" draw:text-style-name="P1" draw:layer="layout" svg:width="0.08cm" svg:height="0.08cm" svg:x="15.479cm" svg:y="11.947cm">
          <text:p/>
        </draw:circle>
        <draw:circle draw:style-name="gr1" draw:text-style-name="P1" draw:layer="layout" svg:width="0.08cm" svg:height="0.08cm" svg:x="15.733cm" svg:y="11.947cm">
          <text:p/>
        </draw:circle>
        <draw:circle draw:style-name="gr1" draw:text-style-name="P1" draw:layer="layout" svg:width="0.08cm" svg:height="0.08cm" svg:x="15.987cm" svg:y="11.947cm">
          <text:p/>
        </draw:circle>
        <draw:circle draw:style-name="gr1" draw:text-style-name="P1" draw:layer="layout" svg:width="0.08cm" svg:height="0.08cm" svg:x="16.241cm" svg:y="11.947cm">
          <text:p/>
        </draw:circle>
        <draw:circle draw:style-name="gr1" draw:text-style-name="P1" draw:layer="layout" svg:width="0.08cm" svg:height="0.08cm" svg:x="16.495cm" svg:y="11.947cm">
          <text:p/>
        </draw:circle>
        <draw:circle draw:style-name="gr1" draw:text-style-name="P1" draw:layer="layout" svg:width="0.08cm" svg:height="0.08cm" svg:x="16.749cm" svg:y="11.947cm">
          <text:p/>
        </draw:circle>
        <draw:circle draw:style-name="gr1" draw:text-style-name="P1" draw:layer="layout" svg:width="0.08cm" svg:height="0.08cm" svg:x="17.003cm" svg:y="11.947cm">
          <text:p/>
        </draw:circle>
        <draw:circle draw:style-name="gr1" draw:text-style-name="P1" draw:layer="layout" svg:width="0.08cm" svg:height="0.08cm" svg:x="17.257cm" svg:y="11.947cm">
          <text:p/>
        </draw:circle>
        <draw:circle draw:style-name="gr1" draw:text-style-name="P1" draw:layer="layout" svg:width="0.08cm" svg:height="0.08cm" svg:x="11.161cm" svg:y="12.201cm">
          <text:p/>
        </draw:circle>
        <draw:circle draw:style-name="gr1" draw:text-style-name="P1" draw:layer="layout" svg:width="0.08cm" svg:height="0.08cm" svg:x="11.415cm" svg:y="12.201cm">
          <text:p/>
        </draw:circle>
        <draw:circle draw:style-name="gr1" draw:text-style-name="P1" draw:layer="layout" svg:width="0.08cm" svg:height="0.08cm" svg:x="11.669cm" svg:y="12.201cm">
          <text:p/>
        </draw:circle>
        <draw:circle draw:style-name="gr1" draw:text-style-name="P1" draw:layer="layout" svg:width="0.08cm" svg:height="0.08cm" svg:x="11.923cm" svg:y="12.201cm">
          <text:p/>
        </draw:circle>
        <draw:circle draw:style-name="gr1" draw:text-style-name="P1" draw:layer="layout" svg:width="0.08cm" svg:height="0.08cm" svg:x="12.177cm" svg:y="12.201cm">
          <text:p/>
        </draw:circle>
        <draw:circle draw:style-name="gr1" draw:text-style-name="P1" draw:layer="layout" svg:width="0.08cm" svg:height="0.08cm" svg:x="12.431cm" svg:y="12.201cm">
          <text:p/>
        </draw:circle>
        <draw:circle draw:style-name="gr1" draw:text-style-name="P1" draw:layer="layout" svg:width="0.08cm" svg:height="0.08cm" svg:x="12.685cm" svg:y="12.201cm">
          <text:p/>
        </draw:circle>
        <draw:circle draw:style-name="gr1" draw:text-style-name="P1" draw:layer="layout" svg:width="0.08cm" svg:height="0.08cm" svg:x="12.939cm" svg:y="12.201cm">
          <text:p/>
        </draw:circle>
        <draw:circle draw:style-name="gr1" draw:text-style-name="P1" draw:layer="layout" svg:width="0.08cm" svg:height="0.08cm" svg:x="13.193cm" svg:y="12.201cm">
          <text:p/>
        </draw:circle>
        <draw:circle draw:style-name="gr1" draw:text-style-name="P1" draw:layer="layout" svg:width="0.08cm" svg:height="0.08cm" svg:x="13.447cm" svg:y="12.201cm">
          <text:p/>
        </draw:circle>
        <draw:circle draw:style-name="gr1" draw:text-style-name="P1" draw:layer="layout" svg:width="0.08cm" svg:height="0.08cm" svg:x="13.701cm" svg:y="12.201cm">
          <text:p/>
        </draw:circle>
        <draw:circle draw:style-name="gr1" draw:text-style-name="P1" draw:layer="layout" svg:width="0.08cm" svg:height="0.08cm" svg:x="13.955cm" svg:y="12.201cm">
          <text:p/>
        </draw:circle>
        <draw:circle draw:style-name="gr1" draw:text-style-name="P1" draw:layer="layout" svg:width="0.08cm" svg:height="0.08cm" svg:x="14.209cm" svg:y="12.201cm">
          <text:p/>
        </draw:circle>
        <draw:circle draw:style-name="gr1" draw:text-style-name="P1" draw:layer="layout" svg:width="0.08cm" svg:height="0.08cm" svg:x="14.463cm" svg:y="12.201cm">
          <text:p/>
        </draw:circle>
        <draw:circle draw:style-name="gr1" draw:text-style-name="P1" draw:layer="layout" svg:width="0.08cm" svg:height="0.08cm" svg:x="14.717cm" svg:y="12.201cm">
          <text:p/>
        </draw:circle>
        <draw:circle draw:style-name="gr1" draw:text-style-name="P1" draw:layer="layout" svg:width="0.08cm" svg:height="0.08cm" svg:x="14.971cm" svg:y="12.201cm">
          <text:p/>
        </draw:circle>
        <draw:circle draw:style-name="gr1" draw:text-style-name="P1" draw:layer="layout" svg:width="0.08cm" svg:height="0.08cm" svg:x="15.225cm" svg:y="12.201cm">
          <text:p/>
        </draw:circle>
        <draw:circle draw:style-name="gr1" draw:text-style-name="P1" draw:layer="layout" svg:width="0.08cm" svg:height="0.08cm" svg:x="15.479cm" svg:y="12.201cm">
          <text:p/>
        </draw:circle>
        <draw:circle draw:style-name="gr1" draw:text-style-name="P1" draw:layer="layout" svg:width="0.08cm" svg:height="0.08cm" svg:x="15.733cm" svg:y="12.201cm">
          <text:p/>
        </draw:circle>
        <draw:circle draw:style-name="gr1" draw:text-style-name="P1" draw:layer="layout" svg:width="0.08cm" svg:height="0.08cm" svg:x="15.987cm" svg:y="12.201cm">
          <text:p/>
        </draw:circle>
        <draw:circle draw:style-name="gr1" draw:text-style-name="P1" draw:layer="layout" svg:width="0.08cm" svg:height="0.08cm" svg:x="16.241cm" svg:y="12.201cm">
          <text:p/>
        </draw:circle>
        <draw:circle draw:style-name="gr1" draw:text-style-name="P1" draw:layer="layout" svg:width="0.08cm" svg:height="0.08cm" svg:x="16.495cm" svg:y="12.201cm">
          <text:p/>
        </draw:circle>
        <draw:circle draw:style-name="gr1" draw:text-style-name="P1" draw:layer="layout" svg:width="0.08cm" svg:height="0.08cm" svg:x="16.749cm" svg:y="12.201cm">
          <text:p/>
        </draw:circle>
        <draw:circle draw:style-name="gr1" draw:text-style-name="P1" draw:layer="layout" svg:width="0.08cm" svg:height="0.08cm" svg:x="17.003cm" svg:y="12.201cm">
          <text:p/>
        </draw:circle>
        <draw:circle draw:style-name="gr1" draw:text-style-name="P1" draw:layer="layout" svg:width="0.08cm" svg:height="0.08cm" svg:x="17.257cm" svg:y="12.201cm">
          <text:p/>
        </draw:circle>
        <draw:circle draw:style-name="gr1" draw:text-style-name="P1" draw:layer="layout" svg:width="0.08cm" svg:height="0.08cm" svg:x="11.161cm" svg:y="12.455cm">
          <text:p/>
        </draw:circle>
        <draw:circle draw:style-name="gr1" draw:text-style-name="P1" draw:layer="layout" svg:width="0.08cm" svg:height="0.08cm" svg:x="11.415cm" svg:y="12.455cm">
          <text:p/>
        </draw:circle>
        <draw:circle draw:style-name="gr1" draw:text-style-name="P1" draw:layer="layout" svg:width="0.08cm" svg:height="0.08cm" svg:x="11.669cm" svg:y="12.455cm">
          <text:p/>
        </draw:circle>
        <draw:circle draw:style-name="gr1" draw:text-style-name="P1" draw:layer="layout" svg:width="0.08cm" svg:height="0.08cm" svg:x="11.923cm" svg:y="12.455cm">
          <text:p/>
        </draw:circle>
        <draw:circle draw:style-name="gr1" draw:text-style-name="P1" draw:layer="layout" svg:width="0.08cm" svg:height="0.08cm" svg:x="12.177cm" svg:y="12.455cm">
          <text:p/>
        </draw:circle>
        <draw:circle draw:style-name="gr1" draw:text-style-name="P1" draw:layer="layout" svg:width="0.08cm" svg:height="0.08cm" svg:x="12.431cm" svg:y="12.455cm">
          <text:p/>
        </draw:circle>
        <draw:circle draw:style-name="gr1" draw:text-style-name="P1" draw:layer="layout" svg:width="0.08cm" svg:height="0.08cm" svg:x="12.685cm" svg:y="12.455cm">
          <text:p/>
        </draw:circle>
        <draw:circle draw:style-name="gr1" draw:text-style-name="P1" draw:layer="layout" svg:width="0.08cm" svg:height="0.08cm" svg:x="12.939cm" svg:y="12.455cm">
          <text:p/>
        </draw:circle>
        <draw:circle draw:style-name="gr1" draw:text-style-name="P1" draw:layer="layout" svg:width="0.08cm" svg:height="0.08cm" svg:x="13.193cm" svg:y="12.455cm">
          <text:p/>
        </draw:circle>
        <draw:circle draw:style-name="gr1" draw:text-style-name="P1" draw:layer="layout" svg:width="0.08cm" svg:height="0.08cm" svg:x="13.447cm" svg:y="12.455cm">
          <text:p/>
        </draw:circle>
        <draw:circle draw:style-name="gr1" draw:text-style-name="P1" draw:layer="layout" svg:width="0.08cm" svg:height="0.08cm" svg:x="13.701cm" svg:y="12.455cm">
          <text:p/>
        </draw:circle>
        <draw:circle draw:style-name="gr1" draw:text-style-name="P1" draw:layer="layout" svg:width="0.08cm" svg:height="0.08cm" svg:x="13.955cm" svg:y="12.455cm">
          <text:p/>
        </draw:circle>
        <draw:circle draw:style-name="gr1" draw:text-style-name="P1" draw:layer="layout" svg:width="0.08cm" svg:height="0.08cm" svg:x="14.209cm" svg:y="12.455cm">
          <text:p/>
        </draw:circle>
        <draw:circle draw:style-name="gr1" draw:text-style-name="P1" draw:layer="layout" svg:width="0.08cm" svg:height="0.08cm" svg:x="14.463cm" svg:y="12.455cm">
          <text:p/>
        </draw:circle>
        <draw:circle draw:style-name="gr1" draw:text-style-name="P1" draw:layer="layout" svg:width="0.08cm" svg:height="0.08cm" svg:x="14.717cm" svg:y="12.455cm">
          <text:p/>
        </draw:circle>
        <draw:circle draw:style-name="gr1" draw:text-style-name="P1" draw:layer="layout" svg:width="0.08cm" svg:height="0.08cm" svg:x="14.971cm" svg:y="12.455cm">
          <text:p/>
        </draw:circle>
        <draw:circle draw:style-name="gr1" draw:text-style-name="P1" draw:layer="layout" svg:width="0.08cm" svg:height="0.08cm" svg:x="15.225cm" svg:y="12.455cm">
          <text:p/>
        </draw:circle>
        <draw:circle draw:style-name="gr1" draw:text-style-name="P1" draw:layer="layout" svg:width="0.08cm" svg:height="0.08cm" svg:x="15.479cm" svg:y="12.455cm">
          <text:p/>
        </draw:circle>
        <draw:circle draw:style-name="gr1" draw:text-style-name="P1" draw:layer="layout" svg:width="0.08cm" svg:height="0.08cm" svg:x="15.733cm" svg:y="12.455cm">
          <text:p/>
        </draw:circle>
        <draw:circle draw:style-name="gr1" draw:text-style-name="P1" draw:layer="layout" svg:width="0.08cm" svg:height="0.08cm" svg:x="15.987cm" svg:y="12.455cm">
          <text:p/>
        </draw:circle>
        <draw:circle draw:style-name="gr1" draw:text-style-name="P1" draw:layer="layout" svg:width="0.08cm" svg:height="0.08cm" svg:x="16.241cm" svg:y="12.455cm">
          <text:p/>
        </draw:circle>
        <draw:circle draw:style-name="gr1" draw:text-style-name="P1" draw:layer="layout" svg:width="0.08cm" svg:height="0.08cm" svg:x="16.495cm" svg:y="12.455cm">
          <text:p/>
        </draw:circle>
        <draw:circle draw:style-name="gr1" draw:text-style-name="P1" draw:layer="layout" svg:width="0.08cm" svg:height="0.08cm" svg:x="16.749cm" svg:y="12.455cm">
          <text:p/>
        </draw:circle>
        <draw:circle draw:style-name="gr1" draw:text-style-name="P1" draw:layer="layout" svg:width="0.08cm" svg:height="0.08cm" svg:x="17.003cm" svg:y="12.455cm">
          <text:p/>
        </draw:circle>
        <draw:circle draw:style-name="gr1" draw:text-style-name="P1" draw:layer="layout" svg:width="0.08cm" svg:height="0.08cm" svg:x="17.257cm" svg:y="12.455cm">
          <text:p/>
        </draw:circle>
        <draw:circle draw:style-name="gr1" draw:text-style-name="P1" draw:layer="layout" svg:width="0.08cm" svg:height="0.08cm" svg:x="11.161cm" svg:y="12.709cm">
          <text:p/>
        </draw:circle>
        <draw:circle draw:style-name="gr1" draw:text-style-name="P1" draw:layer="layout" svg:width="0.08cm" svg:height="0.08cm" svg:x="11.415cm" svg:y="12.709cm">
          <text:p/>
        </draw:circle>
        <draw:circle draw:style-name="gr1" draw:text-style-name="P1" draw:layer="layout" svg:width="0.08cm" svg:height="0.08cm" svg:x="11.669cm" svg:y="12.709cm">
          <text:p/>
        </draw:circle>
        <draw:circle draw:style-name="gr1" draw:text-style-name="P1" draw:layer="layout" svg:width="0.08cm" svg:height="0.08cm" svg:x="11.923cm" svg:y="12.709cm">
          <text:p/>
        </draw:circle>
        <draw:circle draw:style-name="gr1" draw:text-style-name="P1" draw:layer="layout" svg:width="0.08cm" svg:height="0.08cm" svg:x="12.177cm" svg:y="12.709cm">
          <text:p/>
        </draw:circle>
        <draw:circle draw:style-name="gr1" draw:text-style-name="P1" draw:layer="layout" svg:width="0.08cm" svg:height="0.08cm" svg:x="12.431cm" svg:y="12.709cm">
          <text:p/>
        </draw:circle>
        <draw:circle draw:style-name="gr1" draw:text-style-name="P1" draw:layer="layout" svg:width="0.08cm" svg:height="0.08cm" svg:x="12.685cm" svg:y="12.709cm">
          <text:p/>
        </draw:circle>
        <draw:circle draw:style-name="gr1" draw:text-style-name="P1" draw:layer="layout" svg:width="0.08cm" svg:height="0.08cm" svg:x="12.939cm" svg:y="12.709cm">
          <text:p/>
        </draw:circle>
        <draw:circle draw:style-name="gr1" draw:text-style-name="P1" draw:layer="layout" svg:width="0.08cm" svg:height="0.08cm" svg:x="13.193cm" svg:y="12.709cm">
          <text:p/>
        </draw:circle>
        <draw:circle draw:style-name="gr1" draw:text-style-name="P1" draw:layer="layout" svg:width="0.08cm" svg:height="0.08cm" svg:x="13.447cm" svg:y="12.709cm">
          <text:p/>
        </draw:circle>
        <draw:circle draw:style-name="gr1" draw:text-style-name="P1" draw:layer="layout" svg:width="0.08cm" svg:height="0.08cm" svg:x="13.701cm" svg:y="12.709cm">
          <text:p/>
        </draw:circle>
        <draw:circle draw:style-name="gr1" draw:text-style-name="P1" draw:layer="layout" svg:width="0.08cm" svg:height="0.08cm" svg:x="13.955cm" svg:y="12.709cm">
          <text:p/>
        </draw:circle>
        <draw:circle draw:style-name="gr1" draw:text-style-name="P1" draw:layer="layout" svg:width="0.08cm" svg:height="0.08cm" svg:x="14.209cm" svg:y="12.709cm">
          <text:p/>
        </draw:circle>
        <draw:circle draw:style-name="gr1" draw:text-style-name="P1" draw:layer="layout" svg:width="0.08cm" svg:height="0.08cm" svg:x="14.463cm" svg:y="12.709cm">
          <text:p/>
        </draw:circle>
        <draw:circle draw:style-name="gr1" draw:text-style-name="P1" draw:layer="layout" svg:width="0.08cm" svg:height="0.08cm" svg:x="14.717cm" svg:y="12.709cm">
          <text:p/>
        </draw:circle>
        <draw:circle draw:style-name="gr1" draw:text-style-name="P1" draw:layer="layout" svg:width="0.08cm" svg:height="0.08cm" svg:x="14.971cm" svg:y="12.709cm">
          <text:p/>
        </draw:circle>
        <draw:circle draw:style-name="gr1" draw:text-style-name="P1" draw:layer="layout" svg:width="0.08cm" svg:height="0.08cm" svg:x="15.225cm" svg:y="12.709cm">
          <text:p/>
        </draw:circle>
        <draw:circle draw:style-name="gr1" draw:text-style-name="P1" draw:layer="layout" svg:width="0.08cm" svg:height="0.08cm" svg:x="15.479cm" svg:y="12.709cm">
          <text:p/>
        </draw:circle>
        <draw:circle draw:style-name="gr1" draw:text-style-name="P1" draw:layer="layout" svg:width="0.08cm" svg:height="0.08cm" svg:x="15.733cm" svg:y="12.709cm">
          <text:p/>
        </draw:circle>
        <draw:circle draw:style-name="gr1" draw:text-style-name="P1" draw:layer="layout" svg:width="0.08cm" svg:height="0.08cm" svg:x="15.987cm" svg:y="12.709cm">
          <text:p/>
        </draw:circle>
        <draw:circle draw:style-name="gr1" draw:text-style-name="P1" draw:layer="layout" svg:width="0.08cm" svg:height="0.08cm" svg:x="16.241cm" svg:y="12.709cm">
          <text:p/>
        </draw:circle>
        <draw:circle draw:style-name="gr1" draw:text-style-name="P1" draw:layer="layout" svg:width="0.08cm" svg:height="0.08cm" svg:x="16.495cm" svg:y="12.709cm">
          <text:p/>
        </draw:circle>
        <draw:circle draw:style-name="gr1" draw:text-style-name="P1" draw:layer="layout" svg:width="0.08cm" svg:height="0.08cm" svg:x="16.749cm" svg:y="12.709cm">
          <text:p/>
        </draw:circle>
        <draw:circle draw:style-name="gr1" draw:text-style-name="P1" draw:layer="layout" svg:width="0.08cm" svg:height="0.08cm" svg:x="17.003cm" svg:y="12.709cm">
          <text:p/>
        </draw:circle>
        <draw:circle draw:style-name="gr1" draw:text-style-name="P1" draw:layer="layout" svg:width="0.08cm" svg:height="0.08cm" svg:x="17.257cm" svg:y="12.709cm">
          <text:p/>
        </draw:circle>
        <draw:circle draw:style-name="gr1" draw:text-style-name="P1" draw:layer="layout" svg:width="0.08cm" svg:height="0.08cm" svg:x="11.161cm" svg:y="12.963cm">
          <text:p/>
        </draw:circle>
        <draw:circle draw:style-name="gr1" draw:text-style-name="P1" draw:layer="layout" svg:width="0.08cm" svg:height="0.08cm" svg:x="11.415cm" svg:y="12.963cm">
          <text:p/>
        </draw:circle>
        <draw:circle draw:style-name="gr1" draw:text-style-name="P1" draw:layer="layout" svg:width="0.08cm" svg:height="0.08cm" svg:x="11.669cm" svg:y="12.963cm">
          <text:p/>
        </draw:circle>
        <draw:circle draw:style-name="gr1" draw:text-style-name="P1" draw:layer="layout" svg:width="0.08cm" svg:height="0.08cm" svg:x="11.923cm" svg:y="12.963cm">
          <text:p/>
        </draw:circle>
        <draw:circle draw:style-name="gr1" draw:text-style-name="P1" draw:layer="layout" svg:width="0.08cm" svg:height="0.08cm" svg:x="12.177cm" svg:y="12.963cm">
          <text:p/>
        </draw:circle>
        <draw:circle draw:style-name="gr1" draw:text-style-name="P1" draw:layer="layout" svg:width="0.08cm" svg:height="0.08cm" svg:x="12.431cm" svg:y="12.963cm">
          <text:p/>
        </draw:circle>
        <draw:circle draw:style-name="gr1" draw:text-style-name="P1" draw:layer="layout" svg:width="0.08cm" svg:height="0.08cm" svg:x="12.685cm" svg:y="12.963cm">
          <text:p/>
        </draw:circle>
        <draw:circle draw:style-name="gr1" draw:text-style-name="P1" draw:layer="layout" svg:width="0.08cm" svg:height="0.08cm" svg:x="12.939cm" svg:y="12.963cm">
          <text:p/>
        </draw:circle>
        <draw:circle draw:style-name="gr1" draw:text-style-name="P1" draw:layer="layout" svg:width="0.08cm" svg:height="0.08cm" svg:x="13.193cm" svg:y="12.963cm">
          <text:p/>
        </draw:circle>
        <draw:circle draw:style-name="gr1" draw:text-style-name="P1" draw:layer="layout" svg:width="0.08cm" svg:height="0.08cm" svg:x="13.447cm" svg:y="12.963cm">
          <text:p/>
        </draw:circle>
        <draw:circle draw:style-name="gr1" draw:text-style-name="P1" draw:layer="layout" svg:width="0.08cm" svg:height="0.08cm" svg:x="13.701cm" svg:y="12.963cm">
          <text:p/>
        </draw:circle>
        <draw:circle draw:style-name="gr1" draw:text-style-name="P1" draw:layer="layout" svg:width="0.08cm" svg:height="0.08cm" svg:x="13.955cm" svg:y="12.963cm">
          <text:p/>
        </draw:circle>
        <draw:circle draw:style-name="gr1" draw:text-style-name="P1" draw:layer="layout" svg:width="0.08cm" svg:height="0.08cm" svg:x="14.209cm" svg:y="12.963cm">
          <text:p/>
        </draw:circle>
        <draw:circle draw:style-name="gr1" draw:text-style-name="P1" draw:layer="layout" svg:width="0.08cm" svg:height="0.08cm" svg:x="14.463cm" svg:y="12.963cm">
          <text:p/>
        </draw:circle>
        <draw:circle draw:style-name="gr1" draw:text-style-name="P1" draw:layer="layout" svg:width="0.08cm" svg:height="0.08cm" svg:x="14.717cm" svg:y="12.963cm">
          <text:p/>
        </draw:circle>
        <draw:circle draw:style-name="gr1" draw:text-style-name="P1" draw:layer="layout" svg:width="0.08cm" svg:height="0.08cm" svg:x="14.971cm" svg:y="12.963cm">
          <text:p/>
        </draw:circle>
        <draw:circle draw:style-name="gr1" draw:text-style-name="P1" draw:layer="layout" svg:width="0.08cm" svg:height="0.08cm" svg:x="15.225cm" svg:y="12.963cm">
          <text:p/>
        </draw:circle>
        <draw:circle draw:style-name="gr1" draw:text-style-name="P1" draw:layer="layout" svg:width="0.08cm" svg:height="0.08cm" svg:x="15.479cm" svg:y="12.963cm">
          <text:p/>
        </draw:circle>
        <draw:circle draw:style-name="gr1" draw:text-style-name="P1" draw:layer="layout" svg:width="0.08cm" svg:height="0.08cm" svg:x="15.733cm" svg:y="12.963cm">
          <text:p/>
        </draw:circle>
        <draw:circle draw:style-name="gr1" draw:text-style-name="P1" draw:layer="layout" svg:width="0.08cm" svg:height="0.08cm" svg:x="15.987cm" svg:y="12.963cm">
          <text:p/>
        </draw:circle>
        <draw:circle draw:style-name="gr1" draw:text-style-name="P1" draw:layer="layout" svg:width="0.08cm" svg:height="0.08cm" svg:x="16.241cm" svg:y="12.963cm">
          <text:p/>
        </draw:circle>
        <draw:circle draw:style-name="gr1" draw:text-style-name="P1" draw:layer="layout" svg:width="0.08cm" svg:height="0.08cm" svg:x="16.495cm" svg:y="12.963cm">
          <text:p/>
        </draw:circle>
        <draw:circle draw:style-name="gr1" draw:text-style-name="P1" draw:layer="layout" svg:width="0.08cm" svg:height="0.08cm" svg:x="16.749cm" svg:y="12.963cm">
          <text:p/>
        </draw:circle>
        <draw:circle draw:style-name="gr1" draw:text-style-name="P1" draw:layer="layout" svg:width="0.08cm" svg:height="0.08cm" svg:x="17.003cm" svg:y="12.963cm">
          <text:p/>
        </draw:circle>
        <draw:circle draw:style-name="gr1" draw:text-style-name="P1" draw:layer="layout" svg:width="0.08cm" svg:height="0.08cm" svg:x="17.257cm" svg:y="12.963cm">
          <text:p/>
        </draw:circle>
        <draw:circle draw:style-name="gr1" draw:text-style-name="P1" draw:layer="layout" svg:width="0.08cm" svg:height="0.08cm" svg:x="11.161cm" svg:y="12.963cm">
          <text:p/>
        </draw:circle>
        <draw:circle draw:style-name="gr1" draw:text-style-name="P1" draw:layer="layout" svg:width="0.08cm" svg:height="0.08cm" svg:x="11.415cm" svg:y="12.963cm">
          <text:p/>
        </draw:circle>
        <draw:circle draw:style-name="gr1" draw:text-style-name="P1" draw:layer="layout" svg:width="0.08cm" svg:height="0.08cm" svg:x="11.669cm" svg:y="12.963cm">
          <text:p/>
        </draw:circle>
        <draw:circle draw:style-name="gr1" draw:text-style-name="P1" draw:layer="layout" svg:width="0.08cm" svg:height="0.08cm" svg:x="11.923cm" svg:y="12.963cm">
          <text:p/>
        </draw:circle>
        <draw:circle draw:style-name="gr1" draw:text-style-name="P1" draw:layer="layout" svg:width="0.08cm" svg:height="0.08cm" svg:x="12.177cm" svg:y="12.963cm">
          <text:p/>
        </draw:circle>
        <draw:circle draw:style-name="gr1" draw:text-style-name="P1" draw:layer="layout" svg:width="0.08cm" svg:height="0.08cm" svg:x="12.431cm" svg:y="12.963cm">
          <text:p/>
        </draw:circle>
        <draw:circle draw:style-name="gr1" draw:text-style-name="P1" draw:layer="layout" svg:width="0.08cm" svg:height="0.08cm" svg:x="12.685cm" svg:y="12.963cm">
          <text:p/>
        </draw:circle>
        <draw:circle draw:style-name="gr1" draw:text-style-name="P1" draw:layer="layout" svg:width="0.08cm" svg:height="0.08cm" svg:x="12.939cm" svg:y="12.963cm">
          <text:p/>
        </draw:circle>
        <draw:circle draw:style-name="gr1" draw:text-style-name="P1" draw:layer="layout" svg:width="0.08cm" svg:height="0.08cm" svg:x="13.193cm" svg:y="12.963cm">
          <text:p/>
        </draw:circle>
        <draw:circle draw:style-name="gr1" draw:text-style-name="P1" draw:layer="layout" svg:width="0.08cm" svg:height="0.08cm" svg:x="13.447cm" svg:y="12.963cm">
          <text:p/>
        </draw:circle>
        <draw:circle draw:style-name="gr1" draw:text-style-name="P1" draw:layer="layout" svg:width="0.08cm" svg:height="0.08cm" svg:x="13.701cm" svg:y="12.963cm">
          <text:p/>
        </draw:circle>
        <draw:circle draw:style-name="gr1" draw:text-style-name="P1" draw:layer="layout" svg:width="0.08cm" svg:height="0.08cm" svg:x="13.955cm" svg:y="12.963cm">
          <text:p/>
        </draw:circle>
        <draw:circle draw:style-name="gr1" draw:text-style-name="P1" draw:layer="layout" svg:width="0.08cm" svg:height="0.08cm" svg:x="14.209cm" svg:y="12.963cm">
          <text:p/>
        </draw:circle>
        <draw:circle draw:style-name="gr1" draw:text-style-name="P1" draw:layer="layout" svg:width="0.08cm" svg:height="0.08cm" svg:x="14.463cm" svg:y="12.963cm">
          <text:p/>
        </draw:circle>
        <draw:circle draw:style-name="gr1" draw:text-style-name="P1" draw:layer="layout" svg:width="0.08cm" svg:height="0.08cm" svg:x="14.717cm" svg:y="12.963cm">
          <text:p/>
        </draw:circle>
        <draw:circle draw:style-name="gr1" draw:text-style-name="P1" draw:layer="layout" svg:width="0.08cm" svg:height="0.08cm" svg:x="14.971cm" svg:y="12.963cm">
          <text:p/>
        </draw:circle>
        <draw:circle draw:style-name="gr1" draw:text-style-name="P1" draw:layer="layout" svg:width="0.08cm" svg:height="0.08cm" svg:x="15.225cm" svg:y="12.963cm">
          <text:p/>
        </draw:circle>
        <draw:circle draw:style-name="gr1" draw:text-style-name="P1" draw:layer="layout" svg:width="0.08cm" svg:height="0.08cm" svg:x="15.479cm" svg:y="12.963cm">
          <text:p/>
        </draw:circle>
        <draw:circle draw:style-name="gr1" draw:text-style-name="P1" draw:layer="layout" svg:width="0.08cm" svg:height="0.08cm" svg:x="15.733cm" svg:y="12.963cm">
          <text:p/>
        </draw:circle>
        <draw:circle draw:style-name="gr1" draw:text-style-name="P1" draw:layer="layout" svg:width="0.08cm" svg:height="0.08cm" svg:x="15.987cm" svg:y="12.963cm">
          <text:p/>
        </draw:circle>
        <draw:circle draw:style-name="gr1" draw:text-style-name="P1" draw:layer="layout" svg:width="0.08cm" svg:height="0.08cm" svg:x="16.241cm" svg:y="12.963cm">
          <text:p/>
        </draw:circle>
        <draw:circle draw:style-name="gr1" draw:text-style-name="P1" draw:layer="layout" svg:width="0.08cm" svg:height="0.08cm" svg:x="16.495cm" svg:y="12.963cm">
          <text:p/>
        </draw:circle>
        <draw:circle draw:style-name="gr1" draw:text-style-name="P1" draw:layer="layout" svg:width="0.08cm" svg:height="0.08cm" svg:x="16.749cm" svg:y="12.963cm">
          <text:p/>
        </draw:circle>
        <draw:circle draw:style-name="gr1" draw:text-style-name="P1" draw:layer="layout" svg:width="0.08cm" svg:height="0.08cm" svg:x="17.003cm" svg:y="12.963cm">
          <text:p/>
        </draw:circle>
        <draw:circle draw:style-name="gr1" draw:text-style-name="P1" draw:layer="layout" svg:width="0.08cm" svg:height="0.08cm" svg:x="17.257cm" svg:y="12.963cm">
          <text:p/>
        </draw:circle>
        <draw:circle draw:style-name="gr1" draw:text-style-name="P1" draw:layer="layout" svg:width="0.08cm" svg:height="0.08cm" svg:x="11.161cm" svg:y="13.217cm">
          <text:p/>
        </draw:circle>
        <draw:circle draw:style-name="gr1" draw:text-style-name="P1" draw:layer="layout" svg:width="0.08cm" svg:height="0.08cm" svg:x="11.415cm" svg:y="13.217cm">
          <text:p/>
        </draw:circle>
        <draw:circle draw:style-name="gr1" draw:text-style-name="P1" draw:layer="layout" svg:width="0.08cm" svg:height="0.08cm" svg:x="11.669cm" svg:y="13.217cm">
          <text:p/>
        </draw:circle>
        <draw:circle draw:style-name="gr1" draw:text-style-name="P1" draw:layer="layout" svg:width="0.08cm" svg:height="0.08cm" svg:x="11.923cm" svg:y="13.217cm">
          <text:p/>
        </draw:circle>
        <draw:circle draw:style-name="gr1" draw:text-style-name="P1" draw:layer="layout" svg:width="0.08cm" svg:height="0.08cm" svg:x="12.177cm" svg:y="13.217cm">
          <text:p/>
        </draw:circle>
        <draw:circle draw:style-name="gr1" draw:text-style-name="P1" draw:layer="layout" svg:width="0.08cm" svg:height="0.08cm" svg:x="12.431cm" svg:y="13.217cm">
          <text:p/>
        </draw:circle>
        <draw:circle draw:style-name="gr1" draw:text-style-name="P1" draw:layer="layout" svg:width="0.08cm" svg:height="0.08cm" svg:x="12.685cm" svg:y="13.217cm">
          <text:p/>
        </draw:circle>
        <draw:circle draw:style-name="gr1" draw:text-style-name="P1" draw:layer="layout" svg:width="0.08cm" svg:height="0.08cm" svg:x="12.939cm" svg:y="13.217cm">
          <text:p/>
        </draw:circle>
        <draw:circle draw:style-name="gr1" draw:text-style-name="P1" draw:layer="layout" svg:width="0.08cm" svg:height="0.08cm" svg:x="13.193cm" svg:y="13.217cm">
          <text:p/>
        </draw:circle>
        <draw:circle draw:style-name="gr1" draw:text-style-name="P1" draw:layer="layout" svg:width="0.08cm" svg:height="0.08cm" svg:x="13.447cm" svg:y="13.217cm">
          <text:p/>
        </draw:circle>
        <draw:circle draw:style-name="gr1" draw:text-style-name="P1" draw:layer="layout" svg:width="0.08cm" svg:height="0.08cm" svg:x="13.701cm" svg:y="13.217cm">
          <text:p/>
        </draw:circle>
        <draw:circle draw:style-name="gr1" draw:text-style-name="P1" draw:layer="layout" svg:width="0.08cm" svg:height="0.08cm" svg:x="13.955cm" svg:y="13.217cm">
          <text:p/>
        </draw:circle>
        <draw:circle draw:style-name="gr1" draw:text-style-name="P1" draw:layer="layout" svg:width="0.08cm" svg:height="0.08cm" svg:x="14.209cm" svg:y="13.217cm">
          <text:p/>
        </draw:circle>
        <draw:circle draw:style-name="gr1" draw:text-style-name="P1" draw:layer="layout" svg:width="0.08cm" svg:height="0.08cm" svg:x="14.463cm" svg:y="13.217cm">
          <text:p/>
        </draw:circle>
        <draw:circle draw:style-name="gr1" draw:text-style-name="P1" draw:layer="layout" svg:width="0.08cm" svg:height="0.08cm" svg:x="14.717cm" svg:y="13.217cm">
          <text:p/>
        </draw:circle>
        <draw:circle draw:style-name="gr1" draw:text-style-name="P1" draw:layer="layout" svg:width="0.08cm" svg:height="0.08cm" svg:x="14.971cm" svg:y="13.217cm">
          <text:p/>
        </draw:circle>
        <draw:circle draw:style-name="gr1" draw:text-style-name="P1" draw:layer="layout" svg:width="0.08cm" svg:height="0.08cm" svg:x="15.225cm" svg:y="13.217cm">
          <text:p/>
        </draw:circle>
        <draw:circle draw:style-name="gr1" draw:text-style-name="P1" draw:layer="layout" svg:width="0.08cm" svg:height="0.08cm" svg:x="15.479cm" svg:y="13.217cm">
          <text:p/>
        </draw:circle>
        <draw:circle draw:style-name="gr1" draw:text-style-name="P1" draw:layer="layout" svg:width="0.08cm" svg:height="0.08cm" svg:x="15.733cm" svg:y="13.217cm">
          <text:p/>
        </draw:circle>
        <draw:circle draw:style-name="gr1" draw:text-style-name="P1" draw:layer="layout" svg:width="0.08cm" svg:height="0.08cm" svg:x="15.987cm" svg:y="13.217cm">
          <text:p/>
        </draw:circle>
        <draw:circle draw:style-name="gr1" draw:text-style-name="P1" draw:layer="layout" svg:width="0.08cm" svg:height="0.08cm" svg:x="16.241cm" svg:y="13.217cm">
          <text:p/>
        </draw:circle>
        <draw:circle draw:style-name="gr1" draw:text-style-name="P1" draw:layer="layout" svg:width="0.08cm" svg:height="0.08cm" svg:x="16.495cm" svg:y="13.217cm">
          <text:p/>
        </draw:circle>
        <draw:circle draw:style-name="gr1" draw:text-style-name="P1" draw:layer="layout" svg:width="0.08cm" svg:height="0.08cm" svg:x="16.749cm" svg:y="13.217cm">
          <text:p/>
        </draw:circle>
        <draw:circle draw:style-name="gr1" draw:text-style-name="P1" draw:layer="layout" svg:width="0.08cm" svg:height="0.08cm" svg:x="17.003cm" svg:y="13.217cm">
          <text:p/>
        </draw:circle>
        <draw:circle draw:style-name="gr1" draw:text-style-name="P1" draw:layer="layout" svg:width="0.08cm" svg:height="0.08cm" svg:x="17.257cm" svg:y="13.217cm">
          <text:p/>
        </draw:circle>
        <draw:circle draw:style-name="gr1" draw:text-style-name="P1" draw:layer="layout" svg:width="0.08cm" svg:height="0.08cm" svg:x="11.161cm" svg:y="13.471cm">
          <text:p/>
        </draw:circle>
        <draw:circle draw:style-name="gr1" draw:text-style-name="P1" draw:layer="layout" svg:width="0.08cm" svg:height="0.08cm" svg:x="11.415cm" svg:y="13.471cm">
          <text:p/>
        </draw:circle>
        <draw:circle draw:style-name="gr1" draw:text-style-name="P1" draw:layer="layout" svg:width="0.08cm" svg:height="0.08cm" svg:x="11.669cm" svg:y="13.471cm">
          <text:p/>
        </draw:circle>
        <draw:circle draw:style-name="gr1" draw:text-style-name="P1" draw:layer="layout" svg:width="0.08cm" svg:height="0.08cm" svg:x="11.923cm" svg:y="13.471cm">
          <text:p/>
        </draw:circle>
        <draw:circle draw:style-name="gr1" draw:text-style-name="P1" draw:layer="layout" svg:width="0.08cm" svg:height="0.08cm" svg:x="12.177cm" svg:y="13.471cm">
          <text:p/>
        </draw:circle>
        <draw:circle draw:style-name="gr1" draw:text-style-name="P1" draw:layer="layout" svg:width="0.08cm" svg:height="0.08cm" svg:x="12.431cm" svg:y="13.471cm">
          <text:p/>
        </draw:circle>
        <draw:circle draw:style-name="gr1" draw:text-style-name="P1" draw:layer="layout" svg:width="0.08cm" svg:height="0.08cm" svg:x="12.685cm" svg:y="13.471cm">
          <text:p/>
        </draw:circle>
        <draw:circle draw:style-name="gr1" draw:text-style-name="P1" draw:layer="layout" svg:width="0.08cm" svg:height="0.08cm" svg:x="12.939cm" svg:y="13.471cm">
          <text:p/>
        </draw:circle>
        <draw:circle draw:style-name="gr1" draw:text-style-name="P1" draw:layer="layout" svg:width="0.08cm" svg:height="0.08cm" svg:x="13.193cm" svg:y="13.471cm">
          <text:p/>
        </draw:circle>
        <draw:circle draw:style-name="gr1" draw:text-style-name="P1" draw:layer="layout" svg:width="0.08cm" svg:height="0.08cm" svg:x="13.447cm" svg:y="13.471cm">
          <text:p/>
        </draw:circle>
        <draw:circle draw:style-name="gr1" draw:text-style-name="P1" draw:layer="layout" svg:width="0.08cm" svg:height="0.08cm" svg:x="13.701cm" svg:y="13.471cm">
          <text:p/>
        </draw:circle>
        <draw:circle draw:style-name="gr1" draw:text-style-name="P1" draw:layer="layout" svg:width="0.08cm" svg:height="0.08cm" svg:x="13.955cm" svg:y="13.471cm">
          <text:p/>
        </draw:circle>
        <draw:circle draw:style-name="gr1" draw:text-style-name="P1" draw:layer="layout" svg:width="0.08cm" svg:height="0.08cm" svg:x="14.209cm" svg:y="13.471cm">
          <text:p/>
        </draw:circle>
        <draw:circle draw:style-name="gr1" draw:text-style-name="P1" draw:layer="layout" svg:width="0.08cm" svg:height="0.08cm" svg:x="14.463cm" svg:y="13.471cm">
          <text:p/>
        </draw:circle>
        <draw:circle draw:style-name="gr1" draw:text-style-name="P1" draw:layer="layout" svg:width="0.08cm" svg:height="0.08cm" svg:x="14.717cm" svg:y="13.471cm">
          <text:p/>
        </draw:circle>
        <draw:circle draw:style-name="gr1" draw:text-style-name="P1" draw:layer="layout" svg:width="0.08cm" svg:height="0.08cm" svg:x="14.971cm" svg:y="13.471cm">
          <text:p/>
        </draw:circle>
        <draw:circle draw:style-name="gr1" draw:text-style-name="P1" draw:layer="layout" svg:width="0.08cm" svg:height="0.08cm" svg:x="15.225cm" svg:y="13.471cm">
          <text:p/>
        </draw:circle>
        <draw:circle draw:style-name="gr1" draw:text-style-name="P1" draw:layer="layout" svg:width="0.08cm" svg:height="0.08cm" svg:x="15.479cm" svg:y="13.471cm">
          <text:p/>
        </draw:circle>
        <draw:circle draw:style-name="gr1" draw:text-style-name="P1" draw:layer="layout" svg:width="0.08cm" svg:height="0.08cm" svg:x="15.733cm" svg:y="13.471cm">
          <text:p/>
        </draw:circle>
        <draw:circle draw:style-name="gr1" draw:text-style-name="P1" draw:layer="layout" svg:width="0.08cm" svg:height="0.08cm" svg:x="15.987cm" svg:y="13.471cm">
          <text:p/>
        </draw:circle>
        <draw:circle draw:style-name="gr1" draw:text-style-name="P1" draw:layer="layout" svg:width="0.08cm" svg:height="0.08cm" svg:x="16.241cm" svg:y="13.471cm">
          <text:p/>
        </draw:circle>
        <draw:circle draw:style-name="gr1" draw:text-style-name="P1" draw:layer="layout" svg:width="0.08cm" svg:height="0.08cm" svg:x="16.495cm" svg:y="13.471cm">
          <text:p/>
        </draw:circle>
        <draw:circle draw:style-name="gr1" draw:text-style-name="P1" draw:layer="layout" svg:width="0.08cm" svg:height="0.08cm" svg:x="16.749cm" svg:y="13.471cm">
          <text:p/>
        </draw:circle>
        <draw:circle draw:style-name="gr1" draw:text-style-name="P1" draw:layer="layout" svg:width="0.08cm" svg:height="0.08cm" svg:x="17.003cm" svg:y="13.471cm">
          <text:p/>
        </draw:circle>
        <draw:circle draw:style-name="gr1" draw:text-style-name="P1" draw:layer="layout" svg:width="0.08cm" svg:height="0.08cm" svg:x="17.257cm" svg:y="13.471cm">
          <text:p/>
        </draw:circle>
        <draw:circle draw:style-name="gr1" draw:text-style-name="P1" draw:layer="layout" svg:width="0.08cm" svg:height="0.08cm" svg:x="11.161cm" svg:y="13.725cm">
          <text:p/>
        </draw:circle>
        <draw:circle draw:style-name="gr1" draw:text-style-name="P1" draw:layer="layout" svg:width="0.08cm" svg:height="0.08cm" svg:x="11.415cm" svg:y="13.725cm">
          <text:p/>
        </draw:circle>
        <draw:circle draw:style-name="gr1" draw:text-style-name="P1" draw:layer="layout" svg:width="0.08cm" svg:height="0.08cm" svg:x="11.669cm" svg:y="13.725cm">
          <text:p/>
        </draw:circle>
        <draw:circle draw:style-name="gr1" draw:text-style-name="P1" draw:layer="layout" svg:width="0.08cm" svg:height="0.08cm" svg:x="11.923cm" svg:y="13.725cm">
          <text:p/>
        </draw:circle>
        <draw:circle draw:style-name="gr1" draw:text-style-name="P1" draw:layer="layout" svg:width="0.08cm" svg:height="0.08cm" svg:x="12.177cm" svg:y="13.725cm">
          <text:p/>
        </draw:circle>
        <draw:circle draw:style-name="gr1" draw:text-style-name="P1" draw:layer="layout" svg:width="0.08cm" svg:height="0.08cm" svg:x="12.431cm" svg:y="13.725cm">
          <text:p/>
        </draw:circle>
        <draw:circle draw:style-name="gr1" draw:text-style-name="P1" draw:layer="layout" svg:width="0.08cm" svg:height="0.08cm" svg:x="12.685cm" svg:y="13.725cm">
          <text:p/>
        </draw:circle>
        <draw:circle draw:style-name="gr1" draw:text-style-name="P1" draw:layer="layout" svg:width="0.08cm" svg:height="0.08cm" svg:x="12.939cm" svg:y="13.725cm">
          <text:p/>
        </draw:circle>
        <draw:circle draw:style-name="gr1" draw:text-style-name="P1" draw:layer="layout" svg:width="0.08cm" svg:height="0.08cm" svg:x="13.193cm" svg:y="13.725cm">
          <text:p/>
        </draw:circle>
        <draw:circle draw:style-name="gr1" draw:text-style-name="P1" draw:layer="layout" svg:width="0.08cm" svg:height="0.08cm" svg:x="13.447cm" svg:y="13.725cm">
          <text:p/>
        </draw:circle>
        <draw:circle draw:style-name="gr1" draw:text-style-name="P1" draw:layer="layout" svg:width="0.08cm" svg:height="0.08cm" svg:x="13.701cm" svg:y="13.725cm">
          <text:p/>
        </draw:circle>
        <draw:circle draw:style-name="gr1" draw:text-style-name="P1" draw:layer="layout" svg:width="0.08cm" svg:height="0.08cm" svg:x="13.955cm" svg:y="13.725cm">
          <text:p/>
        </draw:circle>
        <draw:circle draw:style-name="gr1" draw:text-style-name="P1" draw:layer="layout" svg:width="0.08cm" svg:height="0.08cm" svg:x="14.209cm" svg:y="13.725cm">
          <text:p/>
        </draw:circle>
        <draw:circle draw:style-name="gr1" draw:text-style-name="P1" draw:layer="layout" svg:width="0.08cm" svg:height="0.08cm" svg:x="14.463cm" svg:y="13.725cm">
          <text:p/>
        </draw:circle>
        <draw:circle draw:style-name="gr1" draw:text-style-name="P1" draw:layer="layout" svg:width="0.08cm" svg:height="0.08cm" svg:x="14.717cm" svg:y="13.725cm">
          <text:p/>
        </draw:circle>
        <draw:circle draw:style-name="gr1" draw:text-style-name="P1" draw:layer="layout" svg:width="0.08cm" svg:height="0.08cm" svg:x="14.971cm" svg:y="13.725cm">
          <text:p/>
        </draw:circle>
        <draw:circle draw:style-name="gr1" draw:text-style-name="P1" draw:layer="layout" svg:width="0.08cm" svg:height="0.08cm" svg:x="15.225cm" svg:y="13.725cm">
          <text:p/>
        </draw:circle>
        <draw:circle draw:style-name="gr1" draw:text-style-name="P1" draw:layer="layout" svg:width="0.08cm" svg:height="0.08cm" svg:x="15.479cm" svg:y="13.725cm">
          <text:p/>
        </draw:circle>
        <draw:circle draw:style-name="gr1" draw:text-style-name="P1" draw:layer="layout" svg:width="0.08cm" svg:height="0.08cm" svg:x="15.733cm" svg:y="13.725cm">
          <text:p/>
        </draw:circle>
        <draw:circle draw:style-name="gr1" draw:text-style-name="P1" draw:layer="layout" svg:width="0.08cm" svg:height="0.08cm" svg:x="15.987cm" svg:y="13.725cm">
          <text:p/>
        </draw:circle>
        <draw:circle draw:style-name="gr1" draw:text-style-name="P1" draw:layer="layout" svg:width="0.08cm" svg:height="0.08cm" svg:x="16.241cm" svg:y="13.725cm">
          <text:p/>
        </draw:circle>
        <draw:circle draw:style-name="gr1" draw:text-style-name="P1" draw:layer="layout" svg:width="0.08cm" svg:height="0.08cm" svg:x="16.495cm" svg:y="13.725cm">
          <text:p/>
        </draw:circle>
        <draw:circle draw:style-name="gr1" draw:text-style-name="P1" draw:layer="layout" svg:width="0.08cm" svg:height="0.08cm" svg:x="16.749cm" svg:y="13.725cm">
          <text:p/>
        </draw:circle>
        <draw:circle draw:style-name="gr1" draw:text-style-name="P1" draw:layer="layout" svg:width="0.08cm" svg:height="0.08cm" svg:x="17.003cm" svg:y="13.725cm">
          <text:p/>
        </draw:circle>
        <draw:circle draw:style-name="gr1" draw:text-style-name="P1" draw:layer="layout" svg:width="0.08cm" svg:height="0.08cm" svg:x="17.257cm" svg:y="13.725cm">
          <text:p/>
        </draw:circle>
        <draw:circle draw:style-name="gr1" draw:text-style-name="P1" draw:layer="layout" svg:width="0.08cm" svg:height="0.08cm" svg:x="11.161cm" svg:y="13.979cm">
          <text:p/>
        </draw:circle>
        <draw:circle draw:style-name="gr1" draw:text-style-name="P1" draw:layer="layout" svg:width="0.08cm" svg:height="0.08cm" svg:x="11.415cm" svg:y="13.979cm">
          <text:p/>
        </draw:circle>
        <draw:circle draw:style-name="gr1" draw:text-style-name="P1" draw:layer="layout" svg:width="0.08cm" svg:height="0.08cm" svg:x="11.669cm" svg:y="13.979cm">
          <text:p/>
        </draw:circle>
        <draw:circle draw:style-name="gr1" draw:text-style-name="P1" draw:layer="layout" svg:width="0.08cm" svg:height="0.08cm" svg:x="11.923cm" svg:y="13.979cm">
          <text:p/>
        </draw:circle>
        <draw:circle draw:style-name="gr1" draw:text-style-name="P1" draw:layer="layout" svg:width="0.08cm" svg:height="0.08cm" svg:x="12.177cm" svg:y="13.979cm">
          <text:p/>
        </draw:circle>
        <draw:circle draw:style-name="gr1" draw:text-style-name="P1" draw:layer="layout" svg:width="0.08cm" svg:height="0.08cm" svg:x="12.431cm" svg:y="13.979cm">
          <text:p/>
        </draw:circle>
        <draw:circle draw:style-name="gr1" draw:text-style-name="P1" draw:layer="layout" svg:width="0.08cm" svg:height="0.08cm" svg:x="12.685cm" svg:y="13.979cm">
          <text:p/>
        </draw:circle>
        <draw:circle draw:style-name="gr1" draw:text-style-name="P1" draw:layer="layout" svg:width="0.08cm" svg:height="0.08cm" svg:x="12.939cm" svg:y="13.979cm">
          <text:p/>
        </draw:circle>
        <draw:circle draw:style-name="gr1" draw:text-style-name="P1" draw:layer="layout" svg:width="0.08cm" svg:height="0.08cm" svg:x="13.193cm" svg:y="13.979cm">
          <text:p/>
        </draw:circle>
        <draw:circle draw:style-name="gr1" draw:text-style-name="P1" draw:layer="layout" svg:width="0.08cm" svg:height="0.08cm" svg:x="13.447cm" svg:y="13.979cm">
          <text:p/>
        </draw:circle>
        <draw:circle draw:style-name="gr1" draw:text-style-name="P1" draw:layer="layout" svg:width="0.08cm" svg:height="0.08cm" svg:x="13.701cm" svg:y="13.979cm">
          <text:p/>
        </draw:circle>
        <draw:circle draw:style-name="gr1" draw:text-style-name="P1" draw:layer="layout" svg:width="0.08cm" svg:height="0.08cm" svg:x="13.955cm" svg:y="13.979cm">
          <text:p/>
        </draw:circle>
        <draw:circle draw:style-name="gr1" draw:text-style-name="P1" draw:layer="layout" svg:width="0.08cm" svg:height="0.08cm" svg:x="14.209cm" svg:y="13.979cm">
          <text:p/>
        </draw:circle>
        <draw:circle draw:style-name="gr1" draw:text-style-name="P1" draw:layer="layout" svg:width="0.08cm" svg:height="0.08cm" svg:x="14.463cm" svg:y="13.979cm">
          <text:p/>
        </draw:circle>
        <draw:circle draw:style-name="gr1" draw:text-style-name="P1" draw:layer="layout" svg:width="0.08cm" svg:height="0.08cm" svg:x="14.717cm" svg:y="13.979cm">
          <text:p/>
        </draw:circle>
        <draw:circle draw:style-name="gr1" draw:text-style-name="P1" draw:layer="layout" svg:width="0.08cm" svg:height="0.08cm" svg:x="14.971cm" svg:y="13.979cm">
          <text:p/>
        </draw:circle>
        <draw:circle draw:style-name="gr1" draw:text-style-name="P1" draw:layer="layout" svg:width="0.08cm" svg:height="0.08cm" svg:x="15.225cm" svg:y="13.979cm">
          <text:p/>
        </draw:circle>
        <draw:circle draw:style-name="gr1" draw:text-style-name="P1" draw:layer="layout" svg:width="0.08cm" svg:height="0.08cm" svg:x="15.479cm" svg:y="13.979cm">
          <text:p/>
        </draw:circle>
        <draw:circle draw:style-name="gr1" draw:text-style-name="P1" draw:layer="layout" svg:width="0.08cm" svg:height="0.08cm" svg:x="15.733cm" svg:y="13.979cm">
          <text:p/>
        </draw:circle>
        <draw:circle draw:style-name="gr1" draw:text-style-name="P1" draw:layer="layout" svg:width="0.08cm" svg:height="0.08cm" svg:x="15.987cm" svg:y="13.979cm">
          <text:p/>
        </draw:circle>
        <draw:circle draw:style-name="gr1" draw:text-style-name="P1" draw:layer="layout" svg:width="0.08cm" svg:height="0.08cm" svg:x="16.241cm" svg:y="13.979cm">
          <text:p/>
        </draw:circle>
        <draw:circle draw:style-name="gr1" draw:text-style-name="P1" draw:layer="layout" svg:width="0.08cm" svg:height="0.08cm" svg:x="16.495cm" svg:y="13.979cm">
          <text:p/>
        </draw:circle>
        <draw:circle draw:style-name="gr1" draw:text-style-name="P1" draw:layer="layout" svg:width="0.08cm" svg:height="0.08cm" svg:x="16.749cm" svg:y="13.979cm">
          <text:p/>
        </draw:circle>
        <draw:circle draw:style-name="gr1" draw:text-style-name="P1" draw:layer="layout" svg:width="0.08cm" svg:height="0.08cm" svg:x="17.003cm" svg:y="13.979cm">
          <text:p/>
        </draw:circle>
        <draw:circle draw:style-name="gr1" draw:text-style-name="P1" draw:layer="layout" svg:width="0.08cm" svg:height="0.08cm" svg:x="17.257cm" svg:y="13.979cm">
          <text:p/>
        </draw:circle>
        <draw:circle draw:style-name="gr1" draw:text-style-name="P1" draw:layer="layout" svg:width="0.08cm" svg:height="0.08cm" svg:x="11.161cm" svg:y="14.233cm">
          <text:p/>
        </draw:circle>
        <draw:circle draw:style-name="gr1" draw:text-style-name="P1" draw:layer="layout" svg:width="0.08cm" svg:height="0.08cm" svg:x="11.415cm" svg:y="14.233cm">
          <text:p/>
        </draw:circle>
        <draw:circle draw:style-name="gr1" draw:text-style-name="P1" draw:layer="layout" svg:width="0.08cm" svg:height="0.08cm" svg:x="11.669cm" svg:y="14.233cm">
          <text:p/>
        </draw:circle>
        <draw:circle draw:style-name="gr1" draw:text-style-name="P1" draw:layer="layout" svg:width="0.08cm" svg:height="0.08cm" svg:x="11.923cm" svg:y="14.233cm">
          <text:p/>
        </draw:circle>
        <draw:circle draw:style-name="gr1" draw:text-style-name="P1" draw:layer="layout" svg:width="0.08cm" svg:height="0.08cm" svg:x="12.177cm" svg:y="14.233cm">
          <text:p/>
        </draw:circle>
        <draw:circle draw:style-name="gr1" draw:text-style-name="P1" draw:layer="layout" svg:width="0.08cm" svg:height="0.08cm" svg:x="12.431cm" svg:y="14.233cm">
          <text:p/>
        </draw:circle>
        <draw:circle draw:style-name="gr1" draw:text-style-name="P1" draw:layer="layout" svg:width="0.08cm" svg:height="0.08cm" svg:x="12.685cm" svg:y="14.233cm">
          <text:p/>
        </draw:circle>
        <draw:circle draw:style-name="gr1" draw:text-style-name="P1" draw:layer="layout" svg:width="0.08cm" svg:height="0.08cm" svg:x="12.939cm" svg:y="14.233cm">
          <text:p/>
        </draw:circle>
        <draw:circle draw:style-name="gr1" draw:text-style-name="P1" draw:layer="layout" svg:width="0.08cm" svg:height="0.08cm" svg:x="13.193cm" svg:y="14.233cm">
          <text:p/>
        </draw:circle>
        <draw:circle draw:style-name="gr1" draw:text-style-name="P1" draw:layer="layout" svg:width="0.08cm" svg:height="0.08cm" svg:x="13.447cm" svg:y="14.233cm">
          <text:p/>
        </draw:circle>
        <draw:circle draw:style-name="gr1" draw:text-style-name="P1" draw:layer="layout" svg:width="0.08cm" svg:height="0.08cm" svg:x="13.701cm" svg:y="14.233cm">
          <text:p/>
        </draw:circle>
        <draw:circle draw:style-name="gr1" draw:text-style-name="P1" draw:layer="layout" svg:width="0.08cm" svg:height="0.08cm" svg:x="13.955cm" svg:y="14.233cm">
          <text:p/>
        </draw:circle>
        <draw:circle draw:style-name="gr1" draw:text-style-name="P1" draw:layer="layout" svg:width="0.08cm" svg:height="0.08cm" svg:x="14.209cm" svg:y="14.233cm">
          <text:p/>
        </draw:circle>
        <draw:circle draw:style-name="gr1" draw:text-style-name="P1" draw:layer="layout" svg:width="0.08cm" svg:height="0.08cm" svg:x="14.463cm" svg:y="14.233cm">
          <text:p/>
        </draw:circle>
        <draw:circle draw:style-name="gr1" draw:text-style-name="P1" draw:layer="layout" svg:width="0.08cm" svg:height="0.08cm" svg:x="14.717cm" svg:y="14.233cm">
          <text:p/>
        </draw:circle>
        <draw:circle draw:style-name="gr1" draw:text-style-name="P1" draw:layer="layout" svg:width="0.08cm" svg:height="0.08cm" svg:x="14.971cm" svg:y="14.233cm">
          <text:p/>
        </draw:circle>
        <draw:circle draw:style-name="gr1" draw:text-style-name="P1" draw:layer="layout" svg:width="0.08cm" svg:height="0.08cm" svg:x="15.225cm" svg:y="14.233cm">
          <text:p/>
        </draw:circle>
        <draw:circle draw:style-name="gr1" draw:text-style-name="P1" draw:layer="layout" svg:width="0.08cm" svg:height="0.08cm" svg:x="15.479cm" svg:y="14.233cm">
          <text:p/>
        </draw:circle>
        <draw:circle draw:style-name="gr1" draw:text-style-name="P1" draw:layer="layout" svg:width="0.08cm" svg:height="0.08cm" svg:x="15.733cm" svg:y="14.233cm">
          <text:p/>
        </draw:circle>
        <draw:circle draw:style-name="gr1" draw:text-style-name="P1" draw:layer="layout" svg:width="0.08cm" svg:height="0.08cm" svg:x="15.987cm" svg:y="14.233cm">
          <text:p/>
        </draw:circle>
        <draw:circle draw:style-name="gr1" draw:text-style-name="P1" draw:layer="layout" svg:width="0.08cm" svg:height="0.08cm" svg:x="16.241cm" svg:y="14.233cm">
          <text:p/>
        </draw:circle>
        <draw:circle draw:style-name="gr1" draw:text-style-name="P1" draw:layer="layout" svg:width="0.08cm" svg:height="0.08cm" svg:x="16.495cm" svg:y="14.233cm">
          <text:p/>
        </draw:circle>
        <draw:circle draw:style-name="gr1" draw:text-style-name="P1" draw:layer="layout" svg:width="0.08cm" svg:height="0.08cm" svg:x="16.749cm" svg:y="14.233cm">
          <text:p/>
        </draw:circle>
        <draw:circle draw:style-name="gr1" draw:text-style-name="P1" draw:layer="layout" svg:width="0.08cm" svg:height="0.08cm" svg:x="17.003cm" svg:y="14.233cm">
          <text:p/>
        </draw:circle>
        <draw:circle draw:style-name="gr1" draw:text-style-name="P1" draw:layer="layout" svg:width="0.08cm" svg:height="0.08cm" svg:x="17.257cm" svg:y="14.233cm">
          <text:p/>
        </draw:circle>
        <draw:circle draw:style-name="gr1" draw:text-style-name="P1" draw:layer="layout" svg:width="0.08cm" svg:height="0.08cm" svg:x="11.161cm" svg:y="14.233cm">
          <text:p/>
        </draw:circle>
        <draw:circle draw:style-name="gr1" draw:text-style-name="P1" draw:layer="layout" svg:width="0.08cm" svg:height="0.08cm" svg:x="11.415cm" svg:y="14.233cm">
          <text:p/>
        </draw:circle>
        <draw:circle draw:style-name="gr1" draw:text-style-name="P1" draw:layer="layout" svg:width="0.08cm" svg:height="0.08cm" svg:x="11.669cm" svg:y="14.233cm">
          <text:p/>
        </draw:circle>
        <draw:circle draw:style-name="gr1" draw:text-style-name="P1" draw:layer="layout" svg:width="0.08cm" svg:height="0.08cm" svg:x="11.923cm" svg:y="14.233cm">
          <text:p/>
        </draw:circle>
        <draw:circle draw:style-name="gr1" draw:text-style-name="P1" draw:layer="layout" svg:width="0.08cm" svg:height="0.08cm" svg:x="12.177cm" svg:y="14.233cm">
          <text:p/>
        </draw:circle>
        <draw:circle draw:style-name="gr1" draw:text-style-name="P1" draw:layer="layout" svg:width="0.08cm" svg:height="0.08cm" svg:x="12.431cm" svg:y="14.233cm">
          <text:p/>
        </draw:circle>
        <draw:circle draw:style-name="gr1" draw:text-style-name="P1" draw:layer="layout" svg:width="0.08cm" svg:height="0.08cm" svg:x="12.685cm" svg:y="14.233cm">
          <text:p/>
        </draw:circle>
        <draw:circle draw:style-name="gr1" draw:text-style-name="P1" draw:layer="layout" svg:width="0.08cm" svg:height="0.08cm" svg:x="12.939cm" svg:y="14.233cm">
          <text:p/>
        </draw:circle>
        <draw:circle draw:style-name="gr1" draw:text-style-name="P1" draw:layer="layout" svg:width="0.08cm" svg:height="0.08cm" svg:x="13.193cm" svg:y="14.233cm">
          <text:p/>
        </draw:circle>
        <draw:circle draw:style-name="gr1" draw:text-style-name="P1" draw:layer="layout" svg:width="0.08cm" svg:height="0.08cm" svg:x="13.447cm" svg:y="14.233cm">
          <text:p/>
        </draw:circle>
        <draw:circle draw:style-name="gr1" draw:text-style-name="P1" draw:layer="layout" svg:width="0.08cm" svg:height="0.08cm" svg:x="13.701cm" svg:y="14.233cm">
          <text:p/>
        </draw:circle>
        <draw:circle draw:style-name="gr1" draw:text-style-name="P1" draw:layer="layout" svg:width="0.08cm" svg:height="0.08cm" svg:x="13.955cm" svg:y="14.233cm">
          <text:p/>
        </draw:circle>
        <draw:circle draw:style-name="gr1" draw:text-style-name="P1" draw:layer="layout" svg:width="0.08cm" svg:height="0.08cm" svg:x="14.209cm" svg:y="14.233cm">
          <text:p/>
        </draw:circle>
        <draw:circle draw:style-name="gr1" draw:text-style-name="P1" draw:layer="layout" svg:width="0.08cm" svg:height="0.08cm" svg:x="14.463cm" svg:y="14.233cm">
          <text:p/>
        </draw:circle>
        <draw:circle draw:style-name="gr1" draw:text-style-name="P1" draw:layer="layout" svg:width="0.08cm" svg:height="0.08cm" svg:x="14.717cm" svg:y="14.233cm">
          <text:p/>
        </draw:circle>
        <draw:circle draw:style-name="gr1" draw:text-style-name="P1" draw:layer="layout" svg:width="0.08cm" svg:height="0.08cm" svg:x="14.971cm" svg:y="14.233cm">
          <text:p/>
        </draw:circle>
        <draw:circle draw:style-name="gr1" draw:text-style-name="P1" draw:layer="layout" svg:width="0.08cm" svg:height="0.08cm" svg:x="15.225cm" svg:y="14.233cm">
          <text:p/>
        </draw:circle>
        <draw:circle draw:style-name="gr1" draw:text-style-name="P1" draw:layer="layout" svg:width="0.08cm" svg:height="0.08cm" svg:x="15.479cm" svg:y="14.233cm">
          <text:p/>
        </draw:circle>
        <draw:circle draw:style-name="gr1" draw:text-style-name="P1" draw:layer="layout" svg:width="0.08cm" svg:height="0.08cm" svg:x="15.733cm" svg:y="14.233cm">
          <text:p/>
        </draw:circle>
        <draw:circle draw:style-name="gr1" draw:text-style-name="P1" draw:layer="layout" svg:width="0.08cm" svg:height="0.08cm" svg:x="15.987cm" svg:y="14.233cm">
          <text:p/>
        </draw:circle>
        <draw:circle draw:style-name="gr1" draw:text-style-name="P1" draw:layer="layout" svg:width="0.08cm" svg:height="0.08cm" svg:x="16.241cm" svg:y="14.233cm">
          <text:p/>
        </draw:circle>
        <draw:circle draw:style-name="gr1" draw:text-style-name="P1" draw:layer="layout" svg:width="0.08cm" svg:height="0.08cm" svg:x="16.495cm" svg:y="14.233cm">
          <text:p/>
        </draw:circle>
        <draw:circle draw:style-name="gr1" draw:text-style-name="P1" draw:layer="layout" svg:width="0.08cm" svg:height="0.08cm" svg:x="16.749cm" svg:y="14.233cm">
          <text:p/>
        </draw:circle>
        <draw:circle draw:style-name="gr1" draw:text-style-name="P1" draw:layer="layout" svg:width="0.08cm" svg:height="0.08cm" svg:x="17.003cm" svg:y="14.233cm">
          <text:p/>
        </draw:circle>
        <draw:circle draw:style-name="gr1" draw:text-style-name="P1" draw:layer="layout" svg:width="0.08cm" svg:height="0.08cm" svg:x="17.257cm" svg:y="14.233cm">
          <text:p/>
        </draw:circle>
        <draw:circle draw:style-name="gr1" draw:text-style-name="P1" draw:layer="layout" svg:width="0.08cm" svg:height="0.08cm" svg:x="11.161cm" svg:y="14.487cm">
          <text:p/>
        </draw:circle>
        <draw:circle draw:style-name="gr1" draw:text-style-name="P1" draw:layer="layout" svg:width="0.08cm" svg:height="0.08cm" svg:x="11.415cm" svg:y="14.487cm">
          <text:p/>
        </draw:circle>
        <draw:circle draw:style-name="gr1" draw:text-style-name="P1" draw:layer="layout" svg:width="0.08cm" svg:height="0.08cm" svg:x="11.669cm" svg:y="14.487cm">
          <text:p/>
        </draw:circle>
        <draw:circle draw:style-name="gr1" draw:text-style-name="P1" draw:layer="layout" svg:width="0.08cm" svg:height="0.08cm" svg:x="11.923cm" svg:y="14.487cm">
          <text:p/>
        </draw:circle>
        <draw:circle draw:style-name="gr1" draw:text-style-name="P1" draw:layer="layout" svg:width="0.08cm" svg:height="0.08cm" svg:x="12.177cm" svg:y="14.487cm">
          <text:p/>
        </draw:circle>
        <draw:circle draw:style-name="gr1" draw:text-style-name="P1" draw:layer="layout" svg:width="0.08cm" svg:height="0.08cm" svg:x="12.431cm" svg:y="14.487cm">
          <text:p/>
        </draw:circle>
        <draw:circle draw:style-name="gr1" draw:text-style-name="P1" draw:layer="layout" svg:width="0.08cm" svg:height="0.08cm" svg:x="12.685cm" svg:y="14.487cm">
          <text:p/>
        </draw:circle>
        <draw:circle draw:style-name="gr1" draw:text-style-name="P1" draw:layer="layout" svg:width="0.08cm" svg:height="0.08cm" svg:x="12.939cm" svg:y="14.487cm">
          <text:p/>
        </draw:circle>
        <draw:circle draw:style-name="gr1" draw:text-style-name="P1" draw:layer="layout" svg:width="0.08cm" svg:height="0.08cm" svg:x="13.193cm" svg:y="14.487cm">
          <text:p/>
        </draw:circle>
        <draw:circle draw:style-name="gr1" draw:text-style-name="P1" draw:layer="layout" svg:width="0.08cm" svg:height="0.08cm" svg:x="13.447cm" svg:y="14.487cm">
          <text:p/>
        </draw:circle>
        <draw:circle draw:style-name="gr1" draw:text-style-name="P1" draw:layer="layout" svg:width="0.08cm" svg:height="0.08cm" svg:x="13.701cm" svg:y="14.487cm">
          <text:p/>
        </draw:circle>
        <draw:circle draw:style-name="gr1" draw:text-style-name="P1" draw:layer="layout" svg:width="0.08cm" svg:height="0.08cm" svg:x="13.955cm" svg:y="14.487cm">
          <text:p/>
        </draw:circle>
        <draw:circle draw:style-name="gr1" draw:text-style-name="P1" draw:layer="layout" svg:width="0.08cm" svg:height="0.08cm" svg:x="14.209cm" svg:y="14.487cm">
          <text:p/>
        </draw:circle>
        <draw:circle draw:style-name="gr1" draw:text-style-name="P1" draw:layer="layout" svg:width="0.08cm" svg:height="0.08cm" svg:x="14.463cm" svg:y="14.487cm">
          <text:p/>
        </draw:circle>
        <draw:circle draw:style-name="gr1" draw:text-style-name="P1" draw:layer="layout" svg:width="0.08cm" svg:height="0.08cm" svg:x="14.717cm" svg:y="14.487cm">
          <text:p/>
        </draw:circle>
        <draw:circle draw:style-name="gr1" draw:text-style-name="P1" draw:layer="layout" svg:width="0.08cm" svg:height="0.08cm" svg:x="14.971cm" svg:y="14.487cm">
          <text:p/>
        </draw:circle>
        <draw:circle draw:style-name="gr1" draw:text-style-name="P1" draw:layer="layout" svg:width="0.08cm" svg:height="0.08cm" svg:x="15.225cm" svg:y="14.487cm">
          <text:p/>
        </draw:circle>
        <draw:circle draw:style-name="gr1" draw:text-style-name="P1" draw:layer="layout" svg:width="0.08cm" svg:height="0.08cm" svg:x="15.479cm" svg:y="14.487cm">
          <text:p/>
        </draw:circle>
        <draw:circle draw:style-name="gr1" draw:text-style-name="P1" draw:layer="layout" svg:width="0.08cm" svg:height="0.08cm" svg:x="15.733cm" svg:y="14.487cm">
          <text:p/>
        </draw:circle>
        <draw:circle draw:style-name="gr1" draw:text-style-name="P1" draw:layer="layout" svg:width="0.08cm" svg:height="0.08cm" svg:x="15.987cm" svg:y="14.487cm">
          <text:p/>
        </draw:circle>
        <draw:circle draw:style-name="gr1" draw:text-style-name="P1" draw:layer="layout" svg:width="0.08cm" svg:height="0.08cm" svg:x="16.241cm" svg:y="14.487cm">
          <text:p/>
        </draw:circle>
        <draw:circle draw:style-name="gr1" draw:text-style-name="P1" draw:layer="layout" svg:width="0.08cm" svg:height="0.08cm" svg:x="16.495cm" svg:y="14.487cm">
          <text:p/>
        </draw:circle>
        <draw:circle draw:style-name="gr1" draw:text-style-name="P1" draw:layer="layout" svg:width="0.08cm" svg:height="0.08cm" svg:x="16.749cm" svg:y="14.487cm">
          <text:p/>
        </draw:circle>
        <draw:circle draw:style-name="gr1" draw:text-style-name="P1" draw:layer="layout" svg:width="0.08cm" svg:height="0.08cm" svg:x="17.003cm" svg:y="14.487cm">
          <text:p/>
        </draw:circle>
        <draw:circle draw:style-name="gr1" draw:text-style-name="P1" draw:layer="layout" svg:width="0.08cm" svg:height="0.08cm" svg:x="17.257cm" svg:y="14.487cm">
          <text:p/>
        </draw:circle>
        <draw:circle draw:style-name="gr1" draw:text-style-name="P1" draw:layer="layout" svg:width="0.08cm" svg:height="0.08cm" svg:x="11.161cm" svg:y="14.741cm">
          <text:p/>
        </draw:circle>
        <draw:circle draw:style-name="gr1" draw:text-style-name="P1" draw:layer="layout" svg:width="0.08cm" svg:height="0.08cm" svg:x="11.415cm" svg:y="14.741cm">
          <text:p/>
        </draw:circle>
        <draw:circle draw:style-name="gr1" draw:text-style-name="P1" draw:layer="layout" svg:width="0.08cm" svg:height="0.08cm" svg:x="11.669cm" svg:y="14.741cm">
          <text:p/>
        </draw:circle>
        <draw:circle draw:style-name="gr1" draw:text-style-name="P1" draw:layer="layout" svg:width="0.08cm" svg:height="0.08cm" svg:x="11.923cm" svg:y="14.741cm">
          <text:p/>
        </draw:circle>
        <draw:circle draw:style-name="gr1" draw:text-style-name="P1" draw:layer="layout" svg:width="0.08cm" svg:height="0.08cm" svg:x="12.177cm" svg:y="14.741cm">
          <text:p/>
        </draw:circle>
        <draw:circle draw:style-name="gr1" draw:text-style-name="P1" draw:layer="layout" svg:width="0.08cm" svg:height="0.08cm" svg:x="12.431cm" svg:y="14.741cm">
          <text:p/>
        </draw:circle>
        <draw:circle draw:style-name="gr1" draw:text-style-name="P1" draw:layer="layout" svg:width="0.08cm" svg:height="0.08cm" svg:x="12.685cm" svg:y="14.741cm">
          <text:p/>
        </draw:circle>
        <draw:circle draw:style-name="gr1" draw:text-style-name="P1" draw:layer="layout" svg:width="0.08cm" svg:height="0.08cm" svg:x="12.939cm" svg:y="14.741cm">
          <text:p/>
        </draw:circle>
        <draw:circle draw:style-name="gr1" draw:text-style-name="P1" draw:layer="layout" svg:width="0.08cm" svg:height="0.08cm" svg:x="13.193cm" svg:y="14.741cm">
          <text:p/>
        </draw:circle>
        <draw:circle draw:style-name="gr1" draw:text-style-name="P1" draw:layer="layout" svg:width="0.08cm" svg:height="0.08cm" svg:x="13.447cm" svg:y="14.741cm">
          <text:p/>
        </draw:circle>
        <draw:circle draw:style-name="gr1" draw:text-style-name="P1" draw:layer="layout" svg:width="0.08cm" svg:height="0.08cm" svg:x="13.701cm" svg:y="14.741cm">
          <text:p/>
        </draw:circle>
        <draw:circle draw:style-name="gr1" draw:text-style-name="P1" draw:layer="layout" svg:width="0.08cm" svg:height="0.08cm" svg:x="13.955cm" svg:y="14.741cm">
          <text:p/>
        </draw:circle>
        <draw:circle draw:style-name="gr1" draw:text-style-name="P1" draw:layer="layout" svg:width="0.08cm" svg:height="0.08cm" svg:x="14.209cm" svg:y="14.741cm">
          <text:p/>
        </draw:circle>
        <draw:circle draw:style-name="gr1" draw:text-style-name="P1" draw:layer="layout" svg:width="0.08cm" svg:height="0.08cm" svg:x="14.463cm" svg:y="14.741cm">
          <text:p/>
        </draw:circle>
        <draw:circle draw:style-name="gr1" draw:text-style-name="P1" draw:layer="layout" svg:width="0.08cm" svg:height="0.08cm" svg:x="14.717cm" svg:y="14.741cm">
          <text:p/>
        </draw:circle>
        <draw:circle draw:style-name="gr1" draw:text-style-name="P1" draw:layer="layout" svg:width="0.08cm" svg:height="0.08cm" svg:x="14.971cm" svg:y="14.741cm">
          <text:p/>
        </draw:circle>
        <draw:circle draw:style-name="gr1" draw:text-style-name="P1" draw:layer="layout" svg:width="0.08cm" svg:height="0.08cm" svg:x="15.225cm" svg:y="14.741cm">
          <text:p/>
        </draw:circle>
        <draw:circle draw:style-name="gr1" draw:text-style-name="P1" draw:layer="layout" svg:width="0.08cm" svg:height="0.08cm" svg:x="15.479cm" svg:y="14.741cm">
          <text:p/>
        </draw:circle>
        <draw:circle draw:style-name="gr1" draw:text-style-name="P1" draw:layer="layout" svg:width="0.08cm" svg:height="0.08cm" svg:x="15.733cm" svg:y="14.741cm">
          <text:p/>
        </draw:circle>
        <draw:circle draw:style-name="gr1" draw:text-style-name="P1" draw:layer="layout" svg:width="0.08cm" svg:height="0.08cm" svg:x="15.987cm" svg:y="14.741cm">
          <text:p/>
        </draw:circle>
        <draw:circle draw:style-name="gr1" draw:text-style-name="P1" draw:layer="layout" svg:width="0.08cm" svg:height="0.08cm" svg:x="16.241cm" svg:y="14.741cm">
          <text:p/>
        </draw:circle>
        <draw:circle draw:style-name="gr1" draw:text-style-name="P1" draw:layer="layout" svg:width="0.08cm" svg:height="0.08cm" svg:x="16.495cm" svg:y="14.741cm">
          <text:p/>
        </draw:circle>
        <draw:circle draw:style-name="gr1" draw:text-style-name="P1" draw:layer="layout" svg:width="0.08cm" svg:height="0.08cm" svg:x="16.749cm" svg:y="14.741cm">
          <text:p/>
        </draw:circle>
        <draw:circle draw:style-name="gr1" draw:text-style-name="P1" draw:layer="layout" svg:width="0.08cm" svg:height="0.08cm" svg:x="17.003cm" svg:y="14.741cm">
          <text:p/>
        </draw:circle>
        <draw:circle draw:style-name="gr1" draw:text-style-name="P1" draw:layer="layout" svg:width="0.08cm" svg:height="0.08cm" svg:x="17.257cm" svg:y="14.741cm">
          <text:p/>
        </draw:circle>
        <draw:circle draw:style-name="gr1" draw:text-style-name="P1" draw:layer="layout" svg:width="0.08cm" svg:height="0.08cm" svg:x="11.161cm" svg:y="14.995cm">
          <text:p/>
        </draw:circle>
        <draw:circle draw:style-name="gr1" draw:text-style-name="P1" draw:layer="layout" svg:width="0.08cm" svg:height="0.08cm" svg:x="11.415cm" svg:y="14.995cm">
          <text:p/>
        </draw:circle>
        <draw:circle draw:style-name="gr1" draw:text-style-name="P1" draw:layer="layout" svg:width="0.08cm" svg:height="0.08cm" svg:x="11.669cm" svg:y="14.995cm">
          <text:p/>
        </draw:circle>
        <draw:circle draw:style-name="gr1" draw:text-style-name="P1" draw:layer="layout" svg:width="0.08cm" svg:height="0.08cm" svg:x="11.923cm" svg:y="14.995cm">
          <text:p/>
        </draw:circle>
        <draw:circle draw:style-name="gr1" draw:text-style-name="P1" draw:layer="layout" svg:width="0.08cm" svg:height="0.08cm" svg:x="12.177cm" svg:y="14.995cm">
          <text:p/>
        </draw:circle>
        <draw:circle draw:style-name="gr1" draw:text-style-name="P1" draw:layer="layout" svg:width="0.08cm" svg:height="0.08cm" svg:x="12.431cm" svg:y="14.995cm">
          <text:p/>
        </draw:circle>
        <draw:circle draw:style-name="gr1" draw:text-style-name="P1" draw:layer="layout" svg:width="0.08cm" svg:height="0.08cm" svg:x="12.685cm" svg:y="14.995cm">
          <text:p/>
        </draw:circle>
        <draw:circle draw:style-name="gr1" draw:text-style-name="P1" draw:layer="layout" svg:width="0.08cm" svg:height="0.08cm" svg:x="12.939cm" svg:y="14.995cm">
          <text:p/>
        </draw:circle>
        <draw:circle draw:style-name="gr1" draw:text-style-name="P1" draw:layer="layout" svg:width="0.08cm" svg:height="0.08cm" svg:x="13.193cm" svg:y="14.995cm">
          <text:p/>
        </draw:circle>
        <draw:circle draw:style-name="gr1" draw:text-style-name="P1" draw:layer="layout" svg:width="0.08cm" svg:height="0.08cm" svg:x="13.447cm" svg:y="14.995cm">
          <text:p/>
        </draw:circle>
        <draw:circle draw:style-name="gr1" draw:text-style-name="P1" draw:layer="layout" svg:width="0.08cm" svg:height="0.08cm" svg:x="13.701cm" svg:y="14.995cm">
          <text:p/>
        </draw:circle>
        <draw:circle draw:style-name="gr1" draw:text-style-name="P1" draw:layer="layout" svg:width="0.08cm" svg:height="0.08cm" svg:x="13.955cm" svg:y="14.995cm">
          <text:p/>
        </draw:circle>
        <draw:circle draw:style-name="gr1" draw:text-style-name="P1" draw:layer="layout" svg:width="0.08cm" svg:height="0.08cm" svg:x="14.209cm" svg:y="14.995cm">
          <text:p/>
        </draw:circle>
        <draw:circle draw:style-name="gr1" draw:text-style-name="P1" draw:layer="layout" svg:width="0.08cm" svg:height="0.08cm" svg:x="14.463cm" svg:y="14.995cm">
          <text:p/>
        </draw:circle>
        <draw:circle draw:style-name="gr1" draw:text-style-name="P1" draw:layer="layout" svg:width="0.08cm" svg:height="0.08cm" svg:x="14.717cm" svg:y="14.995cm">
          <text:p/>
        </draw:circle>
        <draw:circle draw:style-name="gr1" draw:text-style-name="P1" draw:layer="layout" svg:width="0.08cm" svg:height="0.08cm" svg:x="14.971cm" svg:y="14.995cm">
          <text:p/>
        </draw:circle>
        <draw:circle draw:style-name="gr1" draw:text-style-name="P1" draw:layer="layout" svg:width="0.08cm" svg:height="0.08cm" svg:x="15.225cm" svg:y="14.995cm">
          <text:p/>
        </draw:circle>
        <draw:circle draw:style-name="gr1" draw:text-style-name="P1" draw:layer="layout" svg:width="0.08cm" svg:height="0.08cm" svg:x="15.479cm" svg:y="14.995cm">
          <text:p/>
        </draw:circle>
        <draw:circle draw:style-name="gr1" draw:text-style-name="P1" draw:layer="layout" svg:width="0.08cm" svg:height="0.08cm" svg:x="15.733cm" svg:y="14.995cm">
          <text:p/>
        </draw:circle>
        <draw:circle draw:style-name="gr1" draw:text-style-name="P1" draw:layer="layout" svg:width="0.08cm" svg:height="0.08cm" svg:x="15.987cm" svg:y="14.995cm">
          <text:p/>
        </draw:circle>
        <draw:circle draw:style-name="gr1" draw:text-style-name="P1" draw:layer="layout" svg:width="0.08cm" svg:height="0.08cm" svg:x="16.241cm" svg:y="14.995cm">
          <text:p/>
        </draw:circle>
        <draw:circle draw:style-name="gr1" draw:text-style-name="P1" draw:layer="layout" svg:width="0.08cm" svg:height="0.08cm" svg:x="16.495cm" svg:y="14.995cm">
          <text:p/>
        </draw:circle>
        <draw:circle draw:style-name="gr1" draw:text-style-name="P1" draw:layer="layout" svg:width="0.08cm" svg:height="0.08cm" svg:x="16.749cm" svg:y="14.995cm">
          <text:p/>
        </draw:circle>
        <draw:circle draw:style-name="gr1" draw:text-style-name="P1" draw:layer="layout" svg:width="0.08cm" svg:height="0.08cm" svg:x="17.003cm" svg:y="14.995cm">
          <text:p/>
        </draw:circle>
        <draw:circle draw:style-name="gr1" draw:text-style-name="P1" draw:layer="layout" svg:width="0.08cm" svg:height="0.08cm" svg:x="17.257cm" svg:y="14.995cm">
          <text:p/>
        </draw:circle>
        <draw:circle draw:style-name="gr1" draw:text-style-name="P1" draw:layer="layout" svg:width="0.08cm" svg:height="0.08cm" svg:x="11.161cm" svg:y="15.249cm">
          <text:p/>
        </draw:circle>
        <draw:circle draw:style-name="gr1" draw:text-style-name="P1" draw:layer="layout" svg:width="0.08cm" svg:height="0.08cm" svg:x="11.415cm" svg:y="15.249cm">
          <text:p/>
        </draw:circle>
        <draw:circle draw:style-name="gr1" draw:text-style-name="P1" draw:layer="layout" svg:width="0.08cm" svg:height="0.08cm" svg:x="11.669cm" svg:y="15.249cm">
          <text:p/>
        </draw:circle>
        <draw:circle draw:style-name="gr1" draw:text-style-name="P1" draw:layer="layout" svg:width="0.08cm" svg:height="0.08cm" svg:x="11.923cm" svg:y="15.249cm">
          <text:p/>
        </draw:circle>
        <draw:circle draw:style-name="gr1" draw:text-style-name="P1" draw:layer="layout" svg:width="0.08cm" svg:height="0.08cm" svg:x="12.177cm" svg:y="15.249cm">
          <text:p/>
        </draw:circle>
        <draw:circle draw:style-name="gr1" draw:text-style-name="P1" draw:layer="layout" svg:width="0.08cm" svg:height="0.08cm" svg:x="12.431cm" svg:y="15.249cm">
          <text:p/>
        </draw:circle>
        <draw:circle draw:style-name="gr1" draw:text-style-name="P1" draw:layer="layout" svg:width="0.08cm" svg:height="0.08cm" svg:x="12.685cm" svg:y="15.249cm">
          <text:p/>
        </draw:circle>
        <draw:circle draw:style-name="gr1" draw:text-style-name="P1" draw:layer="layout" svg:width="0.08cm" svg:height="0.08cm" svg:x="12.939cm" svg:y="15.249cm">
          <text:p/>
        </draw:circle>
        <draw:circle draw:style-name="gr1" draw:text-style-name="P1" draw:layer="layout" svg:width="0.08cm" svg:height="0.08cm" svg:x="13.193cm" svg:y="15.249cm">
          <text:p/>
        </draw:circle>
        <draw:circle draw:style-name="gr1" draw:text-style-name="P1" draw:layer="layout" svg:width="0.08cm" svg:height="0.08cm" svg:x="13.447cm" svg:y="15.249cm">
          <text:p/>
        </draw:circle>
        <draw:circle draw:style-name="gr1" draw:text-style-name="P1" draw:layer="layout" svg:width="0.08cm" svg:height="0.08cm" svg:x="13.701cm" svg:y="15.249cm">
          <text:p/>
        </draw:circle>
        <draw:circle draw:style-name="gr1" draw:text-style-name="P1" draw:layer="layout" svg:width="0.08cm" svg:height="0.08cm" svg:x="13.955cm" svg:y="15.249cm">
          <text:p/>
        </draw:circle>
        <draw:circle draw:style-name="gr1" draw:text-style-name="P1" draw:layer="layout" svg:width="0.08cm" svg:height="0.08cm" svg:x="14.209cm" svg:y="15.249cm">
          <text:p/>
        </draw:circle>
        <draw:circle draw:style-name="gr1" draw:text-style-name="P1" draw:layer="layout" svg:width="0.08cm" svg:height="0.08cm" svg:x="14.463cm" svg:y="15.249cm">
          <text:p/>
        </draw:circle>
        <draw:circle draw:style-name="gr1" draw:text-style-name="P1" draw:layer="layout" svg:width="0.08cm" svg:height="0.08cm" svg:x="14.717cm" svg:y="15.249cm">
          <text:p/>
        </draw:circle>
        <draw:circle draw:style-name="gr1" draw:text-style-name="P1" draw:layer="layout" svg:width="0.08cm" svg:height="0.08cm" svg:x="14.971cm" svg:y="15.249cm">
          <text:p/>
        </draw:circle>
        <draw:circle draw:style-name="gr1" draw:text-style-name="P1" draw:layer="layout" svg:width="0.08cm" svg:height="0.08cm" svg:x="15.225cm" svg:y="15.249cm">
          <text:p/>
        </draw:circle>
        <draw:circle draw:style-name="gr1" draw:text-style-name="P1" draw:layer="layout" svg:width="0.08cm" svg:height="0.08cm" svg:x="15.479cm" svg:y="15.249cm">
          <text:p/>
        </draw:circle>
        <draw:circle draw:style-name="gr1" draw:text-style-name="P1" draw:layer="layout" svg:width="0.08cm" svg:height="0.08cm" svg:x="15.733cm" svg:y="15.249cm">
          <text:p/>
        </draw:circle>
        <draw:circle draw:style-name="gr1" draw:text-style-name="P1" draw:layer="layout" svg:width="0.08cm" svg:height="0.08cm" svg:x="15.987cm" svg:y="15.249cm">
          <text:p/>
        </draw:circle>
        <draw:circle draw:style-name="gr1" draw:text-style-name="P1" draw:layer="layout" svg:width="0.08cm" svg:height="0.08cm" svg:x="16.241cm" svg:y="15.249cm">
          <text:p/>
        </draw:circle>
        <draw:circle draw:style-name="gr1" draw:text-style-name="P1" draw:layer="layout" svg:width="0.08cm" svg:height="0.08cm" svg:x="16.495cm" svg:y="15.249cm">
          <text:p/>
        </draw:circle>
        <draw:circle draw:style-name="gr1" draw:text-style-name="P1" draw:layer="layout" svg:width="0.08cm" svg:height="0.08cm" svg:x="16.749cm" svg:y="15.249cm">
          <text:p/>
        </draw:circle>
        <draw:circle draw:style-name="gr1" draw:text-style-name="P1" draw:layer="layout" svg:width="0.08cm" svg:height="0.08cm" svg:x="17.003cm" svg:y="15.249cm">
          <text:p/>
        </draw:circle>
        <draw:circle draw:style-name="gr1" draw:text-style-name="P1" draw:layer="layout" svg:width="0.08cm" svg:height="0.08cm" svg:x="17.257cm" svg:y="15.249cm">
          <text:p/>
        </draw:circle>
        <draw:circle draw:style-name="gr1" draw:text-style-name="P1" draw:layer="layout" svg:width="0.08cm" svg:height="0.08cm" svg:x="7.097cm" svg:y="5.597cm">
          <text:p/>
        </draw:circle>
        <draw:circle draw:style-name="gr1" draw:text-style-name="P1" draw:layer="layout" svg:width="0.08cm" svg:height="0.08cm" svg:x="7.351cm" svg:y="5.597cm">
          <text:p/>
        </draw:circle>
        <draw:circle draw:style-name="gr1" draw:text-style-name="P1" draw:layer="layout" svg:width="0.08cm" svg:height="0.08cm" svg:x="7.605cm" svg:y="5.597cm">
          <text:p/>
        </draw:circle>
        <draw:circle draw:style-name="gr1" draw:text-style-name="P1" draw:layer="layout" svg:width="0.08cm" svg:height="0.08cm" svg:x="7.859cm" svg:y="5.597cm">
          <text:p/>
        </draw:circle>
        <draw:circle draw:style-name="gr1" draw:text-style-name="P1" draw:layer="layout" svg:width="0.08cm" svg:height="0.08cm" svg:x="8.113cm" svg:y="5.597cm">
          <text:p/>
        </draw:circle>
        <draw:circle draw:style-name="gr1" draw:text-style-name="P1" draw:layer="layout" svg:width="0.08cm" svg:height="0.08cm" svg:x="8.367cm" svg:y="5.597cm">
          <text:p/>
        </draw:circle>
        <draw:circle draw:style-name="gr1" draw:text-style-name="P1" draw:layer="layout" svg:width="0.08cm" svg:height="0.08cm" svg:x="8.621cm" svg:y="5.597cm">
          <text:p/>
        </draw:circle>
        <draw:circle draw:style-name="gr1" draw:text-style-name="P1" draw:layer="layout" svg:width="0.08cm" svg:height="0.08cm" svg:x="8.875cm" svg:y="5.597cm">
          <text:p/>
        </draw:circle>
        <draw:circle draw:style-name="gr1" draw:text-style-name="P1" draw:layer="layout" svg:width="0.08cm" svg:height="0.08cm" svg:x="9.129cm" svg:y="5.597cm">
          <text:p/>
        </draw:circle>
        <draw:circle draw:style-name="gr1" draw:text-style-name="P1" draw:layer="layout" svg:width="0.08cm" svg:height="0.08cm" svg:x="9.383cm" svg:y="5.597cm">
          <text:p/>
        </draw:circle>
        <draw:circle draw:style-name="gr1" draw:text-style-name="P1" draw:layer="layout" svg:width="0.08cm" svg:height="0.08cm" svg:x="9.637cm" svg:y="5.597cm">
          <text:p/>
        </draw:circle>
        <draw:circle draw:style-name="gr1" draw:text-style-name="P1" draw:layer="layout" svg:width="0.08cm" svg:height="0.08cm" svg:x="9.891cm" svg:y="5.597cm">
          <text:p/>
        </draw:circle>
        <draw:circle draw:style-name="gr1" draw:text-style-name="P1" draw:layer="layout" svg:width="0.08cm" svg:height="0.08cm" svg:x="10.145cm" svg:y="5.597cm">
          <text:p/>
        </draw:circle>
        <draw:circle draw:style-name="gr1" draw:text-style-name="P1" draw:layer="layout" svg:width="0.08cm" svg:height="0.08cm" svg:x="10.399cm" svg:y="5.597cm">
          <text:p/>
        </draw:circle>
        <draw:circle draw:style-name="gr1" draw:text-style-name="P1" draw:layer="layout" svg:width="0.08cm" svg:height="0.08cm" svg:x="10.653cm" svg:y="5.597cm">
          <text:p/>
        </draw:circle>
        <draw:circle draw:style-name="gr1" draw:text-style-name="P1" draw:layer="layout" svg:width="0.08cm" svg:height="0.08cm" svg:x="10.907cm" svg:y="5.597cm">
          <text:p/>
        </draw:circle>
        <draw:circle draw:style-name="gr1" draw:text-style-name="P1" draw:layer="layout" svg:width="0.08cm" svg:height="0.08cm" svg:x="7.097cm" svg:y="5.851cm">
          <text:p/>
        </draw:circle>
        <draw:circle draw:style-name="gr1" draw:text-style-name="P1" draw:layer="layout" svg:width="0.08cm" svg:height="0.08cm" svg:x="7.351cm" svg:y="5.851cm">
          <text:p/>
        </draw:circle>
        <draw:circle draw:style-name="gr1" draw:text-style-name="P1" draw:layer="layout" svg:width="0.08cm" svg:height="0.08cm" svg:x="7.605cm" svg:y="5.851cm">
          <text:p/>
        </draw:circle>
        <draw:circle draw:style-name="gr1" draw:text-style-name="P1" draw:layer="layout" svg:width="0.08cm" svg:height="0.08cm" svg:x="7.859cm" svg:y="5.851cm">
          <text:p/>
        </draw:circle>
        <draw:circle draw:style-name="gr1" draw:text-style-name="P1" draw:layer="layout" svg:width="0.08cm" svg:height="0.08cm" svg:x="8.113cm" svg:y="5.851cm">
          <text:p/>
        </draw:circle>
        <draw:circle draw:style-name="gr1" draw:text-style-name="P1" draw:layer="layout" svg:width="0.08cm" svg:height="0.08cm" svg:x="8.367cm" svg:y="5.851cm">
          <text:p/>
        </draw:circle>
        <draw:circle draw:style-name="gr1" draw:text-style-name="P1" draw:layer="layout" svg:width="0.08cm" svg:height="0.08cm" svg:x="8.621cm" svg:y="5.851cm">
          <text:p/>
        </draw:circle>
        <draw:circle draw:style-name="gr1" draw:text-style-name="P1" draw:layer="layout" svg:width="0.08cm" svg:height="0.08cm" svg:x="8.875cm" svg:y="5.851cm">
          <text:p/>
        </draw:circle>
        <draw:circle draw:style-name="gr1" draw:text-style-name="P1" draw:layer="layout" svg:width="0.08cm" svg:height="0.08cm" svg:x="9.129cm" svg:y="5.851cm">
          <text:p/>
        </draw:circle>
        <draw:circle draw:style-name="gr1" draw:text-style-name="P1" draw:layer="layout" svg:width="0.08cm" svg:height="0.08cm" svg:x="9.383cm" svg:y="5.851cm">
          <text:p/>
        </draw:circle>
        <draw:circle draw:style-name="gr1" draw:text-style-name="P1" draw:layer="layout" svg:width="0.08cm" svg:height="0.08cm" svg:x="9.637cm" svg:y="5.851cm">
          <text:p/>
        </draw:circle>
        <draw:circle draw:style-name="gr1" draw:text-style-name="P1" draw:layer="layout" svg:width="0.08cm" svg:height="0.08cm" svg:x="9.891cm" svg:y="5.851cm">
          <text:p/>
        </draw:circle>
        <draw:circle draw:style-name="gr1" draw:text-style-name="P1" draw:layer="layout" svg:width="0.08cm" svg:height="0.08cm" svg:x="10.145cm" svg:y="5.851cm">
          <text:p/>
        </draw:circle>
        <draw:circle draw:style-name="gr1" draw:text-style-name="P1" draw:layer="layout" svg:width="0.08cm" svg:height="0.08cm" svg:x="10.399cm" svg:y="5.851cm">
          <text:p/>
        </draw:circle>
        <draw:circle draw:style-name="gr1" draw:text-style-name="P1" draw:layer="layout" svg:width="0.08cm" svg:height="0.08cm" svg:x="10.653cm" svg:y="5.851cm">
          <text:p/>
        </draw:circle>
        <draw:circle draw:style-name="gr1" draw:text-style-name="P1" draw:layer="layout" svg:width="0.08cm" svg:height="0.08cm" svg:x="10.907cm" svg:y="5.851cm">
          <text:p/>
        </draw:circle>
        <draw:circle draw:style-name="gr1" draw:text-style-name="P1" draw:layer="layout" svg:width="0.08cm" svg:height="0.08cm" svg:x="7.097cm" svg:y="6.105cm">
          <text:p/>
        </draw:circle>
        <draw:circle draw:style-name="gr1" draw:text-style-name="P1" draw:layer="layout" svg:width="0.08cm" svg:height="0.08cm" svg:x="7.351cm" svg:y="6.105cm">
          <text:p/>
        </draw:circle>
        <draw:circle draw:style-name="gr1" draw:text-style-name="P1" draw:layer="layout" svg:width="0.08cm" svg:height="0.08cm" svg:x="7.605cm" svg:y="6.105cm">
          <text:p/>
        </draw:circle>
        <draw:circle draw:style-name="gr1" draw:text-style-name="P1" draw:layer="layout" svg:width="0.08cm" svg:height="0.08cm" svg:x="7.859cm" svg:y="6.105cm">
          <text:p/>
        </draw:circle>
        <draw:circle draw:style-name="gr1" draw:text-style-name="P1" draw:layer="layout" svg:width="0.08cm" svg:height="0.08cm" svg:x="8.113cm" svg:y="6.105cm">
          <text:p/>
        </draw:circle>
        <draw:circle draw:style-name="gr1" draw:text-style-name="P1" draw:layer="layout" svg:width="0.08cm" svg:height="0.08cm" svg:x="8.367cm" svg:y="6.105cm">
          <text:p/>
        </draw:circle>
        <draw:circle draw:style-name="gr1" draw:text-style-name="P1" draw:layer="layout" svg:width="0.08cm" svg:height="0.08cm" svg:x="8.621cm" svg:y="6.105cm">
          <text:p/>
        </draw:circle>
        <draw:circle draw:style-name="gr1" draw:text-style-name="P1" draw:layer="layout" svg:width="0.08cm" svg:height="0.08cm" svg:x="8.875cm" svg:y="6.105cm">
          <text:p/>
        </draw:circle>
        <draw:circle draw:style-name="gr1" draw:text-style-name="P1" draw:layer="layout" svg:width="0.08cm" svg:height="0.08cm" svg:x="9.129cm" svg:y="6.105cm">
          <text:p/>
        </draw:circle>
        <draw:circle draw:style-name="gr1" draw:text-style-name="P1" draw:layer="layout" svg:width="0.08cm" svg:height="0.08cm" svg:x="9.383cm" svg:y="6.105cm">
          <text:p/>
        </draw:circle>
        <draw:circle draw:style-name="gr1" draw:text-style-name="P1" draw:layer="layout" svg:width="0.08cm" svg:height="0.08cm" svg:x="9.637cm" svg:y="6.105cm">
          <text:p/>
        </draw:circle>
        <draw:circle draw:style-name="gr1" draw:text-style-name="P1" draw:layer="layout" svg:width="0.08cm" svg:height="0.08cm" svg:x="9.891cm" svg:y="6.105cm">
          <text:p/>
        </draw:circle>
        <draw:circle draw:style-name="gr1" draw:text-style-name="P1" draw:layer="layout" svg:width="0.08cm" svg:height="0.08cm" svg:x="10.145cm" svg:y="6.105cm">
          <text:p/>
        </draw:circle>
        <draw:circle draw:style-name="gr1" draw:text-style-name="P1" draw:layer="layout" svg:width="0.08cm" svg:height="0.08cm" svg:x="10.399cm" svg:y="6.105cm">
          <text:p/>
        </draw:circle>
        <draw:circle draw:style-name="gr1" draw:text-style-name="P1" draw:layer="layout" svg:width="0.08cm" svg:height="0.08cm" svg:x="10.653cm" svg:y="6.105cm">
          <text:p/>
        </draw:circle>
        <draw:circle draw:style-name="gr1" draw:text-style-name="P1" draw:layer="layout" svg:width="0.08cm" svg:height="0.08cm" svg:x="10.907cm" svg:y="6.105cm">
          <text:p/>
        </draw:circle>
        <draw:circle draw:style-name="gr1" draw:text-style-name="P1" draw:layer="layout" svg:width="0.08cm" svg:height="0.08cm" svg:x="7.097cm" svg:y="6.359cm">
          <text:p/>
        </draw:circle>
        <draw:circle draw:style-name="gr1" draw:text-style-name="P1" draw:layer="layout" svg:width="0.08cm" svg:height="0.08cm" svg:x="7.351cm" svg:y="6.359cm">
          <text:p/>
        </draw:circle>
        <draw:circle draw:style-name="gr1" draw:text-style-name="P1" draw:layer="layout" svg:width="0.08cm" svg:height="0.08cm" svg:x="7.605cm" svg:y="6.359cm">
          <text:p/>
        </draw:circle>
        <draw:circle draw:style-name="gr1" draw:text-style-name="P1" draw:layer="layout" svg:width="0.08cm" svg:height="0.08cm" svg:x="7.859cm" svg:y="6.359cm">
          <text:p/>
        </draw:circle>
        <draw:circle draw:style-name="gr1" draw:text-style-name="P1" draw:layer="layout" svg:width="0.08cm" svg:height="0.08cm" svg:x="8.113cm" svg:y="6.359cm">
          <text:p/>
        </draw:circle>
        <draw:circle draw:style-name="gr1" draw:text-style-name="P1" draw:layer="layout" svg:width="0.08cm" svg:height="0.08cm" svg:x="8.367cm" svg:y="6.359cm">
          <text:p/>
        </draw:circle>
        <draw:circle draw:style-name="gr1" draw:text-style-name="P1" draw:layer="layout" svg:width="0.08cm" svg:height="0.08cm" svg:x="8.621cm" svg:y="6.359cm">
          <text:p/>
        </draw:circle>
        <draw:circle draw:style-name="gr1" draw:text-style-name="P1" draw:layer="layout" svg:width="0.08cm" svg:height="0.08cm" svg:x="8.875cm" svg:y="6.359cm">
          <text:p/>
        </draw:circle>
        <draw:circle draw:style-name="gr1" draw:text-style-name="P1" draw:layer="layout" svg:width="0.08cm" svg:height="0.08cm" svg:x="9.129cm" svg:y="6.359cm">
          <text:p/>
        </draw:circle>
        <draw:circle draw:style-name="gr1" draw:text-style-name="P1" draw:layer="layout" svg:width="0.08cm" svg:height="0.08cm" svg:x="9.383cm" svg:y="6.359cm">
          <text:p/>
        </draw:circle>
        <draw:circle draw:style-name="gr1" draw:text-style-name="P1" draw:layer="layout" svg:width="0.08cm" svg:height="0.08cm" svg:x="9.637cm" svg:y="6.359cm">
          <text:p/>
        </draw:circle>
        <draw:circle draw:style-name="gr1" draw:text-style-name="P1" draw:layer="layout" svg:width="0.08cm" svg:height="0.08cm" svg:x="9.891cm" svg:y="6.359cm">
          <text:p/>
        </draw:circle>
        <draw:circle draw:style-name="gr1" draw:text-style-name="P1" draw:layer="layout" svg:width="0.08cm" svg:height="0.08cm" svg:x="10.145cm" svg:y="6.359cm">
          <text:p/>
        </draw:circle>
        <draw:circle draw:style-name="gr1" draw:text-style-name="P1" draw:layer="layout" svg:width="0.08cm" svg:height="0.08cm" svg:x="10.399cm" svg:y="6.359cm">
          <text:p/>
        </draw:circle>
        <draw:circle draw:style-name="gr1" draw:text-style-name="P1" draw:layer="layout" svg:width="0.08cm" svg:height="0.08cm" svg:x="10.653cm" svg:y="6.359cm">
          <text:p/>
        </draw:circle>
        <draw:circle draw:style-name="gr1" draw:text-style-name="P1" draw:layer="layout" svg:width="0.08cm" svg:height="0.08cm" svg:x="10.907cm" svg:y="6.359cm">
          <text:p/>
        </draw:circle>
        <draw:circle draw:style-name="gr1" draw:text-style-name="P1" draw:layer="layout" svg:width="0.08cm" svg:height="0.08cm" svg:x="7.097cm" svg:y="6.613cm">
          <text:p/>
        </draw:circle>
        <draw:circle draw:style-name="gr1" draw:text-style-name="P1" draw:layer="layout" svg:width="0.08cm" svg:height="0.08cm" svg:x="7.351cm" svg:y="6.613cm">
          <text:p/>
        </draw:circle>
        <draw:circle draw:style-name="gr1" draw:text-style-name="P1" draw:layer="layout" svg:width="0.08cm" svg:height="0.08cm" svg:x="7.605cm" svg:y="6.613cm">
          <text:p/>
        </draw:circle>
        <draw:circle draw:style-name="gr1" draw:text-style-name="P1" draw:layer="layout" svg:width="0.08cm" svg:height="0.08cm" svg:x="7.859cm" svg:y="6.613cm">
          <text:p/>
        </draw:circle>
        <draw:circle draw:style-name="gr1" draw:text-style-name="P1" draw:layer="layout" svg:width="0.08cm" svg:height="0.08cm" svg:x="8.113cm" svg:y="6.613cm">
          <text:p/>
        </draw:circle>
        <draw:circle draw:style-name="gr1" draw:text-style-name="P1" draw:layer="layout" svg:width="0.08cm" svg:height="0.08cm" svg:x="8.367cm" svg:y="6.613cm">
          <text:p/>
        </draw:circle>
        <draw:circle draw:style-name="gr1" draw:text-style-name="P1" draw:layer="layout" svg:width="0.08cm" svg:height="0.08cm" svg:x="8.621cm" svg:y="6.613cm">
          <text:p/>
        </draw:circle>
        <draw:circle draw:style-name="gr1" draw:text-style-name="P1" draw:layer="layout" svg:width="0.08cm" svg:height="0.08cm" svg:x="8.875cm" svg:y="6.613cm">
          <text:p/>
        </draw:circle>
        <draw:circle draw:style-name="gr1" draw:text-style-name="P1" draw:layer="layout" svg:width="0.08cm" svg:height="0.08cm" svg:x="9.129cm" svg:y="6.613cm">
          <text:p/>
        </draw:circle>
        <draw:circle draw:style-name="gr1" draw:text-style-name="P1" draw:layer="layout" svg:width="0.08cm" svg:height="0.08cm" svg:x="9.383cm" svg:y="6.613cm">
          <text:p/>
        </draw:circle>
        <draw:circle draw:style-name="gr1" draw:text-style-name="P1" draw:layer="layout" svg:width="0.08cm" svg:height="0.08cm" svg:x="9.637cm" svg:y="6.613cm">
          <text:p/>
        </draw:circle>
        <draw:circle draw:style-name="gr1" draw:text-style-name="P1" draw:layer="layout" svg:width="0.08cm" svg:height="0.08cm" svg:x="9.891cm" svg:y="6.613cm">
          <text:p/>
        </draw:circle>
        <draw:circle draw:style-name="gr1" draw:text-style-name="P1" draw:layer="layout" svg:width="0.08cm" svg:height="0.08cm" svg:x="10.145cm" svg:y="6.613cm">
          <text:p/>
        </draw:circle>
        <draw:circle draw:style-name="gr1" draw:text-style-name="P1" draw:layer="layout" svg:width="0.08cm" svg:height="0.08cm" svg:x="10.399cm" svg:y="6.613cm">
          <text:p/>
        </draw:circle>
        <draw:circle draw:style-name="gr1" draw:text-style-name="P1" draw:layer="layout" svg:width="0.08cm" svg:height="0.08cm" svg:x="10.653cm" svg:y="6.613cm">
          <text:p/>
        </draw:circle>
        <draw:circle draw:style-name="gr1" draw:text-style-name="P1" draw:layer="layout" svg:width="0.08cm" svg:height="0.08cm" svg:x="10.907cm" svg:y="6.613cm">
          <text:p/>
        </draw:circle>
        <draw:circle draw:style-name="gr1" draw:text-style-name="P1" draw:layer="layout" svg:width="0.08cm" svg:height="0.08cm" svg:x="7.097cm" svg:y="6.613cm">
          <text:p/>
        </draw:circle>
        <draw:circle draw:style-name="gr1" draw:text-style-name="P1" draw:layer="layout" svg:width="0.08cm" svg:height="0.08cm" svg:x="7.351cm" svg:y="6.613cm">
          <text:p/>
        </draw:circle>
        <draw:circle draw:style-name="gr1" draw:text-style-name="P1" draw:layer="layout" svg:width="0.08cm" svg:height="0.08cm" svg:x="7.605cm" svg:y="6.613cm">
          <text:p/>
        </draw:circle>
        <draw:circle draw:style-name="gr1" draw:text-style-name="P1" draw:layer="layout" svg:width="0.08cm" svg:height="0.08cm" svg:x="7.859cm" svg:y="6.613cm">
          <text:p/>
        </draw:circle>
        <draw:circle draw:style-name="gr1" draw:text-style-name="P1" draw:layer="layout" svg:width="0.08cm" svg:height="0.08cm" svg:x="8.113cm" svg:y="6.613cm">
          <text:p/>
        </draw:circle>
        <draw:circle draw:style-name="gr1" draw:text-style-name="P1" draw:layer="layout" svg:width="0.08cm" svg:height="0.08cm" svg:x="8.367cm" svg:y="6.613cm">
          <text:p/>
        </draw:circle>
        <draw:circle draw:style-name="gr1" draw:text-style-name="P1" draw:layer="layout" svg:width="0.08cm" svg:height="0.08cm" svg:x="8.621cm" svg:y="6.613cm">
          <text:p/>
        </draw:circle>
        <draw:circle draw:style-name="gr1" draw:text-style-name="P1" draw:layer="layout" svg:width="0.08cm" svg:height="0.08cm" svg:x="8.875cm" svg:y="6.613cm">
          <text:p/>
        </draw:circle>
        <draw:circle draw:style-name="gr1" draw:text-style-name="P1" draw:layer="layout" svg:width="0.08cm" svg:height="0.08cm" svg:x="9.129cm" svg:y="6.613cm">
          <text:p/>
        </draw:circle>
        <draw:circle draw:style-name="gr1" draw:text-style-name="P1" draw:layer="layout" svg:width="0.08cm" svg:height="0.08cm" svg:x="9.383cm" svg:y="6.613cm">
          <text:p/>
        </draw:circle>
        <draw:circle draw:style-name="gr1" draw:text-style-name="P1" draw:layer="layout" svg:width="0.08cm" svg:height="0.08cm" svg:x="9.637cm" svg:y="6.613cm">
          <text:p/>
        </draw:circle>
        <draw:circle draw:style-name="gr1" draw:text-style-name="P1" draw:layer="layout" svg:width="0.08cm" svg:height="0.08cm" svg:x="9.891cm" svg:y="6.613cm">
          <text:p/>
        </draw:circle>
        <draw:circle draw:style-name="gr1" draw:text-style-name="P1" draw:layer="layout" svg:width="0.08cm" svg:height="0.08cm" svg:x="10.145cm" svg:y="6.613cm">
          <text:p/>
        </draw:circle>
        <draw:circle draw:style-name="gr1" draw:text-style-name="P1" draw:layer="layout" svg:width="0.08cm" svg:height="0.08cm" svg:x="10.399cm" svg:y="6.613cm">
          <text:p/>
        </draw:circle>
        <draw:circle draw:style-name="gr1" draw:text-style-name="P1" draw:layer="layout" svg:width="0.08cm" svg:height="0.08cm" svg:x="10.653cm" svg:y="6.613cm">
          <text:p/>
        </draw:circle>
        <draw:circle draw:style-name="gr1" draw:text-style-name="P1" draw:layer="layout" svg:width="0.08cm" svg:height="0.08cm" svg:x="10.907cm" svg:y="6.613cm">
          <text:p/>
        </draw:circle>
        <draw:circle draw:style-name="gr1" draw:text-style-name="P1" draw:layer="layout" svg:width="0.08cm" svg:height="0.08cm" svg:x="7.097cm" svg:y="6.867cm">
          <text:p/>
        </draw:circle>
        <draw:circle draw:style-name="gr1" draw:text-style-name="P1" draw:layer="layout" svg:width="0.08cm" svg:height="0.08cm" svg:x="7.351cm" svg:y="6.867cm">
          <text:p/>
        </draw:circle>
        <draw:circle draw:style-name="gr1" draw:text-style-name="P1" draw:layer="layout" svg:width="0.08cm" svg:height="0.08cm" svg:x="7.605cm" svg:y="6.867cm">
          <text:p/>
        </draw:circle>
        <draw:circle draw:style-name="gr1" draw:text-style-name="P1" draw:layer="layout" svg:width="0.08cm" svg:height="0.08cm" svg:x="7.859cm" svg:y="6.867cm">
          <text:p/>
        </draw:circle>
        <draw:circle draw:style-name="gr1" draw:text-style-name="P1" draw:layer="layout" svg:width="0.08cm" svg:height="0.08cm" svg:x="8.113cm" svg:y="6.867cm">
          <text:p/>
        </draw:circle>
        <draw:circle draw:style-name="gr1" draw:text-style-name="P1" draw:layer="layout" svg:width="0.08cm" svg:height="0.08cm" svg:x="8.367cm" svg:y="6.867cm">
          <text:p/>
        </draw:circle>
        <draw:circle draw:style-name="gr1" draw:text-style-name="P1" draw:layer="layout" svg:width="0.08cm" svg:height="0.08cm" svg:x="8.621cm" svg:y="6.867cm">
          <text:p/>
        </draw:circle>
        <draw:circle draw:style-name="gr1" draw:text-style-name="P1" draw:layer="layout" svg:width="0.08cm" svg:height="0.08cm" svg:x="8.875cm" svg:y="6.867cm">
          <text:p/>
        </draw:circle>
        <draw:circle draw:style-name="gr1" draw:text-style-name="P1" draw:layer="layout" svg:width="0.08cm" svg:height="0.08cm" svg:x="9.129cm" svg:y="6.867cm">
          <text:p/>
        </draw:circle>
        <draw:circle draw:style-name="gr1" draw:text-style-name="P1" draw:layer="layout" svg:width="0.08cm" svg:height="0.08cm" svg:x="9.383cm" svg:y="6.867cm">
          <text:p/>
        </draw:circle>
        <draw:circle draw:style-name="gr1" draw:text-style-name="P1" draw:layer="layout" svg:width="0.08cm" svg:height="0.08cm" svg:x="9.637cm" svg:y="6.867cm">
          <text:p/>
        </draw:circle>
        <draw:circle draw:style-name="gr1" draw:text-style-name="P1" draw:layer="layout" svg:width="0.08cm" svg:height="0.08cm" svg:x="9.891cm" svg:y="6.867cm">
          <text:p/>
        </draw:circle>
        <draw:circle draw:style-name="gr1" draw:text-style-name="P1" draw:layer="layout" svg:width="0.08cm" svg:height="0.08cm" svg:x="10.145cm" svg:y="6.867cm">
          <text:p/>
        </draw:circle>
        <draw:circle draw:style-name="gr1" draw:text-style-name="P1" draw:layer="layout" svg:width="0.08cm" svg:height="0.08cm" svg:x="10.399cm" svg:y="6.867cm">
          <text:p/>
        </draw:circle>
        <draw:circle draw:style-name="gr1" draw:text-style-name="P1" draw:layer="layout" svg:width="0.08cm" svg:height="0.08cm" svg:x="10.653cm" svg:y="6.867cm">
          <text:p/>
        </draw:circle>
        <draw:circle draw:style-name="gr1" draw:text-style-name="P1" draw:layer="layout" svg:width="0.08cm" svg:height="0.08cm" svg:x="10.907cm" svg:y="6.867cm">
          <text:p/>
        </draw:circle>
        <draw:circle draw:style-name="gr1" draw:text-style-name="P1" draw:layer="layout" svg:width="0.08cm" svg:height="0.08cm" svg:x="7.097cm" svg:y="7.121cm">
          <text:p/>
        </draw:circle>
        <draw:circle draw:style-name="gr1" draw:text-style-name="P1" draw:layer="layout" svg:width="0.08cm" svg:height="0.08cm" svg:x="7.351cm" svg:y="7.121cm">
          <text:p/>
        </draw:circle>
        <draw:circle draw:style-name="gr1" draw:text-style-name="P1" draw:layer="layout" svg:width="0.08cm" svg:height="0.08cm" svg:x="7.605cm" svg:y="7.121cm">
          <text:p/>
        </draw:circle>
        <draw:circle draw:style-name="gr1" draw:text-style-name="P1" draw:layer="layout" svg:width="0.08cm" svg:height="0.08cm" svg:x="7.859cm" svg:y="7.121cm">
          <text:p/>
        </draw:circle>
        <draw:circle draw:style-name="gr1" draw:text-style-name="P1" draw:layer="layout" svg:width="0.08cm" svg:height="0.08cm" svg:x="8.113cm" svg:y="7.121cm">
          <text:p/>
        </draw:circle>
        <draw:circle draw:style-name="gr1" draw:text-style-name="P1" draw:layer="layout" svg:width="0.08cm" svg:height="0.08cm" svg:x="8.367cm" svg:y="7.121cm">
          <text:p/>
        </draw:circle>
        <draw:circle draw:style-name="gr1" draw:text-style-name="P1" draw:layer="layout" svg:width="0.08cm" svg:height="0.08cm" svg:x="8.621cm" svg:y="7.121cm">
          <text:p/>
        </draw:circle>
        <draw:circle draw:style-name="gr1" draw:text-style-name="P1" draw:layer="layout" svg:width="0.08cm" svg:height="0.08cm" svg:x="8.875cm" svg:y="7.121cm">
          <text:p/>
        </draw:circle>
        <draw:circle draw:style-name="gr1" draw:text-style-name="P1" draw:layer="layout" svg:width="0.08cm" svg:height="0.08cm" svg:x="9.129cm" svg:y="7.121cm">
          <text:p/>
        </draw:circle>
        <draw:circle draw:style-name="gr1" draw:text-style-name="P1" draw:layer="layout" svg:width="0.08cm" svg:height="0.08cm" svg:x="9.383cm" svg:y="7.121cm">
          <text:p/>
        </draw:circle>
        <draw:circle draw:style-name="gr1" draw:text-style-name="P1" draw:layer="layout" svg:width="0.08cm" svg:height="0.08cm" svg:x="9.637cm" svg:y="7.121cm">
          <text:p/>
        </draw:circle>
        <draw:circle draw:style-name="gr1" draw:text-style-name="P1" draw:layer="layout" svg:width="0.08cm" svg:height="0.08cm" svg:x="9.891cm" svg:y="7.121cm">
          <text:p/>
        </draw:circle>
        <draw:circle draw:style-name="gr1" draw:text-style-name="P1" draw:layer="layout" svg:width="0.08cm" svg:height="0.08cm" svg:x="10.145cm" svg:y="7.121cm">
          <text:p/>
        </draw:circle>
        <draw:circle draw:style-name="gr1" draw:text-style-name="P1" draw:layer="layout" svg:width="0.08cm" svg:height="0.08cm" svg:x="10.399cm" svg:y="7.121cm">
          <text:p/>
        </draw:circle>
        <draw:circle draw:style-name="gr1" draw:text-style-name="P1" draw:layer="layout" svg:width="0.08cm" svg:height="0.08cm" svg:x="10.653cm" svg:y="7.121cm">
          <text:p/>
        </draw:circle>
        <draw:circle draw:style-name="gr1" draw:text-style-name="P1" draw:layer="layout" svg:width="0.08cm" svg:height="0.08cm" svg:x="10.907cm" svg:y="7.121cm">
          <text:p/>
        </draw:circle>
        <draw:circle draw:style-name="gr1" draw:text-style-name="P1" draw:layer="layout" svg:width="0.08cm" svg:height="0.08cm" svg:x="7.097cm" svg:y="7.375cm">
          <text:p/>
        </draw:circle>
        <draw:circle draw:style-name="gr1" draw:text-style-name="P1" draw:layer="layout" svg:width="0.08cm" svg:height="0.08cm" svg:x="7.351cm" svg:y="7.375cm">
          <text:p/>
        </draw:circle>
        <draw:circle draw:style-name="gr1" draw:text-style-name="P1" draw:layer="layout" svg:width="0.08cm" svg:height="0.08cm" svg:x="7.605cm" svg:y="7.375cm">
          <text:p/>
        </draw:circle>
        <draw:circle draw:style-name="gr1" draw:text-style-name="P1" draw:layer="layout" svg:width="0.08cm" svg:height="0.08cm" svg:x="7.859cm" svg:y="7.375cm">
          <text:p/>
        </draw:circle>
        <draw:circle draw:style-name="gr1" draw:text-style-name="P1" draw:layer="layout" svg:width="0.08cm" svg:height="0.08cm" svg:x="8.113cm" svg:y="7.375cm">
          <text:p/>
        </draw:circle>
        <draw:circle draw:style-name="gr1" draw:text-style-name="P1" draw:layer="layout" svg:width="0.08cm" svg:height="0.08cm" svg:x="8.367cm" svg:y="7.375cm">
          <text:p/>
        </draw:circle>
        <draw:circle draw:style-name="gr1" draw:text-style-name="P1" draw:layer="layout" svg:width="0.08cm" svg:height="0.08cm" svg:x="8.621cm" svg:y="7.375cm">
          <text:p/>
        </draw:circle>
        <draw:circle draw:style-name="gr1" draw:text-style-name="P1" draw:layer="layout" svg:width="0.08cm" svg:height="0.08cm" svg:x="8.875cm" svg:y="7.375cm">
          <text:p/>
        </draw:circle>
        <draw:circle draw:style-name="gr1" draw:text-style-name="P1" draw:layer="layout" svg:width="0.08cm" svg:height="0.08cm" svg:x="9.129cm" svg:y="7.375cm">
          <text:p/>
        </draw:circle>
        <draw:circle draw:style-name="gr1" draw:text-style-name="P1" draw:layer="layout" svg:width="0.08cm" svg:height="0.08cm" svg:x="9.383cm" svg:y="7.375cm">
          <text:p/>
        </draw:circle>
        <draw:circle draw:style-name="gr1" draw:text-style-name="P1" draw:layer="layout" svg:width="0.08cm" svg:height="0.08cm" svg:x="9.637cm" svg:y="7.375cm">
          <text:p/>
        </draw:circle>
        <draw:circle draw:style-name="gr1" draw:text-style-name="P1" draw:layer="layout" svg:width="0.08cm" svg:height="0.08cm" svg:x="9.891cm" svg:y="7.375cm">
          <text:p/>
        </draw:circle>
        <draw:circle draw:style-name="gr1" draw:text-style-name="P1" draw:layer="layout" svg:width="0.08cm" svg:height="0.08cm" svg:x="10.145cm" svg:y="7.375cm">
          <text:p/>
        </draw:circle>
        <draw:circle draw:style-name="gr1" draw:text-style-name="P1" draw:layer="layout" svg:width="0.08cm" svg:height="0.08cm" svg:x="10.399cm" svg:y="7.375cm">
          <text:p/>
        </draw:circle>
        <draw:circle draw:style-name="gr1" draw:text-style-name="P1" draw:layer="layout" svg:width="0.08cm" svg:height="0.08cm" svg:x="10.653cm" svg:y="7.375cm">
          <text:p/>
        </draw:circle>
        <draw:circle draw:style-name="gr1" draw:text-style-name="P1" draw:layer="layout" svg:width="0.08cm" svg:height="0.08cm" svg:x="10.907cm" svg:y="7.375cm">
          <text:p/>
        </draw:circle>
        <draw:circle draw:style-name="gr1" draw:text-style-name="P1" draw:layer="layout" svg:width="0.08cm" svg:height="0.08cm" svg:x="7.097cm" svg:y="7.629cm">
          <text:p/>
        </draw:circle>
        <draw:circle draw:style-name="gr1" draw:text-style-name="P1" draw:layer="layout" svg:width="0.08cm" svg:height="0.08cm" svg:x="7.351cm" svg:y="7.629cm">
          <text:p/>
        </draw:circle>
        <draw:circle draw:style-name="gr1" draw:text-style-name="P1" draw:layer="layout" svg:width="0.08cm" svg:height="0.08cm" svg:x="7.605cm" svg:y="7.629cm">
          <text:p/>
        </draw:circle>
        <draw:circle draw:style-name="gr1" draw:text-style-name="P1" draw:layer="layout" svg:width="0.08cm" svg:height="0.08cm" svg:x="7.859cm" svg:y="7.629cm">
          <text:p/>
        </draw:circle>
        <draw:circle draw:style-name="gr1" draw:text-style-name="P1" draw:layer="layout" svg:width="0.08cm" svg:height="0.08cm" svg:x="8.113cm" svg:y="7.629cm">
          <text:p/>
        </draw:circle>
        <draw:circle draw:style-name="gr1" draw:text-style-name="P1" draw:layer="layout" svg:width="0.08cm" svg:height="0.08cm" svg:x="8.367cm" svg:y="7.629cm">
          <text:p/>
        </draw:circle>
        <draw:circle draw:style-name="gr1" draw:text-style-name="P1" draw:layer="layout" svg:width="0.08cm" svg:height="0.08cm" svg:x="8.621cm" svg:y="7.629cm">
          <text:p/>
        </draw:circle>
        <draw:circle draw:style-name="gr1" draw:text-style-name="P1" draw:layer="layout" svg:width="0.08cm" svg:height="0.08cm" svg:x="8.875cm" svg:y="7.629cm">
          <text:p/>
        </draw:circle>
        <draw:circle draw:style-name="gr1" draw:text-style-name="P1" draw:layer="layout" svg:width="0.08cm" svg:height="0.08cm" svg:x="9.129cm" svg:y="7.629cm">
          <text:p/>
        </draw:circle>
        <draw:circle draw:style-name="gr1" draw:text-style-name="P1" draw:layer="layout" svg:width="0.08cm" svg:height="0.08cm" svg:x="9.383cm" svg:y="7.629cm">
          <text:p/>
        </draw:circle>
        <draw:circle draw:style-name="gr1" draw:text-style-name="P1" draw:layer="layout" svg:width="0.08cm" svg:height="0.08cm" svg:x="9.637cm" svg:y="7.629cm">
          <text:p/>
        </draw:circle>
        <draw:circle draw:style-name="gr1" draw:text-style-name="P1" draw:layer="layout" svg:width="0.08cm" svg:height="0.08cm" svg:x="9.891cm" svg:y="7.629cm">
          <text:p/>
        </draw:circle>
        <draw:circle draw:style-name="gr1" draw:text-style-name="P1" draw:layer="layout" svg:width="0.08cm" svg:height="0.08cm" svg:x="10.145cm" svg:y="7.629cm">
          <text:p/>
        </draw:circle>
        <draw:circle draw:style-name="gr1" draw:text-style-name="P1" draw:layer="layout" svg:width="0.08cm" svg:height="0.08cm" svg:x="10.399cm" svg:y="7.629cm">
          <text:p/>
        </draw:circle>
        <draw:circle draw:style-name="gr1" draw:text-style-name="P1" draw:layer="layout" svg:width="0.08cm" svg:height="0.08cm" svg:x="10.653cm" svg:y="7.629cm">
          <text:p/>
        </draw:circle>
        <draw:circle draw:style-name="gr1" draw:text-style-name="P1" draw:layer="layout" svg:width="0.08cm" svg:height="0.08cm" svg:x="10.907cm" svg:y="7.629cm">
          <text:p/>
        </draw:circle>
        <draw:circle draw:style-name="gr1" draw:text-style-name="P1" draw:layer="layout" svg:width="0.08cm" svg:height="0.08cm" svg:x="7.097cm" svg:y="7.883cm">
          <text:p/>
        </draw:circle>
        <draw:circle draw:style-name="gr1" draw:text-style-name="P1" draw:layer="layout" svg:width="0.08cm" svg:height="0.08cm" svg:x="7.351cm" svg:y="7.883cm">
          <text:p/>
        </draw:circle>
        <draw:circle draw:style-name="gr1" draw:text-style-name="P1" draw:layer="layout" svg:width="0.08cm" svg:height="0.08cm" svg:x="7.605cm" svg:y="7.883cm">
          <text:p/>
        </draw:circle>
        <draw:circle draw:style-name="gr1" draw:text-style-name="P1" draw:layer="layout" svg:width="0.08cm" svg:height="0.08cm" svg:x="7.859cm" svg:y="7.883cm">
          <text:p/>
        </draw:circle>
        <draw:circle draw:style-name="gr1" draw:text-style-name="P1" draw:layer="layout" svg:width="0.08cm" svg:height="0.08cm" svg:x="8.113cm" svg:y="7.883cm">
          <text:p/>
        </draw:circle>
        <draw:circle draw:style-name="gr1" draw:text-style-name="P1" draw:layer="layout" svg:width="0.08cm" svg:height="0.08cm" svg:x="8.367cm" svg:y="7.883cm">
          <text:p/>
        </draw:circle>
        <draw:circle draw:style-name="gr1" draw:text-style-name="P1" draw:layer="layout" svg:width="0.08cm" svg:height="0.08cm" svg:x="8.621cm" svg:y="7.883cm">
          <text:p/>
        </draw:circle>
        <draw:circle draw:style-name="gr1" draw:text-style-name="P1" draw:layer="layout" svg:width="0.08cm" svg:height="0.08cm" svg:x="8.875cm" svg:y="7.883cm">
          <text:p/>
        </draw:circle>
        <draw:circle draw:style-name="gr1" draw:text-style-name="P1" draw:layer="layout" svg:width="0.08cm" svg:height="0.08cm" svg:x="9.129cm" svg:y="7.883cm">
          <text:p/>
        </draw:circle>
        <draw:circle draw:style-name="gr1" draw:text-style-name="P1" draw:layer="layout" svg:width="0.08cm" svg:height="0.08cm" svg:x="9.383cm" svg:y="7.883cm">
          <text:p/>
        </draw:circle>
        <draw:circle draw:style-name="gr1" draw:text-style-name="P1" draw:layer="layout" svg:width="0.08cm" svg:height="0.08cm" svg:x="9.637cm" svg:y="7.883cm">
          <text:p/>
        </draw:circle>
        <draw:circle draw:style-name="gr1" draw:text-style-name="P1" draw:layer="layout" svg:width="0.08cm" svg:height="0.08cm" svg:x="9.891cm" svg:y="7.883cm">
          <text:p/>
        </draw:circle>
        <draw:circle draw:style-name="gr1" draw:text-style-name="P1" draw:layer="layout" svg:width="0.08cm" svg:height="0.08cm" svg:x="10.145cm" svg:y="7.883cm">
          <text:p/>
        </draw:circle>
        <draw:circle draw:style-name="gr1" draw:text-style-name="P1" draw:layer="layout" svg:width="0.08cm" svg:height="0.08cm" svg:x="10.399cm" svg:y="7.883cm">
          <text:p/>
        </draw:circle>
        <draw:circle draw:style-name="gr1" draw:text-style-name="P1" draw:layer="layout" svg:width="0.08cm" svg:height="0.08cm" svg:x="10.653cm" svg:y="7.883cm">
          <text:p/>
        </draw:circle>
        <draw:circle draw:style-name="gr1" draw:text-style-name="P1" draw:layer="layout" svg:width="0.08cm" svg:height="0.08cm" svg:x="10.907cm" svg:y="7.883cm">
          <text:p/>
        </draw:circle>
        <draw:circle draw:style-name="gr1" draw:text-style-name="P1" draw:layer="layout" svg:width="0.08cm" svg:height="0.08cm" svg:x="7.097cm" svg:y="7.883cm">
          <text:p/>
        </draw:circle>
        <draw:circle draw:style-name="gr1" draw:text-style-name="P1" draw:layer="layout" svg:width="0.08cm" svg:height="0.08cm" svg:x="7.351cm" svg:y="7.883cm">
          <text:p/>
        </draw:circle>
        <draw:circle draw:style-name="gr1" draw:text-style-name="P1" draw:layer="layout" svg:width="0.08cm" svg:height="0.08cm" svg:x="7.605cm" svg:y="7.883cm">
          <text:p/>
        </draw:circle>
        <draw:circle draw:style-name="gr1" draw:text-style-name="P1" draw:layer="layout" svg:width="0.08cm" svg:height="0.08cm" svg:x="7.859cm" svg:y="7.883cm">
          <text:p/>
        </draw:circle>
        <draw:circle draw:style-name="gr1" draw:text-style-name="P1" draw:layer="layout" svg:width="0.08cm" svg:height="0.08cm" svg:x="8.113cm" svg:y="7.883cm">
          <text:p/>
        </draw:circle>
        <draw:circle draw:style-name="gr1" draw:text-style-name="P1" draw:layer="layout" svg:width="0.08cm" svg:height="0.08cm" svg:x="8.367cm" svg:y="7.883cm">
          <text:p/>
        </draw:circle>
        <draw:circle draw:style-name="gr1" draw:text-style-name="P1" draw:layer="layout" svg:width="0.08cm" svg:height="0.08cm" svg:x="8.621cm" svg:y="7.883cm">
          <text:p/>
        </draw:circle>
        <draw:circle draw:style-name="gr1" draw:text-style-name="P1" draw:layer="layout" svg:width="0.08cm" svg:height="0.08cm" svg:x="8.875cm" svg:y="7.883cm">
          <text:p/>
        </draw:circle>
        <draw:circle draw:style-name="gr1" draw:text-style-name="P1" draw:layer="layout" svg:width="0.08cm" svg:height="0.08cm" svg:x="9.129cm" svg:y="7.883cm">
          <text:p/>
        </draw:circle>
        <draw:circle draw:style-name="gr1" draw:text-style-name="P1" draw:layer="layout" svg:width="0.08cm" svg:height="0.08cm" svg:x="9.383cm" svg:y="7.883cm">
          <text:p/>
        </draw:circle>
        <draw:circle draw:style-name="gr1" draw:text-style-name="P1" draw:layer="layout" svg:width="0.08cm" svg:height="0.08cm" svg:x="9.637cm" svg:y="7.883cm">
          <text:p/>
        </draw:circle>
        <draw:circle draw:style-name="gr1" draw:text-style-name="P1" draw:layer="layout" svg:width="0.08cm" svg:height="0.08cm" svg:x="9.891cm" svg:y="7.883cm">
          <text:p/>
        </draw:circle>
        <draw:circle draw:style-name="gr1" draw:text-style-name="P1" draw:layer="layout" svg:width="0.08cm" svg:height="0.08cm" svg:x="10.145cm" svg:y="7.883cm">
          <text:p/>
        </draw:circle>
        <draw:circle draw:style-name="gr1" draw:text-style-name="P1" draw:layer="layout" svg:width="0.08cm" svg:height="0.08cm" svg:x="10.399cm" svg:y="7.883cm">
          <text:p/>
        </draw:circle>
        <draw:circle draw:style-name="gr1" draw:text-style-name="P1" draw:layer="layout" svg:width="0.08cm" svg:height="0.08cm" svg:x="10.653cm" svg:y="7.883cm">
          <text:p/>
        </draw:circle>
        <draw:circle draw:style-name="gr1" draw:text-style-name="P1" draw:layer="layout" svg:width="0.08cm" svg:height="0.08cm" svg:x="10.907cm" svg:y="7.883cm">
          <text:p/>
        </draw:circle>
        <draw:circle draw:style-name="gr1" draw:text-style-name="P1" draw:layer="layout" svg:width="0.08cm" svg:height="0.08cm" svg:x="7.097cm" svg:y="8.137cm">
          <text:p/>
        </draw:circle>
        <draw:circle draw:style-name="gr1" draw:text-style-name="P1" draw:layer="layout" svg:width="0.08cm" svg:height="0.08cm" svg:x="7.351cm" svg:y="8.137cm">
          <text:p/>
        </draw:circle>
        <draw:circle draw:style-name="gr1" draw:text-style-name="P1" draw:layer="layout" svg:width="0.08cm" svg:height="0.08cm" svg:x="7.605cm" svg:y="8.137cm">
          <text:p/>
        </draw:circle>
        <draw:circle draw:style-name="gr1" draw:text-style-name="P1" draw:layer="layout" svg:width="0.08cm" svg:height="0.08cm" svg:x="7.859cm" svg:y="8.137cm">
          <text:p/>
        </draw:circle>
        <draw:circle draw:style-name="gr1" draw:text-style-name="P1" draw:layer="layout" svg:width="0.08cm" svg:height="0.08cm" svg:x="8.113cm" svg:y="8.137cm">
          <text:p/>
        </draw:circle>
        <draw:circle draw:style-name="gr1" draw:text-style-name="P1" draw:layer="layout" svg:width="0.08cm" svg:height="0.08cm" svg:x="8.367cm" svg:y="8.137cm">
          <text:p/>
        </draw:circle>
        <draw:circle draw:style-name="gr1" draw:text-style-name="P1" draw:layer="layout" svg:width="0.08cm" svg:height="0.08cm" svg:x="8.621cm" svg:y="8.137cm">
          <text:p/>
        </draw:circle>
        <draw:circle draw:style-name="gr1" draw:text-style-name="P1" draw:layer="layout" svg:width="0.08cm" svg:height="0.08cm" svg:x="8.875cm" svg:y="8.137cm">
          <text:p/>
        </draw:circle>
        <draw:circle draw:style-name="gr1" draw:text-style-name="P1" draw:layer="layout" svg:width="0.08cm" svg:height="0.08cm" svg:x="9.129cm" svg:y="8.137cm">
          <text:p/>
        </draw:circle>
        <draw:circle draw:style-name="gr1" draw:text-style-name="P1" draw:layer="layout" svg:width="0.08cm" svg:height="0.08cm" svg:x="9.383cm" svg:y="8.137cm">
          <text:p/>
        </draw:circle>
        <draw:circle draw:style-name="gr1" draw:text-style-name="P1" draw:layer="layout" svg:width="0.08cm" svg:height="0.08cm" svg:x="9.637cm" svg:y="8.137cm">
          <text:p/>
        </draw:circle>
        <draw:circle draw:style-name="gr1" draw:text-style-name="P1" draw:layer="layout" svg:width="0.08cm" svg:height="0.08cm" svg:x="9.891cm" svg:y="8.137cm">
          <text:p/>
        </draw:circle>
        <draw:circle draw:style-name="gr1" draw:text-style-name="P1" draw:layer="layout" svg:width="0.08cm" svg:height="0.08cm" svg:x="10.145cm" svg:y="8.137cm">
          <text:p/>
        </draw:circle>
        <draw:circle draw:style-name="gr1" draw:text-style-name="P1" draw:layer="layout" svg:width="0.08cm" svg:height="0.08cm" svg:x="10.399cm" svg:y="8.137cm">
          <text:p/>
        </draw:circle>
        <draw:circle draw:style-name="gr1" draw:text-style-name="P1" draw:layer="layout" svg:width="0.08cm" svg:height="0.08cm" svg:x="10.653cm" svg:y="8.137cm">
          <text:p/>
        </draw:circle>
        <draw:circle draw:style-name="gr1" draw:text-style-name="P1" draw:layer="layout" svg:width="0.08cm" svg:height="0.08cm" svg:x="10.907cm" svg:y="8.137cm">
          <text:p/>
        </draw:circle>
        <draw:circle draw:style-name="gr1" draw:text-style-name="P1" draw:layer="layout" svg:width="0.08cm" svg:height="0.08cm" svg:x="7.097cm" svg:y="8.391cm">
          <text:p/>
        </draw:circle>
        <draw:circle draw:style-name="gr1" draw:text-style-name="P1" draw:layer="layout" svg:width="0.08cm" svg:height="0.08cm" svg:x="7.351cm" svg:y="8.391cm">
          <text:p/>
        </draw:circle>
        <draw:circle draw:style-name="gr1" draw:text-style-name="P1" draw:layer="layout" svg:width="0.08cm" svg:height="0.08cm" svg:x="7.605cm" svg:y="8.391cm">
          <text:p/>
        </draw:circle>
        <draw:circle draw:style-name="gr1" draw:text-style-name="P1" draw:layer="layout" svg:width="0.08cm" svg:height="0.08cm" svg:x="7.859cm" svg:y="8.391cm">
          <text:p/>
        </draw:circle>
        <draw:circle draw:style-name="gr1" draw:text-style-name="P1" draw:layer="layout" svg:width="0.08cm" svg:height="0.08cm" svg:x="8.113cm" svg:y="8.391cm">
          <text:p/>
        </draw:circle>
        <draw:circle draw:style-name="gr1" draw:text-style-name="P1" draw:layer="layout" svg:width="0.08cm" svg:height="0.08cm" svg:x="8.367cm" svg:y="8.391cm">
          <text:p/>
        </draw:circle>
        <draw:circle draw:style-name="gr1" draw:text-style-name="P1" draw:layer="layout" svg:width="0.08cm" svg:height="0.08cm" svg:x="8.621cm" svg:y="8.391cm">
          <text:p/>
        </draw:circle>
        <draw:circle draw:style-name="gr1" draw:text-style-name="P1" draw:layer="layout" svg:width="0.08cm" svg:height="0.08cm" svg:x="8.875cm" svg:y="8.391cm">
          <text:p/>
        </draw:circle>
        <draw:circle draw:style-name="gr1" draw:text-style-name="P1" draw:layer="layout" svg:width="0.08cm" svg:height="0.08cm" svg:x="9.129cm" svg:y="8.391cm">
          <text:p/>
        </draw:circle>
        <draw:circle draw:style-name="gr1" draw:text-style-name="P1" draw:layer="layout" svg:width="0.08cm" svg:height="0.08cm" svg:x="9.383cm" svg:y="8.391cm">
          <text:p/>
        </draw:circle>
        <draw:circle draw:style-name="gr1" draw:text-style-name="P1" draw:layer="layout" svg:width="0.08cm" svg:height="0.08cm" svg:x="9.637cm" svg:y="8.391cm">
          <text:p/>
        </draw:circle>
        <draw:circle draw:style-name="gr1" draw:text-style-name="P1" draw:layer="layout" svg:width="0.08cm" svg:height="0.08cm" svg:x="9.891cm" svg:y="8.391cm">
          <text:p/>
        </draw:circle>
        <draw:circle draw:style-name="gr1" draw:text-style-name="P1" draw:layer="layout" svg:width="0.08cm" svg:height="0.08cm" svg:x="10.145cm" svg:y="8.391cm">
          <text:p/>
        </draw:circle>
        <draw:circle draw:style-name="gr1" draw:text-style-name="P1" draw:layer="layout" svg:width="0.08cm" svg:height="0.08cm" svg:x="10.399cm" svg:y="8.391cm">
          <text:p/>
        </draw:circle>
        <draw:circle draw:style-name="gr1" draw:text-style-name="P1" draw:layer="layout" svg:width="0.08cm" svg:height="0.08cm" svg:x="10.653cm" svg:y="8.391cm">
          <text:p/>
        </draw:circle>
        <draw:circle draw:style-name="gr1" draw:text-style-name="P1" draw:layer="layout" svg:width="0.08cm" svg:height="0.08cm" svg:x="10.907cm" svg:y="8.391cm">
          <text:p/>
        </draw:circle>
        <draw:circle draw:style-name="gr1" draw:text-style-name="P1" draw:layer="layout" svg:width="0.08cm" svg:height="0.08cm" svg:x="7.097cm" svg:y="8.645cm">
          <text:p/>
        </draw:circle>
        <draw:circle draw:style-name="gr1" draw:text-style-name="P1" draw:layer="layout" svg:width="0.08cm" svg:height="0.08cm" svg:x="7.351cm" svg:y="8.645cm">
          <text:p/>
        </draw:circle>
        <draw:circle draw:style-name="gr1" draw:text-style-name="P1" draw:layer="layout" svg:width="0.08cm" svg:height="0.08cm" svg:x="7.605cm" svg:y="8.645cm">
          <text:p/>
        </draw:circle>
        <draw:circle draw:style-name="gr1" draw:text-style-name="P1" draw:layer="layout" svg:width="0.08cm" svg:height="0.08cm" svg:x="7.859cm" svg:y="8.645cm">
          <text:p/>
        </draw:circle>
        <draw:circle draw:style-name="gr1" draw:text-style-name="P1" draw:layer="layout" svg:width="0.08cm" svg:height="0.08cm" svg:x="8.113cm" svg:y="8.645cm">
          <text:p/>
        </draw:circle>
        <draw:circle draw:style-name="gr1" draw:text-style-name="P1" draw:layer="layout" svg:width="0.08cm" svg:height="0.08cm" svg:x="8.367cm" svg:y="8.645cm">
          <text:p/>
        </draw:circle>
        <draw:circle draw:style-name="gr1" draw:text-style-name="P1" draw:layer="layout" svg:width="0.08cm" svg:height="0.08cm" svg:x="8.621cm" svg:y="8.645cm">
          <text:p/>
        </draw:circle>
        <draw:circle draw:style-name="gr1" draw:text-style-name="P1" draw:layer="layout" svg:width="0.08cm" svg:height="0.08cm" svg:x="8.875cm" svg:y="8.645cm">
          <text:p/>
        </draw:circle>
        <draw:circle draw:style-name="gr1" draw:text-style-name="P1" draw:layer="layout" svg:width="0.08cm" svg:height="0.08cm" svg:x="9.129cm" svg:y="8.645cm">
          <text:p/>
        </draw:circle>
        <draw:circle draw:style-name="gr1" draw:text-style-name="P1" draw:layer="layout" svg:width="0.08cm" svg:height="0.08cm" svg:x="9.383cm" svg:y="8.645cm">
          <text:p/>
        </draw:circle>
        <draw:circle draw:style-name="gr1" draw:text-style-name="P1" draw:layer="layout" svg:width="0.08cm" svg:height="0.08cm" svg:x="9.637cm" svg:y="8.645cm">
          <text:p/>
        </draw:circle>
        <draw:circle draw:style-name="gr1" draw:text-style-name="P1" draw:layer="layout" svg:width="0.08cm" svg:height="0.08cm" svg:x="9.891cm" svg:y="8.645cm">
          <text:p/>
        </draw:circle>
        <draw:circle draw:style-name="gr1" draw:text-style-name="P1" draw:layer="layout" svg:width="0.08cm" svg:height="0.08cm" svg:x="10.145cm" svg:y="8.645cm">
          <text:p/>
        </draw:circle>
        <draw:circle draw:style-name="gr1" draw:text-style-name="P1" draw:layer="layout" svg:width="0.08cm" svg:height="0.08cm" svg:x="10.399cm" svg:y="8.645cm">
          <text:p/>
        </draw:circle>
        <draw:circle draw:style-name="gr1" draw:text-style-name="P1" draw:layer="layout" svg:width="0.08cm" svg:height="0.08cm" svg:x="10.653cm" svg:y="8.645cm">
          <text:p/>
        </draw:circle>
        <draw:circle draw:style-name="gr1" draw:text-style-name="P1" draw:layer="layout" svg:width="0.08cm" svg:height="0.08cm" svg:x="10.907cm" svg:y="8.645cm">
          <text:p/>
        </draw:circle>
        <draw:circle draw:style-name="gr1" draw:text-style-name="P1" draw:layer="layout" svg:width="0.08cm" svg:height="0.08cm" svg:x="7.097cm" svg:y="8.899cm">
          <text:p/>
        </draw:circle>
        <draw:circle draw:style-name="gr1" draw:text-style-name="P1" draw:layer="layout" svg:width="0.08cm" svg:height="0.08cm" svg:x="7.351cm" svg:y="8.899cm">
          <text:p/>
        </draw:circle>
        <draw:circle draw:style-name="gr1" draw:text-style-name="P1" draw:layer="layout" svg:width="0.08cm" svg:height="0.08cm" svg:x="7.605cm" svg:y="8.899cm">
          <text:p/>
        </draw:circle>
        <draw:circle draw:style-name="gr1" draw:text-style-name="P1" draw:layer="layout" svg:width="0.08cm" svg:height="0.08cm" svg:x="7.859cm" svg:y="8.899cm">
          <text:p/>
        </draw:circle>
        <draw:circle draw:style-name="gr1" draw:text-style-name="P1" draw:layer="layout" svg:width="0.08cm" svg:height="0.08cm" svg:x="8.113cm" svg:y="8.899cm">
          <text:p/>
        </draw:circle>
        <draw:circle draw:style-name="gr1" draw:text-style-name="P1" draw:layer="layout" svg:width="0.08cm" svg:height="0.08cm" svg:x="8.367cm" svg:y="8.899cm">
          <text:p/>
        </draw:circle>
        <draw:circle draw:style-name="gr1" draw:text-style-name="P1" draw:layer="layout" svg:width="0.08cm" svg:height="0.08cm" svg:x="8.621cm" svg:y="8.899cm">
          <text:p/>
        </draw:circle>
        <draw:circle draw:style-name="gr1" draw:text-style-name="P1" draw:layer="layout" svg:width="0.08cm" svg:height="0.08cm" svg:x="8.875cm" svg:y="8.899cm">
          <text:p/>
        </draw:circle>
        <draw:circle draw:style-name="gr1" draw:text-style-name="P1" draw:layer="layout" svg:width="0.08cm" svg:height="0.08cm" svg:x="9.129cm" svg:y="8.899cm">
          <text:p/>
        </draw:circle>
        <draw:circle draw:style-name="gr1" draw:text-style-name="P1" draw:layer="layout" svg:width="0.08cm" svg:height="0.08cm" svg:x="9.383cm" svg:y="8.899cm">
          <text:p/>
        </draw:circle>
        <draw:circle draw:style-name="gr1" draw:text-style-name="P1" draw:layer="layout" svg:width="0.08cm" svg:height="0.08cm" svg:x="9.637cm" svg:y="8.899cm">
          <text:p/>
        </draw:circle>
        <draw:circle draw:style-name="gr1" draw:text-style-name="P1" draw:layer="layout" svg:width="0.08cm" svg:height="0.08cm" svg:x="9.891cm" svg:y="8.899cm">
          <text:p/>
        </draw:circle>
        <draw:circle draw:style-name="gr1" draw:text-style-name="P1" draw:layer="layout" svg:width="0.08cm" svg:height="0.08cm" svg:x="10.145cm" svg:y="8.899cm">
          <text:p/>
        </draw:circle>
        <draw:circle draw:style-name="gr1" draw:text-style-name="P1" draw:layer="layout" svg:width="0.08cm" svg:height="0.08cm" svg:x="10.399cm" svg:y="8.899cm">
          <text:p/>
        </draw:circle>
        <draw:circle draw:style-name="gr1" draw:text-style-name="P1" draw:layer="layout" svg:width="0.08cm" svg:height="0.08cm" svg:x="10.653cm" svg:y="8.899cm">
          <text:p/>
        </draw:circle>
        <draw:circle draw:style-name="gr1" draw:text-style-name="P1" draw:layer="layout" svg:width="0.08cm" svg:height="0.08cm" svg:x="10.907cm" svg:y="8.899cm">
          <text:p/>
        </draw:circle>
        <draw:circle draw:style-name="gr1" draw:text-style-name="P1" draw:layer="layout" svg:width="0.08cm" svg:height="0.08cm" svg:x="7.097cm" svg:y="9.153cm">
          <text:p/>
        </draw:circle>
        <draw:circle draw:style-name="gr1" draw:text-style-name="P1" draw:layer="layout" svg:width="0.08cm" svg:height="0.08cm" svg:x="7.351cm" svg:y="9.153cm">
          <text:p/>
        </draw:circle>
        <draw:circle draw:style-name="gr1" draw:text-style-name="P1" draw:layer="layout" svg:width="0.08cm" svg:height="0.08cm" svg:x="7.605cm" svg:y="9.153cm">
          <text:p/>
        </draw:circle>
        <draw:circle draw:style-name="gr1" draw:text-style-name="P1" draw:layer="layout" svg:width="0.08cm" svg:height="0.08cm" svg:x="7.859cm" svg:y="9.153cm">
          <text:p/>
        </draw:circle>
        <draw:circle draw:style-name="gr1" draw:text-style-name="P1" draw:layer="layout" svg:width="0.08cm" svg:height="0.08cm" svg:x="8.113cm" svg:y="9.153cm">
          <text:p/>
        </draw:circle>
        <draw:circle draw:style-name="gr1" draw:text-style-name="P1" draw:layer="layout" svg:width="0.08cm" svg:height="0.08cm" svg:x="8.367cm" svg:y="9.153cm">
          <text:p/>
        </draw:circle>
        <draw:circle draw:style-name="gr1" draw:text-style-name="P1" draw:layer="layout" svg:width="0.08cm" svg:height="0.08cm" svg:x="8.621cm" svg:y="9.153cm">
          <text:p/>
        </draw:circle>
        <draw:circle draw:style-name="gr1" draw:text-style-name="P1" draw:layer="layout" svg:width="0.08cm" svg:height="0.08cm" svg:x="8.875cm" svg:y="9.153cm">
          <text:p/>
        </draw:circle>
        <draw:circle draw:style-name="gr1" draw:text-style-name="P1" draw:layer="layout" svg:width="0.08cm" svg:height="0.08cm" svg:x="9.129cm" svg:y="9.153cm">
          <text:p/>
        </draw:circle>
        <draw:circle draw:style-name="gr1" draw:text-style-name="P1" draw:layer="layout" svg:width="0.08cm" svg:height="0.08cm" svg:x="9.383cm" svg:y="9.153cm">
          <text:p/>
        </draw:circle>
        <draw:circle draw:style-name="gr1" draw:text-style-name="P1" draw:layer="layout" svg:width="0.08cm" svg:height="0.08cm" svg:x="9.637cm" svg:y="9.153cm">
          <text:p/>
        </draw:circle>
        <draw:circle draw:style-name="gr1" draw:text-style-name="P1" draw:layer="layout" svg:width="0.08cm" svg:height="0.08cm" svg:x="9.891cm" svg:y="9.153cm">
          <text:p/>
        </draw:circle>
        <draw:circle draw:style-name="gr1" draw:text-style-name="P1" draw:layer="layout" svg:width="0.08cm" svg:height="0.08cm" svg:x="10.145cm" svg:y="9.153cm">
          <text:p/>
        </draw:circle>
        <draw:circle draw:style-name="gr1" draw:text-style-name="P1" draw:layer="layout" svg:width="0.08cm" svg:height="0.08cm" svg:x="10.399cm" svg:y="9.153cm">
          <text:p/>
        </draw:circle>
        <draw:circle draw:style-name="gr1" draw:text-style-name="P1" draw:layer="layout" svg:width="0.08cm" svg:height="0.08cm" svg:x="10.653cm" svg:y="9.153cm">
          <text:p/>
        </draw:circle>
        <draw:circle draw:style-name="gr1" draw:text-style-name="P1" draw:layer="layout" svg:width="0.08cm" svg:height="0.08cm" svg:x="10.907cm" svg:y="9.153cm">
          <text:p/>
        </draw:circle>
        <draw:circle draw:style-name="gr1" draw:text-style-name="P1" draw:layer="layout" svg:width="0.08cm" svg:height="0.08cm" svg:x="7.097cm" svg:y="9.153cm">
          <text:p/>
        </draw:circle>
        <draw:circle draw:style-name="gr1" draw:text-style-name="P1" draw:layer="layout" svg:width="0.08cm" svg:height="0.08cm" svg:x="7.351cm" svg:y="9.153cm">
          <text:p/>
        </draw:circle>
        <draw:circle draw:style-name="gr1" draw:text-style-name="P1" draw:layer="layout" svg:width="0.08cm" svg:height="0.08cm" svg:x="7.605cm" svg:y="9.153cm">
          <text:p/>
        </draw:circle>
        <draw:circle draw:style-name="gr1" draw:text-style-name="P1" draw:layer="layout" svg:width="0.08cm" svg:height="0.08cm" svg:x="7.859cm" svg:y="9.153cm">
          <text:p/>
        </draw:circle>
        <draw:circle draw:style-name="gr1" draw:text-style-name="P1" draw:layer="layout" svg:width="0.08cm" svg:height="0.08cm" svg:x="8.113cm" svg:y="9.153cm">
          <text:p/>
        </draw:circle>
        <draw:circle draw:style-name="gr1" draw:text-style-name="P1" draw:layer="layout" svg:width="0.08cm" svg:height="0.08cm" svg:x="8.367cm" svg:y="9.153cm">
          <text:p/>
        </draw:circle>
        <draw:circle draw:style-name="gr1" draw:text-style-name="P1" draw:layer="layout" svg:width="0.08cm" svg:height="0.08cm" svg:x="8.621cm" svg:y="9.153cm">
          <text:p/>
        </draw:circle>
        <draw:circle draw:style-name="gr1" draw:text-style-name="P1" draw:layer="layout" svg:width="0.08cm" svg:height="0.08cm" svg:x="8.875cm" svg:y="9.153cm">
          <text:p/>
        </draw:circle>
        <draw:circle draw:style-name="gr1" draw:text-style-name="P1" draw:layer="layout" svg:width="0.08cm" svg:height="0.08cm" svg:x="9.129cm" svg:y="9.153cm">
          <text:p/>
        </draw:circle>
        <draw:circle draw:style-name="gr1" draw:text-style-name="P1" draw:layer="layout" svg:width="0.08cm" svg:height="0.08cm" svg:x="9.383cm" svg:y="9.153cm">
          <text:p/>
        </draw:circle>
        <draw:circle draw:style-name="gr1" draw:text-style-name="P1" draw:layer="layout" svg:width="0.08cm" svg:height="0.08cm" svg:x="9.637cm" svg:y="9.153cm">
          <text:p/>
        </draw:circle>
        <draw:circle draw:style-name="gr1" draw:text-style-name="P1" draw:layer="layout" svg:width="0.08cm" svg:height="0.08cm" svg:x="9.891cm" svg:y="9.153cm">
          <text:p/>
        </draw:circle>
        <draw:circle draw:style-name="gr1" draw:text-style-name="P1" draw:layer="layout" svg:width="0.08cm" svg:height="0.08cm" svg:x="10.145cm" svg:y="9.153cm">
          <text:p/>
        </draw:circle>
        <draw:circle draw:style-name="gr1" draw:text-style-name="P1" draw:layer="layout" svg:width="0.08cm" svg:height="0.08cm" svg:x="10.399cm" svg:y="9.153cm">
          <text:p/>
        </draw:circle>
        <draw:circle draw:style-name="gr1" draw:text-style-name="P1" draw:layer="layout" svg:width="0.08cm" svg:height="0.08cm" svg:x="10.653cm" svg:y="9.153cm">
          <text:p/>
        </draw:circle>
        <draw:circle draw:style-name="gr1" draw:text-style-name="P1" draw:layer="layout" svg:width="0.08cm" svg:height="0.08cm" svg:x="10.907cm" svg:y="9.153cm">
          <text:p/>
        </draw:circle>
        <draw:circle draw:style-name="gr1" draw:text-style-name="P1" draw:layer="layout" svg:width="0.08cm" svg:height="0.08cm" svg:x="7.097cm" svg:y="9.407cm">
          <text:p/>
        </draw:circle>
        <draw:circle draw:style-name="gr1" draw:text-style-name="P1" draw:layer="layout" svg:width="0.08cm" svg:height="0.08cm" svg:x="7.351cm" svg:y="9.407cm">
          <text:p/>
        </draw:circle>
        <draw:circle draw:style-name="gr1" draw:text-style-name="P1" draw:layer="layout" svg:width="0.08cm" svg:height="0.08cm" svg:x="7.605cm" svg:y="9.407cm">
          <text:p/>
        </draw:circle>
        <draw:circle draw:style-name="gr1" draw:text-style-name="P1" draw:layer="layout" svg:width="0.08cm" svg:height="0.08cm" svg:x="7.859cm" svg:y="9.407cm">
          <text:p/>
        </draw:circle>
        <draw:circle draw:style-name="gr1" draw:text-style-name="P1" draw:layer="layout" svg:width="0.08cm" svg:height="0.08cm" svg:x="8.113cm" svg:y="9.407cm">
          <text:p/>
        </draw:circle>
        <draw:circle draw:style-name="gr1" draw:text-style-name="P1" draw:layer="layout" svg:width="0.08cm" svg:height="0.08cm" svg:x="8.367cm" svg:y="9.407cm">
          <text:p/>
        </draw:circle>
        <draw:circle draw:style-name="gr1" draw:text-style-name="P1" draw:layer="layout" svg:width="0.08cm" svg:height="0.08cm" svg:x="8.621cm" svg:y="9.407cm">
          <text:p/>
        </draw:circle>
        <draw:circle draw:style-name="gr1" draw:text-style-name="P1" draw:layer="layout" svg:width="0.08cm" svg:height="0.08cm" svg:x="8.875cm" svg:y="9.407cm">
          <text:p/>
        </draw:circle>
        <draw:circle draw:style-name="gr1" draw:text-style-name="P1" draw:layer="layout" svg:width="0.08cm" svg:height="0.08cm" svg:x="9.129cm" svg:y="9.407cm">
          <text:p/>
        </draw:circle>
        <draw:circle draw:style-name="gr1" draw:text-style-name="P1" draw:layer="layout" svg:width="0.08cm" svg:height="0.08cm" svg:x="9.383cm" svg:y="9.407cm">
          <text:p/>
        </draw:circle>
        <draw:circle draw:style-name="gr1" draw:text-style-name="P1" draw:layer="layout" svg:width="0.08cm" svg:height="0.08cm" svg:x="9.637cm" svg:y="9.407cm">
          <text:p/>
        </draw:circle>
        <draw:circle draw:style-name="gr1" draw:text-style-name="P1" draw:layer="layout" svg:width="0.08cm" svg:height="0.08cm" svg:x="9.891cm" svg:y="9.407cm">
          <text:p/>
        </draw:circle>
        <draw:circle draw:style-name="gr1" draw:text-style-name="P1" draw:layer="layout" svg:width="0.08cm" svg:height="0.08cm" svg:x="10.145cm" svg:y="9.407cm">
          <text:p/>
        </draw:circle>
        <draw:circle draw:style-name="gr1" draw:text-style-name="P1" draw:layer="layout" svg:width="0.08cm" svg:height="0.08cm" svg:x="10.399cm" svg:y="9.407cm">
          <text:p/>
        </draw:circle>
        <draw:circle draw:style-name="gr1" draw:text-style-name="P1" draw:layer="layout" svg:width="0.08cm" svg:height="0.08cm" svg:x="10.653cm" svg:y="9.407cm">
          <text:p/>
        </draw:circle>
        <draw:circle draw:style-name="gr1" draw:text-style-name="P1" draw:layer="layout" svg:width="0.08cm" svg:height="0.08cm" svg:x="10.907cm" svg:y="9.407cm">
          <text:p/>
        </draw:circle>
        <draw:circle draw:style-name="gr1" draw:text-style-name="P1" draw:layer="layout" svg:width="0.08cm" svg:height="0.08cm" svg:x="7.097cm" svg:y="9.661cm">
          <text:p/>
        </draw:circle>
        <draw:circle draw:style-name="gr1" draw:text-style-name="P1" draw:layer="layout" svg:width="0.08cm" svg:height="0.08cm" svg:x="7.351cm" svg:y="9.661cm">
          <text:p/>
        </draw:circle>
        <draw:circle draw:style-name="gr1" draw:text-style-name="P1" draw:layer="layout" svg:width="0.08cm" svg:height="0.08cm" svg:x="7.605cm" svg:y="9.661cm">
          <text:p/>
        </draw:circle>
        <draw:circle draw:style-name="gr1" draw:text-style-name="P1" draw:layer="layout" svg:width="0.08cm" svg:height="0.08cm" svg:x="7.859cm" svg:y="9.661cm">
          <text:p/>
        </draw:circle>
        <draw:circle draw:style-name="gr1" draw:text-style-name="P1" draw:layer="layout" svg:width="0.08cm" svg:height="0.08cm" svg:x="8.113cm" svg:y="9.661cm">
          <text:p/>
        </draw:circle>
        <draw:circle draw:style-name="gr1" draw:text-style-name="P1" draw:layer="layout" svg:width="0.08cm" svg:height="0.08cm" svg:x="8.367cm" svg:y="9.661cm">
          <text:p/>
        </draw:circle>
        <draw:circle draw:style-name="gr1" draw:text-style-name="P1" draw:layer="layout" svg:width="0.08cm" svg:height="0.08cm" svg:x="8.621cm" svg:y="9.661cm">
          <text:p/>
        </draw:circle>
        <draw:circle draw:style-name="gr1" draw:text-style-name="P1" draw:layer="layout" svg:width="0.08cm" svg:height="0.08cm" svg:x="8.875cm" svg:y="9.661cm">
          <text:p/>
        </draw:circle>
        <draw:circle draw:style-name="gr1" draw:text-style-name="P1" draw:layer="layout" svg:width="0.08cm" svg:height="0.08cm" svg:x="9.129cm" svg:y="9.661cm">
          <text:p/>
        </draw:circle>
        <draw:circle draw:style-name="gr1" draw:text-style-name="P1" draw:layer="layout" svg:width="0.08cm" svg:height="0.08cm" svg:x="9.383cm" svg:y="9.661cm">
          <text:p/>
        </draw:circle>
        <draw:circle draw:style-name="gr1" draw:text-style-name="P1" draw:layer="layout" svg:width="0.08cm" svg:height="0.08cm" svg:x="9.637cm" svg:y="9.661cm">
          <text:p/>
        </draw:circle>
        <draw:circle draw:style-name="gr1" draw:text-style-name="P1" draw:layer="layout" svg:width="0.08cm" svg:height="0.08cm" svg:x="9.891cm" svg:y="9.661cm">
          <text:p/>
        </draw:circle>
        <draw:circle draw:style-name="gr1" draw:text-style-name="P1" draw:layer="layout" svg:width="0.08cm" svg:height="0.08cm" svg:x="10.145cm" svg:y="9.661cm">
          <text:p/>
        </draw:circle>
        <draw:circle draw:style-name="gr1" draw:text-style-name="P1" draw:layer="layout" svg:width="0.08cm" svg:height="0.08cm" svg:x="10.399cm" svg:y="9.661cm">
          <text:p/>
        </draw:circle>
        <draw:circle draw:style-name="gr1" draw:text-style-name="P1" draw:layer="layout" svg:width="0.08cm" svg:height="0.08cm" svg:x="10.653cm" svg:y="9.661cm">
          <text:p/>
        </draw:circle>
        <draw:circle draw:style-name="gr1" draw:text-style-name="P1" draw:layer="layout" svg:width="0.08cm" svg:height="0.08cm" svg:x="10.907cm" svg:y="9.661cm">
          <text:p/>
        </draw:circle>
        <draw:circle draw:style-name="gr1" draw:text-style-name="P1" draw:layer="layout" svg:width="0.08cm" svg:height="0.08cm" svg:x="7.097cm" svg:y="9.915cm">
          <text:p/>
        </draw:circle>
        <draw:circle draw:style-name="gr1" draw:text-style-name="P1" draw:layer="layout" svg:width="0.08cm" svg:height="0.08cm" svg:x="7.351cm" svg:y="9.915cm">
          <text:p/>
        </draw:circle>
        <draw:circle draw:style-name="gr1" draw:text-style-name="P1" draw:layer="layout" svg:width="0.08cm" svg:height="0.08cm" svg:x="7.605cm" svg:y="9.915cm">
          <text:p/>
        </draw:circle>
        <draw:circle draw:style-name="gr1" draw:text-style-name="P1" draw:layer="layout" svg:width="0.08cm" svg:height="0.08cm" svg:x="7.859cm" svg:y="9.915cm">
          <text:p/>
        </draw:circle>
        <draw:circle draw:style-name="gr1" draw:text-style-name="P1" draw:layer="layout" svg:width="0.08cm" svg:height="0.08cm" svg:x="8.113cm" svg:y="9.915cm">
          <text:p/>
        </draw:circle>
        <draw:circle draw:style-name="gr1" draw:text-style-name="P1" draw:layer="layout" svg:width="0.08cm" svg:height="0.08cm" svg:x="8.367cm" svg:y="9.915cm">
          <text:p/>
        </draw:circle>
        <draw:circle draw:style-name="gr1" draw:text-style-name="P1" draw:layer="layout" svg:width="0.08cm" svg:height="0.08cm" svg:x="8.621cm" svg:y="9.915cm">
          <text:p/>
        </draw:circle>
        <draw:circle draw:style-name="gr1" draw:text-style-name="P1" draw:layer="layout" svg:width="0.08cm" svg:height="0.08cm" svg:x="8.875cm" svg:y="9.915cm">
          <text:p/>
        </draw:circle>
        <draw:circle draw:style-name="gr1" draw:text-style-name="P1" draw:layer="layout" svg:width="0.08cm" svg:height="0.08cm" svg:x="9.129cm" svg:y="9.915cm">
          <text:p/>
        </draw:circle>
        <draw:circle draw:style-name="gr1" draw:text-style-name="P1" draw:layer="layout" svg:width="0.08cm" svg:height="0.08cm" svg:x="9.383cm" svg:y="9.915cm">
          <text:p/>
        </draw:circle>
        <draw:circle draw:style-name="gr1" draw:text-style-name="P1" draw:layer="layout" svg:width="0.08cm" svg:height="0.08cm" svg:x="9.637cm" svg:y="9.915cm">
          <text:p/>
        </draw:circle>
        <draw:circle draw:style-name="gr1" draw:text-style-name="P1" draw:layer="layout" svg:width="0.08cm" svg:height="0.08cm" svg:x="9.891cm" svg:y="9.915cm">
          <text:p/>
        </draw:circle>
        <draw:circle draw:style-name="gr1" draw:text-style-name="P1" draw:layer="layout" svg:width="0.08cm" svg:height="0.08cm" svg:x="10.145cm" svg:y="9.915cm">
          <text:p/>
        </draw:circle>
        <draw:circle draw:style-name="gr1" draw:text-style-name="P1" draw:layer="layout" svg:width="0.08cm" svg:height="0.08cm" svg:x="10.399cm" svg:y="9.915cm">
          <text:p/>
        </draw:circle>
        <draw:circle draw:style-name="gr1" draw:text-style-name="P1" draw:layer="layout" svg:width="0.08cm" svg:height="0.08cm" svg:x="10.653cm" svg:y="9.915cm">
          <text:p/>
        </draw:circle>
        <draw:circle draw:style-name="gr1" draw:text-style-name="P1" draw:layer="layout" svg:width="0.08cm" svg:height="0.08cm" svg:x="10.907cm" svg:y="9.915cm">
          <text:p/>
        </draw:circle>
        <draw:circle draw:style-name="gr1" draw:text-style-name="P1" draw:layer="layout" svg:width="0.08cm" svg:height="0.08cm" svg:x="7.097cm" svg:y="10.169cm">
          <text:p/>
        </draw:circle>
        <draw:circle draw:style-name="gr1" draw:text-style-name="P1" draw:layer="layout" svg:width="0.08cm" svg:height="0.08cm" svg:x="7.351cm" svg:y="10.169cm">
          <text:p/>
        </draw:circle>
        <draw:circle draw:style-name="gr1" draw:text-style-name="P1" draw:layer="layout" svg:width="0.08cm" svg:height="0.08cm" svg:x="7.605cm" svg:y="10.169cm">
          <text:p/>
        </draw:circle>
        <draw:circle draw:style-name="gr1" draw:text-style-name="P1" draw:layer="layout" svg:width="0.08cm" svg:height="0.08cm" svg:x="7.859cm" svg:y="10.169cm">
          <text:p/>
        </draw:circle>
        <draw:circle draw:style-name="gr1" draw:text-style-name="P1" draw:layer="layout" svg:width="0.08cm" svg:height="0.08cm" svg:x="8.113cm" svg:y="10.169cm">
          <text:p/>
        </draw:circle>
        <draw:circle draw:style-name="gr1" draw:text-style-name="P1" draw:layer="layout" svg:width="0.08cm" svg:height="0.08cm" svg:x="8.367cm" svg:y="10.169cm">
          <text:p/>
        </draw:circle>
        <draw:circle draw:style-name="gr1" draw:text-style-name="P1" draw:layer="layout" svg:width="0.08cm" svg:height="0.08cm" svg:x="8.621cm" svg:y="10.169cm">
          <text:p/>
        </draw:circle>
        <draw:circle draw:style-name="gr1" draw:text-style-name="P1" draw:layer="layout" svg:width="0.08cm" svg:height="0.08cm" svg:x="8.875cm" svg:y="10.169cm">
          <text:p/>
        </draw:circle>
        <draw:circle draw:style-name="gr1" draw:text-style-name="P1" draw:layer="layout" svg:width="0.08cm" svg:height="0.08cm" svg:x="9.129cm" svg:y="10.169cm">
          <text:p/>
        </draw:circle>
        <draw:circle draw:style-name="gr1" draw:text-style-name="P1" draw:layer="layout" svg:width="0.08cm" svg:height="0.08cm" svg:x="9.383cm" svg:y="10.169cm">
          <text:p/>
        </draw:circle>
        <draw:circle draw:style-name="gr1" draw:text-style-name="P1" draw:layer="layout" svg:width="0.08cm" svg:height="0.08cm" svg:x="9.637cm" svg:y="10.169cm">
          <text:p/>
        </draw:circle>
        <draw:circle draw:style-name="gr1" draw:text-style-name="P1" draw:layer="layout" svg:width="0.08cm" svg:height="0.08cm" svg:x="9.891cm" svg:y="10.169cm">
          <text:p/>
        </draw:circle>
        <draw:circle draw:style-name="gr1" draw:text-style-name="P1" draw:layer="layout" svg:width="0.08cm" svg:height="0.08cm" svg:x="10.145cm" svg:y="10.169cm">
          <text:p/>
        </draw:circle>
        <draw:circle draw:style-name="gr1" draw:text-style-name="P1" draw:layer="layout" svg:width="0.08cm" svg:height="0.08cm" svg:x="10.399cm" svg:y="10.169cm">
          <text:p/>
        </draw:circle>
        <draw:circle draw:style-name="gr1" draw:text-style-name="P1" draw:layer="layout" svg:width="0.08cm" svg:height="0.08cm" svg:x="10.653cm" svg:y="10.169cm">
          <text:p/>
        </draw:circle>
        <draw:circle draw:style-name="gr1" draw:text-style-name="P1" draw:layer="layout" svg:width="0.08cm" svg:height="0.08cm" svg:x="10.907cm" svg:y="10.169cm">
          <text:p/>
        </draw:circle>
        <draw:circle draw:style-name="gr1" draw:text-style-name="P1" draw:layer="layout" svg:width="0.08cm" svg:height="0.08cm" svg:x="7.097cm" svg:y="10.423cm">
          <text:p/>
        </draw:circle>
        <draw:circle draw:style-name="gr1" draw:text-style-name="P1" draw:layer="layout" svg:width="0.08cm" svg:height="0.08cm" svg:x="7.351cm" svg:y="10.423cm">
          <text:p/>
        </draw:circle>
        <draw:circle draw:style-name="gr1" draw:text-style-name="P1" draw:layer="layout" svg:width="0.08cm" svg:height="0.08cm" svg:x="7.605cm" svg:y="10.423cm">
          <text:p/>
        </draw:circle>
        <draw:circle draw:style-name="gr1" draw:text-style-name="P1" draw:layer="layout" svg:width="0.08cm" svg:height="0.08cm" svg:x="7.859cm" svg:y="10.423cm">
          <text:p/>
        </draw:circle>
        <draw:circle draw:style-name="gr1" draw:text-style-name="P1" draw:layer="layout" svg:width="0.08cm" svg:height="0.08cm" svg:x="8.113cm" svg:y="10.423cm">
          <text:p/>
        </draw:circle>
        <draw:circle draw:style-name="gr1" draw:text-style-name="P1" draw:layer="layout" svg:width="0.08cm" svg:height="0.08cm" svg:x="8.367cm" svg:y="10.423cm">
          <text:p/>
        </draw:circle>
        <draw:circle draw:style-name="gr1" draw:text-style-name="P1" draw:layer="layout" svg:width="0.08cm" svg:height="0.08cm" svg:x="8.621cm" svg:y="10.423cm">
          <text:p/>
        </draw:circle>
        <draw:circle draw:style-name="gr1" draw:text-style-name="P1" draw:layer="layout" svg:width="0.08cm" svg:height="0.08cm" svg:x="8.875cm" svg:y="10.423cm">
          <text:p/>
        </draw:circle>
        <draw:circle draw:style-name="gr1" draw:text-style-name="P1" draw:layer="layout" svg:width="0.08cm" svg:height="0.08cm" svg:x="9.129cm" svg:y="10.423cm">
          <text:p/>
        </draw:circle>
        <draw:circle draw:style-name="gr1" draw:text-style-name="P1" draw:layer="layout" svg:width="0.08cm" svg:height="0.08cm" svg:x="9.383cm" svg:y="10.423cm">
          <text:p/>
        </draw:circle>
        <draw:circle draw:style-name="gr1" draw:text-style-name="P1" draw:layer="layout" svg:width="0.08cm" svg:height="0.08cm" svg:x="9.637cm" svg:y="10.423cm">
          <text:p/>
        </draw:circle>
        <draw:circle draw:style-name="gr1" draw:text-style-name="P1" draw:layer="layout" svg:width="0.08cm" svg:height="0.08cm" svg:x="9.891cm" svg:y="10.423cm">
          <text:p/>
        </draw:circle>
        <draw:circle draw:style-name="gr1" draw:text-style-name="P1" draw:layer="layout" svg:width="0.08cm" svg:height="0.08cm" svg:x="10.145cm" svg:y="10.423cm">
          <text:p/>
        </draw:circle>
        <draw:circle draw:style-name="gr1" draw:text-style-name="P1" draw:layer="layout" svg:width="0.08cm" svg:height="0.08cm" svg:x="10.399cm" svg:y="10.423cm">
          <text:p/>
        </draw:circle>
        <draw:circle draw:style-name="gr1" draw:text-style-name="P1" draw:layer="layout" svg:width="0.08cm" svg:height="0.08cm" svg:x="10.653cm" svg:y="10.423cm">
          <text:p/>
        </draw:circle>
        <draw:circle draw:style-name="gr1" draw:text-style-name="P1" draw:layer="layout" svg:width="0.08cm" svg:height="0.08cm" svg:x="10.907cm" svg:y="10.423cm">
          <text:p/>
        </draw:circle>
        <draw:circle draw:style-name="gr1" draw:text-style-name="P1" draw:layer="layout" svg:width="0.08cm" svg:height="0.08cm" svg:x="7.097cm" svg:y="10.423cm">
          <text:p/>
        </draw:circle>
        <draw:circle draw:style-name="gr1" draw:text-style-name="P1" draw:layer="layout" svg:width="0.08cm" svg:height="0.08cm" svg:x="7.351cm" svg:y="10.423cm">
          <text:p/>
        </draw:circle>
        <draw:circle draw:style-name="gr1" draw:text-style-name="P1" draw:layer="layout" svg:width="0.08cm" svg:height="0.08cm" svg:x="7.605cm" svg:y="10.423cm">
          <text:p/>
        </draw:circle>
        <draw:circle draw:style-name="gr1" draw:text-style-name="P1" draw:layer="layout" svg:width="0.08cm" svg:height="0.08cm" svg:x="7.859cm" svg:y="10.423cm">
          <text:p/>
        </draw:circle>
        <draw:circle draw:style-name="gr1" draw:text-style-name="P1" draw:layer="layout" svg:width="0.08cm" svg:height="0.08cm" svg:x="8.113cm" svg:y="10.423cm">
          <text:p/>
        </draw:circle>
        <draw:circle draw:style-name="gr1" draw:text-style-name="P1" draw:layer="layout" svg:width="0.08cm" svg:height="0.08cm" svg:x="8.367cm" svg:y="10.423cm">
          <text:p/>
        </draw:circle>
        <draw:circle draw:style-name="gr1" draw:text-style-name="P1" draw:layer="layout" svg:width="0.08cm" svg:height="0.08cm" svg:x="8.621cm" svg:y="10.423cm">
          <text:p/>
        </draw:circle>
        <draw:circle draw:style-name="gr1" draw:text-style-name="P1" draw:layer="layout" svg:width="0.08cm" svg:height="0.08cm" svg:x="8.875cm" svg:y="10.423cm">
          <text:p/>
        </draw:circle>
        <draw:circle draw:style-name="gr1" draw:text-style-name="P1" draw:layer="layout" svg:width="0.08cm" svg:height="0.08cm" svg:x="9.129cm" svg:y="10.423cm">
          <text:p/>
        </draw:circle>
        <draw:circle draw:style-name="gr1" draw:text-style-name="P1" draw:layer="layout" svg:width="0.08cm" svg:height="0.08cm" svg:x="9.383cm" svg:y="10.423cm">
          <text:p/>
        </draw:circle>
        <draw:circle draw:style-name="gr1" draw:text-style-name="P1" draw:layer="layout" svg:width="0.08cm" svg:height="0.08cm" svg:x="9.637cm" svg:y="10.423cm">
          <text:p/>
        </draw:circle>
        <draw:circle draw:style-name="gr1" draw:text-style-name="P1" draw:layer="layout" svg:width="0.08cm" svg:height="0.08cm" svg:x="9.891cm" svg:y="10.423cm">
          <text:p/>
        </draw:circle>
        <draw:circle draw:style-name="gr1" draw:text-style-name="P1" draw:layer="layout" svg:width="0.08cm" svg:height="0.08cm" svg:x="10.145cm" svg:y="10.423cm">
          <text:p/>
        </draw:circle>
        <draw:circle draw:style-name="gr1" draw:text-style-name="P1" draw:layer="layout" svg:width="0.08cm" svg:height="0.08cm" svg:x="10.399cm" svg:y="10.423cm">
          <text:p/>
        </draw:circle>
        <draw:circle draw:style-name="gr1" draw:text-style-name="P1" draw:layer="layout" svg:width="0.08cm" svg:height="0.08cm" svg:x="10.653cm" svg:y="10.423cm">
          <text:p/>
        </draw:circle>
        <draw:circle draw:style-name="gr1" draw:text-style-name="P1" draw:layer="layout" svg:width="0.08cm" svg:height="0.08cm" svg:x="10.907cm" svg:y="10.423cm">
          <text:p/>
        </draw:circle>
        <draw:circle draw:style-name="gr1" draw:text-style-name="P1" draw:layer="layout" svg:width="0.08cm" svg:height="0.08cm" svg:x="7.097cm" svg:y="10.677cm">
          <text:p/>
        </draw:circle>
        <draw:circle draw:style-name="gr1" draw:text-style-name="P1" draw:layer="layout" svg:width="0.08cm" svg:height="0.08cm" svg:x="7.351cm" svg:y="10.677cm">
          <text:p/>
        </draw:circle>
        <draw:circle draw:style-name="gr1" draw:text-style-name="P1" draw:layer="layout" svg:width="0.08cm" svg:height="0.08cm" svg:x="7.605cm" svg:y="10.677cm">
          <text:p/>
        </draw:circle>
        <draw:circle draw:style-name="gr1" draw:text-style-name="P1" draw:layer="layout" svg:width="0.08cm" svg:height="0.08cm" svg:x="7.859cm" svg:y="10.677cm">
          <text:p/>
        </draw:circle>
        <draw:circle draw:style-name="gr1" draw:text-style-name="P1" draw:layer="layout" svg:width="0.08cm" svg:height="0.08cm" svg:x="8.113cm" svg:y="10.677cm">
          <text:p/>
        </draw:circle>
        <draw:circle draw:style-name="gr1" draw:text-style-name="P1" draw:layer="layout" svg:width="0.08cm" svg:height="0.08cm" svg:x="8.367cm" svg:y="10.677cm">
          <text:p/>
        </draw:circle>
        <draw:circle draw:style-name="gr1" draw:text-style-name="P1" draw:layer="layout" svg:width="0.08cm" svg:height="0.08cm" svg:x="8.621cm" svg:y="10.677cm">
          <text:p/>
        </draw:circle>
        <draw:circle draw:style-name="gr1" draw:text-style-name="P1" draw:layer="layout" svg:width="0.08cm" svg:height="0.08cm" svg:x="8.875cm" svg:y="10.677cm">
          <text:p/>
        </draw:circle>
        <draw:circle draw:style-name="gr1" draw:text-style-name="P1" draw:layer="layout" svg:width="0.08cm" svg:height="0.08cm" svg:x="9.129cm" svg:y="10.677cm">
          <text:p/>
        </draw:circle>
        <draw:circle draw:style-name="gr1" draw:text-style-name="P1" draw:layer="layout" svg:width="0.08cm" svg:height="0.08cm" svg:x="9.383cm" svg:y="10.677cm">
          <text:p/>
        </draw:circle>
        <draw:circle draw:style-name="gr1" draw:text-style-name="P1" draw:layer="layout" svg:width="0.08cm" svg:height="0.08cm" svg:x="9.637cm" svg:y="10.677cm">
          <text:p/>
        </draw:circle>
        <draw:circle draw:style-name="gr1" draw:text-style-name="P1" draw:layer="layout" svg:width="0.08cm" svg:height="0.08cm" svg:x="9.891cm" svg:y="10.677cm">
          <text:p/>
        </draw:circle>
        <draw:circle draw:style-name="gr1" draw:text-style-name="P1" draw:layer="layout" svg:width="0.08cm" svg:height="0.08cm" svg:x="10.145cm" svg:y="10.677cm">
          <text:p/>
        </draw:circle>
        <draw:circle draw:style-name="gr1" draw:text-style-name="P1" draw:layer="layout" svg:width="0.08cm" svg:height="0.08cm" svg:x="10.399cm" svg:y="10.677cm">
          <text:p/>
        </draw:circle>
        <draw:circle draw:style-name="gr1" draw:text-style-name="P1" draw:layer="layout" svg:width="0.08cm" svg:height="0.08cm" svg:x="10.653cm" svg:y="10.677cm">
          <text:p/>
        </draw:circle>
        <draw:circle draw:style-name="gr1" draw:text-style-name="P1" draw:layer="layout" svg:width="0.08cm" svg:height="0.08cm" svg:x="10.907cm" svg:y="10.677cm">
          <text:p/>
        </draw:circle>
        <draw:circle draw:style-name="gr1" draw:text-style-name="P1" draw:layer="layout" svg:width="0.08cm" svg:height="0.08cm" svg:x="7.097cm" svg:y="10.931cm">
          <text:p/>
        </draw:circle>
        <draw:circle draw:style-name="gr1" draw:text-style-name="P1" draw:layer="layout" svg:width="0.08cm" svg:height="0.08cm" svg:x="7.351cm" svg:y="10.931cm">
          <text:p/>
        </draw:circle>
        <draw:circle draw:style-name="gr1" draw:text-style-name="P1" draw:layer="layout" svg:width="0.08cm" svg:height="0.08cm" svg:x="7.605cm" svg:y="10.931cm">
          <text:p/>
        </draw:circle>
        <draw:circle draw:style-name="gr1" draw:text-style-name="P1" draw:layer="layout" svg:width="0.08cm" svg:height="0.08cm" svg:x="7.859cm" svg:y="10.931cm">
          <text:p/>
        </draw:circle>
        <draw:circle draw:style-name="gr1" draw:text-style-name="P1" draw:layer="layout" svg:width="0.08cm" svg:height="0.08cm" svg:x="8.113cm" svg:y="10.931cm">
          <text:p/>
        </draw:circle>
        <draw:circle draw:style-name="gr1" draw:text-style-name="P1" draw:layer="layout" svg:width="0.08cm" svg:height="0.08cm" svg:x="8.367cm" svg:y="10.931cm">
          <text:p/>
        </draw:circle>
        <draw:circle draw:style-name="gr1" draw:text-style-name="P1" draw:layer="layout" svg:width="0.08cm" svg:height="0.08cm" svg:x="8.621cm" svg:y="10.931cm">
          <text:p/>
        </draw:circle>
        <draw:circle draw:style-name="gr1" draw:text-style-name="P1" draw:layer="layout" svg:width="0.08cm" svg:height="0.08cm" svg:x="8.875cm" svg:y="10.931cm">
          <text:p/>
        </draw:circle>
        <draw:circle draw:style-name="gr1" draw:text-style-name="P1" draw:layer="layout" svg:width="0.08cm" svg:height="0.08cm" svg:x="9.129cm" svg:y="10.931cm">
          <text:p/>
        </draw:circle>
        <draw:circle draw:style-name="gr1" draw:text-style-name="P1" draw:layer="layout" svg:width="0.08cm" svg:height="0.08cm" svg:x="9.383cm" svg:y="10.931cm">
          <text:p/>
        </draw:circle>
        <draw:circle draw:style-name="gr1" draw:text-style-name="P1" draw:layer="layout" svg:width="0.08cm" svg:height="0.08cm" svg:x="9.637cm" svg:y="10.931cm">
          <text:p/>
        </draw:circle>
        <draw:circle draw:style-name="gr1" draw:text-style-name="P1" draw:layer="layout" svg:width="0.08cm" svg:height="0.08cm" svg:x="9.891cm" svg:y="10.931cm">
          <text:p/>
        </draw:circle>
        <draw:circle draw:style-name="gr1" draw:text-style-name="P1" draw:layer="layout" svg:width="0.08cm" svg:height="0.08cm" svg:x="10.145cm" svg:y="10.931cm">
          <text:p/>
        </draw:circle>
        <draw:circle draw:style-name="gr1" draw:text-style-name="P1" draw:layer="layout" svg:width="0.08cm" svg:height="0.08cm" svg:x="10.399cm" svg:y="10.931cm">
          <text:p/>
        </draw:circle>
        <draw:circle draw:style-name="gr1" draw:text-style-name="P1" draw:layer="layout" svg:width="0.08cm" svg:height="0.08cm" svg:x="10.653cm" svg:y="10.931cm">
          <text:p/>
        </draw:circle>
        <draw:circle draw:style-name="gr1" draw:text-style-name="P1" draw:layer="layout" svg:width="0.08cm" svg:height="0.08cm" svg:x="10.907cm" svg:y="10.931cm">
          <text:p/>
        </draw:circle>
        <draw:circle draw:style-name="gr1" draw:text-style-name="P1" draw:layer="layout" svg:width="0.08cm" svg:height="0.08cm" svg:x="7.097cm" svg:y="11.185cm">
          <text:p/>
        </draw:circle>
        <draw:circle draw:style-name="gr1" draw:text-style-name="P1" draw:layer="layout" svg:width="0.08cm" svg:height="0.08cm" svg:x="7.351cm" svg:y="11.185cm">
          <text:p/>
        </draw:circle>
        <draw:circle draw:style-name="gr1" draw:text-style-name="P1" draw:layer="layout" svg:width="0.08cm" svg:height="0.08cm" svg:x="7.605cm" svg:y="11.185cm">
          <text:p/>
        </draw:circle>
        <draw:circle draw:style-name="gr1" draw:text-style-name="P1" draw:layer="layout" svg:width="0.08cm" svg:height="0.08cm" svg:x="7.859cm" svg:y="11.185cm">
          <text:p/>
        </draw:circle>
        <draw:circle draw:style-name="gr1" draw:text-style-name="P1" draw:layer="layout" svg:width="0.08cm" svg:height="0.08cm" svg:x="8.113cm" svg:y="11.185cm">
          <text:p/>
        </draw:circle>
        <draw:circle draw:style-name="gr1" draw:text-style-name="P1" draw:layer="layout" svg:width="0.08cm" svg:height="0.08cm" svg:x="8.367cm" svg:y="11.185cm">
          <text:p/>
        </draw:circle>
        <draw:circle draw:style-name="gr1" draw:text-style-name="P1" draw:layer="layout" svg:width="0.08cm" svg:height="0.08cm" svg:x="8.621cm" svg:y="11.185cm">
          <text:p/>
        </draw:circle>
        <draw:circle draw:style-name="gr1" draw:text-style-name="P1" draw:layer="layout" svg:width="0.08cm" svg:height="0.08cm" svg:x="8.875cm" svg:y="11.185cm">
          <text:p/>
        </draw:circle>
        <draw:circle draw:style-name="gr1" draw:text-style-name="P1" draw:layer="layout" svg:width="0.08cm" svg:height="0.08cm" svg:x="9.129cm" svg:y="11.185cm">
          <text:p/>
        </draw:circle>
        <draw:circle draw:style-name="gr1" draw:text-style-name="P1" draw:layer="layout" svg:width="0.08cm" svg:height="0.08cm" svg:x="9.383cm" svg:y="11.185cm">
          <text:p/>
        </draw:circle>
        <draw:circle draw:style-name="gr1" draw:text-style-name="P1" draw:layer="layout" svg:width="0.08cm" svg:height="0.08cm" svg:x="9.637cm" svg:y="11.185cm">
          <text:p/>
        </draw:circle>
        <draw:circle draw:style-name="gr1" draw:text-style-name="P1" draw:layer="layout" svg:width="0.08cm" svg:height="0.08cm" svg:x="9.891cm" svg:y="11.185cm">
          <text:p/>
        </draw:circle>
        <draw:circle draw:style-name="gr1" draw:text-style-name="P1" draw:layer="layout" svg:width="0.08cm" svg:height="0.08cm" svg:x="10.145cm" svg:y="11.185cm">
          <text:p/>
        </draw:circle>
        <draw:circle draw:style-name="gr1" draw:text-style-name="P1" draw:layer="layout" svg:width="0.08cm" svg:height="0.08cm" svg:x="10.399cm" svg:y="11.185cm">
          <text:p/>
        </draw:circle>
        <draw:circle draw:style-name="gr1" draw:text-style-name="P1" draw:layer="layout" svg:width="0.08cm" svg:height="0.08cm" svg:x="10.653cm" svg:y="11.185cm">
          <text:p/>
        </draw:circle>
        <draw:circle draw:style-name="gr1" draw:text-style-name="P1" draw:layer="layout" svg:width="0.08cm" svg:height="0.08cm" svg:x="10.907cm" svg:y="11.185cm">
          <text:p/>
        </draw:circle>
        <draw:circle draw:style-name="gr1" draw:text-style-name="P1" draw:layer="layout" svg:width="0.08cm" svg:height="0.08cm" svg:x="7.097cm" svg:y="11.439cm">
          <text:p/>
        </draw:circle>
        <draw:circle draw:style-name="gr1" draw:text-style-name="P1" draw:layer="layout" svg:width="0.08cm" svg:height="0.08cm" svg:x="7.351cm" svg:y="11.439cm">
          <text:p/>
        </draw:circle>
        <draw:circle draw:style-name="gr1" draw:text-style-name="P1" draw:layer="layout" svg:width="0.08cm" svg:height="0.08cm" svg:x="7.605cm" svg:y="11.439cm">
          <text:p/>
        </draw:circle>
        <draw:circle draw:style-name="gr1" draw:text-style-name="P1" draw:layer="layout" svg:width="0.08cm" svg:height="0.08cm" svg:x="7.859cm" svg:y="11.439cm">
          <text:p/>
        </draw:circle>
        <draw:circle draw:style-name="gr1" draw:text-style-name="P1" draw:layer="layout" svg:width="0.08cm" svg:height="0.08cm" svg:x="8.113cm" svg:y="11.439cm">
          <text:p/>
        </draw:circle>
        <draw:circle draw:style-name="gr1" draw:text-style-name="P1" draw:layer="layout" svg:width="0.08cm" svg:height="0.08cm" svg:x="8.367cm" svg:y="11.439cm">
          <text:p/>
        </draw:circle>
        <draw:circle draw:style-name="gr1" draw:text-style-name="P1" draw:layer="layout" svg:width="0.08cm" svg:height="0.08cm" svg:x="8.621cm" svg:y="11.439cm">
          <text:p/>
        </draw:circle>
        <draw:circle draw:style-name="gr1" draw:text-style-name="P1" draw:layer="layout" svg:width="0.08cm" svg:height="0.08cm" svg:x="8.875cm" svg:y="11.439cm">
          <text:p/>
        </draw:circle>
        <draw:circle draw:style-name="gr1" draw:text-style-name="P1" draw:layer="layout" svg:width="0.08cm" svg:height="0.08cm" svg:x="9.129cm" svg:y="11.439cm">
          <text:p/>
        </draw:circle>
        <draw:circle draw:style-name="gr1" draw:text-style-name="P1" draw:layer="layout" svg:width="0.08cm" svg:height="0.08cm" svg:x="9.383cm" svg:y="11.439cm">
          <text:p/>
        </draw:circle>
        <draw:circle draw:style-name="gr1" draw:text-style-name="P1" draw:layer="layout" svg:width="0.08cm" svg:height="0.08cm" svg:x="9.637cm" svg:y="11.439cm">
          <text:p/>
        </draw:circle>
        <draw:circle draw:style-name="gr1" draw:text-style-name="P1" draw:layer="layout" svg:width="0.08cm" svg:height="0.08cm" svg:x="9.891cm" svg:y="11.439cm">
          <text:p/>
        </draw:circle>
        <draw:circle draw:style-name="gr1" draw:text-style-name="P1" draw:layer="layout" svg:width="0.08cm" svg:height="0.08cm" svg:x="10.145cm" svg:y="11.439cm">
          <text:p/>
        </draw:circle>
        <draw:circle draw:style-name="gr1" draw:text-style-name="P1" draw:layer="layout" svg:width="0.08cm" svg:height="0.08cm" svg:x="10.399cm" svg:y="11.439cm">
          <text:p/>
        </draw:circle>
        <draw:circle draw:style-name="gr1" draw:text-style-name="P1" draw:layer="layout" svg:width="0.08cm" svg:height="0.08cm" svg:x="10.653cm" svg:y="11.439cm">
          <text:p/>
        </draw:circle>
        <draw:circle draw:style-name="gr1" draw:text-style-name="P1" draw:layer="layout" svg:width="0.08cm" svg:height="0.08cm" svg:x="10.907cm" svg:y="11.439cm">
          <text:p/>
        </draw:circle>
        <draw:circle draw:style-name="gr1" draw:text-style-name="P1" draw:layer="layout" svg:width="0.08cm" svg:height="0.08cm" svg:x="7.097cm" svg:y="11.693cm">
          <text:p/>
        </draw:circle>
        <draw:circle draw:style-name="gr1" draw:text-style-name="P1" draw:layer="layout" svg:width="0.08cm" svg:height="0.08cm" svg:x="7.351cm" svg:y="11.693cm">
          <text:p/>
        </draw:circle>
        <draw:circle draw:style-name="gr1" draw:text-style-name="P1" draw:layer="layout" svg:width="0.08cm" svg:height="0.08cm" svg:x="7.605cm" svg:y="11.693cm">
          <text:p/>
        </draw:circle>
        <draw:circle draw:style-name="gr1" draw:text-style-name="P1" draw:layer="layout" svg:width="0.08cm" svg:height="0.08cm" svg:x="7.859cm" svg:y="11.693cm">
          <text:p/>
        </draw:circle>
        <draw:circle draw:style-name="gr1" draw:text-style-name="P1" draw:layer="layout" svg:width="0.08cm" svg:height="0.08cm" svg:x="8.113cm" svg:y="11.693cm">
          <text:p/>
        </draw:circle>
        <draw:circle draw:style-name="gr1" draw:text-style-name="P1" draw:layer="layout" svg:width="0.08cm" svg:height="0.08cm" svg:x="8.367cm" svg:y="11.693cm">
          <text:p/>
        </draw:circle>
        <draw:circle draw:style-name="gr1" draw:text-style-name="P1" draw:layer="layout" svg:width="0.08cm" svg:height="0.08cm" svg:x="8.621cm" svg:y="11.693cm">
          <text:p/>
        </draw:circle>
        <draw:circle draw:style-name="gr1" draw:text-style-name="P1" draw:layer="layout" svg:width="0.08cm" svg:height="0.08cm" svg:x="8.875cm" svg:y="11.693cm">
          <text:p/>
        </draw:circle>
        <draw:circle draw:style-name="gr1" draw:text-style-name="P1" draw:layer="layout" svg:width="0.08cm" svg:height="0.08cm" svg:x="9.129cm" svg:y="11.693cm">
          <text:p/>
        </draw:circle>
        <draw:circle draw:style-name="gr1" draw:text-style-name="P1" draw:layer="layout" svg:width="0.08cm" svg:height="0.08cm" svg:x="9.383cm" svg:y="11.693cm">
          <text:p/>
        </draw:circle>
        <draw:circle draw:style-name="gr1" draw:text-style-name="P1" draw:layer="layout" svg:width="0.08cm" svg:height="0.08cm" svg:x="9.637cm" svg:y="11.693cm">
          <text:p/>
        </draw:circle>
        <draw:circle draw:style-name="gr1" draw:text-style-name="P1" draw:layer="layout" svg:width="0.08cm" svg:height="0.08cm" svg:x="9.891cm" svg:y="11.693cm">
          <text:p/>
        </draw:circle>
        <draw:circle draw:style-name="gr1" draw:text-style-name="P1" draw:layer="layout" svg:width="0.08cm" svg:height="0.08cm" svg:x="10.145cm" svg:y="11.693cm">
          <text:p/>
        </draw:circle>
        <draw:circle draw:style-name="gr1" draw:text-style-name="P1" draw:layer="layout" svg:width="0.08cm" svg:height="0.08cm" svg:x="10.399cm" svg:y="11.693cm">
          <text:p/>
        </draw:circle>
        <draw:circle draw:style-name="gr1" draw:text-style-name="P1" draw:layer="layout" svg:width="0.08cm" svg:height="0.08cm" svg:x="10.653cm" svg:y="11.693cm">
          <text:p/>
        </draw:circle>
        <draw:circle draw:style-name="gr1" draw:text-style-name="P1" draw:layer="layout" svg:width="0.08cm" svg:height="0.08cm" svg:x="10.907cm" svg:y="11.693cm">
          <text:p/>
        </draw:circle>
        <draw:circle draw:style-name="gr1" draw:text-style-name="P1" draw:layer="layout" svg:width="0.08cm" svg:height="0.08cm" svg:x="7.097cm" svg:y="11.693cm">
          <text:p/>
        </draw:circle>
        <draw:circle draw:style-name="gr1" draw:text-style-name="P1" draw:layer="layout" svg:width="0.08cm" svg:height="0.08cm" svg:x="7.351cm" svg:y="11.693cm">
          <text:p/>
        </draw:circle>
        <draw:circle draw:style-name="gr1" draw:text-style-name="P1" draw:layer="layout" svg:width="0.08cm" svg:height="0.08cm" svg:x="7.605cm" svg:y="11.693cm">
          <text:p/>
        </draw:circle>
        <draw:circle draw:style-name="gr1" draw:text-style-name="P1" draw:layer="layout" svg:width="0.08cm" svg:height="0.08cm" svg:x="7.859cm" svg:y="11.693cm">
          <text:p/>
        </draw:circle>
        <draw:circle draw:style-name="gr1" draw:text-style-name="P1" draw:layer="layout" svg:width="0.08cm" svg:height="0.08cm" svg:x="8.113cm" svg:y="11.693cm">
          <text:p/>
        </draw:circle>
        <draw:circle draw:style-name="gr1" draw:text-style-name="P1" draw:layer="layout" svg:width="0.08cm" svg:height="0.08cm" svg:x="8.367cm" svg:y="11.693cm">
          <text:p/>
        </draw:circle>
        <draw:circle draw:style-name="gr1" draw:text-style-name="P1" draw:layer="layout" svg:width="0.08cm" svg:height="0.08cm" svg:x="8.621cm" svg:y="11.693cm">
          <text:p/>
        </draw:circle>
        <draw:circle draw:style-name="gr1" draw:text-style-name="P1" draw:layer="layout" svg:width="0.08cm" svg:height="0.08cm" svg:x="8.875cm" svg:y="11.693cm">
          <text:p/>
        </draw:circle>
        <draw:circle draw:style-name="gr1" draw:text-style-name="P1" draw:layer="layout" svg:width="0.08cm" svg:height="0.08cm" svg:x="9.129cm" svg:y="11.693cm">
          <text:p/>
        </draw:circle>
        <draw:circle draw:style-name="gr1" draw:text-style-name="P1" draw:layer="layout" svg:width="0.08cm" svg:height="0.08cm" svg:x="9.383cm" svg:y="11.693cm">
          <text:p/>
        </draw:circle>
        <draw:circle draw:style-name="gr1" draw:text-style-name="P1" draw:layer="layout" svg:width="0.08cm" svg:height="0.08cm" svg:x="9.637cm" svg:y="11.693cm">
          <text:p/>
        </draw:circle>
        <draw:circle draw:style-name="gr1" draw:text-style-name="P1" draw:layer="layout" svg:width="0.08cm" svg:height="0.08cm" svg:x="9.891cm" svg:y="11.693cm">
          <text:p/>
        </draw:circle>
        <draw:circle draw:style-name="gr1" draw:text-style-name="P1" draw:layer="layout" svg:width="0.08cm" svg:height="0.08cm" svg:x="10.145cm" svg:y="11.693cm">
          <text:p/>
        </draw:circle>
        <draw:circle draw:style-name="gr1" draw:text-style-name="P1" draw:layer="layout" svg:width="0.08cm" svg:height="0.08cm" svg:x="10.399cm" svg:y="11.693cm">
          <text:p/>
        </draw:circle>
        <draw:circle draw:style-name="gr1" draw:text-style-name="P1" draw:layer="layout" svg:width="0.08cm" svg:height="0.08cm" svg:x="10.653cm" svg:y="11.693cm">
          <text:p/>
        </draw:circle>
        <draw:circle draw:style-name="gr1" draw:text-style-name="P1" draw:layer="layout" svg:width="0.08cm" svg:height="0.08cm" svg:x="10.907cm" svg:y="11.693cm">
          <text:p/>
        </draw:circle>
        <draw:circle draw:style-name="gr1" draw:text-style-name="P1" draw:layer="layout" svg:width="0.08cm" svg:height="0.08cm" svg:x="7.097cm" svg:y="11.947cm">
          <text:p/>
        </draw:circle>
        <draw:circle draw:style-name="gr1" draw:text-style-name="P1" draw:layer="layout" svg:width="0.08cm" svg:height="0.08cm" svg:x="7.351cm" svg:y="11.947cm">
          <text:p/>
        </draw:circle>
        <draw:circle draw:style-name="gr1" draw:text-style-name="P1" draw:layer="layout" svg:width="0.08cm" svg:height="0.08cm" svg:x="7.605cm" svg:y="11.947cm">
          <text:p/>
        </draw:circle>
        <draw:circle draw:style-name="gr1" draw:text-style-name="P1" draw:layer="layout" svg:width="0.08cm" svg:height="0.08cm" svg:x="7.859cm" svg:y="11.947cm">
          <text:p/>
        </draw:circle>
        <draw:circle draw:style-name="gr1" draw:text-style-name="P1" draw:layer="layout" svg:width="0.08cm" svg:height="0.08cm" svg:x="8.113cm" svg:y="11.947cm">
          <text:p/>
        </draw:circle>
        <draw:circle draw:style-name="gr1" draw:text-style-name="P1" draw:layer="layout" svg:width="0.08cm" svg:height="0.08cm" svg:x="8.367cm" svg:y="11.947cm">
          <text:p/>
        </draw:circle>
        <draw:circle draw:style-name="gr1" draw:text-style-name="P1" draw:layer="layout" svg:width="0.08cm" svg:height="0.08cm" svg:x="8.621cm" svg:y="11.947cm">
          <text:p/>
        </draw:circle>
        <draw:circle draw:style-name="gr1" draw:text-style-name="P1" draw:layer="layout" svg:width="0.08cm" svg:height="0.08cm" svg:x="8.875cm" svg:y="11.947cm">
          <text:p/>
        </draw:circle>
        <draw:circle draw:style-name="gr1" draw:text-style-name="P1" draw:layer="layout" svg:width="0.08cm" svg:height="0.08cm" svg:x="9.129cm" svg:y="11.947cm">
          <text:p/>
        </draw:circle>
        <draw:circle draw:style-name="gr1" draw:text-style-name="P1" draw:layer="layout" svg:width="0.08cm" svg:height="0.08cm" svg:x="9.383cm" svg:y="11.947cm">
          <text:p/>
        </draw:circle>
        <draw:circle draw:style-name="gr1" draw:text-style-name="P1" draw:layer="layout" svg:width="0.08cm" svg:height="0.08cm" svg:x="9.637cm" svg:y="11.947cm">
          <text:p/>
        </draw:circle>
        <draw:circle draw:style-name="gr1" draw:text-style-name="P1" draw:layer="layout" svg:width="0.08cm" svg:height="0.08cm" svg:x="9.891cm" svg:y="11.947cm">
          <text:p/>
        </draw:circle>
        <draw:circle draw:style-name="gr1" draw:text-style-name="P1" draw:layer="layout" svg:width="0.08cm" svg:height="0.08cm" svg:x="10.145cm" svg:y="11.947cm">
          <text:p/>
        </draw:circle>
        <draw:circle draw:style-name="gr1" draw:text-style-name="P1" draw:layer="layout" svg:width="0.08cm" svg:height="0.08cm" svg:x="10.399cm" svg:y="11.947cm">
          <text:p/>
        </draw:circle>
        <draw:circle draw:style-name="gr1" draw:text-style-name="P1" draw:layer="layout" svg:width="0.08cm" svg:height="0.08cm" svg:x="10.653cm" svg:y="11.947cm">
          <text:p/>
        </draw:circle>
        <draw:circle draw:style-name="gr1" draw:text-style-name="P1" draw:layer="layout" svg:width="0.08cm" svg:height="0.08cm" svg:x="10.907cm" svg:y="11.947cm">
          <text:p/>
        </draw:circle>
        <draw:circle draw:style-name="gr1" draw:text-style-name="P1" draw:layer="layout" svg:width="0.08cm" svg:height="0.08cm" svg:x="7.097cm" svg:y="12.201cm">
          <text:p/>
        </draw:circle>
        <draw:circle draw:style-name="gr1" draw:text-style-name="P1" draw:layer="layout" svg:width="0.08cm" svg:height="0.08cm" svg:x="7.351cm" svg:y="12.201cm">
          <text:p/>
        </draw:circle>
        <draw:circle draw:style-name="gr1" draw:text-style-name="P1" draw:layer="layout" svg:width="0.08cm" svg:height="0.08cm" svg:x="7.605cm" svg:y="12.201cm">
          <text:p/>
        </draw:circle>
        <draw:circle draw:style-name="gr1" draw:text-style-name="P1" draw:layer="layout" svg:width="0.08cm" svg:height="0.08cm" svg:x="7.859cm" svg:y="12.201cm">
          <text:p/>
        </draw:circle>
        <draw:circle draw:style-name="gr1" draw:text-style-name="P1" draw:layer="layout" svg:width="0.08cm" svg:height="0.08cm" svg:x="8.113cm" svg:y="12.201cm">
          <text:p/>
        </draw:circle>
        <draw:circle draw:style-name="gr1" draw:text-style-name="P1" draw:layer="layout" svg:width="0.08cm" svg:height="0.08cm" svg:x="8.367cm" svg:y="12.201cm">
          <text:p/>
        </draw:circle>
        <draw:circle draw:style-name="gr1" draw:text-style-name="P1" draw:layer="layout" svg:width="0.08cm" svg:height="0.08cm" svg:x="8.621cm" svg:y="12.201cm">
          <text:p/>
        </draw:circle>
        <draw:circle draw:style-name="gr1" draw:text-style-name="P1" draw:layer="layout" svg:width="0.08cm" svg:height="0.08cm" svg:x="8.875cm" svg:y="12.201cm">
          <text:p/>
        </draw:circle>
        <draw:circle draw:style-name="gr1" draw:text-style-name="P1" draw:layer="layout" svg:width="0.08cm" svg:height="0.08cm" svg:x="9.129cm" svg:y="12.201cm">
          <text:p/>
        </draw:circle>
        <draw:circle draw:style-name="gr1" draw:text-style-name="P1" draw:layer="layout" svg:width="0.08cm" svg:height="0.08cm" svg:x="9.383cm" svg:y="12.201cm">
          <text:p/>
        </draw:circle>
        <draw:circle draw:style-name="gr1" draw:text-style-name="P1" draw:layer="layout" svg:width="0.08cm" svg:height="0.08cm" svg:x="9.637cm" svg:y="12.201cm">
          <text:p/>
        </draw:circle>
        <draw:circle draw:style-name="gr1" draw:text-style-name="P1" draw:layer="layout" svg:width="0.08cm" svg:height="0.08cm" svg:x="9.891cm" svg:y="12.201cm">
          <text:p/>
        </draw:circle>
        <draw:circle draw:style-name="gr1" draw:text-style-name="P1" draw:layer="layout" svg:width="0.08cm" svg:height="0.08cm" svg:x="10.145cm" svg:y="12.201cm">
          <text:p/>
        </draw:circle>
        <draw:circle draw:style-name="gr1" draw:text-style-name="P1" draw:layer="layout" svg:width="0.08cm" svg:height="0.08cm" svg:x="10.399cm" svg:y="12.201cm">
          <text:p/>
        </draw:circle>
        <draw:circle draw:style-name="gr1" draw:text-style-name="P1" draw:layer="layout" svg:width="0.08cm" svg:height="0.08cm" svg:x="10.653cm" svg:y="12.201cm">
          <text:p/>
        </draw:circle>
        <draw:circle draw:style-name="gr1" draw:text-style-name="P1" draw:layer="layout" svg:width="0.08cm" svg:height="0.08cm" svg:x="10.907cm" svg:y="12.201cm">
          <text:p/>
        </draw:circle>
        <draw:circle draw:style-name="gr1" draw:text-style-name="P1" draw:layer="layout" svg:width="0.08cm" svg:height="0.08cm" svg:x="7.097cm" svg:y="12.455cm">
          <text:p/>
        </draw:circle>
        <draw:circle draw:style-name="gr1" draw:text-style-name="P1" draw:layer="layout" svg:width="0.08cm" svg:height="0.08cm" svg:x="7.351cm" svg:y="12.455cm">
          <text:p/>
        </draw:circle>
        <draw:circle draw:style-name="gr1" draw:text-style-name="P1" draw:layer="layout" svg:width="0.08cm" svg:height="0.08cm" svg:x="7.605cm" svg:y="12.455cm">
          <text:p/>
        </draw:circle>
        <draw:circle draw:style-name="gr1" draw:text-style-name="P1" draw:layer="layout" svg:width="0.08cm" svg:height="0.08cm" svg:x="7.859cm" svg:y="12.455cm">
          <text:p/>
        </draw:circle>
        <draw:circle draw:style-name="gr1" draw:text-style-name="P1" draw:layer="layout" svg:width="0.08cm" svg:height="0.08cm" svg:x="8.113cm" svg:y="12.455cm">
          <text:p/>
        </draw:circle>
        <draw:circle draw:style-name="gr1" draw:text-style-name="P1" draw:layer="layout" svg:width="0.08cm" svg:height="0.08cm" svg:x="8.367cm" svg:y="12.455cm">
          <text:p/>
        </draw:circle>
        <draw:circle draw:style-name="gr1" draw:text-style-name="P1" draw:layer="layout" svg:width="0.08cm" svg:height="0.08cm" svg:x="8.621cm" svg:y="12.455cm">
          <text:p/>
        </draw:circle>
        <draw:circle draw:style-name="gr1" draw:text-style-name="P1" draw:layer="layout" svg:width="0.08cm" svg:height="0.08cm" svg:x="8.875cm" svg:y="12.455cm">
          <text:p/>
        </draw:circle>
        <draw:circle draw:style-name="gr1" draw:text-style-name="P1" draw:layer="layout" svg:width="0.08cm" svg:height="0.08cm" svg:x="9.129cm" svg:y="12.455cm">
          <text:p/>
        </draw:circle>
        <draw:circle draw:style-name="gr1" draw:text-style-name="P1" draw:layer="layout" svg:width="0.08cm" svg:height="0.08cm" svg:x="9.383cm" svg:y="12.455cm">
          <text:p/>
        </draw:circle>
        <draw:circle draw:style-name="gr1" draw:text-style-name="P1" draw:layer="layout" svg:width="0.08cm" svg:height="0.08cm" svg:x="9.637cm" svg:y="12.455cm">
          <text:p/>
        </draw:circle>
        <draw:circle draw:style-name="gr1" draw:text-style-name="P1" draw:layer="layout" svg:width="0.08cm" svg:height="0.08cm" svg:x="9.891cm" svg:y="12.455cm">
          <text:p/>
        </draw:circle>
        <draw:circle draw:style-name="gr1" draw:text-style-name="P1" draw:layer="layout" svg:width="0.08cm" svg:height="0.08cm" svg:x="10.145cm" svg:y="12.455cm">
          <text:p/>
        </draw:circle>
        <draw:circle draw:style-name="gr1" draw:text-style-name="P1" draw:layer="layout" svg:width="0.08cm" svg:height="0.08cm" svg:x="10.399cm" svg:y="12.455cm">
          <text:p/>
        </draw:circle>
        <draw:circle draw:style-name="gr1" draw:text-style-name="P1" draw:layer="layout" svg:width="0.08cm" svg:height="0.08cm" svg:x="10.653cm" svg:y="12.455cm">
          <text:p/>
        </draw:circle>
        <draw:circle draw:style-name="gr1" draw:text-style-name="P1" draw:layer="layout" svg:width="0.08cm" svg:height="0.08cm" svg:x="10.907cm" svg:y="12.455cm">
          <text:p/>
        </draw:circle>
        <draw:circle draw:style-name="gr1" draw:text-style-name="P1" draw:layer="layout" svg:width="0.08cm" svg:height="0.08cm" svg:x="7.097cm" svg:y="12.709cm">
          <text:p/>
        </draw:circle>
        <draw:circle draw:style-name="gr1" draw:text-style-name="P1" draw:layer="layout" svg:width="0.08cm" svg:height="0.08cm" svg:x="7.351cm" svg:y="12.709cm">
          <text:p/>
        </draw:circle>
        <draw:circle draw:style-name="gr1" draw:text-style-name="P1" draw:layer="layout" svg:width="0.08cm" svg:height="0.08cm" svg:x="7.605cm" svg:y="12.709cm">
          <text:p/>
        </draw:circle>
        <draw:circle draw:style-name="gr1" draw:text-style-name="P1" draw:layer="layout" svg:width="0.08cm" svg:height="0.08cm" svg:x="7.859cm" svg:y="12.709cm">
          <text:p/>
        </draw:circle>
        <draw:circle draw:style-name="gr1" draw:text-style-name="P1" draw:layer="layout" svg:width="0.08cm" svg:height="0.08cm" svg:x="8.113cm" svg:y="12.709cm">
          <text:p/>
        </draw:circle>
        <draw:circle draw:style-name="gr1" draw:text-style-name="P1" draw:layer="layout" svg:width="0.08cm" svg:height="0.08cm" svg:x="8.367cm" svg:y="12.709cm">
          <text:p/>
        </draw:circle>
        <draw:circle draw:style-name="gr1" draw:text-style-name="P1" draw:layer="layout" svg:width="0.08cm" svg:height="0.08cm" svg:x="8.621cm" svg:y="12.709cm">
          <text:p/>
        </draw:circle>
        <draw:circle draw:style-name="gr1" draw:text-style-name="P1" draw:layer="layout" svg:width="0.08cm" svg:height="0.08cm" svg:x="8.875cm" svg:y="12.709cm">
          <text:p/>
        </draw:circle>
        <draw:circle draw:style-name="gr1" draw:text-style-name="P1" draw:layer="layout" svg:width="0.08cm" svg:height="0.08cm" svg:x="9.129cm" svg:y="12.709cm">
          <text:p/>
        </draw:circle>
        <draw:circle draw:style-name="gr1" draw:text-style-name="P1" draw:layer="layout" svg:width="0.08cm" svg:height="0.08cm" svg:x="9.383cm" svg:y="12.709cm">
          <text:p/>
        </draw:circle>
        <draw:circle draw:style-name="gr1" draw:text-style-name="P1" draw:layer="layout" svg:width="0.08cm" svg:height="0.08cm" svg:x="9.637cm" svg:y="12.709cm">
          <text:p/>
        </draw:circle>
        <draw:circle draw:style-name="gr1" draw:text-style-name="P1" draw:layer="layout" svg:width="0.08cm" svg:height="0.08cm" svg:x="9.891cm" svg:y="12.709cm">
          <text:p/>
        </draw:circle>
        <draw:circle draw:style-name="gr1" draw:text-style-name="P1" draw:layer="layout" svg:width="0.08cm" svg:height="0.08cm" svg:x="10.145cm" svg:y="12.709cm">
          <text:p/>
        </draw:circle>
        <draw:circle draw:style-name="gr1" draw:text-style-name="P1" draw:layer="layout" svg:width="0.08cm" svg:height="0.08cm" svg:x="10.399cm" svg:y="12.709cm">
          <text:p/>
        </draw:circle>
        <draw:circle draw:style-name="gr1" draw:text-style-name="P1" draw:layer="layout" svg:width="0.08cm" svg:height="0.08cm" svg:x="10.653cm" svg:y="12.709cm">
          <text:p/>
        </draw:circle>
        <draw:circle draw:style-name="gr1" draw:text-style-name="P1" draw:layer="layout" svg:width="0.08cm" svg:height="0.08cm" svg:x="10.907cm" svg:y="12.709cm">
          <text:p/>
        </draw:circle>
        <draw:circle draw:style-name="gr1" draw:text-style-name="P1" draw:layer="layout" svg:width="0.08cm" svg:height="0.08cm" svg:x="7.097cm" svg:y="12.963cm">
          <text:p/>
        </draw:circle>
        <draw:circle draw:style-name="gr1" draw:text-style-name="P1" draw:layer="layout" svg:width="0.08cm" svg:height="0.08cm" svg:x="7.351cm" svg:y="12.963cm">
          <text:p/>
        </draw:circle>
        <draw:circle draw:style-name="gr1" draw:text-style-name="P1" draw:layer="layout" svg:width="0.08cm" svg:height="0.08cm" svg:x="7.605cm" svg:y="12.963cm">
          <text:p/>
        </draw:circle>
        <draw:circle draw:style-name="gr1" draw:text-style-name="P1" draw:layer="layout" svg:width="0.08cm" svg:height="0.08cm" svg:x="7.859cm" svg:y="12.963cm">
          <text:p/>
        </draw:circle>
        <draw:circle draw:style-name="gr1" draw:text-style-name="P1" draw:layer="layout" svg:width="0.08cm" svg:height="0.08cm" svg:x="8.113cm" svg:y="12.963cm">
          <text:p/>
        </draw:circle>
        <draw:circle draw:style-name="gr1" draw:text-style-name="P1" draw:layer="layout" svg:width="0.08cm" svg:height="0.08cm" svg:x="8.367cm" svg:y="12.963cm">
          <text:p/>
        </draw:circle>
        <draw:circle draw:style-name="gr1" draw:text-style-name="P1" draw:layer="layout" svg:width="0.08cm" svg:height="0.08cm" svg:x="8.621cm" svg:y="12.963cm">
          <text:p/>
        </draw:circle>
        <draw:circle draw:style-name="gr1" draw:text-style-name="P1" draw:layer="layout" svg:width="0.08cm" svg:height="0.08cm" svg:x="8.875cm" svg:y="12.963cm">
          <text:p/>
        </draw:circle>
        <draw:circle draw:style-name="gr1" draw:text-style-name="P1" draw:layer="layout" svg:width="0.08cm" svg:height="0.08cm" svg:x="9.129cm" svg:y="12.963cm">
          <text:p/>
        </draw:circle>
        <draw:circle draw:style-name="gr1" draw:text-style-name="P1" draw:layer="layout" svg:width="0.08cm" svg:height="0.08cm" svg:x="9.383cm" svg:y="12.963cm">
          <text:p/>
        </draw:circle>
        <draw:circle draw:style-name="gr1" draw:text-style-name="P1" draw:layer="layout" svg:width="0.08cm" svg:height="0.08cm" svg:x="9.637cm" svg:y="12.963cm">
          <text:p/>
        </draw:circle>
        <draw:circle draw:style-name="gr1" draw:text-style-name="P1" draw:layer="layout" svg:width="0.08cm" svg:height="0.08cm" svg:x="9.891cm" svg:y="12.963cm">
          <text:p/>
        </draw:circle>
        <draw:circle draw:style-name="gr1" draw:text-style-name="P1" draw:layer="layout" svg:width="0.08cm" svg:height="0.08cm" svg:x="10.145cm" svg:y="12.963cm">
          <text:p/>
        </draw:circle>
        <draw:circle draw:style-name="gr1" draw:text-style-name="P1" draw:layer="layout" svg:width="0.08cm" svg:height="0.08cm" svg:x="10.399cm" svg:y="12.963cm">
          <text:p/>
        </draw:circle>
        <draw:circle draw:style-name="gr1" draw:text-style-name="P1" draw:layer="layout" svg:width="0.08cm" svg:height="0.08cm" svg:x="10.653cm" svg:y="12.963cm">
          <text:p/>
        </draw:circle>
        <draw:circle draw:style-name="gr1" draw:text-style-name="P1" draw:layer="layout" svg:width="0.08cm" svg:height="0.08cm" svg:x="10.907cm" svg:y="12.963cm">
          <text:p/>
        </draw:circle>
        <draw:circle draw:style-name="gr1" draw:text-style-name="P1" draw:layer="layout" svg:width="0.08cm" svg:height="0.08cm" svg:x="7.097cm" svg:y="12.963cm">
          <text:p/>
        </draw:circle>
        <draw:circle draw:style-name="gr1" draw:text-style-name="P1" draw:layer="layout" svg:width="0.08cm" svg:height="0.08cm" svg:x="7.351cm" svg:y="12.963cm">
          <text:p/>
        </draw:circle>
        <draw:circle draw:style-name="gr1" draw:text-style-name="P1" draw:layer="layout" svg:width="0.08cm" svg:height="0.08cm" svg:x="7.605cm" svg:y="12.963cm">
          <text:p/>
        </draw:circle>
        <draw:circle draw:style-name="gr1" draw:text-style-name="P1" draw:layer="layout" svg:width="0.08cm" svg:height="0.08cm" svg:x="7.859cm" svg:y="12.963cm">
          <text:p/>
        </draw:circle>
        <draw:circle draw:style-name="gr1" draw:text-style-name="P1" draw:layer="layout" svg:width="0.08cm" svg:height="0.08cm" svg:x="8.113cm" svg:y="12.963cm">
          <text:p/>
        </draw:circle>
        <draw:circle draw:style-name="gr1" draw:text-style-name="P1" draw:layer="layout" svg:width="0.08cm" svg:height="0.08cm" svg:x="8.367cm" svg:y="12.963cm">
          <text:p/>
        </draw:circle>
        <draw:circle draw:style-name="gr1" draw:text-style-name="P1" draw:layer="layout" svg:width="0.08cm" svg:height="0.08cm" svg:x="8.621cm" svg:y="12.963cm">
          <text:p/>
        </draw:circle>
        <draw:circle draw:style-name="gr1" draw:text-style-name="P1" draw:layer="layout" svg:width="0.08cm" svg:height="0.08cm" svg:x="8.875cm" svg:y="12.963cm">
          <text:p/>
        </draw:circle>
        <draw:circle draw:style-name="gr1" draw:text-style-name="P1" draw:layer="layout" svg:width="0.08cm" svg:height="0.08cm" svg:x="9.129cm" svg:y="12.963cm">
          <text:p/>
        </draw:circle>
        <draw:circle draw:style-name="gr1" draw:text-style-name="P1" draw:layer="layout" svg:width="0.08cm" svg:height="0.08cm" svg:x="9.383cm" svg:y="12.963cm">
          <text:p/>
        </draw:circle>
        <draw:circle draw:style-name="gr1" draw:text-style-name="P1" draw:layer="layout" svg:width="0.08cm" svg:height="0.08cm" svg:x="9.637cm" svg:y="12.963cm">
          <text:p/>
        </draw:circle>
        <draw:circle draw:style-name="gr1" draw:text-style-name="P1" draw:layer="layout" svg:width="0.08cm" svg:height="0.08cm" svg:x="9.891cm" svg:y="12.963cm">
          <text:p/>
        </draw:circle>
        <draw:circle draw:style-name="gr1" draw:text-style-name="P1" draw:layer="layout" svg:width="0.08cm" svg:height="0.08cm" svg:x="10.145cm" svg:y="12.963cm">
          <text:p/>
        </draw:circle>
        <draw:circle draw:style-name="gr1" draw:text-style-name="P1" draw:layer="layout" svg:width="0.08cm" svg:height="0.08cm" svg:x="10.399cm" svg:y="12.963cm">
          <text:p/>
        </draw:circle>
        <draw:circle draw:style-name="gr1" draw:text-style-name="P1" draw:layer="layout" svg:width="0.08cm" svg:height="0.08cm" svg:x="10.653cm" svg:y="12.963cm">
          <text:p/>
        </draw:circle>
        <draw:circle draw:style-name="gr1" draw:text-style-name="P1" draw:layer="layout" svg:width="0.08cm" svg:height="0.08cm" svg:x="10.907cm" svg:y="12.963cm">
          <text:p/>
        </draw:circle>
        <draw:circle draw:style-name="gr1" draw:text-style-name="P1" draw:layer="layout" svg:width="0.08cm" svg:height="0.08cm" svg:x="7.097cm" svg:y="13.217cm">
          <text:p/>
        </draw:circle>
        <draw:circle draw:style-name="gr1" draw:text-style-name="P1" draw:layer="layout" svg:width="0.08cm" svg:height="0.08cm" svg:x="7.351cm" svg:y="13.217cm">
          <text:p/>
        </draw:circle>
        <draw:circle draw:style-name="gr1" draw:text-style-name="P1" draw:layer="layout" svg:width="0.08cm" svg:height="0.08cm" svg:x="7.605cm" svg:y="13.217cm">
          <text:p/>
        </draw:circle>
        <draw:circle draw:style-name="gr1" draw:text-style-name="P1" draw:layer="layout" svg:width="0.08cm" svg:height="0.08cm" svg:x="7.859cm" svg:y="13.217cm">
          <text:p/>
        </draw:circle>
        <draw:circle draw:style-name="gr1" draw:text-style-name="P1" draw:layer="layout" svg:width="0.08cm" svg:height="0.08cm" svg:x="8.113cm" svg:y="13.217cm">
          <text:p/>
        </draw:circle>
        <draw:circle draw:style-name="gr1" draw:text-style-name="P1" draw:layer="layout" svg:width="0.08cm" svg:height="0.08cm" svg:x="8.367cm" svg:y="13.217cm">
          <text:p/>
        </draw:circle>
        <draw:circle draw:style-name="gr1" draw:text-style-name="P1" draw:layer="layout" svg:width="0.08cm" svg:height="0.08cm" svg:x="8.621cm" svg:y="13.217cm">
          <text:p/>
        </draw:circle>
        <draw:circle draw:style-name="gr1" draw:text-style-name="P1" draw:layer="layout" svg:width="0.08cm" svg:height="0.08cm" svg:x="8.875cm" svg:y="13.217cm">
          <text:p/>
        </draw:circle>
        <draw:circle draw:style-name="gr1" draw:text-style-name="P1" draw:layer="layout" svg:width="0.08cm" svg:height="0.08cm" svg:x="9.129cm" svg:y="13.217cm">
          <text:p/>
        </draw:circle>
        <draw:circle draw:style-name="gr1" draw:text-style-name="P1" draw:layer="layout" svg:width="0.08cm" svg:height="0.08cm" svg:x="9.383cm" svg:y="13.217cm">
          <text:p/>
        </draw:circle>
        <draw:circle draw:style-name="gr1" draw:text-style-name="P1" draw:layer="layout" svg:width="0.08cm" svg:height="0.08cm" svg:x="9.637cm" svg:y="13.217cm">
          <text:p/>
        </draw:circle>
        <draw:circle draw:style-name="gr1" draw:text-style-name="P1" draw:layer="layout" svg:width="0.08cm" svg:height="0.08cm" svg:x="9.891cm" svg:y="13.217cm">
          <text:p/>
        </draw:circle>
        <draw:circle draw:style-name="gr1" draw:text-style-name="P1" draw:layer="layout" svg:width="0.08cm" svg:height="0.08cm" svg:x="10.145cm" svg:y="13.217cm">
          <text:p/>
        </draw:circle>
        <draw:circle draw:style-name="gr1" draw:text-style-name="P1" draw:layer="layout" svg:width="0.08cm" svg:height="0.08cm" svg:x="10.399cm" svg:y="13.217cm">
          <text:p/>
        </draw:circle>
        <draw:circle draw:style-name="gr1" draw:text-style-name="P1" draw:layer="layout" svg:width="0.08cm" svg:height="0.08cm" svg:x="10.653cm" svg:y="13.217cm">
          <text:p/>
        </draw:circle>
        <draw:circle draw:style-name="gr1" draw:text-style-name="P1" draw:layer="layout" svg:width="0.08cm" svg:height="0.08cm" svg:x="10.907cm" svg:y="13.217cm">
          <text:p/>
        </draw:circle>
        <draw:circle draw:style-name="gr1" draw:text-style-name="P1" draw:layer="layout" svg:width="0.08cm" svg:height="0.08cm" svg:x="7.097cm" svg:y="13.471cm">
          <text:p/>
        </draw:circle>
        <draw:circle draw:style-name="gr1" draw:text-style-name="P1" draw:layer="layout" svg:width="0.08cm" svg:height="0.08cm" svg:x="7.351cm" svg:y="13.471cm">
          <text:p/>
        </draw:circle>
        <draw:circle draw:style-name="gr1" draw:text-style-name="P1" draw:layer="layout" svg:width="0.08cm" svg:height="0.08cm" svg:x="7.605cm" svg:y="13.471cm">
          <text:p/>
        </draw:circle>
        <draw:circle draw:style-name="gr1" draw:text-style-name="P1" draw:layer="layout" svg:width="0.08cm" svg:height="0.08cm" svg:x="7.859cm" svg:y="13.471cm">
          <text:p/>
        </draw:circle>
        <draw:circle draw:style-name="gr1" draw:text-style-name="P1" draw:layer="layout" svg:width="0.08cm" svg:height="0.08cm" svg:x="8.113cm" svg:y="13.471cm">
          <text:p/>
        </draw:circle>
        <draw:circle draw:style-name="gr1" draw:text-style-name="P1" draw:layer="layout" svg:width="0.08cm" svg:height="0.08cm" svg:x="8.367cm" svg:y="13.471cm">
          <text:p/>
        </draw:circle>
        <draw:circle draw:style-name="gr1" draw:text-style-name="P1" draw:layer="layout" svg:width="0.08cm" svg:height="0.08cm" svg:x="8.621cm" svg:y="13.471cm">
          <text:p/>
        </draw:circle>
        <draw:circle draw:style-name="gr1" draw:text-style-name="P1" draw:layer="layout" svg:width="0.08cm" svg:height="0.08cm" svg:x="8.875cm" svg:y="13.471cm">
          <text:p/>
        </draw:circle>
        <draw:circle draw:style-name="gr1" draw:text-style-name="P1" draw:layer="layout" svg:width="0.08cm" svg:height="0.08cm" svg:x="9.129cm" svg:y="13.471cm">
          <text:p/>
        </draw:circle>
        <draw:circle draw:style-name="gr1" draw:text-style-name="P1" draw:layer="layout" svg:width="0.08cm" svg:height="0.08cm" svg:x="9.383cm" svg:y="13.471cm">
          <text:p/>
        </draw:circle>
        <draw:circle draw:style-name="gr1" draw:text-style-name="P1" draw:layer="layout" svg:width="0.08cm" svg:height="0.08cm" svg:x="9.637cm" svg:y="13.471cm">
          <text:p/>
        </draw:circle>
        <draw:circle draw:style-name="gr1" draw:text-style-name="P1" draw:layer="layout" svg:width="0.08cm" svg:height="0.08cm" svg:x="9.891cm" svg:y="13.471cm">
          <text:p/>
        </draw:circle>
        <draw:circle draw:style-name="gr1" draw:text-style-name="P1" draw:layer="layout" svg:width="0.08cm" svg:height="0.08cm" svg:x="10.145cm" svg:y="13.471cm">
          <text:p/>
        </draw:circle>
        <draw:circle draw:style-name="gr1" draw:text-style-name="P1" draw:layer="layout" svg:width="0.08cm" svg:height="0.08cm" svg:x="10.399cm" svg:y="13.471cm">
          <text:p/>
        </draw:circle>
        <draw:circle draw:style-name="gr1" draw:text-style-name="P1" draw:layer="layout" svg:width="0.08cm" svg:height="0.08cm" svg:x="10.653cm" svg:y="13.471cm">
          <text:p/>
        </draw:circle>
        <draw:circle draw:style-name="gr1" draw:text-style-name="P1" draw:layer="layout" svg:width="0.08cm" svg:height="0.08cm" svg:x="10.907cm" svg:y="13.471cm">
          <text:p/>
        </draw:circle>
        <draw:circle draw:style-name="gr1" draw:text-style-name="P1" draw:layer="layout" svg:width="0.08cm" svg:height="0.08cm" svg:x="7.097cm" svg:y="13.725cm">
          <text:p/>
        </draw:circle>
        <draw:circle draw:style-name="gr1" draw:text-style-name="P1" draw:layer="layout" svg:width="0.08cm" svg:height="0.08cm" svg:x="7.351cm" svg:y="13.725cm">
          <text:p/>
        </draw:circle>
        <draw:circle draw:style-name="gr1" draw:text-style-name="P1" draw:layer="layout" svg:width="0.08cm" svg:height="0.08cm" svg:x="7.605cm" svg:y="13.725cm">
          <text:p/>
        </draw:circle>
        <draw:circle draw:style-name="gr1" draw:text-style-name="P1" draw:layer="layout" svg:width="0.08cm" svg:height="0.08cm" svg:x="7.859cm" svg:y="13.725cm">
          <text:p/>
        </draw:circle>
        <draw:circle draw:style-name="gr1" draw:text-style-name="P1" draw:layer="layout" svg:width="0.08cm" svg:height="0.08cm" svg:x="8.113cm" svg:y="13.725cm">
          <text:p/>
        </draw:circle>
        <draw:circle draw:style-name="gr1" draw:text-style-name="P1" draw:layer="layout" svg:width="0.08cm" svg:height="0.08cm" svg:x="8.367cm" svg:y="13.725cm">
          <text:p/>
        </draw:circle>
        <draw:circle draw:style-name="gr1" draw:text-style-name="P1" draw:layer="layout" svg:width="0.08cm" svg:height="0.08cm" svg:x="8.621cm" svg:y="13.725cm">
          <text:p/>
        </draw:circle>
        <draw:circle draw:style-name="gr1" draw:text-style-name="P1" draw:layer="layout" svg:width="0.08cm" svg:height="0.08cm" svg:x="8.875cm" svg:y="13.725cm">
          <text:p/>
        </draw:circle>
        <draw:circle draw:style-name="gr1" draw:text-style-name="P1" draw:layer="layout" svg:width="0.08cm" svg:height="0.08cm" svg:x="9.129cm" svg:y="13.725cm">
          <text:p/>
        </draw:circle>
        <draw:circle draw:style-name="gr1" draw:text-style-name="P1" draw:layer="layout" svg:width="0.08cm" svg:height="0.08cm" svg:x="9.383cm" svg:y="13.725cm">
          <text:p/>
        </draw:circle>
        <draw:circle draw:style-name="gr1" draw:text-style-name="P1" draw:layer="layout" svg:width="0.08cm" svg:height="0.08cm" svg:x="9.637cm" svg:y="13.725cm">
          <text:p/>
        </draw:circle>
        <draw:circle draw:style-name="gr1" draw:text-style-name="P1" draw:layer="layout" svg:width="0.08cm" svg:height="0.08cm" svg:x="9.891cm" svg:y="13.725cm">
          <text:p/>
        </draw:circle>
        <draw:circle draw:style-name="gr1" draw:text-style-name="P1" draw:layer="layout" svg:width="0.08cm" svg:height="0.08cm" svg:x="10.145cm" svg:y="13.725cm">
          <text:p/>
        </draw:circle>
        <draw:circle draw:style-name="gr1" draw:text-style-name="P1" draw:layer="layout" svg:width="0.08cm" svg:height="0.08cm" svg:x="10.399cm" svg:y="13.725cm">
          <text:p/>
        </draw:circle>
        <draw:circle draw:style-name="gr1" draw:text-style-name="P1" draw:layer="layout" svg:width="0.08cm" svg:height="0.08cm" svg:x="10.653cm" svg:y="13.725cm">
          <text:p/>
        </draw:circle>
        <draw:circle draw:style-name="gr1" draw:text-style-name="P1" draw:layer="layout" svg:width="0.08cm" svg:height="0.08cm" svg:x="10.907cm" svg:y="13.725cm">
          <text:p/>
        </draw:circle>
        <draw:circle draw:style-name="gr1" draw:text-style-name="P1" draw:layer="layout" svg:width="0.08cm" svg:height="0.08cm" svg:x="7.097cm" svg:y="13.979cm">
          <text:p/>
        </draw:circle>
        <draw:circle draw:style-name="gr1" draw:text-style-name="P1" draw:layer="layout" svg:width="0.08cm" svg:height="0.08cm" svg:x="7.351cm" svg:y="13.979cm">
          <text:p/>
        </draw:circle>
        <draw:circle draw:style-name="gr1" draw:text-style-name="P1" draw:layer="layout" svg:width="0.08cm" svg:height="0.08cm" svg:x="7.605cm" svg:y="13.979cm">
          <text:p/>
        </draw:circle>
        <draw:circle draw:style-name="gr1" draw:text-style-name="P1" draw:layer="layout" svg:width="0.08cm" svg:height="0.08cm" svg:x="7.859cm" svg:y="13.979cm">
          <text:p/>
        </draw:circle>
        <draw:circle draw:style-name="gr1" draw:text-style-name="P1" draw:layer="layout" svg:width="0.08cm" svg:height="0.08cm" svg:x="8.113cm" svg:y="13.979cm">
          <text:p/>
        </draw:circle>
        <draw:circle draw:style-name="gr1" draw:text-style-name="P1" draw:layer="layout" svg:width="0.08cm" svg:height="0.08cm" svg:x="8.367cm" svg:y="13.979cm">
          <text:p/>
        </draw:circle>
        <draw:circle draw:style-name="gr1" draw:text-style-name="P1" draw:layer="layout" svg:width="0.08cm" svg:height="0.08cm" svg:x="8.621cm" svg:y="13.979cm">
          <text:p/>
        </draw:circle>
        <draw:circle draw:style-name="gr1" draw:text-style-name="P1" draw:layer="layout" svg:width="0.08cm" svg:height="0.08cm" svg:x="8.875cm" svg:y="13.979cm">
          <text:p/>
        </draw:circle>
        <draw:circle draw:style-name="gr1" draw:text-style-name="P1" draw:layer="layout" svg:width="0.08cm" svg:height="0.08cm" svg:x="9.129cm" svg:y="13.979cm">
          <text:p/>
        </draw:circle>
        <draw:circle draw:style-name="gr1" draw:text-style-name="P1" draw:layer="layout" svg:width="0.08cm" svg:height="0.08cm" svg:x="9.383cm" svg:y="13.979cm">
          <text:p/>
        </draw:circle>
        <draw:circle draw:style-name="gr1" draw:text-style-name="P1" draw:layer="layout" svg:width="0.08cm" svg:height="0.08cm" svg:x="9.637cm" svg:y="13.979cm">
          <text:p/>
        </draw:circle>
        <draw:circle draw:style-name="gr1" draw:text-style-name="P1" draw:layer="layout" svg:width="0.08cm" svg:height="0.08cm" svg:x="9.891cm" svg:y="13.979cm">
          <text:p/>
        </draw:circle>
        <draw:circle draw:style-name="gr1" draw:text-style-name="P1" draw:layer="layout" svg:width="0.08cm" svg:height="0.08cm" svg:x="10.145cm" svg:y="13.979cm">
          <text:p/>
        </draw:circle>
        <draw:circle draw:style-name="gr1" draw:text-style-name="P1" draw:layer="layout" svg:width="0.08cm" svg:height="0.08cm" svg:x="10.399cm" svg:y="13.979cm">
          <text:p/>
        </draw:circle>
        <draw:circle draw:style-name="gr1" draw:text-style-name="P1" draw:layer="layout" svg:width="0.08cm" svg:height="0.08cm" svg:x="10.653cm" svg:y="13.979cm">
          <text:p/>
        </draw:circle>
        <draw:circle draw:style-name="gr1" draw:text-style-name="P1" draw:layer="layout" svg:width="0.08cm" svg:height="0.08cm" svg:x="10.907cm" svg:y="13.979cm">
          <text:p/>
        </draw:circle>
        <draw:circle draw:style-name="gr1" draw:text-style-name="P1" draw:layer="layout" svg:width="0.08cm" svg:height="0.08cm" svg:x="7.097cm" svg:y="14.233cm">
          <text:p/>
        </draw:circle>
        <draw:circle draw:style-name="gr1" draw:text-style-name="P1" draw:layer="layout" svg:width="0.08cm" svg:height="0.08cm" svg:x="7.351cm" svg:y="14.233cm">
          <text:p/>
        </draw:circle>
        <draw:circle draw:style-name="gr1" draw:text-style-name="P1" draw:layer="layout" svg:width="0.08cm" svg:height="0.08cm" svg:x="7.605cm" svg:y="14.233cm">
          <text:p/>
        </draw:circle>
        <draw:circle draw:style-name="gr1" draw:text-style-name="P1" draw:layer="layout" svg:width="0.08cm" svg:height="0.08cm" svg:x="7.859cm" svg:y="14.233cm">
          <text:p/>
        </draw:circle>
        <draw:circle draw:style-name="gr1" draw:text-style-name="P1" draw:layer="layout" svg:width="0.08cm" svg:height="0.08cm" svg:x="8.113cm" svg:y="14.233cm">
          <text:p/>
        </draw:circle>
        <draw:circle draw:style-name="gr1" draw:text-style-name="P1" draw:layer="layout" svg:width="0.08cm" svg:height="0.08cm" svg:x="8.367cm" svg:y="14.233cm">
          <text:p/>
        </draw:circle>
        <draw:circle draw:style-name="gr1" draw:text-style-name="P1" draw:layer="layout" svg:width="0.08cm" svg:height="0.08cm" svg:x="8.621cm" svg:y="14.233cm">
          <text:p/>
        </draw:circle>
        <draw:circle draw:style-name="gr1" draw:text-style-name="P1" draw:layer="layout" svg:width="0.08cm" svg:height="0.08cm" svg:x="8.875cm" svg:y="14.233cm">
          <text:p/>
        </draw:circle>
        <draw:circle draw:style-name="gr1" draw:text-style-name="P1" draw:layer="layout" svg:width="0.08cm" svg:height="0.08cm" svg:x="9.129cm" svg:y="14.233cm">
          <text:p/>
        </draw:circle>
        <draw:circle draw:style-name="gr1" draw:text-style-name="P1" draw:layer="layout" svg:width="0.08cm" svg:height="0.08cm" svg:x="9.383cm" svg:y="14.233cm">
          <text:p/>
        </draw:circle>
        <draw:circle draw:style-name="gr1" draw:text-style-name="P1" draw:layer="layout" svg:width="0.08cm" svg:height="0.08cm" svg:x="9.637cm" svg:y="14.233cm">
          <text:p/>
        </draw:circle>
        <draw:circle draw:style-name="gr1" draw:text-style-name="P1" draw:layer="layout" svg:width="0.08cm" svg:height="0.08cm" svg:x="9.891cm" svg:y="14.233cm">
          <text:p/>
        </draw:circle>
        <draw:circle draw:style-name="gr1" draw:text-style-name="P1" draw:layer="layout" svg:width="0.08cm" svg:height="0.08cm" svg:x="10.145cm" svg:y="14.233cm">
          <text:p/>
        </draw:circle>
        <draw:circle draw:style-name="gr1" draw:text-style-name="P1" draw:layer="layout" svg:width="0.08cm" svg:height="0.08cm" svg:x="10.399cm" svg:y="14.233cm">
          <text:p/>
        </draw:circle>
        <draw:circle draw:style-name="gr1" draw:text-style-name="P1" draw:layer="layout" svg:width="0.08cm" svg:height="0.08cm" svg:x="10.653cm" svg:y="14.233cm">
          <text:p/>
        </draw:circle>
        <draw:circle draw:style-name="gr1" draw:text-style-name="P1" draw:layer="layout" svg:width="0.08cm" svg:height="0.08cm" svg:x="10.907cm" svg:y="14.233cm">
          <text:p/>
        </draw:circle>
        <draw:circle draw:style-name="gr1" draw:text-style-name="P1" draw:layer="layout" svg:width="0.08cm" svg:height="0.08cm" svg:x="7.097cm" svg:y="14.233cm">
          <text:p/>
        </draw:circle>
        <draw:circle draw:style-name="gr1" draw:text-style-name="P1" draw:layer="layout" svg:width="0.08cm" svg:height="0.08cm" svg:x="7.351cm" svg:y="14.233cm">
          <text:p/>
        </draw:circle>
        <draw:circle draw:style-name="gr1" draw:text-style-name="P1" draw:layer="layout" svg:width="0.08cm" svg:height="0.08cm" svg:x="7.605cm" svg:y="14.233cm">
          <text:p/>
        </draw:circle>
        <draw:circle draw:style-name="gr1" draw:text-style-name="P1" draw:layer="layout" svg:width="0.08cm" svg:height="0.08cm" svg:x="7.859cm" svg:y="14.233cm">
          <text:p/>
        </draw:circle>
        <draw:circle draw:style-name="gr1" draw:text-style-name="P1" draw:layer="layout" svg:width="0.08cm" svg:height="0.08cm" svg:x="8.113cm" svg:y="14.233cm">
          <text:p/>
        </draw:circle>
        <draw:circle draw:style-name="gr1" draw:text-style-name="P1" draw:layer="layout" svg:width="0.08cm" svg:height="0.08cm" svg:x="8.367cm" svg:y="14.233cm">
          <text:p/>
        </draw:circle>
        <draw:circle draw:style-name="gr1" draw:text-style-name="P1" draw:layer="layout" svg:width="0.08cm" svg:height="0.08cm" svg:x="8.621cm" svg:y="14.233cm">
          <text:p/>
        </draw:circle>
        <draw:circle draw:style-name="gr1" draw:text-style-name="P1" draw:layer="layout" svg:width="0.08cm" svg:height="0.08cm" svg:x="8.875cm" svg:y="14.233cm">
          <text:p/>
        </draw:circle>
        <draw:circle draw:style-name="gr1" draw:text-style-name="P1" draw:layer="layout" svg:width="0.08cm" svg:height="0.08cm" svg:x="9.129cm" svg:y="14.233cm">
          <text:p/>
        </draw:circle>
        <draw:circle draw:style-name="gr1" draw:text-style-name="P1" draw:layer="layout" svg:width="0.08cm" svg:height="0.08cm" svg:x="9.383cm" svg:y="14.233cm">
          <text:p/>
        </draw:circle>
        <draw:circle draw:style-name="gr1" draw:text-style-name="P1" draw:layer="layout" svg:width="0.08cm" svg:height="0.08cm" svg:x="9.637cm" svg:y="14.233cm">
          <text:p/>
        </draw:circle>
        <draw:circle draw:style-name="gr1" draw:text-style-name="P1" draw:layer="layout" svg:width="0.08cm" svg:height="0.08cm" svg:x="9.891cm" svg:y="14.233cm">
          <text:p/>
        </draw:circle>
        <draw:circle draw:style-name="gr1" draw:text-style-name="P1" draw:layer="layout" svg:width="0.08cm" svg:height="0.08cm" svg:x="10.145cm" svg:y="14.233cm">
          <text:p/>
        </draw:circle>
        <draw:circle draw:style-name="gr1" draw:text-style-name="P1" draw:layer="layout" svg:width="0.08cm" svg:height="0.08cm" svg:x="10.399cm" svg:y="14.233cm">
          <text:p/>
        </draw:circle>
        <draw:circle draw:style-name="gr1" draw:text-style-name="P1" draw:layer="layout" svg:width="0.08cm" svg:height="0.08cm" svg:x="10.653cm" svg:y="14.233cm">
          <text:p/>
        </draw:circle>
        <draw:circle draw:style-name="gr1" draw:text-style-name="P1" draw:layer="layout" svg:width="0.08cm" svg:height="0.08cm" svg:x="10.907cm" svg:y="14.233cm">
          <text:p/>
        </draw:circle>
        <draw:circle draw:style-name="gr1" draw:text-style-name="P1" draw:layer="layout" svg:width="0.08cm" svg:height="0.08cm" svg:x="7.097cm" svg:y="14.487cm">
          <text:p/>
        </draw:circle>
        <draw:circle draw:style-name="gr1" draw:text-style-name="P1" draw:layer="layout" svg:width="0.08cm" svg:height="0.08cm" svg:x="7.351cm" svg:y="14.487cm">
          <text:p/>
        </draw:circle>
        <draw:circle draw:style-name="gr1" draw:text-style-name="P1" draw:layer="layout" svg:width="0.08cm" svg:height="0.08cm" svg:x="7.605cm" svg:y="14.487cm">
          <text:p/>
        </draw:circle>
        <draw:circle draw:style-name="gr1" draw:text-style-name="P1" draw:layer="layout" svg:width="0.08cm" svg:height="0.08cm" svg:x="7.859cm" svg:y="14.487cm">
          <text:p/>
        </draw:circle>
        <draw:circle draw:style-name="gr1" draw:text-style-name="P1" draw:layer="layout" svg:width="0.08cm" svg:height="0.08cm" svg:x="8.113cm" svg:y="14.487cm">
          <text:p/>
        </draw:circle>
        <draw:circle draw:style-name="gr1" draw:text-style-name="P1" draw:layer="layout" svg:width="0.08cm" svg:height="0.08cm" svg:x="8.367cm" svg:y="14.487cm">
          <text:p/>
        </draw:circle>
        <draw:circle draw:style-name="gr1" draw:text-style-name="P1" draw:layer="layout" svg:width="0.08cm" svg:height="0.08cm" svg:x="8.621cm" svg:y="14.487cm">
          <text:p/>
        </draw:circle>
        <draw:circle draw:style-name="gr1" draw:text-style-name="P1" draw:layer="layout" svg:width="0.08cm" svg:height="0.08cm" svg:x="8.875cm" svg:y="14.487cm">
          <text:p/>
        </draw:circle>
        <draw:circle draw:style-name="gr1" draw:text-style-name="P1" draw:layer="layout" svg:width="0.08cm" svg:height="0.08cm" svg:x="9.129cm" svg:y="14.487cm">
          <text:p/>
        </draw:circle>
        <draw:circle draw:style-name="gr1" draw:text-style-name="P1" draw:layer="layout" svg:width="0.08cm" svg:height="0.08cm" svg:x="9.383cm" svg:y="14.487cm">
          <text:p/>
        </draw:circle>
        <draw:circle draw:style-name="gr1" draw:text-style-name="P1" draw:layer="layout" svg:width="0.08cm" svg:height="0.08cm" svg:x="9.637cm" svg:y="14.487cm">
          <text:p/>
        </draw:circle>
        <draw:circle draw:style-name="gr1" draw:text-style-name="P1" draw:layer="layout" svg:width="0.08cm" svg:height="0.08cm" svg:x="9.891cm" svg:y="14.487cm">
          <text:p/>
        </draw:circle>
        <draw:circle draw:style-name="gr1" draw:text-style-name="P1" draw:layer="layout" svg:width="0.08cm" svg:height="0.08cm" svg:x="10.145cm" svg:y="14.487cm">
          <text:p/>
        </draw:circle>
        <draw:circle draw:style-name="gr1" draw:text-style-name="P1" draw:layer="layout" svg:width="0.08cm" svg:height="0.08cm" svg:x="10.399cm" svg:y="14.487cm">
          <text:p/>
        </draw:circle>
        <draw:circle draw:style-name="gr1" draw:text-style-name="P1" draw:layer="layout" svg:width="0.08cm" svg:height="0.08cm" svg:x="10.653cm" svg:y="14.487cm">
          <text:p/>
        </draw:circle>
        <draw:circle draw:style-name="gr1" draw:text-style-name="P1" draw:layer="layout" svg:width="0.08cm" svg:height="0.08cm" svg:x="10.907cm" svg:y="14.487cm">
          <text:p/>
        </draw:circle>
        <draw:circle draw:style-name="gr1" draw:text-style-name="P1" draw:layer="layout" svg:width="0.08cm" svg:height="0.08cm" svg:x="7.097cm" svg:y="14.741cm">
          <text:p/>
        </draw:circle>
        <draw:circle draw:style-name="gr1" draw:text-style-name="P1" draw:layer="layout" svg:width="0.08cm" svg:height="0.08cm" svg:x="7.351cm" svg:y="14.741cm">
          <text:p/>
        </draw:circle>
        <draw:circle draw:style-name="gr1" draw:text-style-name="P1" draw:layer="layout" svg:width="0.08cm" svg:height="0.08cm" svg:x="7.605cm" svg:y="14.741cm">
          <text:p/>
        </draw:circle>
        <draw:circle draw:style-name="gr1" draw:text-style-name="P1" draw:layer="layout" svg:width="0.08cm" svg:height="0.08cm" svg:x="7.859cm" svg:y="14.741cm">
          <text:p/>
        </draw:circle>
        <draw:circle draw:style-name="gr1" draw:text-style-name="P1" draw:layer="layout" svg:width="0.08cm" svg:height="0.08cm" svg:x="8.113cm" svg:y="14.741cm">
          <text:p/>
        </draw:circle>
        <draw:circle draw:style-name="gr1" draw:text-style-name="P1" draw:layer="layout" svg:width="0.08cm" svg:height="0.08cm" svg:x="8.367cm" svg:y="14.741cm">
          <text:p/>
        </draw:circle>
        <draw:circle draw:style-name="gr1" draw:text-style-name="P1" draw:layer="layout" svg:width="0.08cm" svg:height="0.08cm" svg:x="8.621cm" svg:y="14.741cm">
          <text:p/>
        </draw:circle>
        <draw:circle draw:style-name="gr1" draw:text-style-name="P1" draw:layer="layout" svg:width="0.08cm" svg:height="0.08cm" svg:x="8.875cm" svg:y="14.741cm">
          <text:p/>
        </draw:circle>
        <draw:circle draw:style-name="gr1" draw:text-style-name="P1" draw:layer="layout" svg:width="0.08cm" svg:height="0.08cm" svg:x="9.129cm" svg:y="14.741cm">
          <text:p/>
        </draw:circle>
        <draw:circle draw:style-name="gr1" draw:text-style-name="P1" draw:layer="layout" svg:width="0.08cm" svg:height="0.08cm" svg:x="9.383cm" svg:y="14.741cm">
          <text:p/>
        </draw:circle>
        <draw:circle draw:style-name="gr1" draw:text-style-name="P1" draw:layer="layout" svg:width="0.08cm" svg:height="0.08cm" svg:x="9.637cm" svg:y="14.741cm">
          <text:p/>
        </draw:circle>
        <draw:circle draw:style-name="gr1" draw:text-style-name="P1" draw:layer="layout" svg:width="0.08cm" svg:height="0.08cm" svg:x="9.891cm" svg:y="14.741cm">
          <text:p/>
        </draw:circle>
        <draw:circle draw:style-name="gr1" draw:text-style-name="P1" draw:layer="layout" svg:width="0.08cm" svg:height="0.08cm" svg:x="10.145cm" svg:y="14.741cm">
          <text:p/>
        </draw:circle>
        <draw:circle draw:style-name="gr1" draw:text-style-name="P1" draw:layer="layout" svg:width="0.08cm" svg:height="0.08cm" svg:x="10.399cm" svg:y="14.741cm">
          <text:p/>
        </draw:circle>
        <draw:circle draw:style-name="gr1" draw:text-style-name="P1" draw:layer="layout" svg:width="0.08cm" svg:height="0.08cm" svg:x="10.653cm" svg:y="14.741cm">
          <text:p/>
        </draw:circle>
        <draw:circle draw:style-name="gr1" draw:text-style-name="P1" draw:layer="layout" svg:width="0.08cm" svg:height="0.08cm" svg:x="10.907cm" svg:y="14.741cm">
          <text:p/>
        </draw:circle>
        <draw:circle draw:style-name="gr1" draw:text-style-name="P1" draw:layer="layout" svg:width="0.08cm" svg:height="0.08cm" svg:x="7.097cm" svg:y="14.995cm">
          <text:p/>
        </draw:circle>
        <draw:circle draw:style-name="gr1" draw:text-style-name="P1" draw:layer="layout" svg:width="0.08cm" svg:height="0.08cm" svg:x="7.351cm" svg:y="14.995cm">
          <text:p/>
        </draw:circle>
        <draw:circle draw:style-name="gr1" draw:text-style-name="P1" draw:layer="layout" svg:width="0.08cm" svg:height="0.08cm" svg:x="7.605cm" svg:y="14.995cm">
          <text:p/>
        </draw:circle>
        <draw:circle draw:style-name="gr1" draw:text-style-name="P1" draw:layer="layout" svg:width="0.08cm" svg:height="0.08cm" svg:x="7.859cm" svg:y="14.995cm">
          <text:p/>
        </draw:circle>
        <draw:circle draw:style-name="gr1" draw:text-style-name="P1" draw:layer="layout" svg:width="0.08cm" svg:height="0.08cm" svg:x="8.113cm" svg:y="14.995cm">
          <text:p/>
        </draw:circle>
        <draw:circle draw:style-name="gr1" draw:text-style-name="P1" draw:layer="layout" svg:width="0.08cm" svg:height="0.08cm" svg:x="8.367cm" svg:y="14.995cm">
          <text:p/>
        </draw:circle>
        <draw:circle draw:style-name="gr1" draw:text-style-name="P1" draw:layer="layout" svg:width="0.08cm" svg:height="0.08cm" svg:x="8.621cm" svg:y="14.995cm">
          <text:p/>
        </draw:circle>
        <draw:circle draw:style-name="gr1" draw:text-style-name="P1" draw:layer="layout" svg:width="0.08cm" svg:height="0.08cm" svg:x="8.875cm" svg:y="14.995cm">
          <text:p/>
        </draw:circle>
        <draw:circle draw:style-name="gr1" draw:text-style-name="P1" draw:layer="layout" svg:width="0.08cm" svg:height="0.08cm" svg:x="9.129cm" svg:y="14.995cm">
          <text:p/>
        </draw:circle>
        <draw:circle draw:style-name="gr1" draw:text-style-name="P1" draw:layer="layout" svg:width="0.08cm" svg:height="0.08cm" svg:x="9.383cm" svg:y="14.995cm">
          <text:p/>
        </draw:circle>
        <draw:circle draw:style-name="gr1" draw:text-style-name="P1" draw:layer="layout" svg:width="0.08cm" svg:height="0.08cm" svg:x="9.637cm" svg:y="14.995cm">
          <text:p/>
        </draw:circle>
        <draw:circle draw:style-name="gr1" draw:text-style-name="P1" draw:layer="layout" svg:width="0.08cm" svg:height="0.08cm" svg:x="9.891cm" svg:y="14.995cm">
          <text:p/>
        </draw:circle>
        <draw:circle draw:style-name="gr1" draw:text-style-name="P1" draw:layer="layout" svg:width="0.08cm" svg:height="0.08cm" svg:x="10.145cm" svg:y="14.995cm">
          <text:p/>
        </draw:circle>
        <draw:circle draw:style-name="gr1" draw:text-style-name="P1" draw:layer="layout" svg:width="0.08cm" svg:height="0.08cm" svg:x="10.399cm" svg:y="14.995cm">
          <text:p/>
        </draw:circle>
        <draw:circle draw:style-name="gr1" draw:text-style-name="P1" draw:layer="layout" svg:width="0.08cm" svg:height="0.08cm" svg:x="10.653cm" svg:y="14.995cm">
          <text:p/>
        </draw:circle>
        <draw:circle draw:style-name="gr1" draw:text-style-name="P1" draw:layer="layout" svg:width="0.08cm" svg:height="0.08cm" svg:x="10.907cm" svg:y="14.995cm">
          <text:p/>
        </draw:circle>
        <draw:circle draw:style-name="gr1" draw:text-style-name="P1" draw:layer="layout" svg:width="0.08cm" svg:height="0.08cm" svg:x="7.097cm" svg:y="15.249cm">
          <text:p/>
        </draw:circle>
        <draw:circle draw:style-name="gr1" draw:text-style-name="P1" draw:layer="layout" svg:width="0.08cm" svg:height="0.08cm" svg:x="7.351cm" svg:y="15.249cm">
          <text:p/>
        </draw:circle>
        <draw:circle draw:style-name="gr1" draw:text-style-name="P1" draw:layer="layout" svg:width="0.08cm" svg:height="0.08cm" svg:x="7.605cm" svg:y="15.249cm">
          <text:p/>
        </draw:circle>
        <draw:circle draw:style-name="gr1" draw:text-style-name="P1" draw:layer="layout" svg:width="0.08cm" svg:height="0.08cm" svg:x="7.859cm" svg:y="15.249cm">
          <text:p/>
        </draw:circle>
        <draw:circle draw:style-name="gr1" draw:text-style-name="P1" draw:layer="layout" svg:width="0.08cm" svg:height="0.08cm" svg:x="8.113cm" svg:y="15.249cm">
          <text:p/>
        </draw:circle>
        <draw:circle draw:style-name="gr1" draw:text-style-name="P1" draw:layer="layout" svg:width="0.08cm" svg:height="0.08cm" svg:x="8.367cm" svg:y="15.249cm">
          <text:p/>
        </draw:circle>
        <draw:circle draw:style-name="gr1" draw:text-style-name="P1" draw:layer="layout" svg:width="0.08cm" svg:height="0.08cm" svg:x="8.621cm" svg:y="15.249cm">
          <text:p/>
        </draw:circle>
        <draw:circle draw:style-name="gr1" draw:text-style-name="P1" draw:layer="layout" svg:width="0.08cm" svg:height="0.08cm" svg:x="8.875cm" svg:y="15.249cm">
          <text:p/>
        </draw:circle>
        <draw:circle draw:style-name="gr1" draw:text-style-name="P1" draw:layer="layout" svg:width="0.08cm" svg:height="0.08cm" svg:x="9.129cm" svg:y="15.249cm">
          <text:p/>
        </draw:circle>
        <draw:circle draw:style-name="gr1" draw:text-style-name="P1" draw:layer="layout" svg:width="0.08cm" svg:height="0.08cm" svg:x="9.383cm" svg:y="15.249cm">
          <text:p/>
        </draw:circle>
        <draw:circle draw:style-name="gr1" draw:text-style-name="P1" draw:layer="layout" svg:width="0.08cm" svg:height="0.08cm" svg:x="9.637cm" svg:y="15.249cm">
          <text:p/>
        </draw:circle>
        <draw:circle draw:style-name="gr1" draw:text-style-name="P1" draw:layer="layout" svg:width="0.08cm" svg:height="0.08cm" svg:x="9.891cm" svg:y="15.249cm">
          <text:p/>
        </draw:circle>
        <draw:circle draw:style-name="gr1" draw:text-style-name="P1" draw:layer="layout" svg:width="0.08cm" svg:height="0.08cm" svg:x="10.145cm" svg:y="15.249cm">
          <text:p/>
        </draw:circle>
        <draw:circle draw:style-name="gr1" draw:text-style-name="P1" draw:layer="layout" svg:width="0.08cm" svg:height="0.08cm" svg:x="10.399cm" svg:y="15.249cm">
          <text:p/>
        </draw:circle>
        <draw:circle draw:style-name="gr1" draw:text-style-name="P1" draw:layer="layout" svg:width="0.08cm" svg:height="0.08cm" svg:x="10.653cm" svg:y="15.249cm">
          <text:p/>
        </draw:circle>
        <draw:circle draw:style-name="gr1" draw:text-style-name="P1" draw:layer="layout" svg:width="0.08cm" svg:height="0.08cm" svg:x="10.907cm" svg:y="15.249cm">
          <text:p/>
        </draw:circle>
        <draw:line draw:style-name="gr2" draw:text-style-name="P2" draw:layer="layout" svg:x1="6.9cm" svg:y1="5.637cm" svg:x2="23.1cm" svg:y2="5.638cm">
          <text:p/>
        </draw:line>
        <draw:line draw:style-name="gr2" draw:text-style-name="P2" draw:layer="layout" svg:x1="6.9cm" svg:y1="5.891cm" svg:x2="23.1cm" svg:y2="5.892cm">
          <text:p/>
        </draw:line>
        <draw:line draw:style-name="gr2" draw:text-style-name="P2" draw:layer="layout" svg:x1="6.9cm" svg:y1="6.145cm" svg:x2="23.1cm" svg:y2="6.146cm">
          <text:p/>
        </draw:line>
        <draw:line draw:style-name="gr2" draw:text-style-name="P2" draw:layer="layout" svg:x1="6.9cm" svg:y1="6.399cm" svg:x2="23.1cm" svg:y2="6.4cm">
          <text:p/>
        </draw:line>
        <draw:line draw:style-name="gr2" draw:text-style-name="P2" draw:layer="layout" svg:x1="6.9cm" svg:y1="6.653cm" svg:x2="23.1cm" svg:y2="6.654cm">
          <text:p/>
        </draw:line>
        <draw:line draw:style-name="gr2" draw:text-style-name="P2" draw:layer="layout" svg:x1="6.9cm" svg:y1="6.907cm" svg:x2="23.1cm" svg:y2="6.908cm">
          <text:p/>
        </draw:line>
        <draw:line draw:style-name="gr2" draw:text-style-name="P2" draw:layer="layout" svg:x1="6.9cm" svg:y1="7.161cm" svg:x2="23.1cm" svg:y2="7.162cm">
          <text:p/>
        </draw:line>
        <draw:line draw:style-name="gr2" draw:text-style-name="P2" draw:layer="layout" svg:x1="6.9cm" svg:y1="7.415cm" svg:x2="23.1cm" svg:y2="7.416cm">
          <text:p/>
        </draw:line>
        <draw:line draw:style-name="gr2" draw:text-style-name="P2" draw:layer="layout" svg:x1="6.9cm" svg:y1="7.669cm" svg:x2="23.1cm" svg:y2="7.67cm">
          <text:p/>
        </draw:line>
        <draw:line draw:style-name="gr2" draw:text-style-name="P2" draw:layer="layout" svg:x1="6.9cm" svg:y1="7.923cm" svg:x2="23.1cm" svg:y2="7.924cm">
          <text:p/>
        </draw:line>
        <draw:line draw:style-name="gr2" draw:text-style-name="P2" draw:layer="layout" svg:x1="6.9cm" svg:y1="8.177cm" svg:x2="23.1cm" svg:y2="8.178cm">
          <text:p/>
        </draw:line>
        <draw:line draw:style-name="gr2" draw:text-style-name="P2" draw:layer="layout" svg:x1="6.9cm" svg:y1="8.431cm" svg:x2="23.1cm" svg:y2="8.432cm">
          <text:p/>
        </draw:line>
        <draw:line draw:style-name="gr2" draw:text-style-name="P2" draw:layer="layout" svg:x1="6.9cm" svg:y1="8.685cm" svg:x2="23.1cm" svg:y2="8.686cm">
          <text:p/>
        </draw:line>
        <draw:line draw:style-name="gr2" draw:text-style-name="P2" draw:layer="layout" svg:x1="6.9cm" svg:y1="8.939cm" svg:x2="23.1cm" svg:y2="8.94cm">
          <text:p/>
        </draw:line>
        <draw:line draw:style-name="gr2" draw:text-style-name="P2" draw:layer="layout" svg:x1="6.9cm" svg:y1="9.193cm" svg:x2="23.1cm" svg:y2="9.194cm">
          <text:p/>
        </draw:line>
        <draw:line draw:style-name="gr2" draw:text-style-name="P2" draw:layer="layout" svg:x1="6.9cm" svg:y1="9.447cm" svg:x2="23.1cm" svg:y2="9.448cm">
          <text:p/>
        </draw:line>
        <draw:line draw:style-name="gr2" draw:text-style-name="P2" draw:layer="layout" svg:x1="6.9cm" svg:y1="9.701cm" svg:x2="23.1cm" svg:y2="9.702cm">
          <text:p/>
        </draw:line>
        <draw:line draw:style-name="gr2" draw:text-style-name="P2" draw:layer="layout" svg:x1="6.9cm" svg:y1="9.955cm" svg:x2="23.1cm" svg:y2="9.956cm">
          <text:p/>
        </draw:line>
        <draw:line draw:style-name="gr2" draw:text-style-name="P2" draw:layer="layout" svg:x1="6.9cm" svg:y1="10.209cm" svg:x2="23.1cm" svg:y2="10.21cm">
          <text:p/>
        </draw:line>
        <draw:line draw:style-name="gr2" draw:text-style-name="P2" draw:layer="layout" svg:x1="6.9cm" svg:y1="10.463cm" svg:x2="23.1cm" svg:y2="10.464cm">
          <text:p/>
        </draw:line>
        <draw:line draw:style-name="gr2" draw:text-style-name="P2" draw:layer="layout" svg:x1="6.9cm" svg:y1="10.717cm" svg:x2="23.1cm" svg:y2="10.718cm">
          <text:p/>
        </draw:line>
        <draw:line draw:style-name="gr2" draw:text-style-name="P2" draw:layer="layout" svg:x1="6.9cm" svg:y1="10.971cm" svg:x2="23.1cm" svg:y2="10.972cm">
          <text:p/>
        </draw:line>
        <draw:line draw:style-name="gr2" draw:text-style-name="P2" draw:layer="layout" svg:x1="6.9cm" svg:y1="11.225cm" svg:x2="23.1cm" svg:y2="11.226cm">
          <text:p/>
        </draw:line>
        <draw:line draw:style-name="gr2" draw:text-style-name="P2" draw:layer="layout" svg:x1="6.9cm" svg:y1="11.479cm" svg:x2="23.1cm" svg:y2="11.48cm">
          <text:p/>
        </draw:line>
        <draw:line draw:style-name="gr2" draw:text-style-name="P2" draw:layer="layout" svg:x1="6.9cm" svg:y1="11.733cm" svg:x2="23.1cm" svg:y2="11.734cm">
          <text:p/>
        </draw:line>
        <draw:line draw:style-name="gr2" draw:text-style-name="P2" draw:layer="layout" svg:x1="6.9cm" svg:y1="11.987cm" svg:x2="23.1cm" svg:y2="11.988cm">
          <text:p/>
        </draw:line>
        <draw:line draw:style-name="gr2" draw:text-style-name="P2" draw:layer="layout" svg:x1="6.9cm" svg:y1="12.241cm" svg:x2="23.1cm" svg:y2="12.242cm">
          <text:p/>
        </draw:line>
        <draw:line draw:style-name="gr2" draw:text-style-name="P2" draw:layer="layout" svg:x1="6.9cm" svg:y1="12.495cm" svg:x2="23.1cm" svg:y2="12.496cm">
          <text:p/>
        </draw:line>
        <draw:line draw:style-name="gr2" draw:text-style-name="P2" draw:layer="layout" svg:x1="6.9cm" svg:y1="12.749cm" svg:x2="23.1cm" svg:y2="12.75cm">
          <text:p/>
        </draw:line>
        <draw:line draw:style-name="gr2" draw:text-style-name="P2" draw:layer="layout" svg:x1="6.9cm" svg:y1="13.003cm" svg:x2="23.1cm" svg:y2="13.004cm">
          <text:p/>
        </draw:line>
        <draw:line draw:style-name="gr2" draw:text-style-name="P2" draw:layer="layout" svg:x1="6.9cm" svg:y1="13.257cm" svg:x2="23.1cm" svg:y2="13.258cm">
          <text:p/>
        </draw:line>
        <draw:line draw:style-name="gr2" draw:text-style-name="P2" draw:layer="layout" svg:x1="6.9cm" svg:y1="13.511cm" svg:x2="23.1cm" svg:y2="13.512cm">
          <text:p/>
        </draw:line>
        <draw:line draw:style-name="gr2" draw:text-style-name="P2" draw:layer="layout" svg:x1="6.9cm" svg:y1="13.765cm" svg:x2="23.1cm" svg:y2="13.766cm">
          <text:p/>
        </draw:line>
        <draw:line draw:style-name="gr2" draw:text-style-name="P2" draw:layer="layout" svg:x1="6.9cm" svg:y1="14.019cm" svg:x2="23.1cm" svg:y2="14.02cm">
          <text:p/>
        </draw:line>
        <draw:line draw:style-name="gr2" draw:text-style-name="P2" draw:layer="layout" svg:x1="6.9cm" svg:y1="14.273cm" svg:x2="23.1cm" svg:y2="14.274cm">
          <text:p/>
        </draw:line>
        <draw:line draw:style-name="gr2" draw:text-style-name="P2" draw:layer="layout" svg:x1="6.9cm" svg:y1="14.527cm" svg:x2="23.1cm" svg:y2="14.528cm">
          <text:p/>
        </draw:line>
        <draw:line draw:style-name="gr2" draw:text-style-name="P2" draw:layer="layout" svg:x1="6.9cm" svg:y1="14.781cm" svg:x2="23.1cm" svg:y2="14.782cm">
          <text:p/>
        </draw:line>
        <draw:line draw:style-name="gr2" draw:text-style-name="P2" draw:layer="layout" svg:x1="6.9cm" svg:y1="15.035cm" svg:x2="23.1cm" svg:y2="15.036cm">
          <text:p/>
        </draw:line>
        <draw:line draw:style-name="gr2" draw:text-style-name="P2" draw:layer="layout" svg:x1="6.9cm" svg:y1="15.289cm" svg:x2="23.1cm" svg:y2="15.29cm">
          <text:p/>
        </draw:line>
        <draw:frame draw:style-name="gr3" draw:text-style-name="P3" draw:layer="layout" svg:width="0.399cm" svg:height="0.429cm" svg:x="6.944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7.21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7.465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7.709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7.968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8.214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8.469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8.732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8.98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9.225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9.491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9.757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0.012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0.256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0.515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0.761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1.016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1.279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1.527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1.772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2.035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2.301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2.556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2.8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3.059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3.305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3.56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3.823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4.071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4.316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4.558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4.824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5.079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5.323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5.582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5.828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6.083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6.346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6.594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6.839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7.112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7.378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7.633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7.877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8.136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8.382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8.637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8.9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9.148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9.393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9.635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9.901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20.156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20.4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20.659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20.905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21.16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21.423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21.671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21.916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22.189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22.455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22.71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9.224cm" svg:y="4.737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1.772cm" svg:y="4.738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4.318cm" svg:y="4.739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6.838cm" svg:y="4.74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9.38cm" svg:y="4.74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21.907cm" svg:y="4.742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15.479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15.213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14.958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14.714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14.455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14.209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13.954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13.691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13.443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269cm 13.198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69cm 12.932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12.666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12.411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12.167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11.908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11.662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11.407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11.144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10.896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269cm 10.651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69cm 10.388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10.122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9.867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9.623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9.364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9.118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8.863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8.6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8.352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269cm 8.107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69cm 7.865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7.599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7.344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7.1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6.841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6.595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6.34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6.077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5.829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005cm 13.199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006cm 10.651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007cm 8.105cm)">
          <draw:text-box>
            <text:p text:style-name="P2"><text:span text:style-name="T1">3</text:span></text:p>
          </draw:text-box>
        </draw:frame>
        <draw:frame draw:style-name="gr4" draw:text-style-name="P5" draw:layer="layout" svg:width="11.314cm" svg:height="2.738cm" svg:x="17.386cm" svg:y="17.262cm">
          <draw:text-box>
            <text:p text:style-name="P4"><text:span text:style-name="T2">PCB v2</text:span></text:p>
            <text:p><text:span text:style-name="T3">mysPulseS0 v2.2017</text:span></text:p>
            <text:p><text:span text:style-name="T3">Copyright @ 2017 Pierre Wieser &lt;</text:span><text:span text:style-name="T3"><text:a xlink:href="mailto:pwieser@trychlos.org" xlink:type="simple">pwieser@trychlos.org</text:a></text:span><text:span text:style-name="T3">&gt;</text:span></text:p>
            <text:p><text:span text:style-name="T3"/></text:p>
            <text:p><text:span text:style-name="T4">Last updated on 2017-04-17</text:span></text:p>
          </draw:text-box>
        </draw:frame>
        <draw:line draw:style-name="gr5" draw:text-style-name="P1" draw:layer="coupures" svg:x1="8.669cm" svg:y1="12.36cm" svg:x2="8.669cm" svg:y2="8.559cm">
          <text:p/>
        </draw:line>
        <draw:frame draw:style-name="gr6" draw:text-style-name="P7" draw:layer="composants" svg:width="2.064cm" svg:height="0.357cm" svg:x="17.765cm" svg:y="12.21cm">
          <draw:text-box>
            <text:p text:style-name="P6"><text:span text:style-name="T5">Opened for enabling the module</text:span></text:p>
            <text:p text:style-name="P6"><text:span text:style-name="T5">Closed (shortened) for disabling.</text:span></text:p>
          </draw:text-box>
        </draw:frame>
        <draw:g draw:style-name="gr7">
          <draw:custom-shape draw:style-name="gr8" draw:text-style-name="P1" draw:layer="composants" svg:width="0.25cm" svg:height="0.25cm" draw:transform="rotate (1.5707963267949) translate (10.069cm 13.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0.149cm 13.0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0.149cm 13.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0.193cm" svg:y1="13.116cm" svg:x2="10.193cm" svg:y2="12.991cm">
            <text:p text:style-name="P2"><text:span text:style-name="T6">1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11.083cm 13.3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1.163cm 13.04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1.163cm 13.29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1.207cm" svg:y1="13.123cm" svg:x2="11.207cm" svg:y2="12.998cm">
            <text:p text:style-name="P2"><text:span text:style-name="T6">1k</text:span></text:p>
          </draw:line>
        </draw:g>
        <draw:line draw:style-name="gr11" draw:text-style-name="P1" draw:layer="coupures" svg:x1="10.837cm" svg:y1="10.311cm" svg:x2="10.85cm" svg:y2="9.095cm">
          <text:p/>
        </draw:line>
        <draw:g draw:style-name="gr7">
          <draw:custom-shape draw:style-name="gr8" draw:text-style-name="P1" draw:layer="composants" svg:width="0.254cm" svg:height="0.25cm" svg:x="10.576cm" svg:y="9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1cm" svg:height="0.09cm" svg:x="10.914cm" svg:y="9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2cm" svg:height="0.09cm" svg:x="10.657cm" svg:y="9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0.834cm" svg:y1="9.458cm" svg:x2="10.961cm" svg:y2="9.458cm">
            <text:p text:style-name="P2"><text:span text:style-name="T6">1k</text:span></text:p>
          </draw:line>
        </draw:g>
        <draw:g draw:style-name="gr7">
          <draw:custom-shape draw:style-name="gr8" draw:text-style-name="P1" draw:layer="composants" svg:width="0.25cm" svg:height="0.25cm" svg:x="10.577cm" svg:y="9.8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svg:x="10.909cm" svg:y="9.9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svg:x="10.657cm" svg:y="9.9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0.831cm" svg:y1="9.965cm" svg:x2="10.956cm" svg:y2="9.965cm">
            <text:p text:style-name="P2"><text:span text:style-name="T6">1k</text:span></text:p>
          </draw:line>
        </draw:g>
        <draw:line draw:style-name="gr12" draw:text-style-name="P9" draw:layer="straps" svg:x1="7.151cm" svg:y1="11.506cm" svg:x2="7.142cm" svg:y2="6.62cm">
          <text:p/>
        </draw:line>
        <draw:line draw:style-name="gr12" draw:text-style-name="P9" draw:layer="straps" svg:x1="7.147cm" svg:y1="12.793cm" svg:x2="7.147cm" svg:y2="11.438cm">
          <text:p/>
        </draw:line>
        <draw:line draw:style-name="gr11" draw:text-style-name="P1" draw:layer="coupures" svg:x1="10.95cm" svg:y1="13.357cm" svg:x2="10.95cm" svg:y2="12.905cm">
          <text:p/>
        </draw:line>
        <draw:line draw:style-name="gr11" draw:text-style-name="P1" draw:layer="coupures" svg:x1="9.932cm" svg:y1="13.349cm" svg:x2="9.932cm" svg:y2="12.913cm">
          <text:p/>
        </draw:line>
        <draw:g draw:style-name="gr7">
          <draw:custom-shape draw:style-name="gr8" draw:text-style-name="P1" draw:layer="composants" svg:width="0.25cm" svg:height="0.25cm" draw:transform="rotate (1.5707963267949) translate (11.335cm 13.3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1.415cm 13.2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composants" svg:x1="11.459cm" svg:y1="13.121cm" svg:x2="11.459cm" svg:y2="12.705cm">
            <text:p text:style-name="P2"><text:span text:style-name="T6">10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10.312cm 13.3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0.392cm 13.2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composants" svg:x1="10.436cm" svg:y1="13.113cm" svg:x2="10.436cm" svg:y2="12.697cm">
            <text:p text:style-name="P2"><text:span text:style-name="T6">10k</text:span></text:p>
          </draw:line>
        </draw:g>
        <draw:line draw:style-name="gr11" draw:text-style-name="P1" draw:layer="coupures" svg:x1="11.106cm" svg:y1="12.361cm" svg:x2="11.106cm" svg:y2="12.164cm">
          <text:p/>
        </draw:line>
        <draw:line draw:style-name="gr14" draw:text-style-name="P9" draw:layer="straps" svg:x1="7.398cm" svg:y1="13.549cm" svg:x2="7.398cm" svg:y2="12.467cm">
          <text:p/>
        </draw:line>
        <draw:line draw:style-name="gr14" draw:text-style-name="P9" draw:layer="straps" svg:x1="11.707cm" svg:y1="11.53cm" svg:x2="11.712cm" svg:y2="10.427cm">
          <text:p/>
        </draw:line>
        <draw:frame draw:style-name="gr15" draw:text-style-name="P7" draw:layer="composants" svg:width="1.048cm" svg:height="0.179cm" svg:x="17.791cm" svg:y="10.385cm">
          <draw:text-box>
            <text:p text:style-name="P6"><text:span text:style-name="T5">GND</text:span></text:p>
          </draw:text-box>
        </draw:frame>
        <draw:frame draw:style-name="gr15" draw:text-style-name="P7" draw:layer="composants" svg:width="1.048cm" svg:height="0.179cm" svg:x="17.791cm" svg:y="10.138cm">
          <draw:text-box>
            <text:p text:style-name="P6"><text:span text:style-name="T5">LED +5V </text:span></text:p>
          </draw:text-box>
        </draw:frame>
        <draw:frame draw:style-name="gr16" draw:text-style-name="P7" draw:layer="composants" svg:width="1.569cm" svg:height="0.245cm" svg:x="17.78cm" svg:y="9.593cm">
          <draw:text-box>
            <text:p text:style-name="P6"><text:span text:style-name="T5">LED Pulse-12 enabled</text:span></text:p>
          </draw:text-box>
        </draw:frame>
        <draw:frame draw:style-name="gr16" draw:text-style-name="P7" draw:layer="composants" svg:width="1.569cm" svg:height="0.245cm" svg:x="17.795cm" svg:y="9.858cm">
          <draw:text-box>
            <text:p text:style-name="P6"><text:span text:style-name="T5">LED Pulse-11 enabled</text:span></text:p>
          </draw:text-box>
        </draw:frame>
        <draw:line draw:style-name="gr11" draw:text-style-name="P1" draw:layer="coupures" svg:x1="10.309cm" svg:y1="10.591cm" svg:x2="10.309cm" svg:y2="10.104cm">
          <text:p/>
        </draw:line>
        <draw:g draw:style-name="gr7">
          <draw:custom-shape draw:style-name="gr8" draw:text-style-name="P1" draw:layer="composants" svg:width="0.25cm" svg:height="0.25cm" svg:x="10.575cm" svg:y="10.0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svg:x="10.907cm" svg:y="10.1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svg:x="10.655cm" svg:y="10.1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0.829cm" svg:y1="10.205cm" svg:x2="10.954cm" svg:y2="10.205cm">
            <text:p text:style-name="P2"><text:span text:style-name="T6">1k</text:span></text:p>
          </draw:line>
        </draw:g>
        <draw:g draw:style-name="gr7">
          <draw:custom-shape draw:style-name="gr17" draw:text-style-name="P10" draw:layer="composants" svg:width="0.256cm" svg:height="0.993cm" draw:transform="rotate (-3.14159265358979) translate (9.802cm 9.5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9.713cm 9.48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9.713cm 9.23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8cm" draw:transform="rotate (-3.14159265358979) translate (9.713cm 8.97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9.713cm 8.7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19" draw:text-style-name="P10" draw:layer="composants" svg:width="0.256cm" svg:height="0.746cm" draw:transform="rotate (-3.14159265358979) translate (7.77cm 9.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7.685cm 8.9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7.678cm 8.72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7.678cm 8.46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4" draw:text-style-name="P9" draw:layer="straps" svg:x1="7.384cm" svg:y1="12.017cm" svg:x2="7.384cm" svg:y2="8.393cm">
          <text:p/>
        </draw:line>
        <draw:g draw:style-name="gr7">
          <draw:custom-shape draw:style-name="gr8" draw:text-style-name="P1" draw:layer="composants" svg:width="0.254cm" svg:height="0.25cm" svg:x="10.574cm" svg:y="9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1cm" svg:height="0.09cm" svg:x="10.912cm" svg:y="9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2cm" svg:height="0.09cm" svg:x="10.655cm" svg:y="9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0.832cm" svg:y1="9.695cm" svg:x2="10.959cm" svg:y2="9.695cm">
            <text:p text:style-name="P2"><text:span text:style-name="T6">1k</text:span></text:p>
          </draw:line>
        </draw:g>
        <draw:frame draw:style-name="gr20" draw:text-style-name="P12" draw:layer="straps" svg:width="0.171cm" svg:height="0.212cm" draw:transform="rotate (1.5707963267949) translate (11.481cm 12.99cm)">
          <draw:text-box>
            <text:p text:style-name="P6"><text:span text:style-name="T7">A0</text:span></text:p>
          </draw:text-box>
        </draw:frame>
        <draw:custom-shape draw:style-name="gr21" draw:text-style-name="P13" draw:layer="Tensions" svg:width="2.487cm" svg:height="0.18cm" svg:x="6.97cm" svg:y="6.56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3" draw:layer="Tensions" svg:width="1.466cm" svg:height="0.18cm" svg:x="6.965cm" svg:y="11.3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Tensions" svg:width="10.186cm" svg:height="0.18cm" svg:x="6.972cm" svg:y="12.65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Tensions" svg:width="10.174cm" svg:height="0.18cm" svg:x="6.964cm" svg:y="8.33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Tensions" svg:width="10.181cm" svg:height="0.18cm" svg:x="6.964cm" svg:y="13.4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Tensions" svg:width="1.455cm" svg:height="0.18cm" svg:x="6.971cm" svg:y="11.887cm">
          <text:p/>
          <draw:enhanced-geometry svg:viewBox="0 0 21600 21600" draw:type="rectangle" draw:enhanced-path="M 0 0 L 21600 0 21600 21600 0 21600 0 0 Z N"/>
        </draw:custom-shape>
        <draw:g draw:style-name="gr7">
          <draw:custom-shape draw:style-name="gr27" draw:text-style-name="P15" draw:layer="composants" svg:width="1.02cm" svg:height="0.83cm" svg:x="7.123cm" svg:y="5.77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composants" svg:width="0.348cm" svg:height="0.348cm" svg:x="7.713cm" svg:y="5.9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7.938cm 6.1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7.76cm" svg:y1="6.034cm" svg:x2="8.019cm" svg:y2="6.268cm">
            <text:p/>
          </draw:line>
          <draw:custom-shape draw:style-name="gr28" draw:text-style-name="P16" draw:layer="composants" svg:width="0.348cm" svg:height="0.348cm" svg:x="7.203cm" svg:y="5.9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7.413cm 6.1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7.249cm" svg:y1="6.035cm" svg:x2="7.508cm" svg:y2="6.269cm">
            <text:p/>
          </draw:line>
        </draw:g>
        <draw:line draw:style-name="gr30" draw:text-style-name="P1" draw:layer="Board" svg:x1="4.964cm" svg:y1="10.081cm" svg:x2="13.503cm" svg:y2="10.081cm">
          <text:p/>
        </draw:line>
        <draw:line draw:style-name="gr11" draw:text-style-name="P1" draw:layer="coupures" svg:x1="10.334cm" svg:y1="9.554cm" svg:x2="10.334cm" svg:y2="9.07cm">
          <text:p/>
        </draw:line>
        <draw:custom-shape draw:style-name="gr31" draw:text-style-name="P1" draw:layer="Board" svg:width="5cm" svg:height="1.28cm" svg:x="7cm" svg:y="5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Board" svg:width="0.427cm" svg:height="0.421cm" svg:x="7.686cm" svg:y="5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7cm" svg:height="0.421cm" svg:x="7.19cm" svg:y="5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Board" svg:width="5cm" svg:height="1.28cm" svg:x="7cm" svg:y="13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Board" svg:width="0.426cm" svg:height="0.421cm" svg:x="11.246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6cm" svg:height="0.421cm" svg:x="10.743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5cm" svg:height="0.421cm" svg:x="10.236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5cm" svg:height="0.421cm" svg:x="9.733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7cm" svg:height="0.421cm" svg:x="9.212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7cm" svg:height="0.421cm" svg:x="8.703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6cm" svg:height="0.421cm" svg:x="8.2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7cm" svg:height="0.421cm" svg:x="7.673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Board" svg:width="10.076cm" svg:height="4.22cm" svg:x="7.05cm" svg:y="7.9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Board" svg:width="9.541cm" svg:height="3.8cm" svg:x="7.313cm" svg:y="8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8" draw:layer="composants" svg:width="0.324cm" svg:height="0.179cm" svg:x="7.213cm" svg:y="5.785cm">
          <draw:text-box>
            <text:p text:style-name="P17"><text:span text:style-name="T5">+5V</text:span></text:p>
          </draw:text-box>
        </draw:frame>
        <draw:frame draw:style-name="gr36" draw:text-style-name="P19" draw:layer="composants" svg:width="0.918cm" svg:height="0.158cm" svg:x="7.187cm" svg:y="5.56cm">
          <draw:text-box>
            <text:p text:style-name="P2"><text:span text:style-name="T8">Alimentation</text:span></text:p>
          </draw:text-box>
        </draw:frame>
        <draw:frame draw:style-name="gr35" draw:text-style-name="P18" draw:layer="composants" svg:width="0.324cm" svg:height="0.179cm" svg:x="7.723cm" svg:y="5.785cm">
          <draw:text-box>
            <text:p text:style-name="P17"><text:span text:style-name="T5">GND</text:span></text:p>
          </draw:text-box>
        </draw:frame>
        <draw:g draw:style-name="gr7">
          <draw:custom-shape draw:style-name="gr27" draw:text-style-name="P15" draw:layer="composants" svg:width="1.02cm" svg:height="0.83cm" svg:x="10.705cm" svg:y="13.56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7" draw:text-style-name="P16" draw:layer="composants" svg:width="0.348cm" svg:height="0.348cm" svg:x="11.295cm" svg:y="13.85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1.52cm 14.05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1.342cm" svg:y1="14.142cm" svg:x2="11.601cm" svg:y2="13.908cm">
            <text:p/>
          </draw:line>
          <draw:custom-shape draw:style-name="gr37" draw:text-style-name="P16" draw:layer="composants" svg:width="0.348cm" svg:height="0.348cm" svg:x="10.785cm" svg:y="13.85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0.995cm 14.05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0.831cm" svg:y1="14.141cm" svg:x2="11.09cm" svg:y2="13.907cm">
            <text:p/>
          </draw:line>
        </draw:g>
        <draw:g draw:style-name="gr7">
          <draw:custom-shape draw:style-name="gr27" draw:text-style-name="P15" draw:layer="composants" svg:width="1.02cm" svg:height="0.83cm" svg:x="9.68cm" svg:y="13.56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7" draw:text-style-name="P16" draw:layer="composants" svg:width="0.348cm" svg:height="0.348cm" svg:x="10.27cm" svg:y="13.85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0.495cm 14.05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0.317cm" svg:y1="14.142cm" svg:x2="10.576cm" svg:y2="13.908cm">
            <text:p/>
          </draw:line>
          <draw:custom-shape draw:style-name="gr37" draw:text-style-name="P16" draw:layer="composants" svg:width="0.348cm" svg:height="0.348cm" svg:x="9.76cm" svg:y="13.85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9.97cm 14.05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9.806cm" svg:y1="14.141cm" svg:x2="10.065cm" svg:y2="13.907cm">
            <text:p/>
          </draw:line>
        </draw:g>
        <draw:frame draw:style-name="gr35" draw:text-style-name="P18" draw:layer="composants" svg:width="0.324cm" svg:height="0.179cm" svg:x="10.286cm" svg:y="14.195cm">
          <draw:text-box>
            <text:p text:style-name="P17"><text:span text:style-name="T5">S0+</text:span></text:p>
          </draw:text-box>
        </draw:frame>
        <draw:frame draw:style-name="gr35" draw:text-style-name="P18" draw:layer="composants" svg:width="0.324cm" svg:height="0.179cm" svg:x="9.786cm" svg:y="14.195cm">
          <draw:text-box>
            <text:p text:style-name="P17"><text:span text:style-name="T5">S0-</text:span></text:p>
          </draw:text-box>
        </draw:frame>
        <draw:frame draw:style-name="gr35" draw:text-style-name="P18" draw:layer="composants" svg:width="0.324cm" svg:height="0.179cm" svg:x="11.308cm" svg:y="14.195cm">
          <draw:text-box>
            <text:p text:style-name="P17"><text:span text:style-name="T5">S0+</text:span></text:p>
          </draw:text-box>
        </draw:frame>
        <draw:frame draw:style-name="gr35" draw:text-style-name="P18" draw:layer="composants" svg:width="0.324cm" svg:height="0.179cm" svg:x="10.808cm" svg:y="14.195cm">
          <draw:text-box>
            <text:p text:style-name="P17"><text:span text:style-name="T5">S0-</text:span></text:p>
          </draw:text-box>
        </draw:frame>
        <draw:line draw:style-name="gr38" draw:text-style-name="P9" draw:layer="straps" svg:x1="7.403cm" svg:y1="6.7cm" svg:x2="7.381cm" svg:y2="6.366cm">
          <text:p/>
        </draw:line>
        <draw:line draw:style-name="gr39" draw:text-style-name="P9" draw:layer="straps" svg:x1="9.93cm" svg:y1="13.862cm" svg:x2="9.936cm" svg:y2="13.478cm">
          <text:p/>
        </draw:line>
        <draw:line draw:style-name="gr39" draw:text-style-name="P9" draw:layer="straps" svg:x1="10.943cm" svg:y1="13.883cm" svg:x2="10.95cm" svg:y2="13.469cm">
          <text:p/>
        </draw:line>
        <draw:line draw:style-name="gr39" draw:text-style-name="P9" draw:layer="straps" svg:x1="11.506cm" svg:y1="13.876cm" svg:x2="11.714cm" svg:y2="13.229cm">
          <text:p/>
        </draw:line>
        <draw:custom-shape draw:style-name="gr40" draw:text-style-name="P14" draw:layer="Tensions" svg:width="10.191cm" svg:height="0.18cm" svg:x="6.961cm" svg:y="12.405cm">
          <text:p/>
          <draw:enhanced-geometry svg:viewBox="0 0 21600 21600" draw:type="rectangle" draw:enhanced-path="M 0 0 L 21600 0 21600 21600 0 21600 0 0 Z N"/>
        </draw:custom-shape>
        <draw:line draw:style-name="gr14" draw:text-style-name="P9" draw:layer="straps" svg:x1="7.397cm" svg:y1="12.539cm" svg:x2="7.386cm" svg:y2="11.94cm">
          <text:p/>
        </draw:line>
        <draw:custom-shape draw:style-name="gr41" draw:text-style-name="P14" draw:layer="Tensions" svg:width="2.497cm" svg:height="0.18cm" svg:x="6.967cm" svg:y="6.817cm">
          <text:p/>
          <draw:enhanced-geometry svg:viewBox="0 0 21600 21600" draw:type="rectangle" draw:enhanced-path="M 0 0 L 21600 0 21600 21600 0 21600 0 0 Z N"/>
        </draw:custom-shape>
        <draw:line draw:style-name="gr38" draw:text-style-name="P9" draw:layer="straps" svg:x1="7.904cm" svg:y1="6.948cm" svg:x2="7.889cm" svg:y2="6.35cm">
          <text:p/>
        </draw:line>
        <draw:line draw:style-name="gr14" draw:text-style-name="P9" draw:layer="straps" svg:x1="7.395cm" svg:y1="8.48cm" svg:x2="7.39cm" svg:y2="6.865cm">
          <text:p/>
        </draw:line>
        <draw:custom-shape draw:style-name="gr42" draw:text-style-name="P14" draw:layer="Tensions" svg:width="2.939cm" svg:height="0.18cm" svg:x="8.935cm" svg:y="11.397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coupures" svg:x1="11.069cm" svg:y1="7.513cm" svg:x2="11.069cm" svg:y2="6.537cm">
          <text:p/>
        </draw:line>
        <draw:line draw:style-name="gr14" draw:text-style-name="P9" draw:layer="straps" svg:x1="11.711cm" svg:y1="8.44cm" svg:x2="11.711cm" svg:y2="7.401cm">
          <text:p/>
        </draw:line>
        <draw:g draw:style-name="gr7">
          <draw:path draw:style-name="gr43" draw:text-style-name="P20" draw:layer="composants" svg:width="4.319cm" svg:height="1.849cm" draw:transform="rotate (-1.5707963267949) translate (9.582cm 8.28cm)" svg:viewBox="0 0 4320 1850" svg:d="M4079 156c0 65 50 115 115 115s115-50 115-115-50-115-115-115-115 50-115 115zM4073 1682c0 65 50 115 115 115s115-50 115-115-50-115-115-115-115 50-115 115zM29 162c0 65 50 115 115 115s115-50 115-115-50-115-115-115-115 50-115 115zM21 1685c0 65 50 115 115 115s115-50 115-115-50-115-115-115-115 50-115 115zM4320 1850h-4320v-1850h4320z">
            <text:p/>
          </draw:path>
          <draw:custom-shape draw:style-name="gr44" draw:text-style-name="P21" draw:layer="composants" svg:width="0.08cm" svg:height="0.08cm" svg:x="7.858cm" svg:y="8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8.8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9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9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9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10.1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10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1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10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11.4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11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11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12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8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8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9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9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9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9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10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10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10.6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10.9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1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11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11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11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12.1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3" draw:layer="composants" svg:width="0.507cm" svg:height="0.546cm" svg:x="8.406cm" svg:y="8.12cm">
            <text:p text:style-name="P22"><text:span text:style-name="T9">USB</text:span></text:p>
            <draw:enhanced-geometry svg:viewBox="0 0 21600 21600" draw:type="rectangle" draw:enhanced-path="M 0 0 L 21600 0 21600 21600 0 21600 0 0 Z N"/>
          </draw:custom-shape>
          <draw:frame draw:style-name="gr46" draw:text-style-name="P25" draw:layer="composants" svg:width="0.315cm" svg:height="0.158cm" svg:x="9.021cm" svg:y="11.382cm">
            <draw:text-box>
              <text:p text:style-name="P24"><text:span text:style-name="T10">GND</text:span></text:p>
            </draw:text-box>
          </draw:frame>
          <draw:frame draw:style-name="gr47" draw:text-style-name="P26" draw:layer="composants" svg:width="0.171cm" svg:height="0.158cm" svg:x="8cm" svg:y="9.347cm">
            <draw:text-box>
              <text:p><text:span text:style-name="T10">A0</text:span></text:p>
            </draw:text-box>
          </draw:frame>
          <draw:frame draw:style-name="gr47" draw:text-style-name="P26" draw:layer="composants" svg:width="0.171cm" svg:height="0.158cm" svg:x="8cm" svg:y="9.865cm">
            <draw:text-box>
              <text:p><text:span text:style-name="T10">A2</text:span></text:p>
            </draw:text-box>
          </draw:frame>
          <draw:frame draw:style-name="gr47" draw:text-style-name="P26" draw:layer="composants" svg:width="0.171cm" svg:height="0.158cm" svg:x="8cm" svg:y="9.611cm">
            <draw:text-box>
              <text:p><text:span text:style-name="T10">A1</text:span></text:p>
            </draw:text-box>
          </draw:frame>
          <draw:frame draw:style-name="gr48" draw:text-style-name="P26" draw:layer="composants" svg:width="0.26cm" svg:height="0.158cm" svg:x="8cm" svg:y="11.899cm">
            <draw:text-box>
              <text:p><text:span text:style-name="T10">GND</text:span></text:p>
            </draw:text-box>
          </draw:frame>
          <draw:frame draw:style-name="gr47" draw:text-style-name="P26" draw:layer="composants" svg:width="0.171cm" svg:height="0.158cm" svg:x="8cm" svg:y="10.116cm">
            <draw:text-box>
              <text:p><text:span text:style-name="T10">A3</text:span></text:p>
            </draw:text-box>
          </draw:frame>
          <draw:frame draw:style-name="gr46" draw:text-style-name="P25" draw:layer="composants" svg:width="0.315cm" svg:height="0.158cm" svg:x="9.021cm" svg:y="12.139cm">
            <draw:text-box>
              <text:p text:style-name="P24"><text:span text:style-name="T10">TX1</text:span></text:p>
            </draw:text-box>
          </draw:frame>
          <draw:frame draw:style-name="gr46" draw:text-style-name="P25" draw:layer="composants" svg:width="0.315cm" svg:height="0.158cm" svg:x="9.021cm" svg:y="11.892cm">
            <draw:text-box>
              <text:p text:style-name="P24"><text:span text:style-name="T10">RX0</text:span></text:p>
            </draw:text-box>
          </draw:frame>
          <draw:frame draw:style-name="gr46" draw:text-style-name="P25" draw:layer="composants" svg:width="0.315cm" svg:height="0.158cm" svg:x="9.021cm" svg:y="11.643cm">
            <draw:text-box>
              <text:p text:style-name="P24"><text:span text:style-name="T10">RST</text:span></text:p>
            </draw:text-box>
          </draw:frame>
          <draw:frame draw:style-name="gr49" draw:text-style-name="P25" draw:layer="composants" svg:width="0.185cm" svg:height="0.158cm" svg:x="9.151cm" svg:y="11.135cm">
            <draw:text-box>
              <text:p text:style-name="P24"><text:span text:style-name="T10">D2</text:span></text:p>
            </draw:text-box>
          </draw:frame>
          <draw:frame draw:style-name="gr49" draw:text-style-name="P25" draw:layer="composants" svg:width="0.185cm" svg:height="0.158cm" svg:x="9.151cm" svg:y="10.887cm">
            <draw:text-box>
              <text:p text:style-name="P24"><text:span text:style-name="T10">D3</text:span></text:p>
            </draw:text-box>
          </draw:frame>
          <draw:frame draw:style-name="gr49" draw:text-style-name="P25" draw:layer="composants" svg:width="0.185cm" svg:height="0.158cm" svg:x="9.151cm" svg:y="10.63cm">
            <draw:text-box>
              <text:p text:style-name="P24"><text:span text:style-name="T10">D4</text:span></text:p>
            </draw:text-box>
          </draw:frame>
          <draw:frame draw:style-name="gr49" draw:text-style-name="P25" draw:layer="composants" svg:width="0.185cm" svg:height="0.158cm" svg:x="9.151cm" svg:y="10.376cm">
            <draw:text-box>
              <text:p text:style-name="P24"><text:span text:style-name="T10">D5</text:span></text:p>
            </draw:text-box>
          </draw:frame>
          <draw:frame draw:style-name="gr49" draw:text-style-name="P25" draw:layer="composants" svg:width="0.185cm" svg:height="0.158cm" svg:x="9.151cm" svg:y="10.128cm">
            <draw:text-box>
              <text:p text:style-name="P24"><text:span text:style-name="T10">D6</text:span></text:p>
            </draw:text-box>
          </draw:frame>
          <draw:frame draw:style-name="gr49" draw:text-style-name="P25" draw:layer="composants" svg:width="0.185cm" svg:height="0.158cm" svg:x="9.151cm" svg:y="9.867cm">
            <draw:text-box>
              <text:p text:style-name="P24"><text:span text:style-name="T10">D7</text:span></text:p>
            </draw:text-box>
          </draw:frame>
          <draw:frame draw:style-name="gr49" draw:text-style-name="P25" draw:layer="composants" svg:width="0.185cm" svg:height="0.158cm" svg:x="9.151cm" svg:y="9.616cm">
            <draw:text-box>
              <text:p text:style-name="P24"><text:span text:style-name="T10">D8</text:span></text:p>
            </draw:text-box>
          </draw:frame>
          <draw:frame draw:style-name="gr49" draw:text-style-name="P25" draw:layer="composants" svg:width="0.185cm" svg:height="0.158cm" svg:x="9.151cm" svg:y="9.358cm">
            <draw:text-box>
              <text:p text:style-name="P24"><text:span text:style-name="T10">D9</text:span></text:p>
            </draw:text-box>
          </draw:frame>
          <draw:frame draw:style-name="gr50" draw:text-style-name="P25" draw:layer="composants" svg:width="0.197cm" svg:height="0.158cm" svg:x="9.139cm" svg:y="9.103cm">
            <draw:text-box>
              <text:p text:style-name="P24"><text:span text:style-name="T10">D10</text:span></text:p>
            </draw:text-box>
          </draw:frame>
          <draw:frame draw:style-name="gr50" draw:text-style-name="P25" draw:layer="composants" svg:width="0.197cm" svg:height="0.158cm" svg:x="9.139cm" svg:y="8.845cm">
            <draw:text-box>
              <text:p text:style-name="P24"><text:span text:style-name="T10">D11</text:span></text:p>
            </draw:text-box>
          </draw:frame>
          <draw:frame draw:style-name="gr50" draw:text-style-name="P25" draw:layer="composants" svg:width="0.197cm" svg:height="0.158cm" svg:x="9.139cm" svg:y="8.591cm">
            <draw:text-box>
              <text:p text:style-name="P24"><text:span text:style-name="T10">D12</text:span></text:p>
            </draw:text-box>
          </draw:frame>
          <draw:frame draw:style-name="gr51" draw:text-style-name="P26" draw:layer="composants" svg:width="0.207cm" svg:height="0.158cm" svg:x="8cm" svg:y="12.138cm">
            <draw:text-box>
              <text:p><text:span text:style-name="T10">VIN</text:span></text:p>
            </draw:text-box>
          </draw:frame>
          <draw:frame draw:style-name="gr52" draw:text-style-name="P26" draw:layer="composants" svg:width="0.223cm" svg:height="0.158cm" svg:x="8cm" svg:y="11.635cm">
            <draw:text-box>
              <text:p><text:span text:style-name="T10">RST</text:span></text:p>
            </draw:text-box>
          </draw:frame>
          <draw:frame draw:style-name="gr53" draw:text-style-name="P26" draw:layer="composants" svg:width="0.179cm" svg:height="0.158cm" svg:x="8cm" svg:y="11.393cm">
            <draw:text-box>
              <text:p><text:span text:style-name="T10">5V</text:span></text:p>
            </draw:text-box>
          </draw:frame>
          <draw:frame draw:style-name="gr54" draw:text-style-name="P26" draw:layer="composants" svg:width="0.174cm" svg:height="0.158cm" svg:x="8cm" svg:y="11.138cm">
            <draw:text-box>
              <text:p><text:span text:style-name="T10">A7</text:span></text:p>
            </draw:text-box>
          </draw:frame>
          <draw:frame draw:style-name="gr54" draw:text-style-name="P26" draw:layer="composants" svg:width="0.174cm" svg:height="0.158cm" svg:x="8cm" svg:y="10.887cm">
            <draw:text-box>
              <text:p><text:span text:style-name="T10">A6</text:span></text:p>
            </draw:text-box>
          </draw:frame>
          <draw:frame draw:style-name="gr54" draw:text-style-name="P26" draw:layer="composants" svg:width="0.174cm" svg:height="0.158cm" svg:x="8cm" svg:y="10.635cm">
            <draw:text-box>
              <text:p><text:span text:style-name="T10">A5</text:span></text:p>
            </draw:text-box>
          </draw:frame>
          <draw:frame draw:style-name="gr54" draw:text-style-name="P26" draw:layer="composants" svg:width="0.174cm" svg:height="0.158cm" svg:x="8cm" svg:y="10.377cm">
            <draw:text-box>
              <text:p><text:span text:style-name="T10">A4</text:span></text:p>
            </draw:text-box>
          </draw:frame>
          <draw:frame draw:style-name="gr55" draw:text-style-name="P26" draw:layer="composants" svg:width="0.188cm" svg:height="0.158cm" svg:x="8cm" svg:y="9.108cm">
            <draw:text-box>
              <text:p><text:span text:style-name="T10">REF</text:span></text:p>
            </draw:text-box>
          </draw:frame>
          <draw:frame draw:style-name="gr56" draw:text-style-name="P26" draw:layer="composants" svg:width="0.184cm" svg:height="0.158cm" svg:x="8cm" svg:y="8.851cm">
            <draw:text-box>
              <text:p><text:span text:style-name="T10">3V3</text:span></text:p>
            </draw:text-box>
          </draw:frame>
          <draw:frame draw:style-name="gr57" draw:text-style-name="P26" draw:layer="composants" svg:width="0.197cm" svg:height="0.158cm" svg:x="8cm" svg:y="8.584cm">
            <draw:text-box>
              <text:p><text:span text:style-name="T10">D13</text:span></text:p>
            </draw:text-box>
          </draw:frame>
          <draw:custom-shape draw:style-name="gr58" draw:text-style-name="P27" draw:layer="composants" svg:width="0.25cm" svg:height="0.25cm" draw:transform="rotate (-1.5707963267949) translate (8.54cm 12.34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28" draw:layer="composants" svg:width="0.09cm" svg:height="0.09cm" svg:x="8.37cm" svg:y="12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8.794cm 12.34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28" draw:layer="composants" svg:width="0.09cm" svg:height="0.09cm" svg:x="8.624cm" svg:y="12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9.044cm 12.34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28" draw:layer="composants" svg:width="0.09cm" svg:height="0.09cm" svg:x="8.874cm" svg:y="12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8.536cm 12.09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28" draw:layer="composants" svg:width="0.09cm" svg:height="0.09cm" svg:x="8.366cm" svg:y="12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8.79cm 12.09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28" draw:layer="composants" svg:width="0.09cm" svg:height="0.09cm" svg:x="8.62cm" svg:y="12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9.04cm 12.09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28" draw:layer="composants" svg:width="0.09cm" svg:height="0.09cm" svg:x="8.87cm" svg:y="12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0" draw:text-style-name="P29" draw:layer="composants" svg:width="0.857cm" svg:height="0.179cm" draw:transform="rotate (-1.5707963267949) translate (8.738cm 9.944cm)">
            <draw:text-box>
              <text:p text:style-name="P24"><text:span text:style-name="T11">Arduino Nano</text:span></text:p>
            </draw:text-box>
          </draw:frame>
        </draw:g>
        <draw:g draw:style-name="gr7">
          <draw:custom-shape draw:style-name="gr27" draw:text-style-name="P15" draw:layer="composants" svg:width="1.02cm" svg:height="0.83cm" svg:x="8.655cm" svg:y="13.56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7" draw:text-style-name="P16" draw:layer="composants" svg:width="0.348cm" svg:height="0.348cm" svg:x="9.245cm" svg:y="13.85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9.47cm 14.05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9.292cm" svg:y1="14.142cm" svg:x2="9.551cm" svg:y2="13.908cm">
            <text:p/>
          </draw:line>
          <draw:custom-shape draw:style-name="gr37" draw:text-style-name="P16" draw:layer="composants" svg:width="0.348cm" svg:height="0.348cm" svg:x="8.735cm" svg:y="13.85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8.945cm 14.05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8.781cm" svg:y1="14.141cm" svg:x2="9.04cm" svg:y2="13.907cm">
            <text:p/>
          </draw:line>
        </draw:g>
        <draw:g draw:style-name="gr7">
          <draw:custom-shape draw:style-name="gr27" draw:text-style-name="P15" draw:layer="composants" svg:width="1.02cm" svg:height="0.83cm" svg:x="7.63cm" svg:y="13.56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7" draw:text-style-name="P16" draw:layer="composants" svg:width="0.348cm" svg:height="0.348cm" svg:x="8.22cm" svg:y="13.84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8.445cm 14.04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8.267cm" svg:y1="14.136cm" svg:x2="8.526cm" svg:y2="13.902cm">
            <text:p/>
          </draw:line>
          <draw:custom-shape draw:style-name="gr37" draw:text-style-name="P16" draw:layer="composants" svg:width="0.348cm" svg:height="0.348cm" svg:x="7.71cm" svg:y="13.84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7.92cm 14.04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7.756cm" svg:y1="14.135cm" svg:x2="8.015cm" svg:y2="13.901cm">
            <text:p/>
          </draw:line>
        </draw:g>
        <draw:frame draw:style-name="gr61" draw:text-style-name="P19" draw:layer="composants" svg:width="0.552cm" svg:height="0.158cm" svg:x="9.95cm" svg:y="14.449cm">
          <draw:text-box>
            <text:p text:style-name="P2"><text:span text:style-name="T8">Pulse-12</text:span></text:p>
          </draw:text-box>
        </draw:frame>
        <draw:frame draw:style-name="gr61" draw:text-style-name="P19" draw:layer="composants" svg:width="0.552cm" svg:height="0.158cm" svg:x="8.891cm" svg:y="14.449cm">
          <draw:text-box>
            <text:p text:style-name="P2"><text:span text:style-name="T8">Pulse-13</text:span></text:p>
          </draw:text-box>
        </draw:frame>
        <draw:frame draw:style-name="gr61" draw:text-style-name="P19" draw:layer="composants" svg:width="0.552cm" svg:height="0.158cm" svg:x="7.919cm" svg:y="14.443cm">
          <draw:text-box>
            <text:p text:style-name="P2"><text:span text:style-name="T8">Pulse-14</text:span></text:p>
          </draw:text-box>
        </draw:frame>
        <draw:frame draw:style-name="gr35" draw:text-style-name="P18" draw:layer="composants" svg:width="0.324cm" svg:height="0.179cm" svg:x="7.723cm" svg:y="14.208cm">
          <draw:text-box>
            <text:p text:style-name="P17"><text:span text:style-name="T5">S0-</text:span></text:p>
          </draw:text-box>
        </draw:frame>
        <draw:frame draw:style-name="gr35" draw:text-style-name="P18" draw:layer="composants" svg:width="0.324cm" svg:height="0.179cm" svg:x="8.748cm" svg:y="14.203cm">
          <draw:text-box>
            <text:p text:style-name="P17"><text:span text:style-name="T5">S0-</text:span></text:p>
          </draw:text-box>
        </draw:frame>
        <draw:frame draw:style-name="gr35" draw:text-style-name="P18" draw:layer="composants" svg:width="0.324cm" svg:height="0.179cm" svg:x="8.213cm" svg:y="14.212cm">
          <draw:text-box>
            <text:p text:style-name="P17"><text:span text:style-name="T5">S0+</text:span></text:p>
          </draw:text-box>
        </draw:frame>
        <draw:frame draw:style-name="gr35" draw:text-style-name="P18" draw:layer="composants" svg:width="0.324cm" svg:height="0.179cm" svg:x="9.282cm" svg:y="14.209cm">
          <draw:text-box>
            <text:p text:style-name="P17"><text:span text:style-name="T5">S0+</text:span></text:p>
          </draw:text-box>
        </draw:frame>
        <draw:line draw:style-name="gr39" draw:text-style-name="P9" draw:layer="straps" svg:x1="8.908cm" svg:y1="13.855cm" svg:x2="8.914cm" svg:y2="13.471cm">
          <text:p/>
        </draw:line>
        <draw:line draw:style-name="gr39" draw:text-style-name="P9" draw:layer="straps" svg:x1="7.89cm" svg:y1="13.862cm" svg:x2="7.896cm" svg:y2="13.478cm">
          <text:p/>
        </draw:line>
        <draw:line draw:style-name="gr11" draw:text-style-name="P1" draw:layer="coupures" svg:x1="9.181cm" svg:y1="14.125cm" svg:x2="9.181cm" svg:y2="13.9cm">
          <text:p/>
        </draw:line>
        <draw:line draw:style-name="gr11" draw:text-style-name="P1" draw:layer="coupures" svg:x1="8.657cm" svg:y1="14.125cm" svg:x2="8.657cm" svg:y2="13.9cm">
          <text:p/>
        </draw:line>
        <draw:line draw:style-name="gr11" draw:text-style-name="P1" draw:layer="coupures" svg:x1="8.147cm" svg:y1="14.125cm" svg:x2="8.147cm" svg:y2="13.9cm">
          <text:p/>
        </draw:line>
        <draw:g draw:style-name="gr7">
          <draw:custom-shape draw:style-name="gr8" draw:text-style-name="P1" draw:layer="composants" svg:width="0.25cm" svg:height="0.25cm" draw:transform="rotate (1.5707963267949) translate (9.047cm 13.3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9.127cm 13.0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9.127cm 13.28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9.171cm" svg:y1="13.114cm" svg:x2="9.171cm" svg:y2="12.989cm">
            <text:p text:style-name="P2"><text:span text:style-name="T6">1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8.027cm 13.3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8.107cm 13.04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8.107cm 13.2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8.151cm" svg:y1="13.121cm" svg:x2="8.151cm" svg:y2="12.996cm">
            <text:p text:style-name="P2"><text:span text:style-name="T6">1k</text:span></text:p>
          </draw:line>
        </draw:g>
        <draw:line draw:style-name="gr11" draw:text-style-name="P1" draw:layer="coupures" svg:x1="8.913cm" svg:y1="13.352cm" svg:x2="8.913cm" svg:y2="12.916cm">
          <text:p/>
        </draw:line>
        <draw:line draw:style-name="gr11" draw:text-style-name="P1" draw:layer="coupures" svg:x1="7.9cm" svg:y1="13.352cm" svg:x2="7.9cm" svg:y2="12.916cm">
          <text:p/>
        </draw:line>
        <draw:line draw:style-name="gr39" draw:text-style-name="P9" draw:layer="straps" svg:x1="10.489cm" svg:y1="13.868cm" svg:x2="10.708cm" svg:y2="13.229cm">
          <text:p/>
        </draw:line>
        <draw:line draw:style-name="gr39" draw:text-style-name="P9" draw:layer="straps" svg:x1="9.472cm" svg:y1="13.891cm" svg:x2="9.691cm" svg:y2="13.218cm">
          <text:p/>
        </draw:line>
        <draw:line draw:style-name="gr39" draw:text-style-name="P9" draw:layer="straps" svg:x1="8.463cm" svg:y1="13.864cm" svg:x2="8.682cm" svg:y2="13.225cm">
          <text:p/>
        </draw:line>
        <draw:g draw:style-name="gr7">
          <draw:custom-shape draw:style-name="gr8" draw:text-style-name="P1" draw:layer="composants" svg:width="0.25cm" svg:height="0.25cm" draw:transform="rotate (1.5707963267949) translate (9.303cm 13.3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9.383cm 13.2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composants" svg:x1="9.427cm" svg:y1="13.117cm" svg:x2="9.427cm" svg:y2="12.701cm">
            <text:p text:style-name="P2"><text:span text:style-name="T6">10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8.28cm 13.3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8.36cm 13.2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composants" svg:x1="8.404cm" svg:y1="13.119cm" svg:x2="8.404cm" svg:y2="12.703cm">
            <text:p text:style-name="P2"><text:span text:style-name="T6">10k</text:span></text:p>
          </draw:line>
        </draw:g>
        <draw:line draw:style-name="gr62" draw:text-style-name="P9" draw:layer="straps" svg:x1="11.708cm" svg:y1="13.039cm" svg:x2="11.712cm" svg:y2="12.757cm">
          <text:p/>
        </draw:line>
        <draw:frame draw:style-name="gr63" draw:text-style-name="P12" draw:layer="straps" svg:width="0.167cm" svg:height="0.212cm" draw:transform="rotate (1.5707963267949) translate (10.466cm 12.987cm)">
          <draw:text-box>
            <text:p text:style-name="P6"><text:span text:style-name="T7">A1</text:span></text:p>
          </draw:text-box>
        </draw:frame>
        <draw:line draw:style-name="gr62" draw:text-style-name="P9" draw:layer="straps" svg:x1="10.693cm" svg:y1="13.038cm" svg:x2="10.697cm" svg:y2="12.756cm">
          <text:p/>
        </draw:line>
        <draw:frame draw:style-name="gr63" draw:text-style-name="P12" draw:layer="straps" svg:width="0.167cm" svg:height="0.212cm" draw:transform="rotate (1.5707963267949) translate (9.452cm 12.988cm)">
          <draw:text-box>
            <text:p text:style-name="P6"><text:span text:style-name="T7">A2</text:span></text:p>
          </draw:text-box>
        </draw:frame>
        <draw:line draw:style-name="gr62" draw:text-style-name="P9" draw:layer="straps" svg:x1="9.679cm" svg:y1="13.039cm" svg:x2="9.683cm" svg:y2="12.757cm">
          <text:p/>
        </draw:line>
        <draw:frame draw:style-name="gr63" draw:text-style-name="P12" draw:layer="straps" svg:width="0.167cm" svg:height="0.212cm" draw:transform="rotate (1.5707963267949) translate (8.443cm 12.999cm)">
          <draw:text-box>
            <text:p text:style-name="P6"><text:span text:style-name="T7">A3</text:span></text:p>
          </draw:text-box>
        </draw:frame>
        <draw:line draw:style-name="gr62" draw:text-style-name="P9" draw:layer="straps" svg:x1="8.67cm" svg:y1="13.05cm" svg:x2="8.674cm" svg:y2="12.768cm">
          <text:p/>
        </draw:line>
        <draw:line draw:style-name="gr64" draw:text-style-name="P9" draw:layer="straps" svg:x1="9.675cm" svg:y1="12.28cm" svg:x2="9.678cm" svg:y2="10.173cm">
          <text:p/>
        </draw:line>
        <draw:line draw:style-name="gr64" draw:text-style-name="P9" draw:layer="straps" svg:x1="10.192cm" svg:y1="12.286cm" svg:x2="9.93cm" svg:y2="10.428cm">
          <text:p/>
        </draw:line>
        <draw:line draw:style-name="gr64" draw:text-style-name="P9" draw:layer="straps" svg:x1="10.712cm" svg:y1="12.282cm" svg:x2="10.183cm" svg:y2="10.685cm">
          <text:p/>
        </draw:line>
        <draw:line draw:style-name="gr64" draw:text-style-name="P9" draw:layer="straps" svg:x1="11.206cm" svg:y1="12.273cm" svg:x2="10.429cm" svg:y2="10.946cm">
          <text:p/>
        </draw:line>
        <draw:line draw:style-name="gr11" draw:text-style-name="P1" draw:layer="coupures" svg:x1="10.582cm" svg:y1="12.34cm" svg:x2="10.582cm" svg:y2="12.143cm">
          <text:p/>
        </draw:line>
        <draw:line draw:style-name="gr11" draw:text-style-name="P1" draw:layer="coupures" svg:x1="10.065cm" svg:y1="12.341cm" svg:x2="10.065cm" svg:y2="12.144cm">
          <text:p/>
        </draw:line>
        <draw:line draw:style-name="gr11" draw:text-style-name="P1" draw:layer="coupures" svg:x1="9.563cm" svg:y1="12.332cm" svg:x2="9.563cm" svg:y2="12.135cm">
          <text:p/>
        </draw:line>
        <draw:g draw:style-name="gr7">
          <draw:custom-shape draw:style-name="gr18" draw:text-style-name="P11" draw:layer="composants" svg:width="0.077cm" svg:height="0.078cm" draw:transform="rotate (-3.14159265358979) translate (11.496cm 10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1.496cm 10.2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8cm" draw:transform="rotate (-3.14159265358979) translate (11.496cm 9.99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1.496cm 9.73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0" draw:layer="composants" svg:width="0.256cm" svg:height="1.508cm" draw:transform="rotate (-3.14159265358979) translate (11.585cm 10.5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1.496cm 9.4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1.496cm 9.2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7" draw:layer="composants" svg:width="1.569cm" svg:height="0.245cm" svg:x="17.781cm" svg:y="9.084cm">
          <draw:text-box>
            <text:p text:style-name="P6"><text:span text:style-name="T5">LED Pulse-14 enabled</text:span></text:p>
          </draw:text-box>
        </draw:frame>
        <draw:frame draw:style-name="gr16" draw:text-style-name="P7" draw:layer="composants" svg:width="1.569cm" svg:height="0.245cm" svg:x="17.782cm" svg:y="9.333cm">
          <draw:text-box>
            <text:p text:style-name="P6"><text:span text:style-name="T5">LED Pulse-13 enabled</text:span></text:p>
          </draw:text-box>
        </draw:frame>
        <draw:line draw:style-name="gr12" draw:text-style-name="P9" draw:layer="straps" svg:x1="10.443cm" svg:y1="10.252cm" svg:x2="8.39cm" svg:y2="6.621cm">
          <text:p/>
        </draw:line>
        <draw:line draw:style-name="gr62" draw:text-style-name="P9" draw:layer="straps" svg:x1="10.462cm" svg:y1="9.483cm" svg:x2="10.211cm" svg:y2="9.239cm">
          <text:p/>
        </draw:line>
        <draw:frame draw:style-name="gr20" draw:text-style-name="P12" draw:layer="straps" svg:width="0.171cm" svg:height="0.212cm" svg:x="10.025cm" svg:y="9.147cm">
          <draw:text-box>
            <text:p text:style-name="P6"><text:span text:style-name="T7">A4</text:span></text:p>
          </draw:text-box>
        </draw:frame>
        <draw:line draw:style-name="gr62" draw:text-style-name="P9" draw:layer="straps" svg:x1="10.465cm" svg:y1="9.226cm" svg:x2="10.237cm" svg:y2="8.972cm">
          <text:p/>
        </draw:line>
        <draw:frame draw:style-name="gr63" draw:text-style-name="P12" draw:layer="straps" svg:width="0.167cm" svg:height="0.212cm" svg:x="10.053cm" svg:y="8.88cm">
          <draw:text-box>
            <text:p text:style-name="P6"><text:span text:style-name="T7">A5</text:span></text:p>
          </draw:text-box>
        </draw:frame>
        <draw:custom-shape draw:style-name="gr31" draw:text-style-name="P1" draw:layer="Board" svg:width="5cm" svg:height="1.28cm" svg:x="12.2cm" svg:y="5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Board" svg:width="5cm" svg:height="1.28cm" svg:x="12.2cm" svg:y="13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" draw:layer="Board" svg:width="10.2cm" svg:height="8.64cm" svg:x="7cm" svg:y="5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Board" svg:width="0.426cm" svg:height="0.421cm" svg:x="16.572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6cm" svg:height="0.421cm" svg:x="16.069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5cm" svg:height="0.421cm" svg:x="15.562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5cm" svg:height="0.421cm" svg:x="15.059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7cm" svg:height="0.421cm" svg:x="14.538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7cm" svg:height="0.421cm" svg:x="14.029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6cm" svg:height="0.421cm" svg:x="13.526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7cm" svg:height="0.421cm" svg:x="12.999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1" draw:layer="Board" svg:x1="12.098cm" svg:y1="7.058cm" svg:x2="12.098cm" svg:y2="5.755cm">
          <text:p/>
        </draw:line>
        <draw:line draw:style-name="gr68" draw:text-style-name="P1" draw:layer="Board" svg:x1="11.82cm" svg:y1="7.051cm" svg:x2="12.396cm" svg:y2="7.051cm">
          <text:p/>
        </draw:line>
        <draw:line draw:style-name="gr67" draw:text-style-name="P1" draw:layer="Board" svg:x1="12.098cm" svg:y1="13.113cm" svg:x2="12.098cm" svg:y2="14.416cm">
          <text:p/>
        </draw:line>
        <draw:line draw:style-name="gr68" draw:text-style-name="P1" draw:layer="Board" svg:x1="11.82cm" svg:y1="13.12cm" svg:x2="12.396cm" svg:y2="13.12cm">
          <text:p/>
        </draw:line>
        <draw:g draw:style-name="gr7">
          <draw:custom-shape draw:style-name="gr27" draw:text-style-name="P15" draw:layer="composants" svg:width="1.02cm" svg:height="0.83cm" svg:x="16.031cm" svg:y="13.55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7" draw:text-style-name="P16" draw:layer="composants" svg:width="0.348cm" svg:height="0.348cm" svg:x="16.621cm" svg:y="13.83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6.846cm 14.03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6.668cm" svg:y1="14.128cm" svg:x2="16.927cm" svg:y2="13.894cm">
            <text:p/>
          </draw:line>
          <draw:custom-shape draw:style-name="gr37" draw:text-style-name="P16" draw:layer="composants" svg:width="0.348cm" svg:height="0.348cm" svg:x="16.111cm" svg:y="13.83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6.321cm 14.03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6.157cm" svg:y1="14.127cm" svg:x2="16.416cm" svg:y2="13.893cm">
            <text:p/>
          </draw:line>
        </draw:g>
        <draw:g draw:style-name="gr7">
          <draw:custom-shape draw:style-name="gr27" draw:text-style-name="P15" draw:layer="composants" svg:width="1.02cm" svg:height="0.83cm" svg:x="15.006cm" svg:y="13.55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7" draw:text-style-name="P16" draw:layer="composants" svg:width="0.348cm" svg:height="0.348cm" svg:x="15.596cm" svg:y="13.83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5.821cm 14.03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5.643cm" svg:y1="14.128cm" svg:x2="15.902cm" svg:y2="13.894cm">
            <text:p/>
          </draw:line>
          <draw:custom-shape draw:style-name="gr37" draw:text-style-name="P16" draw:layer="composants" svg:width="0.348cm" svg:height="0.348cm" svg:x="15.086cm" svg:y="13.83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5.296cm 14.03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5.132cm" svg:y1="14.127cm" svg:x2="15.391cm" svg:y2="13.893cm">
            <text:p/>
          </draw:line>
        </draw:g>
        <draw:frame draw:style-name="gr61" draw:text-style-name="P19" draw:layer="composants" svg:width="0.552cm" svg:height="0.158cm" svg:x="16.291cm" svg:y="14.435cm">
          <draw:text-box>
            <text:p text:style-name="P2"><text:span text:style-name="T8">Pulse-21</text:span></text:p>
          </draw:text-box>
        </draw:frame>
        <draw:frame draw:style-name="gr35" draw:text-style-name="P18" draw:layer="composants" svg:width="0.324cm" svg:height="0.179cm" svg:x="15.612cm" svg:y="14.181cm">
          <draw:text-box>
            <text:p text:style-name="P17"><text:span text:style-name="T5">S0+</text:span></text:p>
          </draw:text-box>
        </draw:frame>
        <draw:frame draw:style-name="gr35" draw:text-style-name="P18" draw:layer="composants" svg:width="0.324cm" svg:height="0.179cm" svg:x="15.112cm" svg:y="14.181cm">
          <draw:text-box>
            <text:p text:style-name="P17"><text:span text:style-name="T5">S0-</text:span></text:p>
          </draw:text-box>
        </draw:frame>
        <draw:frame draw:style-name="gr35" draw:text-style-name="P18" draw:layer="composants" svg:width="0.324cm" svg:height="0.179cm" svg:x="16.634cm" svg:y="14.181cm">
          <draw:text-box>
            <text:p text:style-name="P17"><text:span text:style-name="T5">S0+</text:span></text:p>
          </draw:text-box>
        </draw:frame>
        <draw:frame draw:style-name="gr35" draw:text-style-name="P18" draw:layer="composants" svg:width="0.324cm" svg:height="0.179cm" svg:x="16.134cm" svg:y="14.181cm">
          <draw:text-box>
            <text:p text:style-name="P17"><text:span text:style-name="T5">S0-</text:span></text:p>
          </draw:text-box>
        </draw:frame>
        <draw:g draw:style-name="gr7">
          <draw:custom-shape draw:style-name="gr27" draw:text-style-name="P15" draw:layer="composants" svg:width="1.02cm" svg:height="0.83cm" svg:x="13.981cm" svg:y="13.55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7" draw:text-style-name="P16" draw:layer="composants" svg:width="0.348cm" svg:height="0.348cm" svg:x="14.571cm" svg:y="13.83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4.796cm 14.03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4.618cm" svg:y1="14.128cm" svg:x2="14.877cm" svg:y2="13.894cm">
            <text:p/>
          </draw:line>
          <draw:custom-shape draw:style-name="gr37" draw:text-style-name="P16" draw:layer="composants" svg:width="0.348cm" svg:height="0.348cm" svg:x="14.061cm" svg:y="13.83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4.271cm 14.03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4.107cm" svg:y1="14.127cm" svg:x2="14.366cm" svg:y2="13.893cm">
            <text:p/>
          </draw:line>
        </draw:g>
        <draw:g draw:style-name="gr7">
          <draw:custom-shape draw:style-name="gr27" draw:text-style-name="P15" draw:layer="composants" svg:width="1.02cm" svg:height="0.83cm" svg:x="12.956cm" svg:y="13.54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7" draw:text-style-name="P16" draw:layer="composants" svg:width="0.348cm" svg:height="0.348cm" svg:x="13.546cm" svg:y="13.83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3.771cm 14.03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3.593cm" svg:y1="14.122cm" svg:x2="13.852cm" svg:y2="13.888cm">
            <text:p/>
          </draw:line>
          <draw:custom-shape draw:style-name="gr37" draw:text-style-name="P16" draw:layer="composants" svg:width="0.348cm" svg:height="0.348cm" svg:x="13.036cm" svg:y="13.83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3.246cm 14.03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3.082cm" svg:y1="14.121cm" svg:x2="13.341cm" svg:y2="13.887cm">
            <text:p/>
          </draw:line>
        </draw:g>
        <draw:frame draw:style-name="gr61" draw:text-style-name="P19" draw:layer="composants" svg:width="0.552cm" svg:height="0.158cm" svg:x="15.276cm" svg:y="14.435cm">
          <draw:text-box>
            <text:p text:style-name="P2"><text:span text:style-name="T8">Pulse-22</text:span></text:p>
          </draw:text-box>
        </draw:frame>
        <draw:frame draw:style-name="gr61" draw:text-style-name="P19" draw:layer="composants" svg:width="0.552cm" svg:height="0.158cm" svg:x="14.217cm" svg:y="14.435cm">
          <draw:text-box>
            <text:p text:style-name="P2"><text:span text:style-name="T8">Pulse-23</text:span></text:p>
          </draw:text-box>
        </draw:frame>
        <draw:frame draw:style-name="gr61" draw:text-style-name="P19" draw:layer="composants" svg:width="0.552cm" svg:height="0.158cm" svg:x="13.245cm" svg:y="14.429cm">
          <draw:text-box>
            <text:p text:style-name="P2"><text:span text:style-name="T8">Pulse-24</text:span></text:p>
          </draw:text-box>
        </draw:frame>
        <draw:frame draw:style-name="gr35" draw:text-style-name="P18" draw:layer="composants" svg:width="0.324cm" svg:height="0.179cm" svg:x="13.049cm" svg:y="14.194cm">
          <draw:text-box>
            <text:p text:style-name="P17"><text:span text:style-name="T5">S0-</text:span></text:p>
          </draw:text-box>
        </draw:frame>
        <draw:frame draw:style-name="gr35" draw:text-style-name="P18" draw:layer="composants" svg:width="0.324cm" svg:height="0.179cm" svg:x="14.074cm" svg:y="14.189cm">
          <draw:text-box>
            <text:p text:style-name="P17"><text:span text:style-name="T5">S0-</text:span></text:p>
          </draw:text-box>
        </draw:frame>
        <draw:frame draw:style-name="gr35" draw:text-style-name="P18" draw:layer="composants" svg:width="0.324cm" svg:height="0.179cm" svg:x="13.539cm" svg:y="14.198cm">
          <draw:text-box>
            <text:p text:style-name="P17"><text:span text:style-name="T5">S0+</text:span></text:p>
          </draw:text-box>
        </draw:frame>
        <draw:frame draw:style-name="gr35" draw:text-style-name="P18" draw:layer="composants" svg:width="0.324cm" svg:height="0.179cm" svg:x="14.608cm" svg:y="14.195cm">
          <draw:text-box>
            <text:p text:style-name="P17"><text:span text:style-name="T5">S0+</text:span></text:p>
          </draw:text-box>
        </draw:frame>
        <draw:g draw:style-name="gr7">
          <draw:custom-shape draw:style-name="gr8" draw:text-style-name="P1" draw:layer="composants" svg:width="0.25cm" svg:height="0.25cm" draw:transform="rotate (1.5707963267949) translate (15.413cm 13.3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5.493cm 13.0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5.493cm 13.29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5.537cm" svg:y1="13.124cm" svg:x2="15.537cm" svg:y2="12.999cm">
            <text:p text:style-name="P2"><text:span text:style-name="T6">1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16.427cm 13.3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6.507cm 13.0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6.507cm 13.3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6.551cm" svg:y1="13.131cm" svg:x2="16.551cm" svg:y2="13.006cm">
            <text:p text:style-name="P2"><text:span text:style-name="T6">1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16.679cm 13.3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6.759cm 13.30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composants" svg:x1="16.803cm" svg:y1="13.129cm" svg:x2="16.803cm" svg:y2="12.713cm">
            <text:p text:style-name="P2"><text:span text:style-name="T6">10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15.656cm 13.3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5.736cm 13.2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composants" svg:x1="15.78cm" svg:y1="13.121cm" svg:x2="15.78cm" svg:y2="12.705cm">
            <text:p text:style-name="P2"><text:span text:style-name="T6">10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14.391cm 13.3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4.471cm 13.0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4.471cm 13.2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4.515cm" svg:y1="13.122cm" svg:x2="14.515cm" svg:y2="12.997cm">
            <text:p text:style-name="P2"><text:span text:style-name="T6">1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13.371cm 13.3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3.451cm 13.0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3.451cm 13.30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3.495cm" svg:y1="13.129cm" svg:x2="13.495cm" svg:y2="13.004cm">
            <text:p text:style-name="P2"><text:span text:style-name="T6">1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14.647cm 13.3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4.727cm 13.2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composants" svg:x1="14.771cm" svg:y1="13.125cm" svg:x2="14.771cm" svg:y2="12.709cm">
            <text:p text:style-name="P2"><text:span text:style-name="T6">10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13.624cm 13.38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3.704cm 13.3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composants" svg:x1="13.748cm" svg:y1="13.127cm" svg:x2="13.748cm" svg:y2="12.711cm">
            <text:p text:style-name="P2"><text:span text:style-name="T6">10k</text:span></text:p>
          </draw:line>
        </draw:g>
        <draw:g draw:style-name="gr7">
          <draw:custom-shape draw:style-name="gr69" draw:text-style-name="P10" draw:layer="composants" svg:width="0.256cm" svg:height="0.487cm" draw:transform="rotate (-3.14159265358979) translate (11.586cm 12.6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1.501cm 12.5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1.494cm 12.2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69" draw:text-style-name="P10" draw:layer="composants" svg:width="0.256cm" svg:height="0.487cm" draw:transform="rotate (-3.14159265358979) translate (11.075cm 12.6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0.99cm 12.5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0.983cm 12.2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69" draw:text-style-name="P10" draw:layer="composants" svg:width="0.256cm" svg:height="0.487cm" draw:transform="rotate (-3.14159265358979) translate (10.569cm 12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0.484cm 12.5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0.477cm 12.2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69" draw:text-style-name="P10" draw:layer="composants" svg:width="0.256cm" svg:height="0.487cm" draw:transform="rotate (-3.14159265358979) translate (10.052cm 12.6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9.967cm 12.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9.96cm 12.2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69" draw:text-style-name="P10" draw:layer="composants" svg:width="0.256cm" svg:height="0.487cm" draw:transform="rotate (-3.14159265358979) translate (16.924cm 12.6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6.839cm 12.5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6.832cm 12.2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69" draw:text-style-name="P10" draw:layer="composants" svg:width="0.256cm" svg:height="0.487cm" draw:transform="rotate (-3.14159265358979) translate (16.413cm 12.6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6.328cm 12.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6.321cm 12.2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69" draw:text-style-name="P10" draw:layer="composants" svg:width="0.256cm" svg:height="0.487cm" draw:transform="rotate (-3.14159265358979) translate (15.907cm 12.6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5.822cm 12.5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5.815cm 12.2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69" draw:text-style-name="P10" draw:layer="composants" svg:width="0.256cm" svg:height="0.487cm" draw:transform="rotate (-3.14159265358979) translate (15.39cm 12.6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5.305cm 12.5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5.298cm 12.2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17" draw:text-style-name="P10" draw:layer="composants" svg:width="0.256cm" svg:height="0.993cm" draw:transform="rotate (-3.14159265358979) translate (15.127cm 9.5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5.038cm 9.4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5.038cm 9.2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8cm" draw:transform="rotate (-3.14159265358979) translate (15.038cm 8.9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5.038cm 8.7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19" draw:text-style-name="P10" draw:layer="composants" svg:width="0.256cm" svg:height="0.746cm" draw:transform="rotate (-3.14159265358979) translate (13.095cm 9.0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3.01cm 8.98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3.003cm 8.74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3.003cm 8.4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1" draw:text-style-name="P1" draw:layer="coupures" svg:x1="9.676cm" svg:y1="14.125cm" svg:x2="9.676cm" svg:y2="13.9cm">
          <text:p/>
        </draw:line>
        <draw:line draw:style-name="gr11" draw:text-style-name="P1" draw:layer="coupures" svg:x1="10.17cm" svg:y1="14.119cm" svg:x2="10.17cm" svg:y2="13.906cm">
          <text:p/>
        </draw:line>
        <draw:line draw:style-name="gr11" draw:text-style-name="P1" draw:layer="coupures" svg:x1="10.692cm" svg:y1="14.126cm" svg:x2="10.692cm" svg:y2="13.898cm">
          <text:p/>
        </draw:line>
        <draw:line draw:style-name="gr11" draw:text-style-name="P1" draw:layer="coupures" svg:x1="11.205cm" svg:y1="14.12cm" svg:x2="11.205cm" svg:y2="13.904cm">
          <text:p/>
        </draw:line>
        <draw:line draw:style-name="gr11" draw:text-style-name="P1" draw:layer="coupures" svg:x1="11.704cm" svg:y1="14.12cm" svg:x2="11.704cm" svg:y2="13.904cm">
          <text:p/>
        </draw:line>
        <draw:line draw:style-name="gr11" draw:text-style-name="P1" draw:layer="coupures" svg:x1="12.968cm" svg:y1="14.12cm" svg:x2="12.968cm" svg:y2="13.904cm">
          <text:p/>
        </draw:line>
        <draw:line draw:style-name="gr11" draw:text-style-name="P1" draw:layer="coupures" svg:x1="13.487cm" svg:y1="14.12cm" svg:x2="13.487cm" svg:y2="13.904cm">
          <text:p/>
        </draw:line>
        <draw:line draw:style-name="gr11" draw:text-style-name="P1" draw:layer="coupures" svg:x1="13.973cm" svg:y1="14.12cm" svg:x2="13.973cm" svg:y2="13.904cm">
          <text:p/>
        </draw:line>
        <draw:line draw:style-name="gr11" draw:text-style-name="P1" draw:layer="coupures" svg:x1="14.492cm" svg:y1="14.12cm" svg:x2="14.492cm" svg:y2="13.904cm">
          <text:p/>
        </draw:line>
        <draw:line draw:style-name="gr11" draw:text-style-name="P1" draw:layer="coupures" svg:x1="15.002cm" svg:y1="14.12cm" svg:x2="15.002cm" svg:y2="13.904cm">
          <text:p/>
        </draw:line>
        <draw:line draw:style-name="gr11" draw:text-style-name="P1" draw:layer="coupures" svg:x1="15.514cm" svg:y1="14.12cm" svg:x2="15.514cm" svg:y2="13.904cm">
          <text:p/>
        </draw:line>
        <draw:line draw:style-name="gr11" draw:text-style-name="P1" draw:layer="coupures" svg:x1="16.027cm" svg:y1="14.12cm" svg:x2="16.027cm" svg:y2="13.904cm">
          <text:p/>
        </draw:line>
        <draw:line draw:style-name="gr11" draw:text-style-name="P1" draw:layer="coupures" svg:x1="16.533cm" svg:y1="14.12cm" svg:x2="16.533cm" svg:y2="13.904cm">
          <text:p/>
        </draw:line>
        <draw:line draw:style-name="gr11" draw:text-style-name="P1" draw:layer="coupures" svg:x1="11.955cm" svg:y1="13.344cm" svg:x2="11.955cm" svg:y2="12.908cm">
          <text:p/>
        </draw:line>
        <draw:line draw:style-name="gr11" draw:text-style-name="P1" draw:layer="coupures" svg:x1="13.233cm" svg:y1="13.341cm" svg:x2="13.233cm" svg:y2="12.905cm">
          <text:p/>
        </draw:line>
        <draw:line draw:style-name="gr11" draw:text-style-name="P1" draw:layer="coupures" svg:x1="14.246cm" svg:y1="13.352cm" svg:x2="14.246cm" svg:y2="12.916cm">
          <text:p/>
        </draw:line>
        <draw:line draw:style-name="gr11" draw:text-style-name="P1" draw:layer="coupures" svg:x1="15.267cm" svg:y1="13.349cm" svg:x2="15.267cm" svg:y2="12.913cm">
          <text:p/>
        </draw:line>
        <draw:line draw:style-name="gr11" draw:text-style-name="P1" draw:layer="coupures" svg:x1="16.28cm" svg:y1="13.345cm" svg:x2="16.28cm" svg:y2="12.909cm">
          <text:p/>
        </draw:line>
        <draw:line draw:style-name="gr11" draw:text-style-name="P1" draw:layer="coupures" svg:x1="14.894cm" svg:y1="12.352cm" svg:x2="14.894cm" svg:y2="12.155cm">
          <text:p/>
        </draw:line>
        <draw:line draw:style-name="gr11" draw:text-style-name="P1" draw:layer="coupures" svg:x1="15.393cm" svg:y1="12.342cm" svg:x2="15.393cm" svg:y2="12.145cm">
          <text:p/>
        </draw:line>
        <draw:line draw:style-name="gr11" draw:text-style-name="P1" draw:layer="coupures" svg:x1="15.903cm" svg:y1="12.343cm" svg:x2="15.903cm" svg:y2="12.146cm">
          <text:p/>
        </draw:line>
        <draw:line draw:style-name="gr11" draw:text-style-name="P1" draw:layer="coupures" svg:x1="16.413cm" svg:y1="12.336cm" svg:x2="16.413cm" svg:y2="12.139cm">
          <text:p/>
        </draw:line>
        <draw:custom-shape draw:style-name="gr70" draw:text-style-name="P13" draw:layer="Tensions" svg:width="1.606cm" svg:height="0.18cm" svg:x="12.072cm" svg:y="11.37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coupures" svg:x1="13.987cm" svg:y1="12.352cm" svg:x2="13.987cm" svg:y2="8.559cm">
          <text:p/>
        </draw:line>
        <draw:line draw:style-name="gr11" draw:text-style-name="P1" draw:layer="coupures" svg:x1="16.156cm" svg:y1="7.521cm" svg:x2="16.156cm" svg:y2="6.545cm">
          <text:p/>
        </draw:line>
        <draw:line draw:style-name="gr11" draw:text-style-name="P1" draw:layer="coupures" svg:x1="9.534cm" svg:y1="7.52cm" svg:x2="9.534cm" svg:y2="6.544cm">
          <text:p/>
        </draw:line>
        <draw:line draw:style-name="gr11" draw:text-style-name="P1" draw:layer="coupures" svg:x1="14.63cm" svg:y1="7.528cm" svg:x2="14.63cm" svg:y2="6.552cm">
          <text:p/>
        </draw:line>
        <draw:g draw:style-name="gr7">
          <draw:custom-shape draw:style-name="gr71" draw:text-style-name="P31" draw:layer="composants" svg:width="1.5cm" svg:height="3cm" draw:transform="rotate (-1.5707963267949) translate (11.413cm 6.3cm)">
            <text:p text:style-name="P30"><text:span text:style-name="T12">NRF24L01</text:span></text:p>
            <draw:enhanced-geometry svg:viewBox="0 0 21600 21600" draw:type="rectangle" draw:enhanced-path="M 0 0 L 21600 0 21600 21600 0 21600 0 0 Z N"/>
          </draw:custom-shape>
          <draw:custom-shape draw:style-name="gr72" draw:text-style-name="P32" draw:layer="composants" svg:width="0.08cm" svg:height="0.08cm" draw:transform="rotate (-1.5707963267949) translate (11.233cm 6.6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1.233cm 6.8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1.233cm 7.1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1.233cm 7.3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0.975cm 6.6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0.975cm 6.8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0.975cm 7.1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0.975cm 7.3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3" draw:text-style-name="P33" draw:layer="composants" svg:width="0.815cm" svg:height="0.409cm" svg:x="11.051cm" svg:y="7.215cm">
            <draw:text-box>
              <text:p text:style-name="P17"><text:span text:style-name="T13">GND</text:span></text:p>
            </draw:text-box>
          </draw:frame>
          <draw:frame draw:style-name="gr73" draw:text-style-name="P33" draw:layer="composants" svg:width="0.815cm" svg:height="0.409cm" svg:x="10.25cm" svg:y="7.215cm">
            <draw:text-box>
              <text:p text:style-name="P17"><text:span text:style-name="T13">VCC</text:span></text:p>
            </draw:text-box>
          </draw:frame>
          <draw:frame draw:style-name="gr74" draw:text-style-name="P33" draw:layer="composants" svg:width="0.884cm" svg:height="0.408cm" svg:x="11.044cm" svg:y="6.455cm">
            <draw:text-box>
              <text:p text:style-name="P17"><text:span text:style-name="T13">MISO</text:span></text:p>
            </draw:text-box>
          </draw:frame>
          <draw:frame draw:style-name="gr73" draw:text-style-name="P33" draw:layer="composants" svg:width="0.815cm" svg:height="0.409cm" svg:x="10.246cm" svg:y="6.456cm">
            <draw:text-box>
              <text:p text:style-name="P17"><text:span text:style-name="T13">IRQ</text:span></text:p>
            </draw:text-box>
          </draw:frame>
        </draw:g>
        <draw:custom-shape draw:style-name="gr75" draw:text-style-name="P14" draw:layer="Tensions" svg:width="3.448cm" svg:height="0.18cm" svg:x="11.127cm" svg:y="7.32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4" draw:layer="Tensions" svg:width="0.915cm" svg:height="0.18cm" svg:x="16.23cm" svg:y="7.323cm">
          <text:p/>
          <draw:enhanced-geometry svg:viewBox="0 0 21600 21600" draw:type="rectangle" draw:enhanced-path="M 0 0 L 21600 0 21600 21600 0 21600 0 0 Z N"/>
        </draw:custom-shape>
        <draw:g draw:style-name="gr7">
          <draw:custom-shape draw:style-name="gr71" draw:text-style-name="P31" draw:layer="composants" svg:width="1.5cm" svg:height="3cm" draw:transform="rotate (-1.5707963267949) translate (16.502cm 6.298cm)">
            <text:p text:style-name="P30"><text:span text:style-name="T12">NRF24L01</text:span></text:p>
            <draw:enhanced-geometry svg:viewBox="0 0 21600 21600" draw:type="rectangle" draw:enhanced-path="M 0 0 L 21600 0 21600 21600 0 21600 0 0 Z N"/>
          </draw:custom-shape>
          <draw:custom-shape draw:style-name="gr72" draw:text-style-name="P32" draw:layer="composants" svg:width="0.08cm" svg:height="0.08cm" draw:transform="rotate (-1.5707963267949) translate (16.322cm 6.6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6.322cm 6.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6.322cm 7.1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6.322cm 7.3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6.064cm 6.6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6.064cm 6.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6.064cm 7.1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6.064cm 7.3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3" draw:text-style-name="P33" draw:layer="composants" svg:width="0.815cm" svg:height="0.409cm" svg:x="16.14cm" svg:y="7.213cm">
            <draw:text-box>
              <text:p text:style-name="P17"><text:span text:style-name="T13">GND</text:span></text:p>
            </draw:text-box>
          </draw:frame>
          <draw:frame draw:style-name="gr73" draw:text-style-name="P33" draw:layer="composants" svg:width="0.815cm" svg:height="0.409cm" svg:x="15.339cm" svg:y="7.213cm">
            <draw:text-box>
              <text:p text:style-name="P17"><text:span text:style-name="T13">VCC</text:span></text:p>
            </draw:text-box>
          </draw:frame>
          <draw:frame draw:style-name="gr74" draw:text-style-name="P33" draw:layer="composants" svg:width="0.884cm" svg:height="0.408cm" svg:x="16.133cm" svg:y="6.453cm">
            <draw:text-box>
              <text:p text:style-name="P17"><text:span text:style-name="T13">MISO</text:span></text:p>
            </draw:text-box>
          </draw:frame>
          <draw:frame draw:style-name="gr73" draw:text-style-name="P33" draw:layer="composants" svg:width="0.815cm" svg:height="0.409cm" svg:x="15.335cm" svg:y="6.454cm">
            <draw:text-box>
              <text:p text:style-name="P17"><text:span text:style-name="T13">IRQ</text:span></text:p>
            </draw:text-box>
          </draw:frame>
        </draw:g>
        <draw:custom-shape draw:style-name="gr77" draw:text-style-name="P14" draw:layer="Tensions" svg:width="2.858cm" svg:height="0.18cm" svg:x="14.272cm" svg:y="11.397cm">
          <text:p/>
          <draw:enhanced-geometry svg:viewBox="0 0 21600 21600" draw:type="rectangle" draw:enhanced-path="M 0 0 L 21600 0 21600 21600 0 21600 0 0 Z N"/>
        </draw:custom-shape>
        <draw:line draw:style-name="gr78" draw:text-style-name="P1" draw:layer="coupures" svg:x1="11.973cm" svg:y1="12.345cm" svg:x2="11.973cm" svg:y2="8.578cm">
          <text:p/>
        </draw:line>
        <draw:line draw:style-name="gr14" draw:text-style-name="P9" draw:layer="straps" svg:x1="16.793cm" svg:y1="8.463cm" svg:x2="16.793cm" svg:y2="7.38cm">
          <text:p/>
        </draw:line>
        <draw:custom-shape draw:style-name="gr26" draw:text-style-name="P14" draw:layer="Tensions" svg:width="1.455cm" svg:height="0.18cm" svg:x="12.285cm" svg:y="11.887cm">
          <text:p/>
          <draw:enhanced-geometry svg:viewBox="0 0 21600 21600" draw:type="rectangle" draw:enhanced-path="M 0 0 L 21600 0 21600 21600 0 21600 0 0 Z N"/>
        </draw:custom-shape>
        <draw:g draw:style-name="gr7">
          <draw:path draw:style-name="gr43" draw:text-style-name="P20" draw:layer="composants" svg:width="4.319cm" svg:height="1.849cm" draw:transform="rotate (-1.5707963267949) translate (14.907cm 8.293cm)" svg:viewBox="0 0 4320 1850" svg:d="M4079 156c0 65 50 115 115 115s115-50 115-115-50-115-115-115-115 50-115 115zM4073 1682c0 65 50 115 115 115s115-50 115-115-50-115-115-115-115 50-115 115zM29 162c0 65 50 115 115 115s115-50 115-115-50-115-115-115-115 50-115 115zM21 1685c0 65 50 115 115 115s115-50 115-115-50-115-115-115-115 50-115 115zM4320 1850h-4320v-1850h4320z">
            <text:p/>
          </draw:path>
          <draw:custom-shape draw:style-name="gr44" draw:text-style-name="P21" draw:layer="composants" svg:width="0.08cm" svg:height="0.08cm" svg:x="13.183cm" svg:y="8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8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9.1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9.4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9.6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9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10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10.4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10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10.9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11.1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11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11.6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11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12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8.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8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9.1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9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9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9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10.1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10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10.6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10.9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11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11.4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11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12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3" draw:layer="composants" svg:width="0.507cm" svg:height="0.546cm" svg:x="13.731cm" svg:y="8.133cm">
            <text:p text:style-name="P22"><text:span text:style-name="T9">USB</text:span></text:p>
            <draw:enhanced-geometry svg:viewBox="0 0 21600 21600" draw:type="rectangle" draw:enhanced-path="M 0 0 L 21600 0 21600 21600 0 21600 0 0 Z N"/>
          </draw:custom-shape>
          <draw:frame draw:style-name="gr46" draw:text-style-name="P25" draw:layer="composants" svg:width="0.315cm" svg:height="0.158cm" svg:x="14.346cm" svg:y="11.395cm">
            <draw:text-box>
              <text:p text:style-name="P24"><text:span text:style-name="T10">GND</text:span></text:p>
            </draw:text-box>
          </draw:frame>
          <draw:frame draw:style-name="gr47" draw:text-style-name="P26" draw:layer="composants" svg:width="0.171cm" svg:height="0.158cm" svg:x="13.325cm" svg:y="9.36cm">
            <draw:text-box>
              <text:p><text:span text:style-name="T10">A0</text:span></text:p>
            </draw:text-box>
          </draw:frame>
          <draw:frame draw:style-name="gr47" draw:text-style-name="P26" draw:layer="composants" svg:width="0.171cm" svg:height="0.158cm" svg:x="13.325cm" svg:y="9.878cm">
            <draw:text-box>
              <text:p><text:span text:style-name="T10">A2</text:span></text:p>
            </draw:text-box>
          </draw:frame>
          <draw:frame draw:style-name="gr47" draw:text-style-name="P26" draw:layer="composants" svg:width="0.171cm" svg:height="0.158cm" svg:x="13.325cm" svg:y="9.624cm">
            <draw:text-box>
              <text:p><text:span text:style-name="T10">A1</text:span></text:p>
            </draw:text-box>
          </draw:frame>
          <draw:frame draw:style-name="gr48" draw:text-style-name="P26" draw:layer="composants" svg:width="0.26cm" svg:height="0.158cm" svg:x="13.325cm" svg:y="11.912cm">
            <draw:text-box>
              <text:p><text:span text:style-name="T10">GND</text:span></text:p>
            </draw:text-box>
          </draw:frame>
          <draw:frame draw:style-name="gr47" draw:text-style-name="P26" draw:layer="composants" svg:width="0.171cm" svg:height="0.158cm" svg:x="13.325cm" svg:y="10.129cm">
            <draw:text-box>
              <text:p><text:span text:style-name="T10">A3</text:span></text:p>
            </draw:text-box>
          </draw:frame>
          <draw:frame draw:style-name="gr46" draw:text-style-name="P25" draw:layer="composants" svg:width="0.315cm" svg:height="0.158cm" svg:x="14.346cm" svg:y="12.152cm">
            <draw:text-box>
              <text:p text:style-name="P24"><text:span text:style-name="T10">TX1</text:span></text:p>
            </draw:text-box>
          </draw:frame>
          <draw:frame draw:style-name="gr46" draw:text-style-name="P25" draw:layer="composants" svg:width="0.315cm" svg:height="0.158cm" svg:x="14.346cm" svg:y="11.905cm">
            <draw:text-box>
              <text:p text:style-name="P24"><text:span text:style-name="T10">RX0</text:span></text:p>
            </draw:text-box>
          </draw:frame>
          <draw:frame draw:style-name="gr46" draw:text-style-name="P25" draw:layer="composants" svg:width="0.315cm" svg:height="0.158cm" svg:x="14.346cm" svg:y="11.656cm">
            <draw:text-box>
              <text:p text:style-name="P24"><text:span text:style-name="T10">RST</text:span></text:p>
            </draw:text-box>
          </draw:frame>
          <draw:frame draw:style-name="gr49" draw:text-style-name="P25" draw:layer="composants" svg:width="0.185cm" svg:height="0.158cm" svg:x="14.476cm" svg:y="11.148cm">
            <draw:text-box>
              <text:p text:style-name="P24"><text:span text:style-name="T10">D2</text:span></text:p>
            </draw:text-box>
          </draw:frame>
          <draw:frame draw:style-name="gr49" draw:text-style-name="P25" draw:layer="composants" svg:width="0.185cm" svg:height="0.158cm" svg:x="14.476cm" svg:y="10.9cm">
            <draw:text-box>
              <text:p text:style-name="P24"><text:span text:style-name="T10">D3</text:span></text:p>
            </draw:text-box>
          </draw:frame>
          <draw:frame draw:style-name="gr49" draw:text-style-name="P25" draw:layer="composants" svg:width="0.185cm" svg:height="0.158cm" svg:x="14.476cm" svg:y="10.643cm">
            <draw:text-box>
              <text:p text:style-name="P24"><text:span text:style-name="T10">D4</text:span></text:p>
            </draw:text-box>
          </draw:frame>
          <draw:frame draw:style-name="gr49" draw:text-style-name="P25" draw:layer="composants" svg:width="0.185cm" svg:height="0.158cm" svg:x="14.476cm" svg:y="10.389cm">
            <draw:text-box>
              <text:p text:style-name="P24"><text:span text:style-name="T10">D5</text:span></text:p>
            </draw:text-box>
          </draw:frame>
          <draw:frame draw:style-name="gr49" draw:text-style-name="P25" draw:layer="composants" svg:width="0.185cm" svg:height="0.158cm" svg:x="14.476cm" svg:y="10.141cm">
            <draw:text-box>
              <text:p text:style-name="P24"><text:span text:style-name="T10">D6</text:span></text:p>
            </draw:text-box>
          </draw:frame>
          <draw:frame draw:style-name="gr49" draw:text-style-name="P25" draw:layer="composants" svg:width="0.185cm" svg:height="0.158cm" svg:x="14.476cm" svg:y="9.88cm">
            <draw:text-box>
              <text:p text:style-name="P24"><text:span text:style-name="T10">D7</text:span></text:p>
            </draw:text-box>
          </draw:frame>
          <draw:frame draw:style-name="gr49" draw:text-style-name="P25" draw:layer="composants" svg:width="0.185cm" svg:height="0.158cm" svg:x="14.476cm" svg:y="9.629cm">
            <draw:text-box>
              <text:p text:style-name="P24"><text:span text:style-name="T10">D8</text:span></text:p>
            </draw:text-box>
          </draw:frame>
          <draw:frame draw:style-name="gr49" draw:text-style-name="P25" draw:layer="composants" svg:width="0.185cm" svg:height="0.158cm" svg:x="14.476cm" svg:y="9.371cm">
            <draw:text-box>
              <text:p text:style-name="P24"><text:span text:style-name="T10">D9</text:span></text:p>
            </draw:text-box>
          </draw:frame>
          <draw:frame draw:style-name="gr50" draw:text-style-name="P25" draw:layer="composants" svg:width="0.197cm" svg:height="0.158cm" svg:x="14.464cm" svg:y="9.116cm">
            <draw:text-box>
              <text:p text:style-name="P24"><text:span text:style-name="T10">D10</text:span></text:p>
            </draw:text-box>
          </draw:frame>
          <draw:frame draw:style-name="gr50" draw:text-style-name="P25" draw:layer="composants" svg:width="0.197cm" svg:height="0.158cm" svg:x="14.464cm" svg:y="8.858cm">
            <draw:text-box>
              <text:p text:style-name="P24"><text:span text:style-name="T10">D11</text:span></text:p>
            </draw:text-box>
          </draw:frame>
          <draw:frame draw:style-name="gr50" draw:text-style-name="P25" draw:layer="composants" svg:width="0.197cm" svg:height="0.158cm" svg:x="14.464cm" svg:y="8.604cm">
            <draw:text-box>
              <text:p text:style-name="P24"><text:span text:style-name="T10">D12</text:span></text:p>
            </draw:text-box>
          </draw:frame>
          <draw:frame draw:style-name="gr51" draw:text-style-name="P26" draw:layer="composants" svg:width="0.207cm" svg:height="0.158cm" svg:x="13.325cm" svg:y="12.151cm">
            <draw:text-box>
              <text:p><text:span text:style-name="T10">VIN</text:span></text:p>
            </draw:text-box>
          </draw:frame>
          <draw:frame draw:style-name="gr52" draw:text-style-name="P26" draw:layer="composants" svg:width="0.223cm" svg:height="0.158cm" svg:x="13.325cm" svg:y="11.648cm">
            <draw:text-box>
              <text:p><text:span text:style-name="T10">RST</text:span></text:p>
            </draw:text-box>
          </draw:frame>
          <draw:frame draw:style-name="gr53" draw:text-style-name="P26" draw:layer="composants" svg:width="0.179cm" svg:height="0.158cm" svg:x="13.325cm" svg:y="11.406cm">
            <draw:text-box>
              <text:p><text:span text:style-name="T10">5V</text:span></text:p>
            </draw:text-box>
          </draw:frame>
          <draw:frame draw:style-name="gr54" draw:text-style-name="P26" draw:layer="composants" svg:width="0.174cm" svg:height="0.158cm" svg:x="13.325cm" svg:y="11.151cm">
            <draw:text-box>
              <text:p><text:span text:style-name="T10">A7</text:span></text:p>
            </draw:text-box>
          </draw:frame>
          <draw:frame draw:style-name="gr54" draw:text-style-name="P26" draw:layer="composants" svg:width="0.174cm" svg:height="0.158cm" svg:x="13.325cm" svg:y="10.9cm">
            <draw:text-box>
              <text:p><text:span text:style-name="T10">A6</text:span></text:p>
            </draw:text-box>
          </draw:frame>
          <draw:frame draw:style-name="gr54" draw:text-style-name="P26" draw:layer="composants" svg:width="0.174cm" svg:height="0.158cm" svg:x="13.325cm" svg:y="10.648cm">
            <draw:text-box>
              <text:p><text:span text:style-name="T10">A5</text:span></text:p>
            </draw:text-box>
          </draw:frame>
          <draw:frame draw:style-name="gr54" draw:text-style-name="P26" draw:layer="composants" svg:width="0.174cm" svg:height="0.158cm" svg:x="13.325cm" svg:y="10.39cm">
            <draw:text-box>
              <text:p><text:span text:style-name="T10">A4</text:span></text:p>
            </draw:text-box>
          </draw:frame>
          <draw:frame draw:style-name="gr55" draw:text-style-name="P26" draw:layer="composants" svg:width="0.188cm" svg:height="0.158cm" svg:x="13.325cm" svg:y="9.121cm">
            <draw:text-box>
              <text:p><text:span text:style-name="T10">REF</text:span></text:p>
            </draw:text-box>
          </draw:frame>
          <draw:frame draw:style-name="gr56" draw:text-style-name="P26" draw:layer="composants" svg:width="0.184cm" svg:height="0.158cm" svg:x="13.325cm" svg:y="8.864cm">
            <draw:text-box>
              <text:p><text:span text:style-name="T10">3V3</text:span></text:p>
            </draw:text-box>
          </draw:frame>
          <draw:frame draw:style-name="gr57" draw:text-style-name="P26" draw:layer="composants" svg:width="0.197cm" svg:height="0.158cm" svg:x="13.325cm" svg:y="8.597cm">
            <draw:text-box>
              <text:p><text:span text:style-name="T10">D13</text:span></text:p>
            </draw:text-box>
          </draw:frame>
          <draw:custom-shape draw:style-name="gr58" draw:text-style-name="P27" draw:layer="composants" svg:width="0.25cm" svg:height="0.25cm" draw:transform="rotate (-1.5707963267949) translate (13.865cm 12.35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28" draw:layer="composants" svg:width="0.09cm" svg:height="0.09cm" svg:x="13.695cm" svg:y="12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14.119cm 12.35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28" draw:layer="composants" svg:width="0.09cm" svg:height="0.09cm" svg:x="13.949cm" svg:y="12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14.369cm 12.35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28" draw:layer="composants" svg:width="0.09cm" svg:height="0.09cm" svg:x="14.199cm" svg:y="12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13.861cm 12.10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28" draw:layer="composants" svg:width="0.09cm" svg:height="0.09cm" svg:x="13.691cm" svg:y="12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14.115cm 12.10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28" draw:layer="composants" svg:width="0.09cm" svg:height="0.09cm" svg:x="13.945cm" svg:y="12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14.365cm 12.10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28" draw:layer="composants" svg:width="0.09cm" svg:height="0.09cm" svg:x="14.195cm" svg:y="12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0" draw:text-style-name="P29" draw:layer="composants" svg:width="0.857cm" svg:height="0.179cm" draw:transform="rotate (-1.5707963267949) translate (14.063cm 9.957cm)">
            <draw:text-box>
              <text:p text:style-name="P24"><text:span text:style-name="T11">Arduino Nano</text:span></text:p>
            </draw:text-box>
          </draw:frame>
        </draw:g>
        <draw:line draw:style-name="gr14" draw:text-style-name="P9" draw:layer="straps" svg:x1="12.472cm" svg:y1="12.54cm" svg:x2="12.472cm" svg:y2="11.941cm">
          <text:p/>
        </draw:line>
        <draw:line draw:style-name="gr39" draw:text-style-name="P9" draw:layer="straps" svg:x1="13.227cm" svg:y1="13.854cm" svg:x2="13.233cm" svg:y2="13.47cm">
          <text:p/>
        </draw:line>
        <draw:line draw:style-name="gr39" draw:text-style-name="P9" draw:layer="straps" svg:x1="14.24cm" svg:y1="13.858cm" svg:x2="14.246cm" svg:y2="13.474cm">
          <text:p/>
        </draw:line>
        <draw:line draw:style-name="gr39" draw:text-style-name="P9" draw:layer="straps" svg:x1="15.256cm" svg:y1="13.854cm" svg:x2="15.262cm" svg:y2="13.47cm">
          <text:p/>
        </draw:line>
        <draw:line draw:style-name="gr39" draw:text-style-name="P9" draw:layer="straps" svg:x1="16.277cm" svg:y1="13.858cm" svg:x2="16.283cm" svg:y2="13.474cm">
          <text:p/>
        </draw:line>
        <draw:line draw:style-name="gr39" draw:text-style-name="P9" draw:layer="straps" svg:x1="15.817cm" svg:y1="13.884cm" svg:x2="16.036cm" svg:y2="13.211cm">
          <text:p/>
        </draw:line>
        <draw:line draw:style-name="gr39" draw:text-style-name="P9" draw:layer="straps" svg:x1="13.801cm" svg:y1="13.895cm" svg:x2="14.02cm" svg:y2="13.222cm">
          <text:p/>
        </draw:line>
        <draw:line draw:style-name="gr39" draw:text-style-name="P9" draw:layer="straps" svg:x1="14.818cm" svg:y1="13.895cm" svg:x2="15.037cm" svg:y2="13.222cm">
          <text:p/>
        </draw:line>
        <draw:line draw:style-name="gr39" draw:text-style-name="P9" draw:layer="straps" svg:x1="16.833cm" svg:y1="13.892cm" svg:x2="17.052cm" svg:y2="13.219cm">
          <text:p/>
        </draw:line>
        <draw:frame draw:style-name="gr20" draw:text-style-name="P12" draw:layer="straps" svg:width="0.171cm" svg:height="0.212cm" draw:transform="rotate (1.5707963267949) translate (16.819cm 12.99cm)">
          <draw:text-box>
            <text:p text:style-name="P6"><text:span text:style-name="T7">A0</text:span></text:p>
          </draw:text-box>
        </draw:frame>
        <draw:line draw:style-name="gr62" draw:text-style-name="P9" draw:layer="straps" svg:x1="17.046cm" svg:y1="13.039cm" svg:x2="17.05cm" svg:y2="12.757cm">
          <text:p/>
        </draw:line>
        <draw:frame draw:style-name="gr63" draw:text-style-name="P12" draw:layer="straps" svg:width="0.167cm" svg:height="0.212cm" draw:transform="rotate (1.5707963267949) translate (15.803cm 12.996cm)">
          <draw:text-box>
            <text:p text:style-name="P6"><text:span text:style-name="T7">A1</text:span></text:p>
          </draw:text-box>
        </draw:frame>
        <draw:line draw:style-name="gr62" draw:text-style-name="P9" draw:layer="straps" svg:x1="16.03cm" svg:y1="13.047cm" svg:x2="16.034cm" svg:y2="12.765cm">
          <text:p/>
        </draw:line>
        <draw:frame draw:style-name="gr63" draw:text-style-name="P12" draw:layer="straps" svg:width="0.167cm" svg:height="0.212cm" draw:transform="rotate (1.5707963267949) translate (14.787cm 12.999cm)">
          <draw:text-box>
            <text:p text:style-name="P6"><text:span text:style-name="T7">A2</text:span></text:p>
          </draw:text-box>
        </draw:frame>
        <draw:line draw:style-name="gr62" draw:text-style-name="P9" draw:layer="straps" svg:x1="15.014cm" svg:y1="13.05cm" svg:x2="15.018cm" svg:y2="12.768cm">
          <text:p/>
        </draw:line>
        <draw:frame draw:style-name="gr63" draw:text-style-name="P12" draw:layer="straps" svg:width="0.167cm" svg:height="0.212cm" draw:transform="rotate (1.5707963267949) translate (13.764cm 12.996cm)">
          <draw:text-box>
            <text:p text:style-name="P6"><text:span text:style-name="T7">A3</text:span></text:p>
          </draw:text-box>
        </draw:frame>
        <draw:line draw:style-name="gr62" draw:text-style-name="P9" draw:layer="straps" svg:x1="13.991cm" svg:y1="13.047cm" svg:x2="13.995cm" svg:y2="12.765cm">
          <text:p/>
        </draw:line>
        <draw:line draw:style-name="gr64" draw:text-style-name="P9" draw:layer="straps" svg:x1="15.017cm" svg:y1="12.277cm" svg:x2="15.02cm" svg:y2="10.17cm">
          <text:p/>
        </draw:line>
        <draw:line draw:style-name="gr64" draw:text-style-name="P9" draw:layer="straps" svg:x1="15.531cm" svg:y1="12.284cm" svg:x2="15.274cm" svg:y2="10.425cm">
          <text:p/>
        </draw:line>
        <draw:line draw:style-name="gr64" draw:text-style-name="P9" draw:layer="straps" svg:x1="16.038cm" svg:y1="12.284cm" svg:x2="15.513cm" svg:y2="10.686cm">
          <text:p/>
        </draw:line>
        <draw:line draw:style-name="gr64" draw:text-style-name="P9" draw:layer="straps" svg:x1="16.556cm" svg:y1="12.273cm" svg:x2="15.767cm" svg:y2="10.939cm">
          <text:p/>
        </draw:line>
        <draw:line draw:style-name="gr12" draw:text-style-name="P9" draw:layer="straps" svg:x1="12.726cm" svg:y1="12.787cm" svg:x2="12.726cm" svg:y2="11.422cm">
          <text:p/>
        </draw:line>
        <draw:line draw:style-name="gr11" draw:text-style-name="P1" draw:layer="coupures" svg:x1="7.636cm" svg:y1="6.281cm" svg:x2="7.636cm" svg:y2="6.007cm">
          <text:p/>
        </draw:line>
        <draw:custom-shape draw:style-name="gr79" draw:text-style-name="P14" draw:layer="Tensions" svg:width="9.449cm" svg:height="0.18cm" svg:x="7.718cm" svg:y="6.061cm">
          <text:p/>
          <draw:enhanced-geometry svg:viewBox="0 0 21600 21600" draw:type="rectangle" draw:enhanced-path="M 0 0 L 21600 0 21600 21600 0 21600 0 0 Z N"/>
        </draw:custom-shape>
        <draw:g draw:style-name="gr7">
          <draw:custom-shape draw:style-name="gr17" draw:text-style-name="P10" draw:layer="composants" svg:width="0.256cm" svg:height="0.993cm" draw:transform="rotate (-3.14159265358979) translate (12.342cm 10.8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2.253cm 10.74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2.253cm 10.49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8cm" draw:transform="rotate (-3.14159265358979) translate (12.253cm 10.2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2.253cm 9.9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1" draw:text-style-name="P1" draw:layer="coupures" svg:x1="12.727cm" svg:y1="10.833cm" svg:x2="12.727cm" svg:y2="9.851cm">
          <text:p/>
        </draw:line>
        <draw:line draw:style-name="gr11" draw:text-style-name="P1" draw:layer="coupures" svg:x1="10.31cm" svg:y1="10.592cm" svg:x2="10.31cm" svg:y2="10.105cm">
          <text:p/>
        </draw:line>
        <draw:line draw:style-name="gr62" draw:text-style-name="P9" draw:layer="straps" svg:x1="12.44cm" svg:y1="10.199cm" svg:x2="12.713cm" svg:y2="10.199cm">
          <text:p/>
        </draw:line>
        <draw:frame draw:style-name="gr80" draw:text-style-name="P12" draw:layer="straps" svg:width="0.18cm" svg:height="0.212cm" svg:x="12.49cm" svg:y="9.992cm">
          <draw:text-box>
            <text:p text:style-name="P6"><text:span text:style-name="T7">D7</text:span></text:p>
          </draw:text-box>
        </draw:frame>
        <draw:line draw:style-name="gr62" draw:text-style-name="P9" draw:layer="straps" svg:x1="12.43cm" svg:y1="9.943cm" svg:x2="12.703cm" svg:y2="9.943cm">
          <text:p/>
        </draw:line>
        <draw:frame draw:style-name="gr81" draw:text-style-name="P12" draw:layer="straps" svg:width="0.18cm" svg:height="0.194cm" svg:x="12.49cm" svg:y="9.75cm">
          <draw:text-box>
            <text:p text:style-name="P6"><text:span text:style-name="T7">D8</text:span></text:p>
          </draw:text-box>
        </draw:frame>
        <draw:frame draw:style-name="gr16" draw:text-style-name="P7" draw:layer="composants" svg:width="1.569cm" svg:height="0.245cm" svg:x="19.512cm" svg:y="10.35cm">
          <draw:text-box>
            <text:p text:style-name="P6"><text:span text:style-name="T5">LED Pulse-22 enabled</text:span></text:p>
          </draw:text-box>
        </draw:frame>
        <draw:frame draw:style-name="gr16" draw:text-style-name="P7" draw:layer="composants" svg:width="1.569cm" svg:height="0.245cm" svg:x="19.527cm" svg:y="10.615cm">
          <draw:text-box>
            <text:p text:style-name="P6"><text:span text:style-name="T5">LED Pulse-21 enabled</text:span></text:p>
          </draw:text-box>
        </draw:frame>
        <draw:frame draw:style-name="gr16" draw:text-style-name="P7" draw:layer="composants" svg:width="1.569cm" svg:height="0.245cm" svg:x="19.513cm" svg:y="9.841cm">
          <draw:text-box>
            <text:p text:style-name="P6"><text:span text:style-name="T5">LED Pulse-24 enabled</text:span></text:p>
          </draw:text-box>
        </draw:frame>
        <draw:frame draw:style-name="gr16" draw:text-style-name="P7" draw:layer="composants" svg:width="1.569cm" svg:height="0.245cm" svg:x="19.514cm" svg:y="10.09cm">
          <draw:text-box>
            <text:p text:style-name="P6"><text:span text:style-name="T5">LED Pulse-23 enabled</text:span></text:p>
          </draw:text-box>
        </draw:frame>
        <draw:g draw:style-name="gr7">
          <draw:custom-shape draw:style-name="gr8" draw:text-style-name="P1" draw:layer="composants" svg:width="0.254cm" svg:height="0.25cm" svg:x="15.634cm" svg:y="9.8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1cm" svg:height="0.09cm" svg:x="15.972cm" svg:y="9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2cm" svg:height="0.09cm" svg:x="15.715cm" svg:y="9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5.892cm" svg:y1="9.946cm" svg:x2="16.019cm" svg:y2="9.946cm">
            <text:p text:style-name="P2"><text:span text:style-name="T6">1k</text:span></text:p>
          </draw:line>
        </draw:g>
        <draw:g draw:style-name="gr7">
          <draw:custom-shape draw:style-name="gr8" draw:text-style-name="P1" draw:layer="composants" svg:width="0.254cm" svg:height="0.25cm" svg:x="15.635cm" svg:y="9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1cm" svg:height="0.09cm" svg:x="15.973cm" svg:y="9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2cm" svg:height="0.09cm" svg:x="15.716cm" svg:y="9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5.893cm" svg:y1="9.711cm" svg:x2="16.02cm" svg:y2="9.711cm">
            <text:p text:style-name="P2"><text:span text:style-name="T6">1k</text:span></text:p>
          </draw:line>
        </draw:g>
        <draw:line draw:style-name="gr11" draw:text-style-name="P1" draw:layer="coupures" svg:x1="15.887cm" svg:y1="10.067cm" svg:x2="15.887cm" svg:y2="9.58cm">
          <text:p/>
        </draw:line>
        <draw:g draw:style-name="gr7">
          <draw:custom-shape draw:style-name="gr8" draw:text-style-name="P1" draw:layer="composants" svg:width="0.254cm" svg:height="0.25cm" svg:x="10.554cm" svg:y="9.0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1cm" svg:height="0.09cm" svg:x="10.892cm" svg:y="9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2cm" svg:height="0.09cm" svg:x="10.635cm" svg:y="9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0.812cm" svg:y1="9.183cm" svg:x2="10.939cm" svg:y2="9.183cm">
            <text:p text:style-name="P2"><text:span text:style-name="T6">1k</text:span></text:p>
          </draw:line>
        </draw:g>
        <draw:frame draw:style-name="gr82" draw:text-style-name="P19" draw:layer="straps" svg:width="0.548cm" svg:height="0.158cm" svg:x="10.966cm" svg:y="14.449cm">
          <draw:text-box>
            <text:p text:style-name="P2"><text:span text:style-name="T8">Pulse-11</text:span></text:p>
          </draw:text-box>
        </draw:frame>
        <draw:frame draw:style-name="gr83" draw:text-style-name="P19" draw:layer="composants" svg:width="0.184cm" svg:height="0.158cm" svg:x="10.884cm" svg:y="11.965cm">
          <draw:text-box>
            <text:p text:style-name="P2"><text:span text:style-name="T8">12</text:span></text:p>
          </draw:text-box>
        </draw:frame>
        <draw:frame draw:style-name="gr83" draw:text-style-name="P19" draw:layer="composants" svg:width="0.184cm" svg:height="0.158cm" svg:x="11.384cm" svg:y="11.965cm">
          <draw:text-box>
            <text:p text:style-name="P2"><text:span text:style-name="T8">11</text:span></text:p>
          </draw:text-box>
        </draw:frame>
        <draw:frame draw:style-name="gr83" draw:text-style-name="P19" draw:layer="composants" svg:width="0.184cm" svg:height="0.158cm" svg:x="10.344cm" svg:y="11.965cm">
          <draw:text-box>
            <text:p text:style-name="P2"><text:span text:style-name="T8">13</text:span></text:p>
          </draw:text-box>
        </draw:frame>
        <draw:frame draw:style-name="gr83" draw:text-style-name="P19" draw:layer="composants" svg:width="0.184cm" svg:height="0.158cm" svg:x="9.837cm" svg:y="11.965cm">
          <draw:text-box>
            <text:p text:style-name="P2"><text:span text:style-name="T8">14</text:span></text:p>
          </draw:text-box>
        </draw:frame>
        <draw:frame draw:style-name="gr83" draw:text-style-name="P19" draw:layer="composants" svg:width="0.184cm" svg:height="0.158cm" svg:x="16.21cm" svg:y="11.961cm">
          <draw:text-box>
            <text:p text:style-name="P2"><text:span text:style-name="T8">22</text:span></text:p>
          </draw:text-box>
        </draw:frame>
        <draw:frame draw:style-name="gr83" draw:text-style-name="P19" draw:layer="composants" svg:width="0.184cm" svg:height="0.158cm" svg:x="16.71cm" svg:y="11.961cm">
          <draw:text-box>
            <text:p text:style-name="P2"><text:span text:style-name="T8">21</text:span></text:p>
          </draw:text-box>
        </draw:frame>
        <draw:frame draw:style-name="gr83" draw:text-style-name="P19" draw:layer="composants" svg:width="0.184cm" svg:height="0.158cm" svg:x="15.67cm" svg:y="11.961cm">
          <draw:text-box>
            <text:p text:style-name="P2"><text:span text:style-name="T8">23</text:span></text:p>
          </draw:text-box>
        </draw:frame>
        <draw:frame draw:style-name="gr83" draw:text-style-name="P19" draw:layer="composants" svg:width="0.184cm" svg:height="0.158cm" svg:x="15.163cm" svg:y="11.961cm">
          <draw:text-box>
            <text:p text:style-name="P2"><text:span text:style-name="T8">2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ntarell" svg:font-family="Cantarell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protected="true">
        <svg:desc>Encombrement du circuit imprimé
Côtes
</svg:desc>
      </draw:layer>
      <draw:layer draw:name="background"/>
      <draw:layer draw:name="backgroundobjects"/>
      <draw:layer draw:name="controls" draw:display="printer" draw:protected="true"/>
      <draw:layer draw:name="measurelines" draw:display="printer" draw:protected="true"/>
      <draw:layer draw:name="Board" draw:protected="true"/>
      <draw:layer draw:name="composants"/>
      <draw:layer draw:name="coupures"/>
      <draw:layer draw:name="straps"/>
      <draw:layer draw:name="Tension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Pierre Wieser</meta:initial-creator>
    <meta:creation-date>2007-11-11T21:53:05</meta:creation-date>
    <dc:date>2025-03-21T23:59:03.790219379</dc:date>
    <meta:editing-cycles>141</meta:editing-cycles>
    <meta:editing-duration>P2DT16H13M39S</meta:editing-duration>
    <meta:print-date>2017-04-18T15:08:19.487373499</meta:print-date>
    <meta:document-statistic meta:object-count="3676"/>
    <meta:user-defined meta:name="Info 1"/>
    <meta:user-defined meta:name="Info 2"/>
    <meta:user-defined meta:name="Info 3"/>
    <meta:user-defined meta:name="Info 4"/>
  </office:meta>
</office:document-meta>
</file>